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2.96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18.52mm"/>
    </style:style>
    <style:style style:name="co14" style:family="table-column">
      <style:table-column-properties fo:break-before="auto" style:column-width="17.99mm"/>
    </style:style>
    <style:style style:name="co15" style:family="table-column">
      <style:table-column-properties fo:break-before="auto" style:column-width="14.55mm"/>
    </style:style>
    <style:style style:name="co16" style:family="table-column">
      <style:table-column-properties fo:break-before="auto" style:column-width="13.23mm"/>
    </style:style>
    <style:style style:name="co17" style:family="table-column">
      <style:table-column-properties fo:break-before="auto" style:column-width="13.49mm"/>
    </style:style>
    <style:style style:name="co18" style:family="table-column">
      <style:table-column-properties fo:break-before="auto" style:column-width="32.01mm"/>
    </style:style>
    <style:style style:name="co19" style:family="table-column">
      <style:table-column-properties fo:break-before="auto" style:column-width="16.67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CO2">
      <style:table-properties table:display="true" style:writing-mode="lr-tb"/>
    </style:style>
    <style:style style:name="ta2" style:family="table" style:master-page-name="PageStyle_5f_CO2_20_NIGHT">
      <style:table-properties table:display="true" style:writing-mode="lr-tb"/>
    </style:style>
    <style:style style:name="ta3" style:family="table" style:master-page-name="PageStyle_5f_N2O">
      <style:table-properties table:display="true" style:writing-mode="lr-tb"/>
    </style:style>
    <style:style style:name="ta4" style:family="table" style:master-page-name="PageStyle_5f_N20_20_NIGHT">
      <style:table-properties table:display="true" style:writing-mode="lr-tb"/>
    </style:style>
    <style:style style:name="ta5" style:family="table" style:master-page-name="PageStyle_5f_CH4">
      <style:table-properties table:display="true" style:writing-mode="lr-tb"/>
    </style:style>
    <style:style style:name="ta6" style:family="table" style:master-page-name="PageStyle_5f_CH4_20_NIGH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 style:data-style-name="N30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 style:data-style-name="N113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 style:data-style-name="N113">
      <style:table-cell-properties fo:background-color="transparent" style:rotation-align="none"/>
    </style:style>
    <style:style style:name="ce11" style:family="table-cell" style:parent-style-name="Default" style:data-style-name="N113">
      <style:table-cell-properties fo:border-bottom="0.74pt solid #000000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 style:data-style-name="N113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3" style:family="table-cell" style:parent-style-name="Default" style:data-style-name="N113">
      <style:table-cell-properties style:rotation-align="none"/>
    </style:style>
    <style:style style:name="ce14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Default" style:data-style-name="N11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 style:data-style-name="N11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8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0">
      <style:table-cell-properties style:rotation-align="none"/>
    </style:style>
    <style:style style:name="ce22" style:family="table-cell" style:parent-style-name="Default" style:data-style-name="N1003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" style:family="table-cell" style:parent-style-name="Default" style:data-style-name="N113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4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" style:family="table-cell" style:parent-style-name="Default" style:data-style-name="N113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2">
      <style:table-cell-properties fo:background-color="transparent" style:rotation-align="none"/>
    </style:style>
    <style:style style:name="ce28" style:family="table-cell" style:parent-style-name="Default" style:data-style-name="N113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29" style:family="table-cell" style:parent-style-name="Default" style:data-style-name="N112">
      <style:table-cell-properties style:rotation-align="none"/>
    </style:style>
    <style:style style:name="ce30" style:family="table-cell" style:parent-style-name="Default" style:data-style-name="N11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1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" style:family="table-cell" style:parent-style-name="Default" style:data-style-name="N11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2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42" style:family="table-cell" style:parent-style-name="Default" style:data-style-name="N11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3" style:family="table-cell" style:parent-style-name="Default" style:data-style-name="N112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4" style:family="table-cell" style:parent-style-name="Default" style:data-style-name="N111">
      <style:table-cell-properties style:rotation-align="none"/>
    </style:style>
    <style:style style:name="ce45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12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2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998" table:default-cell-style-name="Default"/>
        <table:table-row table:style-name="ro1">
          <table:table-cell/>
          <table:table-cell table:style-name="ce2" office:value-type="string" calcext:value-type="string">
            <text:p>CO2 in CO2 (mg C m-2 h-1)</text:p>
          </table:table-cell>
          <table:table-cell table:style-name="ce2"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EFORE Irrigation</text:p>
          </table:table-cell>
          <table:table-cell table:number-columns-repeated="2"/>
          <table:table-cell table:style-name="ce20"/>
          <table:table-cell/>
          <table:table-cell table:style-name="ce21"/>
          <table:table-cell table:number-columns-repeated="6"/>
          <table:table-cell table:style-name="ce7" office:value-type="string" calcext:value-type="string">
            <text:p>DURING Irrigation</text:p>
          </table:table-cell>
          <table:table-cell table:number-columns-repeated="6"/>
          <table:table-cell table:style-name="ce7" office:value-type="string" calcext:value-type="string">
            <text:p>AFTER Irrigation</text:p>
          </table:table-cell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05.07.</text:p>
          </table:table-cell>
          <table:table-cell table:style-name="ce14" office:value-type="string" calcext:value-type="string">
            <text:p>18.07.</text:p>
          </table:table-cell>
          <table:table-cell table:style-name="ce14" office:value-type="string" calcext:value-type="string">
            <text:p>20.07.</text:p>
          </table:table-cell>
          <table:table-cell table:style-name="ce14" office:value-type="string" calcext:value-type="string">
            <text:p>24.07.</text:p>
          </table:table-cell>
          <table:table-cell table:style-name="ce14" office:value-type="string" calcext:value-type="string">
            <text:p>26.07.</text:p>
          </table:table-cell>
          <table:table-cell table:style-name="ce14" office:value-type="string" calcext:value-type="string">
            <text:p>27.07.</text:p>
          </table:table-cell>
          <table:table-cell table:style-name="ce22" office:value-type="string" calcext:value-type="string">
            <text:p>31.07.</text:p>
          </table:table-cell>
          <table:table-cell table:style-name="ce22" office:value-type="string" calcext:value-type="string">
            <text:p>02.08.</text:p>
          </table:table-cell>
          <table:table-cell table:style-name="ce22" office:value-type="string" calcext:value-type="string">
            <text:p>03.08.</text:p>
          </table:table-cell>
          <table:table-cell table:style-name="ce22" office:value-type="string" calcext:value-type="string">
            <text:p>07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09.08.</text:p>
          </table:table-cell>
          <table:table-cell table:style-name="ce1" office:value-type="string" calcext:value-type="string">
            <text:p>10.08.</text:p>
          </table:table-cell>
          <table:table-cell table:style-name="ce1" office:value-type="string" calcext:value-type="string">
            <text:p>14.08.</text:p>
          </table:table-cell>
          <table:table-cell table:style-name="ce1" office:value-type="string" calcext:value-type="string">
            <text:p>16.08.</text:p>
          </table:table-cell>
          <table:table-cell table:style-name="ce1" office:value-type="string" calcext:value-type="string">
            <text:p>17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21.08.</text:p>
          </table:table-cell>
          <table:table-cell table:style-name="ce1" office:value-type="string" calcext:value-type="string">
            <text:p>23.08.</text:p>
          </table:table-cell>
          <table:table-cell table:style-name="ce1" office:value-type="string" calcext:value-type="string">
            <text:p>24.08.</text:p>
          </table:table-cell>
          <table:table-cell table:style-name="ce1" office:value-type="string" calcext:value-type="string">
            <text:p>28.08.</text:p>
          </table:table-cell>
          <table:table-cell table:style-name="ce1" office:value-type="string" calcext:value-type="string">
            <text:p>31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3" office:value-type="string" calcext:value-type="string">
            <text:p>Tree-1 h 0 cm</text:p>
          </table:table-cell>
          <table:table-cell table:style-name="ce9"/>
          <table:table-cell table:style-name="ce15"/>
          <table:table-cell table:style-name="ce18" office:value-type="float" office:value="42.2210389110114" calcext:value-type="float">
            <text:p>42,22 </text:p>
          </table:table-cell>
          <table:table-cell table:style-name="ce18" office:value-type="float" office:value="49.6029511556168" calcext:value-type="float">
            <text:p>49,60 </text:p>
          </table:table-cell>
          <table:table-cell table:style-name="ce18" office:value-type="float" office:value="59.1397873622789" calcext:value-type="float">
            <text:p>59,14 </text:p>
          </table:table-cell>
          <table:table-cell table:style-name="ce18" office:value-type="float" office:value="59.5758061701713" calcext:value-type="float">
            <text:p>59,58 </text:p>
          </table:table-cell>
          <table:table-cell table:style-name="ce10" office:value-type="float" office:value="56.0377289957922" calcext:value-type="float">
            <text:p>56,04 </text:p>
          </table:table-cell>
          <table:table-cell table:style-name="ce10" office:value-type="float" office:value="61.0344655158358" calcext:value-type="float">
            <text:p>61,03 </text:p>
          </table:table-cell>
          <table:table-cell table:style-name="ce10" office:value-type="float" office:value="48.781883543059" calcext:value-type="float">
            <text:p>48,78 </text:p>
          </table:table-cell>
          <table:table-cell table:style-name="ce10" office:value-type="float" office:value="47.5605927255897" calcext:value-type="float">
            <text:p>47,56 </text:p>
          </table:table-cell>
          <table:table-cell table:style-name="ce10" table:formula="of:=MEDIAN([.E4:.L4])" office:value-type="float" office:value="52.8203400757045" calcext:value-type="float">
            <text:p>52,82 </text:p>
          </table:table-cell>
          <table:table-cell table:style-name="ce10" table:formula="of:=STDEV([.E4:.L4])" office:value-type="float" office:value="6.86423430946074" calcext:value-type="float">
            <text:p>6,86 </text:p>
          </table:table-cell>
          <table:table-cell table:style-name="ce26" office:value-type="float" office:value="44.6234452857003" calcext:value-type="float">
            <text:p>44,62 </text:p>
          </table:table-cell>
          <table:table-cell table:style-name="ce10"/>
          <table:table-cell table:style-name="ce10" office:value-type="float" office:value="50.9236576185283" calcext:value-type="float">
            <text:p>50,92 </text:p>
          </table:table-cell>
          <table:table-cell table:style-name="ce10" office:value-type="float" office:value="62.2597752545082" calcext:value-type="float">
            <text:p>62,26 </text:p>
          </table:table-cell>
          <table:table-cell table:style-name="ce10" office:value-type="float" office:value="65.3949931327805" calcext:value-type="float">
            <text:p>65,39 </text:p>
          </table:table-cell>
          <table:table-cell table:style-name="ce27" table:formula="of:=MEDIAN([.O4:.S4])" office:value-type="float" office:value="56.5917164365183" calcext:value-type="float">
            <text:p>56,592 </text:p>
          </table:table-cell>
          <table:table-cell table:style-name="ce27" table:formula="of:=STDEV([.O4:.S4])" office:value-type="float" office:value="9.70372229240755" calcext:value-type="float">
            <text:p>9,704 </text:p>
          </table:table-cell>
          <table:table-cell table:style-name="ce28" office:value-type="float" office:value="59.884041884739" calcext:value-type="float">
            <text:p>59,88 </text:p>
          </table:table-cell>
          <table:table-cell table:style-name="ce13" office:value-type="float" office:value="64.8740011986139" calcext:value-type="float">
            <text:p>64,87 </text:p>
          </table:table-cell>
          <table:table-cell table:style-name="ce13" office:value-type="float" office:value="72.545529258855" calcext:value-type="float">
            <text:p>72,55 </text:p>
          </table:table-cell>
          <table:table-cell table:style-name="ce13" office:value-type="float" office:value="33.1583692512024" calcext:value-type="float">
            <text:p>33,16 </text:p>
          </table:table-cell>
          <table:table-cell office:value-type="float" office:value="49.5893409598705" calcext:value-type="float">
            <text:p>49,5893409599</text:p>
          </table:table-cell>
          <table:table-cell table:style-name="ce29" table:formula="of:=MEDIAN([.V4:.Z4])" office:value-type="float" office:value="59.884041884739" calcext:value-type="float">
            <text:p>59,884 </text:p>
          </table:table-cell>
          <table:table-cell table:style-name="ce29" table:formula="of:=STDEV([.V4:.Z4])" office:value-type="float" office:value="15.2514289142378" calcext:value-type="float">
            <text:p>15,251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0 cm</text:p>
          </table:table-cell>
          <table:table-cell table:style-name="ce10" office:value-type="float" office:value="88.2087616947978" calcext:value-type="float">
            <text:p>88,21 </text:p>
          </table:table-cell>
          <table:table-cell table:style-name="ce10" office:value-type="float" office:value="197.375551844665" calcext:value-type="float">
            <text:p>197,38 </text:p>
          </table:table-cell>
          <table:table-cell table:style-name="ce18" office:value-type="float" office:value="201.542253835993" calcext:value-type="float">
            <text:p>201,54 </text:p>
          </table:table-cell>
          <table:table-cell table:style-name="ce18" office:value-type="float" office:value="209.553185300405" calcext:value-type="float">
            <text:p>209,55 </text:p>
          </table:table-cell>
          <table:table-cell table:style-name="ce18" office:value-type="float" office:value="205.343746270601" calcext:value-type="float">
            <text:p>205,34 </text:p>
          </table:table-cell>
          <table:table-cell table:style-name="ce18" office:value-type="float" office:value="202.191064545745" calcext:value-type="float">
            <text:p>202,19 </text:p>
          </table:table-cell>
          <table:table-cell table:style-name="ce10" office:value-type="float" office:value="197.350396697349" calcext:value-type="float">
            <text:p>197,35 </text:p>
          </table:table-cell>
          <table:table-cell table:style-name="ce10" office:value-type="float" office:value="197.503409320893" calcext:value-type="float">
            <text:p>197,50 </text:p>
          </table:table-cell>
          <table:table-cell table:style-name="ce10" office:value-type="float" office:value="174.441878556014" calcext:value-type="float">
            <text:p>174,44 </text:p>
          </table:table-cell>
          <table:table-cell table:style-name="ce10" office:value-type="float" office:value="173.789282988881" calcext:value-type="float">
            <text:p>173,79 </text:p>
          </table:table-cell>
          <table:table-cell table:style-name="ce10" table:formula="of:=MEDIAN([.C5:.L5])" office:value-type="float" office:value="197.439480582779" calcext:value-type="float">
            <text:p>197,44 </text:p>
          </table:table-cell>
          <table:table-cell table:style-name="ce10" table:formula="of:=STDEV([.C5:.L5])" office:value-type="float" office:value="35.9828605393186" calcext:value-type="float">
            <text:p>35,98 </text:p>
          </table:table-cell>
          <table:table-cell table:style-name="ce26" office:value-type="float" office:value="188.256872806122" calcext:value-type="float">
            <text:p>188,26 </text:p>
          </table:table-cell>
          <table:table-cell table:style-name="ce10"/>
          <table:table-cell table:style-name="ce10" office:value-type="float" office:value="221.446808729671" calcext:value-type="float">
            <text:p>221,45 </text:p>
          </table:table-cell>
          <table:table-cell table:style-name="ce10" office:value-type="float" office:value="229.06076855817" calcext:value-type="float">
            <text:p>229,06 </text:p>
          </table:table-cell>
          <table:table-cell table:style-name="ce10" office:value-type="float" office:value="236.434911998573" calcext:value-type="float">
            <text:p>236,43 </text:p>
          </table:table-cell>
          <table:table-cell table:style-name="ce27" table:formula="of:=MEDIAN([.O5:.S5])" office:value-type="float" office:value="225.25378864392" calcext:value-type="float">
            <text:p>225,254 </text:p>
          </table:table-cell>
          <table:table-cell table:style-name="ce27" table:formula="of:=STDEV([.O5:.S5])" office:value-type="float" office:value="21.2615592696683" calcext:value-type="float">
            <text:p>21,262 </text:p>
          </table:table-cell>
          <table:table-cell table:style-name="ce28" office:value-type="float" office:value="196.983769365943" calcext:value-type="float">
            <text:p>196,98 </text:p>
          </table:table-cell>
          <table:table-cell table:style-name="ce13" office:value-type="float" office:value="205.321157540469" calcext:value-type="float">
            <text:p>205,32 </text:p>
          </table:table-cell>
          <table:table-cell table:style-name="ce13" office:value-type="float" office:value="179.718439555053" calcext:value-type="float">
            <text:p>179,72 </text:p>
          </table:table-cell>
          <table:table-cell table:style-name="ce13" office:value-type="float" office:value="126.549796970232" calcext:value-type="float">
            <text:p>126,55 </text:p>
          </table:table-cell>
          <table:table-cell office:value-type="float" office:value="116.552370153055" calcext:value-type="float">
            <text:p>116,5523701531</text:p>
          </table:table-cell>
          <table:table-cell table:style-name="ce29" table:formula="of:=MEDIAN([.V5:.Z5])" office:value-type="float" office:value="179.718439555053" calcext:value-type="float">
            <text:p>179,718 </text:p>
          </table:table-cell>
          <table:table-cell table:style-name="ce29" table:formula="of:=STDEV([.V5:.Z5])" office:value-type="float" office:value="40.8991977619172" calcext:value-type="float">
            <text:p>40,89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0 cm</text:p>
          </table:table-cell>
          <table:table-cell table:style-name="ce10" office:value-type="float" office:value="99.4979021880938" calcext:value-type="float">
            <text:p>99,50 </text:p>
          </table:table-cell>
          <table:table-cell table:style-name="ce10" office:value-type="float" office:value="190.858441796337" calcext:value-type="float">
            <text:p>190,86 </text:p>
          </table:table-cell>
          <table:table-cell table:style-name="ce18" office:value-type="float" office:value="167.686510343077" calcext:value-type="float">
            <text:p>167,69 </text:p>
          </table:table-cell>
          <table:table-cell table:style-name="ce18" office:value-type="float" office:value="175.533049855075" calcext:value-type="float">
            <text:p>175,53 </text:p>
          </table:table-cell>
          <table:table-cell table:style-name="ce18" office:value-type="float" office:value="199.833777108493" calcext:value-type="float">
            <text:p>199,83 </text:p>
          </table:table-cell>
          <table:table-cell table:style-name="ce18" office:value-type="float" office:value="189.554271239176" calcext:value-type="float">
            <text:p>189,55 </text:p>
          </table:table-cell>
          <table:table-cell table:style-name="ce10" office:value-type="float" office:value="168.275188091865" calcext:value-type="float">
            <text:p>168,28 </text:p>
          </table:table-cell>
          <table:table-cell table:style-name="ce10" office:value-type="float" office:value="78.0961507670222" calcext:value-type="float">
            <text:p>78,10 </text:p>
          </table:table-cell>
          <table:table-cell table:style-name="ce10" office:value-type="float" office:value="155.132614069325" calcext:value-type="float">
            <text:p>155,13 </text:p>
          </table:table-cell>
          <table:table-cell table:style-name="ce10" office:value-type="float" office:value="153.639209935566" calcext:value-type="float">
            <text:p>153,64 </text:p>
          </table:table-cell>
          <table:table-cell table:style-name="ce10" table:formula="of:=MEDIAN([.C6:.L6])" office:value-type="float" office:value="167.980849217471" calcext:value-type="float">
            <text:p>167,98 </text:p>
          </table:table-cell>
          <table:table-cell table:style-name="ce10" table:formula="of:=STDEV([.C6:.L6])" office:value-type="float" office:value="39.673991773986" calcext:value-type="float">
            <text:p>39,67 </text:p>
          </table:table-cell>
          <table:table-cell table:style-name="ce26" office:value-type="float" office:value="165.348837538764" calcext:value-type="float">
            <text:p>165,35 </text:p>
          </table:table-cell>
          <table:table-cell table:style-name="ce10"/>
          <table:table-cell table:style-name="ce10" office:value-type="float" office:value="175.176996246787" calcext:value-type="float">
            <text:p>175,18 </text:p>
          </table:table-cell>
          <table:table-cell table:style-name="ce10" office:value-type="float" office:value="195.366442817845" calcext:value-type="float">
            <text:p>195,37 </text:p>
          </table:table-cell>
          <table:table-cell table:style-name="ce10" office:value-type="float" office:value="142.46345891599" calcext:value-type="float">
            <text:p>142,46 </text:p>
          </table:table-cell>
          <table:table-cell table:style-name="ce27" table:formula="of:=MEDIAN([.O6:.S6])" office:value-type="float" office:value="170.262916892775" calcext:value-type="float">
            <text:p>170,263 </text:p>
          </table:table-cell>
          <table:table-cell table:style-name="ce27" table:formula="of:=STDEV([.O6:.S6])" office:value-type="float" office:value="21.9808721169252" calcext:value-type="float">
            <text:p>21,981 </text:p>
          </table:table-cell>
          <table:table-cell table:style-name="ce28" office:value-type="float" office:value="196.052373293235" calcext:value-type="float">
            <text:p>196,05 </text:p>
          </table:table-cell>
          <table:table-cell table:style-name="ce13" office:value-type="float" office:value="199.102930664426" calcext:value-type="float">
            <text:p>199,10 </text:p>
          </table:table-cell>
          <table:table-cell table:style-name="ce13" office:value-type="float" office:value="194.943703061491" calcext:value-type="float">
            <text:p>194,94 </text:p>
          </table:table-cell>
          <table:table-cell table:style-name="ce13" office:value-type="float" office:value="157.55479584147" calcext:value-type="float">
            <text:p>157,55 </text:p>
          </table:table-cell>
          <table:table-cell office:value-type="float" office:value="187.409662846113" calcext:value-type="float">
            <text:p>187,4096628461</text:p>
          </table:table-cell>
          <table:table-cell table:style-name="ce29" table:formula="of:=MEDIAN([.V6:.Z6])" office:value-type="float" office:value="194.943703061491" calcext:value-type="float">
            <text:p>194,944 </text:p>
          </table:table-cell>
          <table:table-cell table:style-name="ce29" table:formula="of:=STDEV([.V6:.Z6])" office:value-type="float" office:value="17.0199579702987" calcext:value-type="float">
            <text:p>17,02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0 cm</text:p>
          </table:table-cell>
          <table:table-cell table:style-name="ce10" office:value-type="float" office:value="88.6111959973767" calcext:value-type="float">
            <text:p>88,61 </text:p>
          </table:table-cell>
          <table:table-cell table:style-name="ce10" office:value-type="float" office:value="198.858316463273" calcext:value-type="float">
            <text:p>198,86 </text:p>
          </table:table-cell>
          <table:table-cell table:style-name="ce18" office:value-type="float" office:value="181.166986542317" calcext:value-type="float">
            <text:p>181,17 </text:p>
          </table:table-cell>
          <table:table-cell table:style-name="ce18" office:value-type="float" office:value="187.12817350105" calcext:value-type="float">
            <text:p>187,13 </text:p>
          </table:table-cell>
          <table:table-cell table:style-name="ce18" office:value-type="float" office:value="200.418485569123" calcext:value-type="float">
            <text:p>200,42 </text:p>
          </table:table-cell>
          <table:table-cell table:style-name="ce18" office:value-type="float" office:value="199.432346640172" calcext:value-type="float">
            <text:p>199,43 </text:p>
          </table:table-cell>
          <table:table-cell table:style-name="ce10" office:value-type="float" office:value="192.094358513293" calcext:value-type="float">
            <text:p>192,09 </text:p>
          </table:table-cell>
          <table:table-cell table:style-name="ce10" office:value-type="float" office:value="186.158800002905" calcext:value-type="float">
            <text:p>186,16 </text:p>
          </table:table-cell>
          <table:table-cell table:style-name="ce10" office:value-type="float" office:value="195.738673703276" calcext:value-type="float">
            <text:p>195,74 </text:p>
          </table:table-cell>
          <table:table-cell table:style-name="ce10" office:value-type="float" office:value="191.406860099495" calcext:value-type="float">
            <text:p>191,41 </text:p>
          </table:table-cell>
          <table:table-cell table:style-name="ce10" table:formula="of:=MEDIAN([.C7:.L7])" office:value-type="float" office:value="191.750609306394" calcext:value-type="float">
            <text:p>191,75 </text:p>
          </table:table-cell>
          <table:table-cell table:style-name="ce10" table:formula="of:=STDEV([.C7:.L7])" office:value-type="float" office:value="33.4533173005317" calcext:value-type="float">
            <text:p>33,45 </text:p>
          </table:table-cell>
          <table:table-cell table:style-name="ce26" office:value-type="float" office:value="186.495893736791" calcext:value-type="float">
            <text:p>186,50 </text:p>
          </table:table-cell>
          <table:table-cell table:style-name="ce10"/>
          <table:table-cell table:style-name="ce10" office:value-type="float" office:value="205.357897636058" calcext:value-type="float">
            <text:p>205,36 </text:p>
          </table:table-cell>
          <table:table-cell table:style-name="ce10" office:value-type="float" office:value="226.694728083424" calcext:value-type="float">
            <text:p>226,69 </text:p>
          </table:table-cell>
          <table:table-cell table:style-name="ce10" office:value-type="float" office:value="199.833595094172" calcext:value-type="float">
            <text:p>199,83 </text:p>
          </table:table-cell>
          <table:table-cell table:style-name="ce27" table:formula="of:=MEDIAN([.O7:.S7])" office:value-type="float" office:value="202.595746365115" calcext:value-type="float">
            <text:p>202,596 </text:p>
          </table:table-cell>
          <table:table-cell table:style-name="ce27" table:formula="of:=STDEV([.O7:.S7])" office:value-type="float" office:value="16.7255156098974" calcext:value-type="float">
            <text:p>16,726 </text:p>
          </table:table-cell>
          <table:table-cell table:style-name="ce28" office:value-type="float" office:value="157.375387666135" calcext:value-type="float">
            <text:p>157,38 </text:p>
          </table:table-cell>
          <table:table-cell table:style-name="ce13" office:value-type="float" office:value="273.758464747327" calcext:value-type="float">
            <text:p>273,76 </text:p>
          </table:table-cell>
          <table:table-cell table:style-name="ce13" office:value-type="float" office:value="242.985717234265" calcext:value-type="float">
            <text:p>242,99 </text:p>
          </table:table-cell>
          <table:table-cell table:style-name="ce13" office:value-type="float" office:value="197.50022640116" calcext:value-type="float">
            <text:p>197,50 </text:p>
          </table:table-cell>
          <table:table-cell office:value-type="float" office:value="216.876652731346" calcext:value-type="float">
            <text:p>216,8766527313</text:p>
          </table:table-cell>
          <table:table-cell table:style-name="ce29" table:formula="of:=MEDIAN([.V7:.Z7])" office:value-type="float" office:value="216.876652731346" calcext:value-type="float">
            <text:p>216,877 </text:p>
          </table:table-cell>
          <table:table-cell table:style-name="ce29" table:formula="of:=STDEV([.V7:.Z7])" office:value-type="float" office:value="44.2427580818504" calcext:value-type="float">
            <text:p>44,24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5 h 0 cm</text:p>
          </table:table-cell>
          <table:table-cell table:style-name="ce9"/>
          <table:table-cell table:style-name="ce15"/>
          <table:table-cell table:style-name="ce18" office:value-type="float" office:value="163.826527002376" calcext:value-type="float">
            <text:p>163,83 </text:p>
          </table:table-cell>
          <table:table-cell table:style-name="ce18" office:value-type="float" office:value="134.349520187964" calcext:value-type="float">
            <text:p>134,35 </text:p>
          </table:table-cell>
          <table:table-cell table:style-name="ce18" office:value-type="float" office:value="183.0551390743" calcext:value-type="float">
            <text:p>183,06 </text:p>
          </table:table-cell>
          <table:table-cell table:style-name="ce18" office:value-type="float" office:value="165.98541562505" calcext:value-type="float">
            <text:p>165,99 </text:p>
          </table:table-cell>
          <table:table-cell table:style-name="ce10" office:value-type="float" office:value="162.255338958148" calcext:value-type="float">
            <text:p>162,26 </text:p>
          </table:table-cell>
          <table:table-cell table:style-name="ce10" office:value-type="float" office:value="165.497677322527" calcext:value-type="float">
            <text:p>165,50 </text:p>
          </table:table-cell>
          <table:table-cell table:style-name="ce10" office:value-type="float" office:value="170.087119180487" calcext:value-type="float">
            <text:p>170,09 </text:p>
          </table:table-cell>
          <table:table-cell table:style-name="ce10" office:value-type="float" office:value="163.302494655859" calcext:value-type="float">
            <text:p>163,30 </text:p>
          </table:table-cell>
          <table:table-cell table:style-name="ce10" table:formula="of:=MEDIAN([.E8:.L8])" office:value-type="float" office:value="164.662102162452" calcext:value-type="float">
            <text:p>164,66 </text:p>
          </table:table-cell>
          <table:table-cell table:style-name="ce10" table:formula="of:=STDEV([.E8:.L8])" office:value-type="float" office:value="13.5614514630799" calcext:value-type="float">
            <text:p>13,56 </text:p>
          </table:table-cell>
          <table:table-cell table:style-name="ce26" office:value-type="float" office:value="174.616173414214" calcext:value-type="float">
            <text:p>174,62 </text:p>
          </table:table-cell>
          <table:table-cell table:style-name="ce10"/>
          <table:table-cell table:style-name="ce10" office:value-type="float" office:value="179.07391258968" calcext:value-type="float">
            <text:p>179,07 </text:p>
          </table:table-cell>
          <table:table-cell table:style-name="ce10" office:value-type="float" office:value="188.086807205509" calcext:value-type="float">
            <text:p>188,09 </text:p>
          </table:table-cell>
          <table:table-cell table:style-name="ce10" office:value-type="float" office:value="189.286800155894" calcext:value-type="float">
            <text:p>189,29 </text:p>
          </table:table-cell>
          <table:table-cell table:style-name="ce27" table:formula="of:=MEDIAN([.O8:.S8])" office:value-type="float" office:value="183.580359897595" calcext:value-type="float">
            <text:p>183,580 </text:p>
          </table:table-cell>
          <table:table-cell table:style-name="ce27" table:formula="of:=STDEV([.O8:.S8])" office:value-type="float" office:value="7.09184994181432" calcext:value-type="float">
            <text:p>7,092 </text:p>
          </table:table-cell>
          <table:table-cell table:style-name="ce28" office:value-type="float" office:value="162.950192833987" calcext:value-type="float">
            <text:p>162,95 </text:p>
          </table:table-cell>
          <table:table-cell table:style-name="ce13" office:value-type="float" office:value="202.585320797178" calcext:value-type="float">
            <text:p>202,59 </text:p>
          </table:table-cell>
          <table:table-cell table:style-name="ce13" office:value-type="float" office:value="202.070128809619" calcext:value-type="float">
            <text:p>202,07 </text:p>
          </table:table-cell>
          <table:table-cell table:style-name="ce13" office:value-type="float" office:value="131.177728504782" calcext:value-type="float">
            <text:p>131,18 </text:p>
          </table:table-cell>
          <table:table-cell office:value-type="float" office:value="155.198399046094" calcext:value-type="float">
            <text:p>155,1983990461</text:p>
          </table:table-cell>
          <table:table-cell table:style-name="ce29" table:formula="of:=MEDIAN([.V8:.Z8])" office:value-type="float" office:value="162.950192833987" calcext:value-type="float">
            <text:p>162,950 </text:p>
          </table:table-cell>
          <table:table-cell table:style-name="ce29" table:formula="of:=STDEV([.V8:.Z8])" office:value-type="float" office:value="31.076845604052" calcext:value-type="float">
            <text:p>31,077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0 cm</text:p>
          </table:table-cell>
          <table:table-cell table:style-name="ce10" office:value-type="float" office:value="94.8209700017216" calcext:value-type="float">
            <text:p>94,82 </text:p>
          </table:table-cell>
          <table:table-cell table:style-name="ce10" office:value-type="float" office:value="187.611382454613" calcext:value-type="float">
            <text:p>187,61 </text:p>
          </table:table-cell>
          <table:table-cell table:style-name="ce18" office:value-type="float" office:value="171.249168315815" calcext:value-type="float">
            <text:p>171,25 </text:p>
          </table:table-cell>
          <table:table-cell table:style-name="ce18" office:value-type="float" office:value="172.339860283956" calcext:value-type="float">
            <text:p>172,34 </text:p>
          </table:table-cell>
          <table:table-cell table:style-name="ce18" office:value-type="float" office:value="186.20701500776" calcext:value-type="float">
            <text:p>186,21 </text:p>
          </table:table-cell>
          <table:table-cell table:style-name="ce18" office:value-type="float" office:value="181.478702515825" calcext:value-type="float">
            <text:p>181,48 </text:p>
          </table:table-cell>
          <table:table-cell table:style-name="ce10" office:value-type="float" office:value="170.870652318695" calcext:value-type="float">
            <text:p>170,87 </text:p>
          </table:table-cell>
          <table:table-cell table:style-name="ce10" office:value-type="float" office:value="69.5710225673039" calcext:value-type="float">
            <text:p>69,57 </text:p>
          </table:table-cell>
          <table:table-cell table:style-name="ce10" office:value-type="float" office:value="158.648435652523" calcext:value-type="float">
            <text:p>158,65 </text:p>
          </table:table-cell>
          <table:table-cell table:style-name="ce10" office:value-type="float" office:value="147.849991704076" calcext:value-type="float">
            <text:p>147,85 </text:p>
          </table:table-cell>
          <table:table-cell table:style-name="ce10" table:formula="of:=MEDIAN([.C9:.L9])" office:value-type="float" office:value="171.059910317255" calcext:value-type="float">
            <text:p>171,06 </text:p>
          </table:table-cell>
          <table:table-cell table:style-name="ce10" table:formula="of:=STDEV([.C9:.L9])" office:value-type="float" office:value="40.1806996533399" calcext:value-type="float">
            <text:p>40,18 </text:p>
          </table:table-cell>
          <table:table-cell table:style-name="ce26" office:value-type="float" office:value="172.570364055984" calcext:value-type="float">
            <text:p>172,57 </text:p>
          </table:table-cell>
          <table:table-cell table:style-name="ce10" office:value-type="float" office:value="188.985290984827" calcext:value-type="float">
            <text:p>188,99 </text:p>
          </table:table-cell>
          <table:table-cell table:style-name="ce10" office:value-type="float" office:value="195.222758600511" calcext:value-type="float">
            <text:p>195,22 </text:p>
          </table:table-cell>
          <table:table-cell table:style-name="ce10" office:value-type="float" office:value="202.367742901869" calcext:value-type="float">
            <text:p>202,37 </text:p>
          </table:table-cell>
          <table:table-cell table:style-name="ce10" office:value-type="float" office:value="211.913757593518" calcext:value-type="float">
            <text:p>211,91 </text:p>
          </table:table-cell>
          <table:table-cell table:style-name="ce27" table:formula="of:=MEDIAN([.O9:.S9])" office:value-type="float" office:value="195.222758600511" calcext:value-type="float">
            <text:p>195,223 </text:p>
          </table:table-cell>
          <table:table-cell table:style-name="ce27" table:formula="of:=STDEV([.O9:.S9])" office:value-type="float" office:value="14.8034530650007" calcext:value-type="float">
            <text:p>14,803 </text:p>
          </table:table-cell>
          <table:table-cell table:style-name="ce28" office:value-type="float" office:value="211.148136959243" calcext:value-type="float">
            <text:p>211,15 </text:p>
          </table:table-cell>
          <table:table-cell table:style-name="ce13" office:value-type="float" office:value="217.038542973682" calcext:value-type="float">
            <text:p>217,04 </text:p>
          </table:table-cell>
          <table:table-cell table:style-name="ce13" office:value-type="float" office:value="207.708310729234" calcext:value-type="float">
            <text:p>207,71 </text:p>
          </table:table-cell>
          <table:table-cell table:style-name="ce13" office:value-type="float" office:value="176.871038236808" calcext:value-type="float">
            <text:p>176,87 </text:p>
          </table:table-cell>
          <table:table-cell office:value-type="float" office:value="208.650378918907" calcext:value-type="float">
            <text:p>208,6503789189</text:p>
          </table:table-cell>
          <table:table-cell table:style-name="ce29" table:formula="of:=MEDIAN([.V9:.Z9])" office:value-type="float" office:value="208.650378918907" calcext:value-type="float">
            <text:p>208,650 </text:p>
          </table:table-cell>
          <table:table-cell table:style-name="ce29" table:formula="of:=STDEV([.V9:.Z9])" office:value-type="float" office:value="15.748463270634" calcext:value-type="float">
            <text:p>15,74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7 h 0 cm</text:p>
          </table:table-cell>
          <table:table-cell table:style-name="ce9"/>
          <table:table-cell table:style-name="ce15"/>
          <table:table-cell table:style-name="ce18" office:value-type="float" office:value="151.848175774227" calcext:value-type="float">
            <text:p>151,85 </text:p>
          </table:table-cell>
          <table:table-cell table:style-name="ce18" office:value-type="float" office:value="163.814892328957" calcext:value-type="float">
            <text:p>163,81 </text:p>
          </table:table-cell>
          <table:table-cell table:style-name="ce18" office:value-type="float" office:value="155.926206414547" calcext:value-type="float">
            <text:p>155,93 </text:p>
          </table:table-cell>
          <table:table-cell table:style-name="ce18" office:value-type="float" office:value="144.346723788382" calcext:value-type="float">
            <text:p>144,35 </text:p>
          </table:table-cell>
          <table:table-cell table:style-name="ce10" office:value-type="float" office:value="167.960857567121" calcext:value-type="float">
            <text:p>167,96 </text:p>
          </table:table-cell>
          <table:table-cell table:style-name="ce10" office:value-type="float" office:value="129.799339499791" calcext:value-type="float">
            <text:p>129,80 </text:p>
          </table:table-cell>
          <table:table-cell table:style-name="ce10" office:value-type="float" office:value="123.441772227588" calcext:value-type="float">
            <text:p>123,44 </text:p>
          </table:table-cell>
          <table:table-cell table:style-name="ce10" office:value-type="float" office:value="134.668168821675" calcext:value-type="float">
            <text:p>134,67 </text:p>
          </table:table-cell>
          <table:table-cell table:style-name="ce10" table:formula="of:=MEDIAN([.E10:.L10])" office:value-type="float" office:value="148.097449781304" calcext:value-type="float">
            <text:p>148,10 </text:p>
          </table:table-cell>
          <table:table-cell table:style-name="ce10" table:formula="of:=STDEV([.E10:.L10])" office:value-type="float" office:value="16.1822138433307" calcext:value-type="float">
            <text:p>16,18 </text:p>
          </table:table-cell>
          <table:table-cell table:style-name="ce26" office:value-type="float" office:value="134.182825711557" calcext:value-type="float">
            <text:p>134,18 </text:p>
          </table:table-cell>
          <table:table-cell table:style-name="ce10" office:value-type="float" office:value="150.896878114268" calcext:value-type="float">
            <text:p>150,90 </text:p>
          </table:table-cell>
          <table:table-cell table:style-name="ce10" office:value-type="float" office:value="152.859985942065" calcext:value-type="float">
            <text:p>152,86 </text:p>
          </table:table-cell>
          <table:table-cell table:style-name="ce10" office:value-type="float" office:value="173.082673615174" calcext:value-type="float">
            <text:p>173,08 </text:p>
          </table:table-cell>
          <table:table-cell table:style-name="ce10" office:value-type="float" office:value="169.828427881626" calcext:value-type="float">
            <text:p>169,83 </text:p>
          </table:table-cell>
          <table:table-cell table:style-name="ce27" table:formula="of:=MEDIAN([.O10:.S10])" office:value-type="float" office:value="152.859985942065" calcext:value-type="float">
            <text:p>152,860 </text:p>
          </table:table-cell>
          <table:table-cell table:style-name="ce27" table:formula="of:=STDEV([.O10:.S10])" office:value-type="float" office:value="15.7701380904041" calcext:value-type="float">
            <text:p>15,770 </text:p>
          </table:table-cell>
          <table:table-cell table:style-name="ce28" office:value-type="float" office:value="151.294671848304" calcext:value-type="float">
            <text:p>151,29 </text:p>
          </table:table-cell>
          <table:table-cell table:style-name="ce13" office:value-type="float" office:value="172.564274107979" calcext:value-type="float">
            <text:p>172,56 </text:p>
          </table:table-cell>
          <table:table-cell table:style-name="ce13" office:value-type="float" office:value="155.296898157575" calcext:value-type="float">
            <text:p>155,30 </text:p>
          </table:table-cell>
          <table:table-cell table:style-name="ce13" office:value-type="float" office:value="108.296469416901" calcext:value-type="float">
            <text:p>108,30 </text:p>
          </table:table-cell>
          <table:table-cell office:value-type="float" office:value="81.776260425295" calcext:value-type="float">
            <text:p>81,7762604253</text:p>
          </table:table-cell>
          <table:table-cell table:style-name="ce29" table:formula="of:=MEDIAN([.V10:.Z10])" office:value-type="float" office:value="151.294671848304" calcext:value-type="float">
            <text:p>151,295 </text:p>
          </table:table-cell>
          <table:table-cell table:style-name="ce29" table:formula="of:=STDEV([.V10:.Z10])" office:value-type="float" office:value="37.5091262992244" calcext:value-type="float">
            <text:p>37,50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0 cm</text:p>
          </table:table-cell>
          <table:table-cell table:style-name="ce10" office:value-type="float" office:value="88.2643039763407" calcext:value-type="float">
            <text:p>88,26 </text:p>
          </table:table-cell>
          <table:table-cell table:style-name="ce10" office:value-type="float" office:value="202.367144147076" calcext:value-type="float">
            <text:p>202,37 </text:p>
          </table:table-cell>
          <table:table-cell table:style-name="ce18" office:value-type="float" office:value="192.408269429581" calcext:value-type="float">
            <text:p>192,41 </text:p>
          </table:table-cell>
          <table:table-cell table:style-name="ce18" office:value-type="float" office:value="203.983755034595" calcext:value-type="float">
            <text:p>203,98 </text:p>
          </table:table-cell>
          <table:table-cell table:style-name="ce18" office:value-type="float" office:value="175.054298042302" calcext:value-type="float">
            <text:p>175,05 </text:p>
          </table:table-cell>
          <table:table-cell table:style-name="ce18" office:value-type="float" office:value="195.551136486913" calcext:value-type="float">
            <text:p>195,55 </text:p>
          </table:table-cell>
          <table:table-cell table:style-name="ce10" office:value-type="float" office:value="194.17338525356" calcext:value-type="float">
            <text:p>194,17 </text:p>
          </table:table-cell>
          <table:table-cell table:style-name="ce10" office:value-type="float" office:value="123.016986102742" calcext:value-type="float">
            <text:p>123,02 </text:p>
          </table:table-cell>
          <table:table-cell table:style-name="ce10" office:value-type="float" office:value="173.150973429883" calcext:value-type="float">
            <text:p>173,15 </text:p>
          </table:table-cell>
          <table:table-cell table:style-name="ce10" office:value-type="float" office:value="169.783035625125" calcext:value-type="float">
            <text:p>169,78 </text:p>
          </table:table-cell>
          <table:table-cell table:style-name="ce10" table:formula="of:=MEDIAN([.C11:.L11])" office:value-type="float" office:value="183.731283735942" calcext:value-type="float">
            <text:p>183,73 </text:p>
          </table:table-cell>
          <table:table-cell table:style-name="ce10" table:formula="of:=STDEV([.C11:.L11])" office:value-type="float" office:value="37.7624190153828" calcext:value-type="float">
            <text:p>37,76 </text:p>
          </table:table-cell>
          <table:table-cell table:style-name="ce26" office:value-type="float" office:value="176.608169191332" calcext:value-type="float">
            <text:p>176,61 </text:p>
          </table:table-cell>
          <table:table-cell table:style-name="ce10" office:value-type="float" office:value="186.972401495421" calcext:value-type="float">
            <text:p>186,97 </text:p>
          </table:table-cell>
          <table:table-cell table:style-name="ce10" office:value-type="float" office:value="190.212326363933" calcext:value-type="float">
            <text:p>190,21 </text:p>
          </table:table-cell>
          <table:table-cell table:style-name="ce10" office:value-type="float" office:value="202.406792513357" calcext:value-type="float">
            <text:p>202,41 </text:p>
          </table:table-cell>
          <table:table-cell table:style-name="ce10" office:value-type="float" office:value="194.116288109324" calcext:value-type="float">
            <text:p>194,12 </text:p>
          </table:table-cell>
          <table:table-cell table:style-name="ce27" table:formula="of:=MEDIAN([.O11:.S11])" office:value-type="float" office:value="190.212326363933" calcext:value-type="float">
            <text:p>190,212 </text:p>
          </table:table-cell>
          <table:table-cell table:style-name="ce27" table:formula="of:=STDEV([.O11:.S11])" office:value-type="float" office:value="9.47898896887449" calcext:value-type="float">
            <text:p>9,479 </text:p>
          </table:table-cell>
          <table:table-cell table:style-name="ce28" office:value-type="float" office:value="172.865825170744" calcext:value-type="float">
            <text:p>172,87 </text:p>
          </table:table-cell>
          <table:table-cell table:style-name="ce13" office:value-type="float" office:value="196.215356545501" calcext:value-type="float">
            <text:p>196,22 </text:p>
          </table:table-cell>
          <table:table-cell table:style-name="ce13" office:value-type="float" office:value="231.912995199473" calcext:value-type="float">
            <text:p>231,91 </text:p>
          </table:table-cell>
          <table:table-cell table:style-name="ce13" office:value-type="float" office:value="177.121639919953" calcext:value-type="float">
            <text:p>177,12 </text:p>
          </table:table-cell>
          <table:table-cell office:value-type="float" office:value="153.078801812148" calcext:value-type="float">
            <text:p>153,0788018121</text:p>
          </table:table-cell>
          <table:table-cell table:style-name="ce29" table:formula="of:=MEDIAN([.V11:.Z11])" office:value-type="float" office:value="177.121639919953" calcext:value-type="float">
            <text:p>177,122 </text:p>
          </table:table-cell>
          <table:table-cell table:style-name="ce29" table:formula="of:=STDEV([.V11:.Z11])" office:value-type="float" office:value="29.7792223331806" calcext:value-type="float">
            <text:p>29,77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0 cm</text:p>
          </table:table-cell>
          <table:table-cell table:style-name="ce9"/>
          <table:table-cell table:style-name="ce15"/>
          <table:table-cell table:style-name="ce18" office:value-type="float" office:value="85.8819726852808" calcext:value-type="float">
            <text:p>85,88 </text:p>
          </table:table-cell>
          <table:table-cell table:style-name="ce18" office:value-type="float" office:value="106.349834807317" calcext:value-type="float">
            <text:p>106,35 </text:p>
          </table:table-cell>
          <table:table-cell table:style-name="ce18" office:value-type="float" office:value="110.73375769767" calcext:value-type="float">
            <text:p>110,73 </text:p>
          </table:table-cell>
          <table:table-cell table:style-name="ce18" office:value-type="float" office:value="100.471651689786" calcext:value-type="float">
            <text:p>100,47 </text:p>
          </table:table-cell>
          <table:table-cell table:style-name="ce10" office:value-type="float" office:value="114.752483618529" calcext:value-type="float">
            <text:p>114,75 </text:p>
          </table:table-cell>
          <table:table-cell table:style-name="ce10" office:value-type="float" office:value="93.9270080116689" calcext:value-type="float">
            <text:p>93,93 </text:p>
          </table:table-cell>
          <table:table-cell table:style-name="ce10" office:value-type="float" office:value="101.38360636537" calcext:value-type="float">
            <text:p>101,38 </text:p>
          </table:table-cell>
          <table:table-cell table:style-name="ce10" office:value-type="float" office:value="73.7244209363395" calcext:value-type="float">
            <text:p>73,72 </text:p>
          </table:table-cell>
          <table:table-cell table:style-name="ce10" table:formula="of:=MEDIAN([.E12:.L12])" office:value-type="float" office:value="100.927629027578" calcext:value-type="float">
            <text:p>100,93 </text:p>
          </table:table-cell>
          <table:table-cell table:style-name="ce10" table:formula="of:=STDEV([.E12:.L12])" office:value-type="float" office:value="13.5304503746925" calcext:value-type="float">
            <text:p>13,53 </text:p>
          </table:table-cell>
          <table:table-cell table:style-name="ce26" office:value-type="float" office:value="59.5136375944591" calcext:value-type="float">
            <text:p>59,51 </text:p>
          </table:table-cell>
          <table:table-cell table:style-name="ce10" office:value-type="float" office:value="85.8534794066976" calcext:value-type="float">
            <text:p>85,85 </text:p>
          </table:table-cell>
          <table:table-cell table:style-name="ce10" office:value-type="float" office:value="70.7211829137843" calcext:value-type="float">
            <text:p>70,72 </text:p>
          </table:table-cell>
          <table:table-cell table:style-name="ce10" office:value-type="float" office:value="79.1898860866505" calcext:value-type="float">
            <text:p>79,19 </text:p>
          </table:table-cell>
          <table:table-cell table:style-name="ce10" office:value-type="float" office:value="68.4510641752198" calcext:value-type="float">
            <text:p>68,45 </text:p>
          </table:table-cell>
          <table:table-cell table:style-name="ce27" table:formula="of:=MEDIAN([.O12:.S12])" office:value-type="float" office:value="70.7211829137843" calcext:value-type="float">
            <text:p>70,721 </text:p>
          </table:table-cell>
          <table:table-cell table:style-name="ce27" table:formula="of:=STDEV([.O12:.S12])" office:value-type="float" office:value="10.1362154794759" calcext:value-type="float">
            <text:p>10,136 </text:p>
          </table:table-cell>
          <table:table-cell table:style-name="ce28" office:value-type="float" office:value="127.205000432624" calcext:value-type="float">
            <text:p>127,21 </text:p>
          </table:table-cell>
          <table:table-cell table:style-name="ce13" office:value-type="float" office:value="27.6710501057445" calcext:value-type="float">
            <text:p>27,67 </text:p>
          </table:table-cell>
          <table:table-cell table:style-name="ce13" office:value-type="float" office:value="140.386430948249" calcext:value-type="float">
            <text:p>140,39 </text:p>
          </table:table-cell>
          <table:table-cell table:style-name="ce13" office:value-type="float" office:value="43.56374872871" calcext:value-type="float">
            <text:p>43,56 </text:p>
          </table:table-cell>
          <table:table-cell office:value-type="float" office:value="60.205483072023" calcext:value-type="float">
            <text:p>60,205483072</text:p>
          </table:table-cell>
          <table:table-cell table:style-name="ce29" table:formula="of:=MEDIAN([.V12:.Z12])" office:value-type="float" office:value="60.205483072023" calcext:value-type="float">
            <text:p>60,205 </text:p>
          </table:table-cell>
          <table:table-cell table:style-name="ce29" table:formula="of:=STDEV([.V12:.Z12])" office:value-type="float" office:value="50.8241770637562" calcext:value-type="float">
            <text:p>50,82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0 h 0 cm</text:p>
          </table:table-cell>
          <table:table-cell table:style-name="ce9"/>
          <table:table-cell table:style-name="ce15"/>
          <table:table-cell table:style-name="ce18" office:value-type="float" office:value="184.220341022914" calcext:value-type="float">
            <text:p>184,22 </text:p>
          </table:table-cell>
          <table:table-cell table:style-name="ce18" office:value-type="float" office:value="160.843654567246" calcext:value-type="float">
            <text:p>160,84 </text:p>
          </table:table-cell>
          <table:table-cell table:style-name="ce18" office:value-type="float" office:value="167.827918680384" calcext:value-type="float">
            <text:p>167,83 </text:p>
          </table:table-cell>
          <table:table-cell table:style-name="ce18" office:value-type="float" office:value="180.67515345742" calcext:value-type="float">
            <text:p>180,68 </text:p>
          </table:table-cell>
          <table:table-cell table:style-name="ce10" office:value-type="float" office:value="163.319538101433" calcext:value-type="float">
            <text:p>163,32 </text:p>
          </table:table-cell>
          <table:table-cell table:style-name="ce10" office:value-type="float" office:value="143.380500417746" calcext:value-type="float">
            <text:p>143,38 </text:p>
          </table:table-cell>
          <table:table-cell table:style-name="ce10" office:value-type="float" office:value="148.814019752333" calcext:value-type="float">
            <text:p>148,81 </text:p>
          </table:table-cell>
          <table:table-cell table:style-name="ce10" office:value-type="float" office:value="146.989079734307" calcext:value-type="float">
            <text:p>146,99 </text:p>
          </table:table-cell>
          <table:table-cell table:style-name="ce10" table:formula="of:=MEDIAN([.E13:.L13])" office:value-type="float" office:value="162.081596334339" calcext:value-type="float">
            <text:p>162,08 </text:p>
          </table:table-cell>
          <table:table-cell table:style-name="ce10" table:formula="of:=STDEV([.E13:.L13])" office:value-type="float" office:value="15.2382545609101" calcext:value-type="float">
            <text:p>15,24 </text:p>
          </table:table-cell>
          <table:table-cell table:style-name="ce26" office:value-type="float" office:value="142.127817930286" calcext:value-type="float">
            <text:p>142,13 </text:p>
          </table:table-cell>
          <table:table-cell table:style-name="ce10" office:value-type="float" office:value="163.872226145874" calcext:value-type="float">
            <text:p>163,87 </text:p>
          </table:table-cell>
          <table:table-cell table:style-name="ce10" office:value-type="float" office:value="150.625502159112" calcext:value-type="float">
            <text:p>150,63 </text:p>
          </table:table-cell>
          <table:table-cell table:style-name="ce10" office:value-type="float" office:value="150.33909430012" calcext:value-type="float">
            <text:p>150,34 </text:p>
          </table:table-cell>
          <table:table-cell table:style-name="ce10" office:value-type="float" office:value="152.747521377165" calcext:value-type="float">
            <text:p>152,75 </text:p>
          </table:table-cell>
          <table:table-cell table:style-name="ce27" table:formula="of:=MEDIAN([.O13:.S13])" office:value-type="float" office:value="150.625502159112" calcext:value-type="float">
            <text:p>150,626 </text:p>
          </table:table-cell>
          <table:table-cell table:style-name="ce27" table:formula="of:=STDEV([.O13:.S13])" office:value-type="float" office:value="7.80384204400711" calcext:value-type="float">
            <text:p>7,804 </text:p>
          </table:table-cell>
          <table:table-cell table:style-name="ce28" office:value-type="float" office:value="173.992518591465" calcext:value-type="float">
            <text:p>173,99 </text:p>
          </table:table-cell>
          <table:table-cell table:style-name="ce13" office:value-type="float" office:value="140.470506460358" calcext:value-type="float">
            <text:p>140,47 </text:p>
          </table:table-cell>
          <table:table-cell table:style-name="ce13" office:value-type="float" office:value="185.724893921774" calcext:value-type="float">
            <text:p>185,72 </text:p>
          </table:table-cell>
          <table:table-cell table:style-name="ce13" office:value-type="float" office:value="119.97024509274" calcext:value-type="float">
            <text:p>119,97 </text:p>
          </table:table-cell>
          <table:table-cell office:value-type="float" office:value="138.789179932425" calcext:value-type="float">
            <text:p>138,7891799324</text:p>
          </table:table-cell>
          <table:table-cell table:style-name="ce29" table:formula="of:=MEDIAN([.V13:.Z13])" office:value-type="float" office:value="140.470506460358" calcext:value-type="float">
            <text:p>140,471 </text:p>
          </table:table-cell>
          <table:table-cell table:style-name="ce29" table:formula="of:=STDEV([.V13:.Z13])" office:value-type="float" office:value="27.176174835033" calcext:value-type="float">
            <text:p>27,176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0 cm</text:p>
          </table:table-cell>
          <table:table-cell table:style-name="ce9"/>
          <table:table-cell table:style-name="ce15"/>
          <table:table-cell table:style-name="ce18" office:value-type="float" office:value="66.9230337105692" calcext:value-type="float">
            <text:p>66,92 </text:p>
          </table:table-cell>
          <table:table-cell table:style-name="ce18" office:value-type="float" office:value="34.3300583904005" calcext:value-type="float">
            <text:p>34,33 </text:p>
          </table:table-cell>
          <table:table-cell table:style-name="ce18" office:value-type="float" office:value="95.0345041296571" calcext:value-type="float">
            <text:p>95,03 </text:p>
          </table:table-cell>
          <table:table-cell table:style-name="ce18" office:value-type="float" office:value="93.9846858570483" calcext:value-type="float">
            <text:p>93,98 </text:p>
          </table:table-cell>
          <table:table-cell table:style-name="ce10" office:value-type="float" office:value="92.3993122939102" calcext:value-type="float">
            <text:p>92,40 </text:p>
          </table:table-cell>
          <table:table-cell table:style-name="ce10" office:value-type="float" office:value="90.308609686985" calcext:value-type="float">
            <text:p>90,31 </text:p>
          </table:table-cell>
          <table:table-cell table:style-name="ce10" office:value-type="float" office:value="83.6519297771774" calcext:value-type="float">
            <text:p>83,65 </text:p>
          </table:table-cell>
          <table:table-cell table:style-name="ce10" office:value-type="float" office:value="78.0496756262528" calcext:value-type="float">
            <text:p>78,05 </text:p>
          </table:table-cell>
          <table:table-cell table:style-name="ce10" table:formula="of:=MEDIAN([.E14:.L14])" office:value-type="float" office:value="86.9802697320812" calcext:value-type="float">
            <text:p>86,98 </text:p>
          </table:table-cell>
          <table:table-cell table:style-name="ce10" table:formula="of:=STDEV([.E14:.L14])" office:value-type="float" office:value="20.5355917803818" calcext:value-type="float">
            <text:p>20,54 </text:p>
          </table:table-cell>
          <table:table-cell table:style-name="ce26" office:value-type="float" office:value="79.1159830422087" calcext:value-type="float">
            <text:p>79,12 </text:p>
          </table:table-cell>
          <table:table-cell table:style-name="ce10" office:value-type="float" office:value="92.9252152828349" calcext:value-type="float">
            <text:p>92,93 </text:p>
          </table:table-cell>
          <table:table-cell table:style-name="ce10" office:value-type="float" office:value="77.218786455343" calcext:value-type="float">
            <text:p>77,22 </text:p>
          </table:table-cell>
          <table:table-cell table:style-name="ce10" office:value-type="float" office:value="80.4984478971424" calcext:value-type="float">
            <text:p>80,50 </text:p>
          </table:table-cell>
          <table:table-cell table:style-name="ce10" office:value-type="float" office:value="92.5910367990236" calcext:value-type="float">
            <text:p>92,59 </text:p>
          </table:table-cell>
          <table:table-cell table:style-name="ce27" table:formula="of:=MEDIAN([.O14:.S14])" office:value-type="float" office:value="80.4984478971424" calcext:value-type="float">
            <text:p>80,498 </text:p>
          </table:table-cell>
          <table:table-cell table:style-name="ce27" table:formula="of:=STDEV([.O14:.S14])" office:value-type="float" office:value="7.65605521261008" calcext:value-type="float">
            <text:p>7,656 </text:p>
          </table:table-cell>
          <table:table-cell table:style-name="ce28" office:value-type="float" office:value="95.0479055228142" calcext:value-type="float">
            <text:p>95,05 </text:p>
          </table:table-cell>
          <table:table-cell table:style-name="ce13" office:value-type="float" office:value="80.7564361901465" calcext:value-type="float">
            <text:p>80,76 </text:p>
          </table:table-cell>
          <table:table-cell table:style-name="ce13" office:value-type="float" office:value="105.453999638149" calcext:value-type="float">
            <text:p>105,45 </text:p>
          </table:table-cell>
          <table:table-cell table:style-name="ce13" office:value-type="float" office:value="59.26949020361" calcext:value-type="float">
            <text:p>59,27 </text:p>
          </table:table-cell>
          <table:table-cell office:value-type="float" office:value="62.2299700477185" calcext:value-type="float">
            <text:p>62,2299700477</text:p>
          </table:table-cell>
          <table:table-cell table:style-name="ce29" table:formula="of:=MEDIAN([.V14:.Z14])" office:value-type="float" office:value="80.7564361901465" calcext:value-type="float">
            <text:p>80,756 </text:p>
          </table:table-cell>
          <table:table-cell table:style-name="ce29" table:formula="of:=STDEV([.V14:.Z14])" office:value-type="float" office:value="20.117931435039" calcext:value-type="float">
            <text:p>20,118 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Tree-12 h 0 cm</text:p>
          </table:table-cell>
          <table:table-cell table:style-name="ce11"/>
          <table:table-cell table:style-name="ce16"/>
          <table:table-cell table:style-name="ce19" office:value-type="float" office:value="58.6733735563986" calcext:value-type="float">
            <text:p>58,67 </text:p>
          </table:table-cell>
          <table:table-cell table:style-name="ce19" office:value-type="float" office:value="44.5321997544392" calcext:value-type="float">
            <text:p>44,53 </text:p>
          </table:table-cell>
          <table:table-cell table:style-name="ce19" office:value-type="float" office:value="21.5975848713087" calcext:value-type="float">
            <text:p>21,60 </text:p>
          </table:table-cell>
          <table:table-cell table:style-name="ce19" office:value-type="float" office:value="50.3460330428108" calcext:value-type="float">
            <text:p>50,35 </text:p>
          </table:table-cell>
          <table:table-cell table:style-name="ce23" office:value-type="float" office:value="23.1529737613481" calcext:value-type="float">
            <text:p>23,15 </text:p>
          </table:table-cell>
          <table:table-cell table:style-name="ce23" office:value-type="float" office:value="42.2932702042098" calcext:value-type="float">
            <text:p>42,29 </text:p>
          </table:table-cell>
          <table:table-cell table:style-name="ce23" office:value-type="float" office:value="13.2546550911606" calcext:value-type="float">
            <text:p>13,25 </text:p>
          </table:table-cell>
          <table:table-cell table:style-name="ce23" office:value-type="float" office:value="77.1956565232485" calcext:value-type="float">
            <text:p>77,20 </text:p>
          </table:table-cell>
          <table:table-cell table:style-name="ce10" table:formula="of:=MEDIAN([.E15:.L15])" office:value-type="float" office:value="43.4127349793245" calcext:value-type="float">
            <text:p>43,41 </text:p>
          </table:table-cell>
          <table:table-cell table:style-name="ce10" table:formula="of:=STDEV([.E15:.L15])" office:value-type="float" office:value="21.3393856230223" calcext:value-type="float">
            <text:p>21,34 </text:p>
          </table:table-cell>
          <table:table-cell table:style-name="ce26" office:value-type="float" office:value="28.1418158286954" calcext:value-type="float">
            <text:p>28,14 </text:p>
          </table:table-cell>
          <table:table-cell table:style-name="ce10" office:value-type="float" office:value="51.969117362977" calcext:value-type="float">
            <text:p>51,97 </text:p>
          </table:table-cell>
          <table:table-cell table:style-name="ce10" office:value-type="float" office:value="32.3807480880317" calcext:value-type="float">
            <text:p>32,38 </text:p>
          </table:table-cell>
          <table:table-cell table:style-name="ce10" office:value-type="float" office:value="28.3384994113437" calcext:value-type="float">
            <text:p>28,34 </text:p>
          </table:table-cell>
          <table:table-cell table:style-name="ce10" office:value-type="float" office:value="30.8480416870058" calcext:value-type="float">
            <text:p>30,85 </text:p>
          </table:table-cell>
          <table:table-cell table:style-name="ce27" table:formula="of:=MEDIAN([.O15:.S15])" office:value-type="float" office:value="30.8480416870058" calcext:value-type="float">
            <text:p>30,848 </text:p>
          </table:table-cell>
          <table:table-cell table:style-name="ce27" table:formula="of:=STDEV([.O15:.S15])" office:value-type="float" office:value="10.0156580087874" calcext:value-type="float">
            <text:p>10,016 </text:p>
          </table:table-cell>
          <table:table-cell table:style-name="ce28" office:value-type="float" office:value="84.4987206283592" calcext:value-type="float">
            <text:p>84,50 </text:p>
          </table:table-cell>
          <table:table-cell table:style-name="ce13" office:value-type="float" office:value="90.2892091299909" calcext:value-type="float">
            <text:p>90,29 </text:p>
          </table:table-cell>
          <table:table-cell table:style-name="ce13" office:value-type="float" office:value="95.2904870210913" calcext:value-type="float">
            <text:p>95,29 </text:p>
          </table:table-cell>
          <table:table-cell table:style-name="ce13" office:value-type="float" office:value="45.981447955306" calcext:value-type="float">
            <text:p>45,98 </text:p>
          </table:table-cell>
          <table:table-cell office:value-type="float" office:value="61.4036411970324" calcext:value-type="float">
            <text:p>61,403641197</text:p>
          </table:table-cell>
          <table:table-cell table:style-name="ce29" table:formula="of:=MEDIAN([.V15:.Z15])" office:value-type="float" office:value="84.4987206283592" calcext:value-type="float">
            <text:p>84,499 </text:p>
          </table:table-cell>
          <table:table-cell table:style-name="ce29" table:formula="of:=STDEV([.V15:.Z15])" office:value-type="float" office:value="20.984595755719" calcext:value-type="float">
            <text:p>20,98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80 cm</text:p>
          </table:table-cell>
          <table:table-cell table:style-name="ce10" office:value-type="float" office:value="72.3614500517645" calcext:value-type="float">
            <text:p>72,36 </text:p>
          </table:table-cell>
          <table:table-cell table:style-name="ce10" office:value-type="float" office:value="122.393573248973" calcext:value-type="float">
            <text:p>122,39 </text:p>
          </table:table-cell>
          <table:table-cell table:style-name="ce18" office:value-type="float" office:value="133.076867322899" calcext:value-type="float">
            <text:p>133,08 </text:p>
          </table:table-cell>
          <table:table-cell table:style-name="ce18" office:value-type="float" office:value="157.647462143299" calcext:value-type="float">
            <text:p>157,65 </text:p>
          </table:table-cell>
          <table:table-cell table:style-name="ce18" office:value-type="float" office:value="156.327385157407" calcext:value-type="float">
            <text:p>156,33 </text:p>
          </table:table-cell>
          <table:table-cell table:style-name="ce18" office:value-type="float" office:value="150.446109983778" calcext:value-type="float">
            <text:p>150,45 </text:p>
          </table:table-cell>
          <table:table-cell table:style-name="ce10" office:value-type="float" office:value="134.901233602206" calcext:value-type="float">
            <text:p>134,90 </text:p>
          </table:table-cell>
          <table:table-cell table:style-name="ce10" office:value-type="float" office:value="125.569107239167" calcext:value-type="float">
            <text:p>125,57 </text:p>
          </table:table-cell>
          <table:table-cell table:style-name="ce10" office:value-type="float" office:value="116.515422791886" calcext:value-type="float">
            <text:p>116,52 </text:p>
          </table:table-cell>
          <table:table-cell table:style-name="ce10" office:value-type="float" office:value="52.9295387226605" calcext:value-type="float">
            <text:p>52,93 </text:p>
          </table:table-cell>
          <table:table-cell table:style-name="ce10" table:formula="of:=MEDIAN([.C16:.L16])" office:value-type="float" office:value="129.322987281033" calcext:value-type="float">
            <text:p>129,32 </text:p>
          </table:table-cell>
          <table:table-cell table:style-name="ce10" table:formula="of:=STDEV([.C16:.L16])" office:value-type="float" office:value="34.6805246473994" calcext:value-type="float">
            <text:p>34,68 </text:p>
          </table:table-cell>
          <table:table-cell table:style-name="ce26" office:value-type="float" office:value="110.480805841147" calcext:value-type="float">
            <text:p>110,48 </text:p>
          </table:table-cell>
          <table:table-cell table:style-name="ce10"/>
          <table:table-cell table:style-name="ce10" office:value-type="float" office:value="97.0045895741735" calcext:value-type="float">
            <text:p>97,00 </text:p>
          </table:table-cell>
          <table:table-cell table:style-name="ce10" office:value-type="float" office:value="137.880804219292" calcext:value-type="float">
            <text:p>137,88 </text:p>
          </table:table-cell>
          <table:table-cell table:style-name="ce10" office:value-type="float" office:value="64.7320212290479" calcext:value-type="float">
            <text:p>64,73 </text:p>
          </table:table-cell>
          <table:table-cell table:style-name="ce27" table:formula="of:=MEDIAN([.O16:.S16])" office:value-type="float" office:value="103.74269770766" calcext:value-type="float">
            <text:p>103,743 </text:p>
          </table:table-cell>
          <table:table-cell table:style-name="ce27" table:formula="of:=STDEV([.O16:.S16])" office:value-type="float" office:value="30.3979819145659" calcext:value-type="float">
            <text:p>30,398 </text:p>
          </table:table-cell>
          <table:table-cell table:style-name="ce28" office:value-type="float" office:value="119.122468857395" calcext:value-type="float">
            <text:p>119,12 </text:p>
          </table:table-cell>
          <table:table-cell table:style-name="ce13" office:value-type="float" office:value="104.058150321762" calcext:value-type="float">
            <text:p>104,06 </text:p>
          </table:table-cell>
          <table:table-cell table:style-name="ce13" office:value-type="float" office:value="97.8361138962244" calcext:value-type="float">
            <text:p>97,84 </text:p>
          </table:table-cell>
          <table:table-cell table:style-name="ce13" office:value-type="float" office:value="136.041352817488" calcext:value-type="float">
            <text:p>136,04 </text:p>
          </table:table-cell>
          <table:table-cell office:value-type="float" office:value="157.797717016971" calcext:value-type="float">
            <text:p>157,797717017</text:p>
          </table:table-cell>
          <table:table-cell table:style-name="ce29" table:formula="of:=MEDIAN([.V16:.Z16])" office:value-type="float" office:value="119.122468857395" calcext:value-type="float">
            <text:p>119,122 </text:p>
          </table:table-cell>
          <table:table-cell table:style-name="ce29" table:formula="of:=STDEV([.V16:.Z16])" office:value-type="float" office:value="24.4336034754488" calcext:value-type="float">
            <text:p>24,43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80 c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8" office:value-type="float" office:value="183.586006462105" calcext:value-type="float">
            <text:p>183,59 </text:p>
          </table:table-cell>
          <table:table-cell table:style-name="ce18" office:value-type="float" office:value="200.863528024967" calcext:value-type="float">
            <text:p>200,86 </text:p>
          </table:table-cell>
          <table:table-cell table:style-name="ce18" office:value-type="float" office:value="208.783730843463" calcext:value-type="float">
            <text:p>208,78 </text:p>
          </table:table-cell>
          <table:table-cell table:style-name="ce18" office:value-type="float" office:value="200.616180203587" calcext:value-type="float">
            <text:p>200,62 </text:p>
          </table:table-cell>
          <table:table-cell table:style-name="ce10" office:value-type="float" office:value="203.575009735224" calcext:value-type="float">
            <text:p>203,58 </text:p>
          </table:table-cell>
          <table:table-cell table:style-name="ce10" office:value-type="float" office:value="204.068940993397" calcext:value-type="float">
            <text:p>204,07 </text:p>
          </table:table-cell>
          <table:table-cell table:style-name="ce10" office:value-type="float" office:value="178.818850870278" calcext:value-type="float">
            <text:p>178,82 </text:p>
          </table:table-cell>
          <table:table-cell table:style-name="ce10" office:value-type="float" office:value="170.52685915387" calcext:value-type="float">
            <text:p>170,53 </text:p>
          </table:table-cell>
          <table:table-cell table:style-name="ce10" table:formula="of:=MEDIAN([.C17:.L17])" office:value-type="float" office:value="192.101093332846" calcext:value-type="float">
            <text:p>192,10 </text:p>
          </table:table-cell>
          <table:table-cell table:style-name="ce10" table:formula="of:=STDEV([.C17:.L17])" office:value-type="float" office:value="82.6772786946502" calcext:value-type="float">
            <text:p>82,68 </text:p>
          </table:table-cell>
          <table:table-cell table:style-name="ce26" office:value-type="float" office:value="182.481853547802" calcext:value-type="float">
            <text:p>182,48 </text:p>
          </table:table-cell>
          <table:table-cell table:style-name="ce10"/>
          <table:table-cell table:style-name="ce10" office:value-type="float" office:value="175.397125678066" calcext:value-type="float">
            <text:p>175,40 </text:p>
          </table:table-cell>
          <table:table-cell table:style-name="ce10" office:value-type="float" office:value="194.591326271637" calcext:value-type="float">
            <text:p>194,59 </text:p>
          </table:table-cell>
          <table:table-cell table:style-name="ce10" office:value-type="float" office:value="198.240702303938" calcext:value-type="float">
            <text:p>198,24 </text:p>
          </table:table-cell>
          <table:table-cell table:style-name="ce27" table:formula="of:=MEDIAN([.O17:.S17])" office:value-type="float" office:value="188.53658990972" calcext:value-type="float">
            <text:p>188,537 </text:p>
          </table:table-cell>
          <table:table-cell table:style-name="ce27" table:formula="of:=STDEV([.O17:.S17])" office:value-type="float" office:value="10.6016440850379" calcext:value-type="float">
            <text:p>10,602 </text:p>
          </table:table-cell>
          <table:table-cell table:style-name="ce28" office:value-type="float" office:value="176.255110052146" calcext:value-type="float">
            <text:p>176,26 </text:p>
          </table:table-cell>
          <table:table-cell table:style-name="ce13" office:value-type="float" office:value="180.971230518023" calcext:value-type="float">
            <text:p>180,97 </text:p>
          </table:table-cell>
          <table:table-cell table:style-name="ce13" office:value-type="float" office:value="213.24505775612" calcext:value-type="float">
            <text:p>213,25 </text:p>
          </table:table-cell>
          <table:table-cell table:style-name="ce13" office:value-type="float" office:value="131.764655008658" calcext:value-type="float">
            <text:p>131,76 </text:p>
          </table:table-cell>
          <table:table-cell office:value-type="float" office:value="168.414802818758" calcext:value-type="float">
            <text:p>168,4148028188</text:p>
          </table:table-cell>
          <table:table-cell table:style-name="ce29" table:formula="of:=MEDIAN([.V17:.Z17])" office:value-type="float" office:value="176.255110052146" calcext:value-type="float">
            <text:p>176,255 </text:p>
          </table:table-cell>
          <table:table-cell table:style-name="ce29" table:formula="of:=STDEV([.V17:.Z17])" office:value-type="float" office:value="29.1924314074231" calcext:value-type="float">
            <text:p>29,19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80 cm</text:p>
          </table:table-cell>
          <table:table-cell table:style-name="ce10" office:value-type="float" office:value="57.1474559610387" calcext:value-type="float">
            <text:p>57,15 </text:p>
          </table:table-cell>
          <table:table-cell table:style-name="ce10" office:value-type="float" office:value="159.486113536554" calcext:value-type="float">
            <text:p>159,49 </text:p>
          </table:table-cell>
          <table:table-cell table:style-name="ce18" office:value-type="float" office:value="160.350712550389" calcext:value-type="float">
            <text:p>160,35 </text:p>
          </table:table-cell>
          <table:table-cell table:style-name="ce18" office:value-type="float" office:value="178.096331374165" calcext:value-type="float">
            <text:p>178,10 </text:p>
          </table:table-cell>
          <table:table-cell table:style-name="ce18" office:value-type="float" office:value="169.793491203252" calcext:value-type="float">
            <text:p>169,79 </text:p>
          </table:table-cell>
          <table:table-cell table:style-name="ce18" office:value-type="float" office:value="191.26666449856" calcext:value-type="float">
            <text:p>191,27 </text:p>
          </table:table-cell>
          <table:table-cell table:style-name="ce10" office:value-type="float" office:value="178.816741366935" calcext:value-type="float">
            <text:p>178,82 </text:p>
          </table:table-cell>
          <table:table-cell table:style-name="ce10" office:value-type="float" office:value="170.325366919968" calcext:value-type="float">
            <text:p>170,33 </text:p>
          </table:table-cell>
          <table:table-cell table:style-name="ce10" office:value-type="float" office:value="171.504044738848" calcext:value-type="float">
            <text:p>171,50 </text:p>
          </table:table-cell>
          <table:table-cell table:style-name="ce10" office:value-type="float" office:value="168.493627655964" calcext:value-type="float">
            <text:p>168,49 </text:p>
          </table:table-cell>
          <table:table-cell table:style-name="ce10" table:formula="of:=MEDIAN([.C18:.L18])" office:value-type="float" office:value="170.05942906161" calcext:value-type="float">
            <text:p>170,06 </text:p>
          </table:table-cell>
          <table:table-cell table:style-name="ce10" table:formula="of:=STDEV([.C18:.L18])" office:value-type="float" office:value="37.4794850182258" calcext:value-type="float">
            <text:p>37,48 </text:p>
          </table:table-cell>
          <table:table-cell table:style-name="ce26" office:value-type="float" office:value="181.845498724824" calcext:value-type="float">
            <text:p>181,85 </text:p>
          </table:table-cell>
          <table:table-cell table:style-name="ce10"/>
          <table:table-cell table:style-name="ce10" office:value-type="float" office:value="182.68086208593" calcext:value-type="float">
            <text:p>182,68 </text:p>
          </table:table-cell>
          <table:table-cell table:style-name="ce10" office:value-type="float" office:value="201.286262154857" calcext:value-type="float">
            <text:p>201,29 </text:p>
          </table:table-cell>
          <table:table-cell table:style-name="ce10" office:value-type="float" office:value="206.664774069036" calcext:value-type="float">
            <text:p>206,66 </text:p>
          </table:table-cell>
          <table:table-cell table:style-name="ce27" table:formula="of:=MEDIAN([.O18:.S18])" office:value-type="float" office:value="191.983562120394" calcext:value-type="float">
            <text:p>191,984 </text:p>
          </table:table-cell>
          <table:table-cell table:style-name="ce27" table:formula="of:=STDEV([.O18:.S18])" office:value-type="float" office:value="12.7310476115433" calcext:value-type="float">
            <text:p>12,731 </text:p>
          </table:table-cell>
          <table:table-cell table:style-name="ce28" office:value-type="float" office:value="213.645640989217" calcext:value-type="float">
            <text:p>213,65 </text:p>
          </table:table-cell>
          <table:table-cell table:style-name="ce13" office:value-type="float" office:value="199.238723396795" calcext:value-type="float">
            <text:p>199,24 </text:p>
          </table:table-cell>
          <table:table-cell table:style-name="ce13" office:value-type="float" office:value="220.981627159608" calcext:value-type="float">
            <text:p>220,98 </text:p>
          </table:table-cell>
          <table:table-cell table:style-name="ce13" office:value-type="float" office:value="148.129779230794" calcext:value-type="float">
            <text:p>148,13 </text:p>
          </table:table-cell>
          <table:table-cell office:value-type="float" office:value="167.579484261111" calcext:value-type="float">
            <text:p>167,5794842611</text:p>
          </table:table-cell>
          <table:table-cell table:style-name="ce29" table:formula="of:=MEDIAN([.V18:.Z18])" office:value-type="float" office:value="199.238723396795" calcext:value-type="float">
            <text:p>199,239 </text:p>
          </table:table-cell>
          <table:table-cell table:style-name="ce29" table:formula="of:=STDEV([.V18:.Z18])" office:value-type="float" office:value="31.0648128951939" calcext:value-type="float">
            <text:p>31,06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80 cm</text:p>
          </table:table-cell>
          <table:table-cell table:style-name="ce10" office:value-type="float" office:value="8.57211394784623" calcext:value-type="float">
            <text:p>8,57 </text:p>
          </table:table-cell>
          <table:table-cell table:style-name="ce10" office:value-type="float" office:value="107.000489920489" calcext:value-type="float">
            <text:p>107,00 </text:p>
          </table:table-cell>
          <table:table-cell table:style-name="ce18" office:value-type="float" office:value="104.608673983724" calcext:value-type="float">
            <text:p>104,61 </text:p>
          </table:table-cell>
          <table:table-cell table:style-name="ce18" office:value-type="float" office:value="116.406249668889" calcext:value-type="float">
            <text:p>116,41 </text:p>
          </table:table-cell>
          <table:table-cell table:style-name="ce18" office:value-type="float" office:value="149.708459068035" calcext:value-type="float">
            <text:p>149,71 </text:p>
          </table:table-cell>
          <table:table-cell table:style-name="ce18" office:value-type="float" office:value="134.629372989133" calcext:value-type="float">
            <text:p>134,63 </text:p>
          </table:table-cell>
          <table:table-cell table:style-name="ce10" office:value-type="float" office:value="114.122499029369" calcext:value-type="float">
            <text:p>114,12 </text:p>
          </table:table-cell>
          <table:table-cell table:style-name="ce10" office:value-type="float" office:value="127.125987672679" calcext:value-type="float">
            <text:p>127,13 </text:p>
          </table:table-cell>
          <table:table-cell table:style-name="ce10" office:value-type="float" office:value="114.569519881728" calcext:value-type="float">
            <text:p>114,57 </text:p>
          </table:table-cell>
          <table:table-cell table:style-name="ce10" office:value-type="float" office:value="99.1193585563426" calcext:value-type="float">
            <text:p>99,12 </text:p>
          </table:table-cell>
          <table:table-cell table:style-name="ce10" table:formula="of:=MEDIAN([.C19:.L19])" office:value-type="float" office:value="114.346009455548" calcext:value-type="float">
            <text:p>114,35 </text:p>
          </table:table-cell>
          <table:table-cell table:style-name="ce10" table:formula="of:=STDEV([.C19:.L19])" office:value-type="float" office:value="37.9200764950872" calcext:value-type="float">
            <text:p>37,92 </text:p>
          </table:table-cell>
          <table:table-cell table:style-name="ce26" office:value-type="float" office:value="109.397155713273" calcext:value-type="float">
            <text:p>109,40 </text:p>
          </table:table-cell>
          <table:table-cell table:style-name="ce10" office:value-type="float" office:value="133.296156545439" calcext:value-type="float">
            <text:p>133,30 </text:p>
          </table:table-cell>
          <table:table-cell table:style-name="ce10" office:value-type="float" office:value="128.523124597108" calcext:value-type="float">
            <text:p>128,52 </text:p>
          </table:table-cell>
          <table:table-cell table:style-name="ce10" office:value-type="float" office:value="143.417861105339" calcext:value-type="float">
            <text:p>143,42 </text:p>
          </table:table-cell>
          <table:table-cell table:style-name="ce10" office:value-type="float" office:value="143.831423034047" calcext:value-type="float">
            <text:p>143,83 </text:p>
          </table:table-cell>
          <table:table-cell table:style-name="ce27" table:formula="of:=MEDIAN([.O19:.S19])" office:value-type="float" office:value="133.296156545439" calcext:value-type="float">
            <text:p>133,296 </text:p>
          </table:table-cell>
          <table:table-cell table:style-name="ce27" table:formula="of:=STDEV([.O19:.S19])" office:value-type="float" office:value="14.0937625833739" calcext:value-type="float">
            <text:p>14,094 </text:p>
          </table:table-cell>
          <table:table-cell table:style-name="ce28" office:value-type="float" office:value="146.543124678683" calcext:value-type="float">
            <text:p>146,54 </text:p>
          </table:table-cell>
          <table:table-cell table:style-name="ce13" office:value-type="float" office:value="159.140928666347" calcext:value-type="float">
            <text:p>159,14 </text:p>
          </table:table-cell>
          <table:table-cell table:style-name="ce13" office:value-type="float" office:value="120.778907176738" calcext:value-type="float">
            <text:p>120,78 </text:p>
          </table:table-cell>
          <table:table-cell table:style-name="ce13" office:value-type="float" office:value="79.2367456048079" calcext:value-type="float">
            <text:p>79,24 </text:p>
          </table:table-cell>
          <table:table-cell office:value-type="float" office:value="121.876865100083" calcext:value-type="float">
            <text:p>121,8768651001</text:p>
          </table:table-cell>
          <table:table-cell table:style-name="ce29" table:formula="of:=MEDIAN([.V19:.Z19])" office:value-type="float" office:value="121.876865100083" calcext:value-type="float">
            <text:p>121,877 </text:p>
          </table:table-cell>
          <table:table-cell table:style-name="ce29" table:formula="of:=STDEV([.V19:.Z19])" office:value-type="float" office:value="30.6195547662332" calcext:value-type="float">
            <text:p>30,62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80 cm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48.951811842306" calcext:value-type="float">
            <text:p>148,95 </text:p>
          </table:table-cell>
          <table:table-cell table:style-name="ce18" office:value-type="float" office:value="148.939743280479" calcext:value-type="float">
            <text:p>148,94 </text:p>
          </table:table-cell>
          <table:table-cell table:style-name="ce18" office:value-type="float" office:value="182.247786141962" calcext:value-type="float">
            <text:p>182,25 </text:p>
          </table:table-cell>
          <table:table-cell table:style-name="ce18" office:value-type="float" office:value="179.445956876805" calcext:value-type="float">
            <text:p>179,45 </text:p>
          </table:table-cell>
          <table:table-cell table:style-name="ce18" office:value-type="float" office:value="174.571818236606" calcext:value-type="float">
            <text:p>174,57 </text:p>
          </table:table-cell>
          <table:table-cell table:style-name="ce10" office:value-type="float" office:value="82.2616647548776" calcext:value-type="float">
            <text:p>82,26 </text:p>
          </table:table-cell>
          <table:table-cell table:style-name="ce10" office:value-type="float" office:value="163.608017669394" calcext:value-type="float">
            <text:p>163,61 </text:p>
          </table:table-cell>
          <table:table-cell table:style-name="ce10" office:value-type="float" office:value="167.854515771044" calcext:value-type="float">
            <text:p>167,85 </text:p>
          </table:table-cell>
          <table:table-cell table:style-name="ce10" office:value-type="float" office:value="134.80158124241" calcext:value-type="float">
            <text:p>134,80 </text:p>
          </table:table-cell>
          <table:table-cell table:style-name="ce10" table:formula="of:=MEDIAN([.C20:.L20])" office:value-type="float" office:value="156.27991475585" calcext:value-type="float">
            <text:p>156,28 </text:p>
          </table:table-cell>
          <table:table-cell table:style-name="ce10" table:formula="of:=STDEV([.C20:.L20])" office:value-type="float" office:value="56.7255446680989" calcext:value-type="float">
            <text:p>56,73 </text:p>
          </table:table-cell>
          <table:table-cell table:style-name="ce26" office:value-type="float" office:value="155.231804950359" calcext:value-type="float">
            <text:p>155,23 </text:p>
          </table:table-cell>
          <table:table-cell table:style-name="ce10" office:value-type="float" office:value="166.308823480788" calcext:value-type="float">
            <text:p>166,31 </text:p>
          </table:table-cell>
          <table:table-cell table:style-name="ce10" office:value-type="float" office:value="70.2165157439046" calcext:value-type="float">
            <text:p>70,22 </text:p>
          </table:table-cell>
          <table:table-cell table:style-name="ce10" office:value-type="float" office:value="157.402979219875" calcext:value-type="float">
            <text:p>157,40 </text:p>
          </table:table-cell>
          <table:table-cell table:style-name="ce10" office:value-type="float" office:value="166.298272351194" calcext:value-type="float">
            <text:p>166,30 </text:p>
          </table:table-cell>
          <table:table-cell table:style-name="ce27" table:formula="of:=MEDIAN([.O20:.S20])" office:value-type="float" office:value="157.402979219875" calcext:value-type="float">
            <text:p>157,403 </text:p>
          </table:table-cell>
          <table:table-cell table:style-name="ce27" table:formula="of:=STDEV([.O20:.S20])" office:value-type="float" office:value="41.0504785735989" calcext:value-type="float">
            <text:p>41,050 </text:p>
          </table:table-cell>
          <table:table-cell table:style-name="ce28" office:value-type="float" office:value="110.485941750308" calcext:value-type="float">
            <text:p>110,49 </text:p>
          </table:table-cell>
          <table:table-cell table:style-name="ce13" office:value-type="float" office:value="150.819608268596" calcext:value-type="float">
            <text:p>150,82 </text:p>
          </table:table-cell>
          <table:table-cell table:style-name="ce13" office:value-type="float" office:value="190.537199478051" calcext:value-type="float">
            <text:p>190,54 </text:p>
          </table:table-cell>
          <table:table-cell table:style-name="ce13" office:value-type="float" office:value="46.2129215381424" calcext:value-type="float">
            <text:p>46,21 </text:p>
          </table:table-cell>
          <table:table-cell office:value-type="float" office:value="130.219840000778" calcext:value-type="float">
            <text:p>130,2198400008</text:p>
          </table:table-cell>
          <table:table-cell table:style-name="ce29" table:formula="of:=MEDIAN([.V20:.Z20])" office:value-type="float" office:value="130.219840000778" calcext:value-type="float">
            <text:p>130,220 </text:p>
          </table:table-cell>
          <table:table-cell table:style-name="ce29" table:formula="of:=STDEV([.V20:.Z20])" office:value-type="float" office:value="53.396955065632" calcext:value-type="float">
            <text:p>53,397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80 cm</text:p>
          </table:table-cell>
          <table:table-cell table:style-name="ce9"/>
          <table:table-cell table:style-name="ce15"/>
          <table:table-cell table:style-name="ce18" office:value-type="float" office:value="66.2619056828101" calcext:value-type="float">
            <text:p>66,26 </text:p>
          </table:table-cell>
          <table:table-cell table:style-name="ce18" office:value-type="float" office:value="70.5622462523199" calcext:value-type="float">
            <text:p>70,56 </text:p>
          </table:table-cell>
          <table:table-cell table:style-name="ce18" office:value-type="float" office:value="76.1206074672509" calcext:value-type="float">
            <text:p>76,12 </text:p>
          </table:table-cell>
          <table:table-cell table:style-name="ce18" office:value-type="float" office:value="73.034327932142" calcext:value-type="float">
            <text:p>73,03 </text:p>
          </table:table-cell>
          <table:table-cell table:style-name="ce10" office:value-type="float" office:value="78.3708815672548" calcext:value-type="float">
            <text:p>78,37 </text:p>
          </table:table-cell>
          <table:table-cell table:style-name="ce10" office:value-type="float" office:value="76.0537041759832" calcext:value-type="float">
            <text:p>76,05 </text:p>
          </table:table-cell>
          <table:table-cell table:style-name="ce10" office:value-type="float" office:value="43.1769774112713" calcext:value-type="float">
            <text:p>43,18 </text:p>
          </table:table-cell>
          <table:table-cell table:style-name="ce10" office:value-type="float" office:value="64.2278364221015" calcext:value-type="float">
            <text:p>64,23 </text:p>
          </table:table-cell>
          <table:table-cell table:style-name="ce10" table:formula="of:=MEDIAN([.E21:.L21])" office:value-type="float" office:value="71.798287092231" calcext:value-type="float">
            <text:p>71,80 </text:p>
          </table:table-cell>
          <table:table-cell table:style-name="ce10" table:formula="of:=STDEV([.E21:.L21])" office:value-type="float" office:value="11.3508384425663" calcext:value-type="float">
            <text:p>11,35 </text:p>
          </table:table-cell>
          <table:table-cell table:style-name="ce26" office:value-type="float" office:value="59.1174842756562" calcext:value-type="float">
            <text:p>59,12 </text:p>
          </table:table-cell>
          <table:table-cell table:style-name="ce10" office:value-type="float" office:value="73.0187953725482" calcext:value-type="float">
            <text:p>73,02 </text:p>
          </table:table-cell>
          <table:table-cell table:style-name="ce10" office:value-type="float" office:value="51.087856656913" calcext:value-type="float">
            <text:p>51,09 </text:p>
          </table:table-cell>
          <table:table-cell table:style-name="ce10" office:value-type="float" office:value="56.4949289007525" calcext:value-type="float">
            <text:p>56,49 </text:p>
          </table:table-cell>
          <table:table-cell table:style-name="ce10" office:value-type="float" office:value="69.424184938195" calcext:value-type="float">
            <text:p>69,42 </text:p>
          </table:table-cell>
          <table:table-cell table:style-name="ce27" table:formula="of:=MEDIAN([.O21:.S21])" office:value-type="float" office:value="59.1174842756562" calcext:value-type="float">
            <text:p>59,117 </text:p>
          </table:table-cell>
          <table:table-cell table:style-name="ce27" table:formula="of:=STDEV([.O21:.S21])" office:value-type="float" office:value="9.13886134105909" calcext:value-type="float">
            <text:p>9,139 </text:p>
          </table:table-cell>
          <table:table-cell table:style-name="ce28" office:value-type="float" office:value="19.4150266947008" calcext:value-type="float">
            <text:p>19,42 </text:p>
          </table:table-cell>
          <table:table-cell table:style-name="ce13" office:value-type="float" office:value="60.0583174603915" calcext:value-type="float">
            <text:p>60,06 </text:p>
          </table:table-cell>
          <table:table-cell table:style-name="ce13" office:value-type="float" office:value="63.5267093726606" calcext:value-type="float">
            <text:p>63,53 </text:p>
          </table:table-cell>
          <table:table-cell table:style-name="ce13" office:value-type="float" office:value="26.5820698121798" calcext:value-type="float">
            <text:p>26,58 </text:p>
          </table:table-cell>
          <table:table-cell office:value-type="float" office:value="39.1792198374104" calcext:value-type="float">
            <text:p>39,1792198374</text:p>
          </table:table-cell>
          <table:table-cell table:style-name="ce29" table:formula="of:=MEDIAN([.V21:.Z21])" office:value-type="float" office:value="39.1792198374104" calcext:value-type="float">
            <text:p>39,179 </text:p>
          </table:table-cell>
          <table:table-cell table:style-name="ce29" table:formula="of:=STDEV([.V21:.Z21])" office:value-type="float" office:value="19.6528978968347" calcext:value-type="float">
            <text:p>19,65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80 cm</text:p>
          </table:table-cell>
          <table:table-cell table:style-name="ce9"/>
          <table:table-cell table:style-name="ce15"/>
          <table:table-cell table:style-name="ce18" office:value-type="float" office:value="129.044919573388" calcext:value-type="float">
            <text:p>129,04 </text:p>
          </table:table-cell>
          <table:table-cell table:style-name="ce18" office:value-type="float" office:value="100.152050799399" calcext:value-type="float">
            <text:p>100,15 </text:p>
          </table:table-cell>
          <table:table-cell table:style-name="ce18" office:value-type="float" office:value="105.352674641235" calcext:value-type="float">
            <text:p>105,35 </text:p>
          </table:table-cell>
          <table:table-cell table:style-name="ce18" office:value-type="float" office:value="95.0071423262398" calcext:value-type="float">
            <text:p>95,01 </text:p>
          </table:table-cell>
          <table:table-cell table:style-name="ce10" office:value-type="float" office:value="89.4467445394217" calcext:value-type="float">
            <text:p>89,45 </text:p>
          </table:table-cell>
          <table:table-cell table:style-name="ce10" office:value-type="float" office:value="102.184354305045" calcext:value-type="float">
            <text:p>102,18 </text:p>
          </table:table-cell>
          <table:table-cell table:style-name="ce10" office:value-type="float" office:value="80.1934075102084" calcext:value-type="float">
            <text:p>80,19 </text:p>
          </table:table-cell>
          <table:table-cell table:style-name="ce10" office:value-type="float" office:value="69.9899468255128" calcext:value-type="float">
            <text:p>69,99 </text:p>
          </table:table-cell>
          <table:table-cell table:style-name="ce10" table:formula="of:=MEDIAN([.E22:.L22])" office:value-type="float" office:value="97.5795965628192" calcext:value-type="float">
            <text:p>97,58 </text:p>
          </table:table-cell>
          <table:table-cell table:style-name="ce10" table:formula="of:=STDEV([.E22:.L22])" office:value-type="float" office:value="17.7434353836917" calcext:value-type="float">
            <text:p>17,74 </text:p>
          </table:table-cell>
          <table:table-cell table:style-name="ce26" office:value-type="float" office:value="82.0554380605537" calcext:value-type="float">
            <text:p>82,06 </text:p>
          </table:table-cell>
          <table:table-cell table:style-name="ce10" office:value-type="float" office:value="83.7915290619403" calcext:value-type="float">
            <text:p>83,79 </text:p>
          </table:table-cell>
          <table:table-cell table:style-name="ce10" office:value-type="float" office:value="69.1371030562961" calcext:value-type="float">
            <text:p>69,14 </text:p>
          </table:table-cell>
          <table:table-cell table:style-name="ce10" office:value-type="float" office:value="79.0141320101575" calcext:value-type="float">
            <text:p>79,01 </text:p>
          </table:table-cell>
          <table:table-cell table:style-name="ce10" office:value-type="float" office:value="89.8990489682988" calcext:value-type="float">
            <text:p>89,90 </text:p>
          </table:table-cell>
          <table:table-cell table:style-name="ce27" table:formula="of:=MEDIAN([.O22:.S22])" office:value-type="float" office:value="82.0554380605537" calcext:value-type="float">
            <text:p>82,055 </text:p>
          </table:table-cell>
          <table:table-cell table:style-name="ce27" table:formula="of:=STDEV([.O22:.S22])" office:value-type="float" office:value="7.62444163712147" calcext:value-type="float">
            <text:p>7,624 </text:p>
          </table:table-cell>
          <table:table-cell table:style-name="ce28" office:value-type="float" office:value="62.2637226646702" calcext:value-type="float">
            <text:p>62,26 </text:p>
          </table:table-cell>
          <table:table-cell table:style-name="ce13" office:value-type="float" office:value="57.400438384624" calcext:value-type="float">
            <text:p>57,40 </text:p>
          </table:table-cell>
          <table:table-cell table:style-name="ce13" office:value-type="float" office:value="70.3080925248854" calcext:value-type="float">
            <text:p>70,31 </text:p>
          </table:table-cell>
          <table:table-cell table:style-name="ce13" office:value-type="float" office:value="33.3259799797265" calcext:value-type="float">
            <text:p>33,33 </text:p>
          </table:table-cell>
          <table:table-cell office:value-type="float" office:value="18.8431809399178" calcext:value-type="float">
            <text:p>18,8431809399</text:p>
          </table:table-cell>
          <table:table-cell table:style-name="ce29" table:formula="of:=MEDIAN([.V22:.Z22])" office:value-type="float" office:value="57.400438384624" calcext:value-type="float">
            <text:p>57,400 </text:p>
          </table:table-cell>
          <table:table-cell table:style-name="ce29" table:formula="of:=STDEV([.V22:.Z22])" office:value-type="float" office:value="21.5290666787222" calcext:value-type="float">
            <text:p>21,529 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Tree-12 h 80 cm</text:p>
          </table:table-cell>
          <table:table-cell table:style-name="ce11"/>
          <table:table-cell table:style-name="ce16"/>
          <table:table-cell table:style-name="ce19" office:value-type="float" office:value="126.457531517545" calcext:value-type="float">
            <text:p>126,46 </text:p>
          </table:table-cell>
          <table:table-cell table:style-name="ce19" office:value-type="float" office:value="124.216119794253" calcext:value-type="float">
            <text:p>124,22 </text:p>
          </table:table-cell>
          <table:table-cell table:style-name="ce19" office:value-type="float" office:value="123.479922918319" calcext:value-type="float">
            <text:p>123,48 </text:p>
          </table:table-cell>
          <table:table-cell table:style-name="ce19" office:value-type="float" office:value="108.335705194673" calcext:value-type="float">
            <text:p>108,34 </text:p>
          </table:table-cell>
          <table:table-cell table:style-name="ce23" office:value-type="float" office:value="99.6261307332485" calcext:value-type="float">
            <text:p>99,63 </text:p>
          </table:table-cell>
          <table:table-cell table:style-name="ce23" office:value-type="float" office:value="85.9698820743646" calcext:value-type="float">
            <text:p>85,97 </text:p>
          </table:table-cell>
          <table:table-cell table:style-name="ce23" office:value-type="float" office:value="82.5134790892767" calcext:value-type="float">
            <text:p>82,51 </text:p>
          </table:table-cell>
          <table:table-cell table:style-name="ce23" office:value-type="float" office:value="70.9478126156301" calcext:value-type="float">
            <text:p>70,95 </text:p>
          </table:table-cell>
          <table:table-cell table:style-name="ce10" table:formula="of:=MEDIAN([.E23:.L23])" office:value-type="float" office:value="103.980917963961" calcext:value-type="float">
            <text:p>103,98 </text:p>
          </table:table-cell>
          <table:table-cell table:style-name="ce10" table:formula="of:=STDEV([.E23:.L23])" office:value-type="float" office:value="21.3674394345591" calcext:value-type="float">
            <text:p>21,37 </text:p>
          </table:table-cell>
          <table:table-cell table:style-name="ce26" office:value-type="float" office:value="78.1827871505365" calcext:value-type="float">
            <text:p>78,18 </text:p>
          </table:table-cell>
          <table:table-cell table:style-name="ce10" office:value-type="float" office:value="84.7470855807641" calcext:value-type="float">
            <text:p>84,75 </text:p>
          </table:table-cell>
          <table:table-cell table:style-name="ce10" office:value-type="float" office:value="61.6609394450188" calcext:value-type="float">
            <text:p>61,66 </text:p>
          </table:table-cell>
          <table:table-cell table:style-name="ce10" office:value-type="float" office:value="65.1652899311061" calcext:value-type="float">
            <text:p>65,17 </text:p>
          </table:table-cell>
          <table:table-cell table:style-name="ce10" office:value-type="float" office:value="76.8028699549144" calcext:value-type="float">
            <text:p>76,80 </text:p>
          </table:table-cell>
          <table:table-cell table:style-name="ce27" table:formula="of:=MEDIAN([.O23:.S23])" office:value-type="float" office:value="76.8028699549144" calcext:value-type="float">
            <text:p>76,803 </text:p>
          </table:table-cell>
          <table:table-cell table:style-name="ce27" table:formula="of:=STDEV([.O23:.S23])" office:value-type="float" office:value="9.60192714430909" calcext:value-type="float">
            <text:p>9,602 </text:p>
          </table:table-cell>
          <table:table-cell table:style-name="ce28" office:value-type="float" office:value="68.9779965031315" calcext:value-type="float">
            <text:p>68,98 </text:p>
          </table:table-cell>
          <table:table-cell table:style-name="ce13" office:value-type="float" office:value="74.7132576685967" calcext:value-type="float">
            <text:p>74,71 </text:p>
          </table:table-cell>
          <table:table-cell table:style-name="ce13" office:value-type="float" office:value="84.896145672297" calcext:value-type="float">
            <text:p>84,90 </text:p>
          </table:table-cell>
          <table:table-cell table:style-name="ce13" office:value-type="float" office:value="37.3372374749201" calcext:value-type="float">
            <text:p>37,34 </text:p>
          </table:table-cell>
          <table:table-cell office:value-type="float" office:value="52.1259872794975" calcext:value-type="float">
            <text:p>52,1259872795</text:p>
          </table:table-cell>
          <table:table-cell table:style-name="ce29" table:formula="of:=MEDIAN([.V23:.Z23])" office:value-type="float" office:value="68.9779965031315" calcext:value-type="float">
            <text:p>68,978 </text:p>
          </table:table-cell>
          <table:table-cell table:style-name="ce29" table:formula="of:=STDEV([.V23:.Z23])" office:value-type="float" office:value="18.8900656012692" calcext:value-type="float">
            <text:p>18,89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170 cm</text:p>
          </table:table-cell>
          <table:table-cell table:style-name="ce10" office:value-type="float" office:value="56.8788842989887" calcext:value-type="float">
            <text:p>56,88 </text:p>
          </table:table-cell>
          <table:table-cell table:style-name="ce10" office:value-type="float" office:value="57.4996379100594" calcext:value-type="float">
            <text:p>57,50 </text:p>
          </table:table-cell>
          <table:table-cell table:style-name="ce18" office:value-type="float" office:value="113.814505938904" calcext:value-type="float">
            <text:p>113,81 </text:p>
          </table:table-cell>
          <table:table-cell table:style-name="ce18" office:value-type="float" office:value="139.639193861413" calcext:value-type="float">
            <text:p>139,64 </text:p>
          </table:table-cell>
          <table:table-cell table:style-name="ce18" office:value-type="float" office:value="144.224072298864" calcext:value-type="float">
            <text:p>144,22 </text:p>
          </table:table-cell>
          <table:table-cell table:style-name="ce18" office:value-type="float" office:value="145.089904387842" calcext:value-type="float">
            <text:p>145,09 </text:p>
          </table:table-cell>
          <table:table-cell table:style-name="ce10" office:value-type="float" office:value="127.633322202379" calcext:value-type="float">
            <text:p>127,63 </text:p>
          </table:table-cell>
          <table:table-cell table:style-name="ce10" office:value-type="float" office:value="107.588703230986" calcext:value-type="float">
            <text:p>107,59 </text:p>
          </table:table-cell>
          <table:table-cell table:style-name="ce10" office:value-type="float" office:value="95.7067746482452" calcext:value-type="float">
            <text:p>95,71 </text:p>
          </table:table-cell>
          <table:table-cell table:style-name="ce10" office:value-type="float" office:value="70.1878800922672" calcext:value-type="float">
            <text:p>70,19 </text:p>
          </table:table-cell>
          <table:table-cell table:style-name="ce10" table:formula="of:=MEDIAN([.C24:.L24])" office:value-type="float" office:value="110.701604584945" calcext:value-type="float">
            <text:p>110,70 </text:p>
          </table:table-cell>
          <table:table-cell table:style-name="ce10" table:formula="of:=STDEV([.C24:.L24])" office:value-type="float" office:value="34.6500161846293" calcext:value-type="float">
            <text:p>34,65 </text:p>
          </table:table-cell>
          <table:table-cell table:style-name="ce26" office:value-type="float" office:value="84.5494962350766" calcext:value-type="float">
            <text:p>84,55 </text:p>
          </table:table-cell>
          <table:table-cell table:style-name="ce10"/>
          <table:table-cell table:style-name="ce10" office:value-type="float" office:value="94.3266360736693" calcext:value-type="float">
            <text:p>94,33 </text:p>
          </table:table-cell>
          <table:table-cell table:style-name="ce10" office:value-type="float" office:value="115.012966518099" calcext:value-type="float">
            <text:p>115,01 </text:p>
          </table:table-cell>
          <table:table-cell table:style-name="ce10" office:value-type="float" office:value="125.956990047107" calcext:value-type="float">
            <text:p>125,96 </text:p>
          </table:table-cell>
          <table:table-cell table:style-name="ce27" table:formula="of:=MEDIAN([.O24:.S24])" office:value-type="float" office:value="104.669801295884" calcext:value-type="float">
            <text:p>104,670 </text:p>
          </table:table-cell>
          <table:table-cell table:style-name="ce27" table:formula="of:=STDEV([.O24:.S24])" office:value-type="float" office:value="18.8996720422294" calcext:value-type="float">
            <text:p>18,900 </text:p>
          </table:table-cell>
          <table:table-cell table:style-name="ce28" office:value-type="float" office:value="101.548299294034" calcext:value-type="float">
            <text:p>101,55 </text:p>
          </table:table-cell>
          <table:table-cell table:style-name="ce13" office:value-type="float" office:value="102.681697719736" calcext:value-type="float">
            <text:p>102,68 </text:p>
          </table:table-cell>
          <table:table-cell table:style-name="ce13" office:value-type="float" office:value="124.245289064551" calcext:value-type="float">
            <text:p>124,25 </text:p>
          </table:table-cell>
          <table:table-cell table:style-name="ce13" office:value-type="float" office:value="51.4944494645677" calcext:value-type="float">
            <text:p>51,49 </text:p>
          </table:table-cell>
          <table:table-cell office:value-type="float" office:value="76.9204835777837" calcext:value-type="float">
            <text:p>76,9204835778</text:p>
          </table:table-cell>
          <table:table-cell table:style-name="ce29" table:formula="of:=MEDIAN([.V24:.Z24])" office:value-type="float" office:value="101.548299294034" calcext:value-type="float">
            <text:p>101,548 </text:p>
          </table:table-cell>
          <table:table-cell table:style-name="ce29" table:formula="of:=STDEV([.V24:.Z24])" office:value-type="float" office:value="27.8889971347286" calcext:value-type="float">
            <text:p>27,88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170 cm</text:p>
          </table:table-cell>
          <table:table-cell table:style-name="ce10" office:value-type="float" office:value="76.6723279923766" calcext:value-type="float">
            <text:p>76,67 </text:p>
          </table:table-cell>
          <table:table-cell table:style-name="ce10" office:value-type="float" office:value="145.293736117188" calcext:value-type="float">
            <text:p>145,29 </text:p>
          </table:table-cell>
          <table:table-cell table:style-name="ce18" office:value-type="float" office:value="157.054149057429" calcext:value-type="float">
            <text:p>157,05 </text:p>
          </table:table-cell>
          <table:table-cell table:style-name="ce18" office:value-type="float" office:value="190.396363195159" calcext:value-type="float">
            <text:p>190,40 </text:p>
          </table:table-cell>
          <table:table-cell table:style-name="ce18" office:value-type="float" office:value="197.430035578896" calcext:value-type="float">
            <text:p>197,43 </text:p>
          </table:table-cell>
          <table:table-cell table:style-name="ce18" office:value-type="float" office:value="170.960734405822" calcext:value-type="float">
            <text:p>170,96 </text:p>
          </table:table-cell>
          <table:table-cell table:style-name="ce10" office:value-type="float" office:value="181.00926259395" calcext:value-type="float">
            <text:p>181,01 </text:p>
          </table:table-cell>
          <table:table-cell table:style-name="ce10" office:value-type="float" office:value="160.029194525953" calcext:value-type="float">
            <text:p>160,03 </text:p>
          </table:table-cell>
          <table:table-cell table:style-name="ce10" office:value-type="float" office:value="174.381363862762" calcext:value-type="float">
            <text:p>174,38 </text:p>
          </table:table-cell>
          <table:table-cell table:style-name="ce10" office:value-type="float" office:value="52.1125398900038" calcext:value-type="float">
            <text:p>52,11 </text:p>
          </table:table-cell>
          <table:table-cell table:style-name="ce10" table:formula="of:=MEDIAN([.C25:.L25])" office:value-type="float" office:value="165.494964465888" calcext:value-type="float">
            <text:p>165,49 </text:p>
          </table:table-cell>
          <table:table-cell table:style-name="ce10" table:formula="of:=STDEV([.C25:.L25])" office:value-type="float" office:value="48.3107968777788" calcext:value-type="float">
            <text:p>48,31 </text:p>
          </table:table-cell>
          <table:table-cell table:style-name="ce26" office:value-type="float" office:value="147.989503132169" calcext:value-type="float">
            <text:p>147,99 </text:p>
          </table:table-cell>
          <table:table-cell table:style-name="ce10"/>
          <table:table-cell table:style-name="ce10" office:value-type="float" office:value="141.827615900508" calcext:value-type="float">
            <text:p>141,83 </text:p>
          </table:table-cell>
          <table:table-cell table:style-name="ce10" office:value-type="float" office:value="177.117206602471" calcext:value-type="float">
            <text:p>177,12 </text:p>
          </table:table-cell>
          <table:table-cell table:style-name="ce10" office:value-type="float" office:value="198.207288907918" calcext:value-type="float">
            <text:p>198,21 </text:p>
          </table:table-cell>
          <table:table-cell table:style-name="ce27" table:formula="of:=MEDIAN([.O25:.S25])" office:value-type="float" office:value="162.55335486732" calcext:value-type="float">
            <text:p>162,553 </text:p>
          </table:table-cell>
          <table:table-cell table:style-name="ce27" table:formula="of:=STDEV([.O25:.S25])" office:value-type="float" office:value="26.2631431920502" calcext:value-type="float">
            <text:p>26,263 </text:p>
          </table:table-cell>
          <table:table-cell table:style-name="ce28" office:value-type="float" office:value="172.514746075028" calcext:value-type="float">
            <text:p>172,51 </text:p>
          </table:table-cell>
          <table:table-cell table:style-name="ce13" office:value-type="float" office:value="140.307361135211" calcext:value-type="float">
            <text:p>140,31 </text:p>
          </table:table-cell>
          <table:table-cell table:style-name="ce13" office:value-type="float" office:value="145.792169846612" calcext:value-type="float">
            <text:p>145,79 </text:p>
          </table:table-cell>
          <table:table-cell table:style-name="ce13" office:value-type="float" office:value="91.1894631773114" calcext:value-type="float">
            <text:p>91,19 </text:p>
          </table:table-cell>
          <table:table-cell office:value-type="float" office:value="122.310800817625" calcext:value-type="float">
            <text:p>122,3108008176</text:p>
          </table:table-cell>
          <table:table-cell table:style-name="ce29" table:formula="of:=MEDIAN([.V25:.Z25])" office:value-type="float" office:value="140.307361135211" calcext:value-type="float">
            <text:p>140,307 </text:p>
          </table:table-cell>
          <table:table-cell table:style-name="ce29" table:formula="of:=STDEV([.V25:.Z25])" office:value-type="float" office:value="30.1276821345639" calcext:value-type="float">
            <text:p>30,12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170 cm</text:p>
          </table:table-cell>
          <table:table-cell table:style-name="ce10" office:value-type="float" office:value="51.5323574388186" calcext:value-type="float">
            <text:p>51,53 </text:p>
          </table:table-cell>
          <table:table-cell table:style-name="ce10" office:value-type="float" office:value="123.27849234355" calcext:value-type="float">
            <text:p>123,28 </text:p>
          </table:table-cell>
          <table:table-cell table:style-name="ce18" office:value-type="float" office:value="157.076645703785" calcext:value-type="float">
            <text:p>157,08 </text:p>
          </table:table-cell>
          <table:table-cell table:style-name="ce18" office:value-type="float" office:value="181.547988117459" calcext:value-type="float">
            <text:p>181,55 </text:p>
          </table:table-cell>
          <table:table-cell table:style-name="ce18" office:value-type="float" office:value="206.749819094705" calcext:value-type="float">
            <text:p>206,75 </text:p>
          </table:table-cell>
          <table:table-cell table:style-name="ce18" office:value-type="float" office:value="194.897229373166" calcext:value-type="float">
            <text:p>194,90 </text:p>
          </table:table-cell>
          <table:table-cell table:style-name="ce10" office:value-type="float" office:value="174.761837479068" calcext:value-type="float">
            <text:p>174,76 </text:p>
          </table:table-cell>
          <table:table-cell table:style-name="ce10" office:value-type="float" office:value="172.344021239735" calcext:value-type="float">
            <text:p>172,34 </text:p>
          </table:table-cell>
          <table:table-cell table:style-name="ce10" office:value-type="float" office:value="178.507416085856" calcext:value-type="float">
            <text:p>178,51 </text:p>
          </table:table-cell>
          <table:table-cell table:style-name="ce10" office:value-type="float" office:value="62.9490922196506" calcext:value-type="float">
            <text:p>62,95 </text:p>
          </table:table-cell>
          <table:table-cell table:style-name="ce10" table:formula="of:=MEDIAN([.C26:.L26])" office:value-type="float" office:value="173.552929359401" calcext:value-type="float">
            <text:p>173,55 </text:p>
          </table:table-cell>
          <table:table-cell table:style-name="ce10" table:formula="of:=STDEV([.C26:.L26])" office:value-type="float" office:value="53.9476926838186" calcext:value-type="float">
            <text:p>53,95 </text:p>
          </table:table-cell>
          <table:table-cell table:style-name="ce26" office:value-type="float" office:value="165.522225014346" calcext:value-type="float">
            <text:p>165,52 </text:p>
          </table:table-cell>
          <table:table-cell table:style-name="ce10"/>
          <table:table-cell table:style-name="ce10" office:value-type="float" office:value="164.876173230164" calcext:value-type="float">
            <text:p>164,88 </text:p>
          </table:table-cell>
          <table:table-cell table:style-name="ce10" office:value-type="float" office:value="181.913247264111" calcext:value-type="float">
            <text:p>181,91 </text:p>
          </table:table-cell>
          <table:table-cell table:style-name="ce10" office:value-type="float" office:value="191.868837405593" calcext:value-type="float">
            <text:p>191,87 </text:p>
          </table:table-cell>
          <table:table-cell table:style-name="ce27" table:formula="of:=MEDIAN([.O26:.S26])" office:value-type="float" office:value="173.717736139228" calcext:value-type="float">
            <text:p>173,718 </text:p>
          </table:table-cell>
          <table:table-cell table:style-name="ce27" table:formula="of:=STDEV([.O26:.S26])" office:value-type="float" office:value="13.1694297642481" calcext:value-type="float">
            <text:p>13,169 </text:p>
          </table:table-cell>
          <table:table-cell table:style-name="ce28" office:value-type="float" office:value="179.713329177886" calcext:value-type="float">
            <text:p>179,71 </text:p>
          </table:table-cell>
          <table:table-cell table:style-name="ce13" office:value-type="float" office:value="186.76849380294" calcext:value-type="float">
            <text:p>186,77 </text:p>
          </table:table-cell>
          <table:table-cell table:style-name="ce13" office:value-type="float" office:value="198.435237768275" calcext:value-type="float">
            <text:p>198,44 </text:p>
          </table:table-cell>
          <table:table-cell table:style-name="ce13" office:value-type="float" office:value="113.939962101402" calcext:value-type="float">
            <text:p>113,94 </text:p>
          </table:table-cell>
          <table:table-cell office:value-type="float" office:value="88.671636032476" calcext:value-type="float">
            <text:p>88,6716360325</text:p>
          </table:table-cell>
          <table:table-cell table:style-name="ce29" table:formula="of:=MEDIAN([.V26:.Z26])" office:value-type="float" office:value="179.713329177886" calcext:value-type="float">
            <text:p>179,713 </text:p>
          </table:table-cell>
          <table:table-cell table:style-name="ce29" table:formula="of:=STDEV([.V26:.Z26])" office:value-type="float" office:value="48.9408319013219" calcext:value-type="float">
            <text:p>48,941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170 cm</text:p>
          </table:table-cell>
          <table:table-cell table:style-name="ce10" office:value-type="float" office:value="64.3179811058836" calcext:value-type="float">
            <text:p>64,32 </text:p>
          </table:table-cell>
          <table:table-cell table:style-name="ce10" office:value-type="float" office:value="137.455223316361" calcext:value-type="float">
            <text:p>137,46 </text:p>
          </table:table-cell>
          <table:table-cell table:style-name="ce18" office:value-type="float" office:value="117.713397375318" calcext:value-type="float">
            <text:p>117,71 </text:p>
          </table:table-cell>
          <table:table-cell table:style-name="ce18" office:value-type="float" office:value="135.145572069612" calcext:value-type="float">
            <text:p>135,15 </text:p>
          </table:table-cell>
          <table:table-cell table:style-name="ce18" office:value-type="float" office:value="148.763410982583" calcext:value-type="float">
            <text:p>148,76 </text:p>
          </table:table-cell>
          <table:table-cell table:style-name="ce18" office:value-type="float" office:value="151.008666285911" calcext:value-type="float">
            <text:p>151,01 </text:p>
          </table:table-cell>
          <table:table-cell table:style-name="ce10" office:value-type="float" office:value="153.368784462787" calcext:value-type="float">
            <text:p>153,37 </text:p>
          </table:table-cell>
          <table:table-cell table:style-name="ce10" office:value-type="float" office:value="154.919194915052" calcext:value-type="float">
            <text:p>154,92 </text:p>
          </table:table-cell>
          <table:table-cell table:style-name="ce10" office:value-type="float" office:value="141.592519132185" calcext:value-type="float">
            <text:p>141,59 </text:p>
          </table:table-cell>
          <table:table-cell table:style-name="ce10" office:value-type="float" office:value="127.488195025598" calcext:value-type="float">
            <text:p>127,49 </text:p>
          </table:table-cell>
          <table:table-cell table:style-name="ce10" table:formula="of:=MEDIAN([.C27:.L27])" office:value-type="float" office:value="139.523871224273" calcext:value-type="float">
            <text:p>139,52 </text:p>
          </table:table-cell>
          <table:table-cell table:style-name="ce10" table:formula="of:=STDEV([.C27:.L27])" office:value-type="float" office:value="26.9719713627395" calcext:value-type="float">
            <text:p>26,97 </text:p>
          </table:table-cell>
          <table:table-cell table:style-name="ce26" office:value-type="float" office:value="135.148301779598" calcext:value-type="float">
            <text:p>135,15 </text:p>
          </table:table-cell>
          <table:table-cell table:style-name="ce10" office:value-type="float" office:value="169.358983769551" calcext:value-type="float">
            <text:p>169,36 </text:p>
          </table:table-cell>
          <table:table-cell table:style-name="ce10" office:value-type="float" office:value="146.626253903492" calcext:value-type="float">
            <text:p>146,63 </text:p>
          </table:table-cell>
          <table:table-cell table:style-name="ce10" office:value-type="float" office:value="147.616853871948" calcext:value-type="float">
            <text:p>147,62 </text:p>
          </table:table-cell>
          <table:table-cell table:style-name="ce10" office:value-type="float" office:value="183.426286759372" calcext:value-type="float">
            <text:p>183,43 </text:p>
          </table:table-cell>
          <table:table-cell table:style-name="ce27" table:formula="of:=MEDIAN([.O27:.S27])" office:value-type="float" office:value="147.616853871948" calcext:value-type="float">
            <text:p>147,617 </text:p>
          </table:table-cell>
          <table:table-cell table:style-name="ce27" table:formula="of:=STDEV([.O27:.S27])" office:value-type="float" office:value="19.5105973709523" calcext:value-type="float">
            <text:p>19,511 </text:p>
          </table:table-cell>
          <table:table-cell table:style-name="ce28" office:value-type="float" office:value="149.760647841515" calcext:value-type="float">
            <text:p>149,76 </text:p>
          </table:table-cell>
          <table:table-cell table:style-name="ce13" office:value-type="float" office:value="141.494358866804" calcext:value-type="float">
            <text:p>141,49 </text:p>
          </table:table-cell>
          <table:table-cell table:style-name="ce13" office:value-type="float" office:value="173.915374788626" calcext:value-type="float">
            <text:p>173,92 </text:p>
          </table:table-cell>
          <table:table-cell table:style-name="ce13" office:value-type="float" office:value="86.6560440738769" calcext:value-type="float">
            <text:p>86,66 </text:p>
          </table:table-cell>
          <table:table-cell office:value-type="float" office:value="147.266898702786" calcext:value-type="float">
            <text:p>147,2668987028</text:p>
          </table:table-cell>
          <table:table-cell table:style-name="ce29" table:formula="of:=MEDIAN([.V27:.Z27])" office:value-type="float" office:value="147.266898702786" calcext:value-type="float">
            <text:p>147,267 </text:p>
          </table:table-cell>
          <table:table-cell table:style-name="ce29" table:formula="of:=STDEV([.V27:.Z27])" office:value-type="float" office:value="32.1946309195802" calcext:value-type="float">
            <text:p>32,19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170 cm</text:p>
          </table:table-cell>
          <table:table-cell table:style-name="ce10" office:value-type="float" office:value="53.771660939202" calcext:value-type="float">
            <text:p>53,77 </text:p>
          </table:table-cell>
          <table:table-cell table:style-name="ce10" office:value-type="float" office:value="134.773741201756" calcext:value-type="float">
            <text:p>134,77 </text:p>
          </table:table-cell>
          <table:table-cell table:style-name="ce18" office:value-type="float" office:value="133.772695403344" calcext:value-type="float">
            <text:p>133,77 </text:p>
          </table:table-cell>
          <table:table-cell table:style-name="ce18" office:value-type="float" office:value="172.739083004266" calcext:value-type="float">
            <text:p>172,74 </text:p>
          </table:table-cell>
          <table:table-cell table:style-name="ce18" office:value-type="float" office:value="175.9605135984" calcext:value-type="float">
            <text:p>175,96 </text:p>
          </table:table-cell>
          <table:table-cell table:style-name="ce18" office:value-type="float" office:value="167.013019129761" calcext:value-type="float">
            <text:p>167,01 </text:p>
          </table:table-cell>
          <table:table-cell table:style-name="ce10" office:value-type="float" office:value="162.6470130774" calcext:value-type="float">
            <text:p>162,65 </text:p>
          </table:table-cell>
          <table:table-cell table:style-name="ce10" office:value-type="float" office:value="160.630219289451" calcext:value-type="float">
            <text:p>160,63 </text:p>
          </table:table-cell>
          <table:table-cell table:style-name="ce10" office:value-type="float" office:value="142.794394467225" calcext:value-type="float">
            <text:p>142,79 </text:p>
          </table:table-cell>
          <table:table-cell table:style-name="ce10" office:value-type="float" office:value="126.612159178383" calcext:value-type="float">
            <text:p>126,61 </text:p>
          </table:table-cell>
          <table:table-cell table:style-name="ce10" table:formula="of:=MEDIAN([.C28:.L28])" office:value-type="float" office:value="151.712306878338" calcext:value-type="float">
            <text:p>151,71 </text:p>
          </table:table-cell>
          <table:table-cell table:style-name="ce10" table:formula="of:=STDEV([.C28:.L28])" office:value-type="float" office:value="35.943361127658" calcext:value-type="float">
            <text:p>35,94 </text:p>
          </table:table-cell>
          <table:table-cell table:style-name="ce26" office:value-type="float" office:value="143.443835205384" calcext:value-type="float">
            <text:p>143,44 </text:p>
          </table:table-cell>
          <table:table-cell table:style-name="ce10" office:value-type="float" office:value="161.673154448676" calcext:value-type="float">
            <text:p>161,67 </text:p>
          </table:table-cell>
          <table:table-cell table:style-name="ce10" office:value-type="float" office:value="103.557763905811" calcext:value-type="float">
            <text:p>103,56 </text:p>
          </table:table-cell>
          <table:table-cell table:style-name="ce10" office:value-type="float" office:value="145.795152046463" calcext:value-type="float">
            <text:p>145,80 </text:p>
          </table:table-cell>
          <table:table-cell table:style-name="ce10" office:value-type="float" office:value="151.931146098923" calcext:value-type="float">
            <text:p>151,93 </text:p>
          </table:table-cell>
          <table:table-cell table:style-name="ce27" table:formula="of:=MEDIAN([.O28:.S28])" office:value-type="float" office:value="145.795152046463" calcext:value-type="float">
            <text:p>145,795 </text:p>
          </table:table-cell>
          <table:table-cell table:style-name="ce27" table:formula="of:=STDEV([.O28:.S28])" office:value-type="float" office:value="22.2337780084233" calcext:value-type="float">
            <text:p>22,234 </text:p>
          </table:table-cell>
          <table:table-cell table:style-name="ce28" office:value-type="float" office:value="102.114888282179" calcext:value-type="float">
            <text:p>102,11 </text:p>
          </table:table-cell>
          <table:table-cell table:style-name="ce13" office:value-type="float" office:value="127.903374203462" calcext:value-type="float">
            <text:p>127,90 </text:p>
          </table:table-cell>
          <table:table-cell table:style-name="ce13" office:value-type="float" office:value="144.961162148011" calcext:value-type="float">
            <text:p>144,96 </text:p>
          </table:table-cell>
          <table:table-cell table:style-name="ce13" office:value-type="float" office:value="73.1668527701676" calcext:value-type="float">
            <text:p>73,17 </text:p>
          </table:table-cell>
          <table:table-cell office:value-type="float" office:value="125.171481385685" calcext:value-type="float">
            <text:p>125,1714813857</text:p>
          </table:table-cell>
          <table:table-cell table:style-name="ce29" table:formula="of:=MEDIAN([.V28:.Z28])" office:value-type="float" office:value="125.171481385685" calcext:value-type="float">
            <text:p>125,171 </text:p>
          </table:table-cell>
          <table:table-cell table:style-name="ce29" table:formula="of:=STDEV([.V28:.Z28])" office:value-type="float" office:value="27.7628333420277" calcext:value-type="float">
            <text:p>27,76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170 cm</text:p>
          </table:table-cell>
          <table:table-cell table:style-name="ce9"/>
          <table:table-cell table:style-name="ce15"/>
          <table:table-cell table:style-name="ce18" office:value-type="float" office:value="76.8144470226359" calcext:value-type="float">
            <text:p>76,81 </text:p>
          </table:table-cell>
          <table:table-cell table:style-name="ce18" office:value-type="float" office:value="137.487834280726" calcext:value-type="float">
            <text:p>137,49 </text:p>
          </table:table-cell>
          <table:table-cell table:style-name="ce18" office:value-type="float" office:value="147.932541053213" calcext:value-type="float">
            <text:p>147,93 </text:p>
          </table:table-cell>
          <table:table-cell table:style-name="ce18" office:value-type="float" office:value="137.925530714366" calcext:value-type="float">
            <text:p>137,93 </text:p>
          </table:table-cell>
          <table:table-cell table:style-name="ce10" office:value-type="float" office:value="150.890444731635" calcext:value-type="float">
            <text:p>150,89 </text:p>
          </table:table-cell>
          <table:table-cell table:style-name="ce10" office:value-type="float" office:value="144.703665881325" calcext:value-type="float">
            <text:p>144,70 </text:p>
          </table:table-cell>
          <table:table-cell table:style-name="ce10" office:value-type="float" office:value="134.357249057528" calcext:value-type="float">
            <text:p>134,36 </text:p>
          </table:table-cell>
          <table:table-cell table:style-name="ce10" office:value-type="float" office:value="89.2704800727442" calcext:value-type="float">
            <text:p>89,27 </text:p>
          </table:table-cell>
          <table:table-cell table:style-name="ce10" table:formula="of:=MEDIAN([.E29:.L29])" office:value-type="float" office:value="137.706682497546" calcext:value-type="float">
            <text:p>137,71 </text:p>
          </table:table-cell>
          <table:table-cell table:style-name="ce10" table:formula="of:=STDEV([.E29:.L29])" office:value-type="float" office:value="28.1488693279609" calcext:value-type="float">
            <text:p>28,15 </text:p>
          </table:table-cell>
          <table:table-cell table:style-name="ce26" office:value-type="float" office:value="103.353755893787" calcext:value-type="float">
            <text:p>103,35 </text:p>
          </table:table-cell>
          <table:table-cell table:style-name="ce10" office:value-type="float" office:value="132.290834265204" calcext:value-type="float">
            <text:p>132,29 </text:p>
          </table:table-cell>
          <table:table-cell table:style-name="ce10" office:value-type="float" office:value="86.0507375966503" calcext:value-type="float">
            <text:p>86,05 </text:p>
          </table:table-cell>
          <table:table-cell table:style-name="ce10" office:value-type="float" office:value="97.8556404138135" calcext:value-type="float">
            <text:p>97,86 </text:p>
          </table:table-cell>
          <table:table-cell table:style-name="ce10" office:value-type="float" office:value="106.656257554666" calcext:value-type="float">
            <text:p>106,66 </text:p>
          </table:table-cell>
          <table:table-cell table:style-name="ce27" table:formula="of:=MEDIAN([.O29:.S29])" office:value-type="float" office:value="103.353755893787" calcext:value-type="float">
            <text:p>103,354 </text:p>
          </table:table-cell>
          <table:table-cell table:style-name="ce27" table:formula="of:=STDEV([.O29:.S29])" office:value-type="float" office:value="17.0298846470946" calcext:value-type="float">
            <text:p>17,030 </text:p>
          </table:table-cell>
          <table:table-cell table:style-name="ce28" office:value-type="float" office:value="57.0237773248886" calcext:value-type="float">
            <text:p>57,02 </text:p>
          </table:table-cell>
          <table:table-cell table:style-name="ce13" office:value-type="float" office:value="67.4758635793384" calcext:value-type="float">
            <text:p>67,48 </text:p>
          </table:table-cell>
          <table:table-cell table:style-name="ce13" office:value-type="float" office:value="100.455371095113" calcext:value-type="float">
            <text:p>100,46 </text:p>
          </table:table-cell>
          <table:table-cell table:style-name="ce13" office:value-type="float" office:value="40.0587022120477" calcext:value-type="float">
            <text:p>40,06 </text:p>
          </table:table-cell>
          <table:table-cell office:value-type="float" office:value="65.447243113755" calcext:value-type="float">
            <text:p>65,4472431138</text:p>
          </table:table-cell>
          <table:table-cell table:style-name="ce29" table:formula="of:=MEDIAN([.V29:.Z29])" office:value-type="float" office:value="65.447243113755" calcext:value-type="float">
            <text:p>65,447 </text:p>
          </table:table-cell>
          <table:table-cell table:style-name="ce29" table:formula="of:=STDEV([.V29:.Z29])" office:value-type="float" office:value="22.0405156410153" calcext:value-type="float">
            <text:p>22,041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170 cm</text:p>
          </table:table-cell>
          <table:table-cell table:style-name="ce9"/>
          <table:table-cell table:style-name="ce15"/>
          <table:table-cell table:style-name="ce18" office:value-type="float" office:value="93.7180553391612" calcext:value-type="float">
            <text:p>93,72 </text:p>
          </table:table-cell>
          <table:table-cell table:style-name="ce18" office:value-type="float" office:value="92.184175207523" calcext:value-type="float">
            <text:p>92,18 </text:p>
          </table:table-cell>
          <table:table-cell table:style-name="ce18" office:value-type="float" office:value="100.536742279387" calcext:value-type="float">
            <text:p>100,54 </text:p>
          </table:table-cell>
          <table:table-cell table:style-name="ce18" office:value-type="float" office:value="85.1776905697968" calcext:value-type="float">
            <text:p>85,18 </text:p>
          </table:table-cell>
          <table:table-cell table:style-name="ce10" office:value-type="float" office:value="98.8386812188729" calcext:value-type="float">
            <text:p>98,84 </text:p>
          </table:table-cell>
          <table:table-cell table:style-name="ce10" office:value-type="float" office:value="65.4372312317234" calcext:value-type="float">
            <text:p>65,44 </text:p>
          </table:table-cell>
          <table:table-cell table:style-name="ce10" office:value-type="float" office:value="80.2406868819795" calcext:value-type="float">
            <text:p>80,24 </text:p>
          </table:table-cell>
          <table:table-cell table:style-name="ce10" office:value-type="float" office:value="70.3032509633731" calcext:value-type="float">
            <text:p>70,30 </text:p>
          </table:table-cell>
          <table:table-cell table:style-name="ce10" table:formula="of:=MEDIAN([.E30:.L30])" office:value-type="float" office:value="88.6809328886599" calcext:value-type="float">
            <text:p>88,68 </text:p>
          </table:table-cell>
          <table:table-cell table:style-name="ce10" table:formula="of:=STDEV([.E30:.L30])" office:value-type="float" office:value="12.9654305294626" calcext:value-type="float">
            <text:p>12,97 </text:p>
          </table:table-cell>
          <table:table-cell table:style-name="ce26" office:value-type="float" office:value="66.2942276341714" calcext:value-type="float">
            <text:p>66,29 </text:p>
          </table:table-cell>
          <table:table-cell table:style-name="ce10" office:value-type="float" office:value="84.2578150700853" calcext:value-type="float">
            <text:p>84,26 </text:p>
          </table:table-cell>
          <table:table-cell table:style-name="ce10" office:value-type="float" office:value="57.2721083201222" calcext:value-type="float">
            <text:p>57,27 </text:p>
          </table:table-cell>
          <table:table-cell table:style-name="ce10" office:value-type="float" office:value="66.4267179348236" calcext:value-type="float">
            <text:p>66,43 </text:p>
          </table:table-cell>
          <table:table-cell table:style-name="ce10" office:value-type="float" office:value="87.5563216760715" calcext:value-type="float">
            <text:p>87,56 </text:p>
          </table:table-cell>
          <table:table-cell table:style-name="ce27" table:formula="of:=MEDIAN([.O30:.S30])" office:value-type="float" office:value="66.4267179348236" calcext:value-type="float">
            <text:p>66,427 </text:p>
          </table:table-cell>
          <table:table-cell table:style-name="ce27" table:formula="of:=STDEV([.O30:.S30])" office:value-type="float" office:value="12.9627166460803" calcext:value-type="float">
            <text:p>12,963 </text:p>
          </table:table-cell>
          <table:table-cell table:style-name="ce28" office:value-type="float" office:value="70.1971186131505" calcext:value-type="float">
            <text:p>70,20 </text:p>
          </table:table-cell>
          <table:table-cell table:style-name="ce13" office:value-type="float" office:value="56.8122180036421" calcext:value-type="float">
            <text:p>56,81 </text:p>
          </table:table-cell>
          <table:table-cell table:style-name="ce13" office:value-type="float" office:value="64.9614901484511" calcext:value-type="float">
            <text:p>64,96 </text:p>
          </table:table-cell>
          <table:table-cell table:style-name="ce13" office:value-type="float" office:value="32.5726581476413" calcext:value-type="float">
            <text:p>32,57 </text:p>
          </table:table-cell>
          <table:table-cell office:value-type="float" office:value="21.867280596845" calcext:value-type="float">
            <text:p>21,8672805968</text:p>
          </table:table-cell>
          <table:table-cell table:style-name="ce29" table:formula="of:=MEDIAN([.V30:.Z30])" office:value-type="float" office:value="56.8122180036421" calcext:value-type="float">
            <text:p>56,812 </text:p>
          </table:table-cell>
          <table:table-cell table:style-name="ce29" table:formula="of:=STDEV([.V30:.Z30])" office:value-type="float" office:value="21.0402098734507" calcext:value-type="float">
            <text:p>21,04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2 h 170 cm</text:p>
          </table:table-cell>
          <table:table-cell table:style-name="ce9"/>
          <table:table-cell table:style-name="ce15"/>
          <table:table-cell table:style-name="ce18" office:value-type="float" office:value="23.7110438677014" calcext:value-type="float">
            <text:p>23,71 </text:p>
          </table:table-cell>
          <table:table-cell table:style-name="ce18" office:value-type="float" office:value="73.6741374818446" calcext:value-type="float">
            <text:p>73,67 </text:p>
          </table:table-cell>
          <table:table-cell table:style-name="ce18" office:value-type="float" office:value="87.5744405488481" calcext:value-type="float">
            <text:p>87,57 </text:p>
          </table:table-cell>
          <table:table-cell table:style-name="ce18" office:value-type="float" office:value="82.5654148131927" calcext:value-type="float">
            <text:p>82,57 </text:p>
          </table:table-cell>
          <table:table-cell table:style-name="ce10" office:value-type="float" office:value="50.827733223947" calcext:value-type="float">
            <text:p>50,83 </text:p>
          </table:table-cell>
          <table:table-cell table:style-name="ce10" office:value-type="float" office:value="88.4908945323352" calcext:value-type="float">
            <text:p>88,49 </text:p>
          </table:table-cell>
          <table:table-cell table:style-name="ce10" office:value-type="float" office:value="58.9386731966907" calcext:value-type="float">
            <text:p>58,94 </text:p>
          </table:table-cell>
          <table:table-cell table:style-name="ce10" office:value-type="float" office:value="57.8254548584472" calcext:value-type="float">
            <text:p>57,83 </text:p>
          </table:table-cell>
          <table:table-cell table:style-name="ce10" table:formula="of:=MEDIAN([.E31:.L31])" office:value-type="float" office:value="66.3064053392676" calcext:value-type="float">
            <text:p>66,31 </text:p>
          </table:table-cell>
          <table:table-cell table:style-name="ce10" table:formula="of:=STDEV([.E31:.L31])" office:value-type="float" office:value="22.15990508762" calcext:value-type="float">
            <text:p>22,16 </text:p>
          </table:table-cell>
          <table:table-cell table:style-name="ce26" office:value-type="float" office:value="34.4679941643411" calcext:value-type="float">
            <text:p>34,47 </text:p>
          </table:table-cell>
          <table:table-cell table:style-name="ce10" office:value-type="float" office:value="70.8813420544721" calcext:value-type="float">
            <text:p>70,88 </text:p>
          </table:table-cell>
          <table:table-cell table:style-name="ce10" office:value-type="float" office:value="37.5998773113189" calcext:value-type="float">
            <text:p>37,60 </text:p>
          </table:table-cell>
          <table:table-cell table:style-name="ce10" office:value-type="float" office:value="44.4197446103146" calcext:value-type="float">
            <text:p>44,42 </text:p>
          </table:table-cell>
          <table:table-cell table:style-name="ce10" office:value-type="float" office:value="44.7923720389789" calcext:value-type="float">
            <text:p>44,79 </text:p>
          </table:table-cell>
          <table:table-cell table:style-name="ce27" table:formula="of:=MEDIAN([.O31:.S31])" office:value-type="float" office:value="44.4197446103146" calcext:value-type="float">
            <text:p>44,420 </text:p>
          </table:table-cell>
          <table:table-cell table:style-name="ce27" table:formula="of:=STDEV([.O31:.S31])" office:value-type="float" office:value="14.3670778602521" calcext:value-type="float">
            <text:p>14,367 </text:p>
          </table:table-cell>
          <table:table-cell table:style-name="ce28" office:value-type="float" office:value="71.3900687010702" calcext:value-type="float">
            <text:p>71,39 </text:p>
          </table:table-cell>
          <table:table-cell table:style-name="ce13" office:value-type="float" office:value="81.2537653123599" calcext:value-type="float">
            <text:p>81,25 </text:p>
          </table:table-cell>
          <table:table-cell table:style-name="ce13" office:value-type="float" office:value="94.1835932363082" calcext:value-type="float">
            <text:p>94,18 </text:p>
          </table:table-cell>
          <table:table-cell table:style-name="ce13" office:value-type="float" office:value="26.6623908802477" calcext:value-type="float">
            <text:p>26,66 </text:p>
          </table:table-cell>
          <table:table-cell office:value-type="float" office:value="19.6719532037295" calcext:value-type="float">
            <text:p>19,6719532037</text:p>
          </table:table-cell>
          <table:table-cell table:style-name="ce29" table:formula="of:=MEDIAN([.V31:.Z31])" office:value-type="float" office:value="71.3900687010702" calcext:value-type="float">
            <text:p>71,390 </text:p>
          </table:table-cell>
          <table:table-cell table:style-name="ce29" table:formula="of:=STDEV([.V31:.Z31])" office:value-type="float" office:value="33.4603105091631" calcext:value-type="float">
            <text:p>33,460 </text:p>
          </table:table-cell>
          <table:table-cell table:number-columns-repeated="996"/>
        </table:table-row>
        <table:table-row table:style-name="ro1">
          <table:table-cell/>
          <table:table-cell table:style-name="ce3"/>
          <table:table-cell table:style-name="ce9"/>
          <table:table-cell table:style-name="ce15"/>
          <table:table-cell table:style-name="ce18" table:number-columns-repeated="4"/>
          <table:table-cell table:style-name="ce10" table:number-columns-repeated="6"/>
          <table:table-cell table:style-name="ce26"/>
          <table:table-cell table:style-name="ce10" table:number-columns-repeated="4"/>
          <table:table-cell table:style-name="ce27" table:number-columns-repeated="2"/>
          <table:table-cell table:style-name="ce28"/>
          <table:table-cell table:style-name="ce13" table:number-columns-repeated="3"/>
          <table:table-cell/>
          <table:table-cell table:style-name="ce29" table:number-columns-repeated="2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EX-SITE</text:p>
          </table:table-cell>
          <table:table-cell table:style-name="ce12"/>
          <table:table-cell table:style-name="ce13" table:number-columns-repeated="11"/>
          <table:table-cell table:style-name="ce12"/>
          <table:table-cell table:style-name="ce13" table:number-columns-repeated="6"/>
          <table:table-cell table:style-name="ce12"/>
          <table:table-cell table:style-name="ce13" table:number-columns-repeated="3"/>
          <table:table-cell/>
          <table:table-cell table:style-name="ce13" table:number-columns-repeated="2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4:.M15])" office:value-type="float" office:value="163.371849248396" calcext:value-type="float">
            <text:p>163,37 </text:p>
          </table:table-cell>
          <table:table-cell table:style-name="ce13" table:number-columns-repeated="6"/>
          <table:table-cell table:style-name="ce24" table:formula="of:=MEDIAN([.T4:.T15])" office:value-type="float" office:value="161.56145141742" calcext:value-type="float">
            <text:p>161,56 </text:p>
          </table:table-cell>
          <table:table-cell table:style-name="ce13" table:number-columns-repeated="6"/>
          <table:table-cell table:style-name="ce24" table:formula="of:=MEDIAN([.AA4:.AA15])" office:value-type="float" office:value="157.122432341145" calcext:value-type="float">
            <text:p>157,12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4:.M11];[.M15])" office:value-type="float" office:value="57.909239381875" calcext:value-type="float">
            <text:p>57,91 </text:p>
          </table:table-cell>
          <table:table-cell table:style-name="ce13" table:number-columns-repeated="6"/>
          <table:table-cell table:style-name="ce13" table:formula="of:=STDEV([.T4:.T11];[.T15])" office:value-type="float" office:value="67.2623963705557" calcext:value-type="float">
            <text:p>67,26 </text:p>
          </table:table-cell>
          <table:table-cell table:style-name="ce13" table:number-columns-repeated="6"/>
          <table:table-cell table:style-name="ce13" table:formula="of:=STDEV([.AA4:.AA11];[.AA15])" office:value-type="float" office:value="53.9804878000337" calcext:value-type="float">
            <text:p>53,98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16:.M20];[.M23])" office:value-type="float" office:value="142.801451018442" calcext:value-type="float">
            <text:p>142,80 </text:p>
          </table:table-cell>
          <table:table-cell table:style-name="ce13" table:number-columns-repeated="6"/>
          <table:table-cell table:style-name="ce24" table:formula="of:=MEDIAN([.T16:.T20];[.T23])" office:value-type="float" office:value="145.349567882657" calcext:value-type="float">
            <text:p>145,35 </text:p>
          </table:table-cell>
          <table:table-cell table:style-name="ce13" table:number-columns-repeated="6"/>
          <table:table-cell table:style-name="ce24" table:formula="of:=MEDIAN([.AA16:.AA20];[.AA23])" office:value-type="float" office:value="126.048352550431" calcext:value-type="float">
            <text:p>126,05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16:.M20];[.M23])" office:value-type="float" office:value="34.1736092679819" calcext:value-type="float">
            <text:p>34,17 </text:p>
          </table:table-cell>
          <table:table-cell table:style-name="ce13" table:number-columns-repeated="6"/>
          <table:table-cell table:style-name="ce13" table:formula="of:=STDEV([.T16:.T20];[.T23])" office:value-type="float" office:value="46.2413171778416" calcext:value-type="float">
            <text:p>46,24 </text:p>
          </table:table-cell>
          <table:table-cell table:style-name="ce13" table:number-columns-repeated="6"/>
          <table:table-cell table:style-name="ce13" table:formula="of:=STDEV([.AA16:.AA20];[.AA23])" office:value-type="float" office:value="46.1069784485846" calcext:value-type="float">
            <text:p>46,11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12"/>
          <table:table-cell table:style-name="ce13" table:number-columns-repeated="9"/>
          <table:table-cell table:style-name="ce24" table:formula="of:=MEDIAN([.M24:.M28];[.M31])" office:value-type="float" office:value="145.618089051306" calcext:value-type="float">
            <text:p>145,62 </text:p>
          </table:table-cell>
          <table:table-cell table:style-name="ce13" table:number-columns-repeated="6"/>
          <table:table-cell table:style-name="ce24" table:formula="of:=MEDIAN([.T24:.T28];[.T31])" office:value-type="float" office:value="146.706002959205" calcext:value-type="float">
            <text:p>146,71 </text:p>
          </table:table-cell>
          <table:table-cell table:style-name="ce13" table:number-columns-repeated="6"/>
          <table:table-cell table:style-name="ce24" table:formula="of:=MEDIAN([.AA24:.AA28];[.AA31])" office:value-type="float" office:value="132.739421260448" calcext:value-type="float">
            <text:p>132,74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12"/>
          <table:table-cell table:style-name="ce13" table:number-columns-repeated="9"/>
          <table:table-cell table:style-name="ce13" table:formula="of:=STDEV([.M24:.M28];[.M31])" office:value-type="float" office:value="40.0600490823291" calcext:value-type="float">
            <text:p>40,06 </text:p>
          </table:table-cell>
          <table:table-cell table:style-name="ce13" table:number-columns-repeated="6"/>
          <table:table-cell table:style-name="ce13" table:formula="of:=STDEV([.T24:.T28];[.T31])" office:value-type="float" office:value="47.950286226724" calcext:value-type="float">
            <text:p>47,95 </text:p>
          </table:table-cell>
          <table:table-cell table:style-name="ce13" table:number-columns-repeated="6"/>
          <table:table-cell table:style-name="ce13" table:formula="of:=STDEV([.AA24:.AA28];[.AA31])" office:value-type="float" office:value="37.7046452311616" calcext:value-type="float">
            <text:p>37,70 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ONTROL SITE</text:p>
          </table:table-cell>
          <table:table-cell table:style-name="ce13" table:number-columns-repeated="23"/>
          <table:table-cell/>
          <table:table-cell table:style-name="ce13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12:.M14])" office:value-type="float" office:value="100.927629027578" calcext:value-type="float">
            <text:p>100,93 </text:p>
          </table:table-cell>
          <table:table-cell table:style-name="ce13" table:number-columns-repeated="6"/>
          <table:table-cell table:style-name="ce24" table:formula="of:=MEDIAN([.T12:.T14])" office:value-type="float" office:value="80.4984478971424" calcext:value-type="float">
            <text:p>80,50 </text:p>
          </table:table-cell>
          <table:table-cell table:style-name="ce13" table:number-columns-repeated="6"/>
          <table:table-cell table:style-name="ce24" table:formula="of:=MEDIAN([.AA12:.AA14])" office:value-type="float" office:value="80.7564361901465" calcext:value-type="float">
            <text:p>80,76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11:.M14])" office:value-type="float" office:value="46.7800337702221" calcext:value-type="float">
            <text:p>46,78 </text:p>
          </table:table-cell>
          <table:table-cell table:style-name="ce13" table:number-columns-repeated="6"/>
          <table:table-cell table:style-name="ce13" table:formula="of:=STDEV([.T11:.T14])" office:value-type="float" office:value="57.2134046253938" calcext:value-type="float">
            <text:p>57,21 </text:p>
          </table:table-cell>
          <table:table-cell table:style-name="ce13" table:number-columns-repeated="6"/>
          <table:table-cell table:style-name="ce13" table:formula="of:=STDEV([.AA11:.AA14])" office:value-type="float" office:value="53.7970969226646" calcext:value-type="float">
            <text:p>53,80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21:.M22])" office:value-type="float" office:value="84.6889418275251" calcext:value-type="float">
            <text:p>84,69 </text:p>
          </table:table-cell>
          <table:table-cell table:style-name="ce13" table:number-columns-repeated="6"/>
          <table:table-cell table:style-name="ce24" table:formula="of:=MEDIAN([.T21:.T22])" office:value-type="float" office:value="70.586461168105" calcext:value-type="float">
            <text:p>70,59 </text:p>
          </table:table-cell>
          <table:table-cell table:style-name="ce13" table:number-columns-repeated="6"/>
          <table:table-cell table:style-name="ce24" table:formula="of:=MEDIAN([.AA21:.AA22])" office:value-type="float" office:value="48.2898291110172" calcext:value-type="float">
            <text:p>48,29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21:.M22])" office:value-type="float" office:value="18.2301387545219" calcext:value-type="float">
            <text:p>18,23 </text:p>
          </table:table-cell>
          <table:table-cell table:style-name="ce13" table:number-columns-repeated="6"/>
          <table:table-cell table:style-name="ce13" table:formula="of:=STDEV([.T21:.T22])" office:value-type="float" office:value="16.2195826678446" calcext:value-type="float">
            <text:p>16,22 </text:p>
          </table:table-cell>
          <table:table-cell table:style-name="ce13" table:number-columns-repeated="6"/>
          <table:table-cell table:style-name="ce13" table:formula="of:=STDEV([.AA21:.AA22])" office:value-type="float" office:value="12.8843471962169" calcext:value-type="float">
            <text:p>12,88 </text:p>
          </table:table-cell>
          <table:table-cell table:style-name="ce13"/>
          <table:table-cell table:number-columns-repeated="996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12"/>
          <table:table-cell table:style-name="ce13" table:number-columns-repeated="9"/>
          <table:table-cell table:style-name="ce24" table:formula="of:=MEDIAN([.M29:.M30])" office:value-type="float" office:value="113.193807693103" calcext:value-type="float">
            <text:p>113,19 </text:p>
          </table:table-cell>
          <table:table-cell table:style-name="ce13" table:number-columns-repeated="6"/>
          <table:table-cell table:style-name="ce24" table:formula="of:=MEDIAN([.T29:.T30])" office:value-type="float" office:value="84.8902369143053" calcext:value-type="float">
            <text:p>84,89 </text:p>
          </table:table-cell>
          <table:table-cell table:style-name="ce13" table:number-columns-repeated="6"/>
          <table:table-cell table:style-name="ce24" table:formula="of:=MEDIAN([.AA29:.AA30])" office:value-type="float" office:value="61.1297305586986" calcext:value-type="float">
            <text:p>61,13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12"/>
          <table:table-cell table:style-name="ce13" table:number-columns-repeated="9"/>
          <table:table-cell table:style-name="ce13" table:formula="of:=STDEV([.M31:.M39])" office:value-type="float" office:value="55.3896120645635" calcext:value-type="float">
            <text:p>55,39 </text:p>
          </table:table-cell>
          <table:table-cell table:style-name="ce13" table:number-columns-repeated="6"/>
          <table:table-cell table:style-name="ce13" table:formula="of:=STDEV([.T31:.T39])" office:value-type="float" office:value="54.0886651705038" calcext:value-type="float">
            <text:p>54,09 </text:p>
          </table:table-cell>
          <table:table-cell table:style-name="ce13" table:number-columns-repeated="6"/>
          <table:table-cell table:style-name="ce13" table:formula="of:=STDEV([.AA31:.AA39])" office:value-type="float" office:value="48.1893113678417" calcext:value-type="float">
            <text:p>48,19 </text:p>
          </table:table-cell>
          <table:table-cell table:number-columns-repeated="99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2 NIGHT" table:style-name="ta2">
        <table:table-column table:style-name="co1" table:default-cell-style-name="Default"/>
        <table:table-column table:style-name="co2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number-columns-repeated="1009" table:default-cell-style-name="Default"/>
        <table:table-row table:style-name="ro1">
          <table:table-cell/>
          <table:table-cell table:style-name="ce2" office:value-type="string" calcext:value-type="string">
            <text:p>CO2 in CO2 (mg C m-2 h-1)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EFORE Irrigation</text:p>
          </table:table-cell>
          <table:table-cell table:number-columns-repeated="4"/>
          <table:table-cell table:style-name="ce7" office:value-type="string" calcext:value-type="string">
            <text:p>DURING Irrigation</text:p>
          </table:table-cell>
          <table:table-cell table:number-columns-repeated="3"/>
          <table:table-cell table:style-name="ce7" office:value-type="string" calcext:value-type="string">
            <text:p>AFTER Irrigation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21.07.</text:p>
          </table:table-cell>
          <table:table-cell table:style-name="ce14" office:value-type="string" calcext:value-type="string">
            <text:p>28.07.</text:p>
          </table:table-cell>
          <table:table-cell table:style-name="ce14" office:value-type="string" calcext:value-type="string">
            <text:p>04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11.08.</text:p>
          </table:table-cell>
          <table:table-cell table:style-name="ce1" office:value-type="string" calcext:value-type="string">
            <text:p>18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25.08.</text:p>
          </table:table-cell>
          <table:table-cell table:style-name="ce1" office:value-type="string" calcext:value-type="string">
            <text:p>01.09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3" office:value-type="string" calcext:value-type="string">
            <text:p>Tree-1 h 0 cm</text:p>
          </table:table-cell>
          <table:table-cell table:style-name="ce30" office:value-type="float" office:value="35.407480479738" calcext:value-type="float">
            <text:p>35,407 </text:p>
          </table:table-cell>
          <table:table-cell table:style-name="ce30" office:value-type="float" office:value="79.9569827379252" calcext:value-type="float">
            <text:p>79,957 </text:p>
          </table:table-cell>
          <table:table-cell table:style-name="ce31" office:value-type="float" office:value="54.9763857887515" calcext:value-type="float">
            <text:p>54,976 </text:p>
          </table:table-cell>
          <table:table-cell table:style-name="ce29" table:formula="of:=MEDIAN([.C4:.E4])" office:value-type="float" office:value="54.9763857887515" calcext:value-type="float">
            <text:p>54,976 </text:p>
          </table:table-cell>
          <table:table-cell table:style-name="ce29" table:formula="of:=STDEV([.C4:.E4])" office:value-type="float" office:value="22.3294664452692" calcext:value-type="float">
            <text:p>22,329 </text:p>
          </table:table-cell>
          <table:table-cell table:style-name="ce36" office:value-type="float" office:value="36.7278240110151" calcext:value-type="float">
            <text:p>36,728 </text:p>
          </table:table-cell>
          <table:table-cell table:style-name="ce34" office:value-type="float" office:value="64.3854948984046" calcext:value-type="float">
            <text:p>64,385 </text:p>
          </table:table-cell>
          <table:table-cell table:style-name="ce29" table:formula="of:=MEDIAN([.H4:.I4])" office:value-type="float" office:value="50.5566594547098" calcext:value-type="float">
            <text:p>50,557 </text:p>
          </table:table-cell>
          <table:table-cell table:style-name="ce29" table:formula="of:=STDEV([.H4:.I4])" office:value-type="float" office:value="19.5569266362989" calcext:value-type="float">
            <text:p>19,557 </text:p>
          </table:table-cell>
          <table:table-cell table:style-name="ce36" office:value-type="float" office:value="50.7614062601969" calcext:value-type="float">
            <text:p>50,761 </text:p>
          </table:table-cell>
          <table:table-cell table:style-name="ce34" office:value-type="float" office:value="28.3159928557794" calcext:value-type="float">
            <text:p>28,316 </text:p>
          </table:table-cell>
          <table:table-cell table:style-name="ce29" table:formula="of:=MEDIAN([.L4:.M4])" office:value-type="float" office:value="39.5386995579881" calcext:value-type="float">
            <text:p>39,539 </text:p>
          </table:table-cell>
          <table:table-cell table:style-name="ce29" table:formula="of:=STDEV([.L4:.M4])" office:value-type="float" office:value="15.8713040247991" calcext:value-type="float">
            <text:p>15,87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0 cm</text:p>
          </table:table-cell>
          <table:table-cell table:style-name="ce31" office:value-type="float" office:value="174.647199843178" calcext:value-type="float">
            <text:p>174,647 </text:p>
          </table:table-cell>
          <table:table-cell table:style-name="ce31" office:value-type="float" office:value="190.899780072136" calcext:value-type="float">
            <text:p>190,900 </text:p>
          </table:table-cell>
          <table:table-cell table:style-name="ce31" office:value-type="float" office:value="174.213961341219" calcext:value-type="float">
            <text:p>174,214 </text:p>
          </table:table-cell>
          <table:table-cell table:style-name="ce29" table:formula="of:=MEDIAN([.C5:.E5])" office:value-type="float" office:value="174.647199843178" calcext:value-type="float">
            <text:p>174,647 </text:p>
          </table:table-cell>
          <table:table-cell table:style-name="ce29" table:formula="of:=STDEV([.C5:.E5])" office:value-type="float" office:value="9.51096390505295" calcext:value-type="float">
            <text:p>9,511 </text:p>
          </table:table-cell>
          <table:table-cell table:style-name="ce36" office:value-type="float" office:value="178.619964425506" calcext:value-type="float">
            <text:p>178,620 </text:p>
          </table:table-cell>
          <table:table-cell table:style-name="ce34" office:value-type="float" office:value="209.765834946914" calcext:value-type="float">
            <text:p>209,766 </text:p>
          </table:table-cell>
          <table:table-cell table:style-name="ce29" table:formula="of:=MEDIAN([.H5:.I5])" office:value-type="float" office:value="194.19289968621" calcext:value-type="float">
            <text:p>194,193 </text:p>
          </table:table-cell>
          <table:table-cell table:style-name="ce29" table:formula="of:=STDEV([.H5:.I5])" office:value-type="float" office:value="22.0234562516457" calcext:value-type="float">
            <text:p>22,023 </text:p>
          </table:table-cell>
          <table:table-cell table:style-name="ce36" office:value-type="float" office:value="153.56134101768" calcext:value-type="float">
            <text:p>153,561 </text:p>
          </table:table-cell>
          <table:table-cell table:style-name="ce34" office:value-type="float" office:value="147.343655854421" calcext:value-type="float">
            <text:p>147,344 </text:p>
          </table:table-cell>
          <table:table-cell table:style-name="ce29" table:formula="of:=MEDIAN([.L5:.M5])" office:value-type="float" office:value="150.452498436051" calcext:value-type="float">
            <text:p>150,452 </text:p>
          </table:table-cell>
          <table:table-cell table:style-name="ce29" table:formula="of:=STDEV([.L5:.M5])" office:value-type="float" office:value="4.39656734222321" calcext:value-type="float">
            <text:p>4,39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0 cm</text:p>
          </table:table-cell>
          <table:table-cell table:style-name="ce31" office:value-type="float" office:value="164.01199875833" calcext:value-type="float">
            <text:p>164,012 </text:p>
          </table:table-cell>
          <table:table-cell table:style-name="ce31" office:value-type="float" office:value="149.084449585438" calcext:value-type="float">
            <text:p>149,084 </text:p>
          </table:table-cell>
          <table:table-cell table:style-name="ce31" office:value-type="float" office:value="132.408473943302" calcext:value-type="float">
            <text:p>132,408 </text:p>
          </table:table-cell>
          <table:table-cell table:style-name="ce29" table:formula="of:=MEDIAN([.C6:.E6])" office:value-type="float" office:value="149.084449585438" calcext:value-type="float">
            <text:p>149,084 </text:p>
          </table:table-cell>
          <table:table-cell table:style-name="ce29" table:formula="of:=STDEV([.C6:.E6])" office:value-type="float" office:value="15.8098211494221" calcext:value-type="float">
            <text:p>15,810 </text:p>
          </table:table-cell>
          <table:table-cell table:style-name="ce36" office:value-type="float" office:value="144.971809301214" calcext:value-type="float">
            <text:p>144,972 </text:p>
          </table:table-cell>
          <table:table-cell table:style-name="ce34" office:value-type="float" office:value="190.895152537581" calcext:value-type="float">
            <text:p>190,895 </text:p>
          </table:table-cell>
          <table:table-cell table:style-name="ce29" table:formula="of:=MEDIAN([.H6:.I6])" office:value-type="float" office:value="167.933480919397" calcext:value-type="float">
            <text:p>167,933 </text:p>
          </table:table-cell>
          <table:table-cell table:style-name="ce29" table:formula="of:=STDEV([.H6:.I6])" office:value-type="float" office:value="32.4727074171922" calcext:value-type="float">
            <text:p>32,473 </text:p>
          </table:table-cell>
          <table:table-cell table:style-name="ce36" office:value-type="float" office:value="173.530594154022" calcext:value-type="float">
            <text:p>173,531 </text:p>
          </table:table-cell>
          <table:table-cell table:style-name="ce34" office:value-type="float" office:value="79.2316306192739" calcext:value-type="float">
            <text:p>79,232 </text:p>
          </table:table-cell>
          <table:table-cell table:style-name="ce29" table:formula="of:=MEDIAN([.L6:.M6])" office:value-type="float" office:value="126.381112386648" calcext:value-type="float">
            <text:p>126,381 </text:p>
          </table:table-cell>
          <table:table-cell table:style-name="ce29" table:formula="of:=STDEV([.L6:.M6])" office:value-type="float" office:value="66.6794365742837" calcext:value-type="float">
            <text:p>66,67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0 cm</text:p>
          </table:table-cell>
          <table:table-cell table:style-name="ce31" office:value-type="float" office:value="173.65007343211" calcext:value-type="float">
            <text:p>173,650 </text:p>
          </table:table-cell>
          <table:table-cell table:style-name="ce31" office:value-type="float" office:value="176.659529702029" calcext:value-type="float">
            <text:p>176,660 </text:p>
          </table:table-cell>
          <table:table-cell table:style-name="ce31" office:value-type="float" office:value="171.561895068494" calcext:value-type="float">
            <text:p>171,562 </text:p>
          </table:table-cell>
          <table:table-cell table:style-name="ce29" table:formula="of:=MEDIAN([.C7:.E7])" office:value-type="float" office:value="173.65007343211" calcext:value-type="float">
            <text:p>173,650 </text:p>
          </table:table-cell>
          <table:table-cell table:style-name="ce29" table:formula="of:=STDEV([.C7:.E7])" office:value-type="float" office:value="2.56265470348718" calcext:value-type="float">
            <text:p>2,563 </text:p>
          </table:table-cell>
          <table:table-cell table:style-name="ce36" office:value-type="float" office:value="186.839414865757" calcext:value-type="float">
            <text:p>186,839 </text:p>
          </table:table-cell>
          <table:table-cell table:style-name="ce34" office:value-type="float" office:value="233.980243654948" calcext:value-type="float">
            <text:p>233,980 </text:p>
          </table:table-cell>
          <table:table-cell table:style-name="ce29" table:formula="of:=MEDIAN([.H7:.I7])" office:value-type="float" office:value="210.409829260352" calcext:value-type="float">
            <text:p>210,410 </text:p>
          </table:table-cell>
          <table:table-cell table:style-name="ce29" table:formula="of:=STDEV([.H7:.I7])" office:value-type="float" office:value="33.3335997075912" calcext:value-type="float">
            <text:p>33,334 </text:p>
          </table:table-cell>
          <table:table-cell table:style-name="ce36" office:value-type="float" office:value="263.688778397015" calcext:value-type="float">
            <text:p>263,689 </text:p>
          </table:table-cell>
          <table:table-cell table:style-name="ce34" office:value-type="float" office:value="186.042805717032" calcext:value-type="float">
            <text:p>186,043 </text:p>
          </table:table-cell>
          <table:table-cell table:style-name="ce29" table:formula="of:=MEDIAN([.L7:.M7])" office:value-type="float" office:value="224.865792057024" calcext:value-type="float">
            <text:p>224,866 </text:p>
          </table:table-cell>
          <table:table-cell table:style-name="ce29" table:formula="of:=STDEV([.L7:.M7])" office:value-type="float" office:value="54.9039938138412" calcext:value-type="float">
            <text:p>54,90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5 h 0 cm</text:p>
          </table:table-cell>
          <table:table-cell table:style-name="ce30" office:value-type="float" office:value="125.187024157501" calcext:value-type="float">
            <text:p>125,187 </text:p>
          </table:table-cell>
          <table:table-cell table:style-name="ce30" office:value-type="float" office:value="152.812171178775" calcext:value-type="float">
            <text:p>152,812 </text:p>
          </table:table-cell>
          <table:table-cell table:style-name="ce31" office:value-type="float" office:value="131.822335680458" calcext:value-type="float">
            <text:p>131,822 </text:p>
          </table:table-cell>
          <table:table-cell table:style-name="ce29" table:formula="of:=MEDIAN([.C8:.E8])" office:value-type="float" office:value="131.822335680458" calcext:value-type="float">
            <text:p>131,822 </text:p>
          </table:table-cell>
          <table:table-cell table:style-name="ce29" table:formula="of:=STDEV([.C8:.E8])" office:value-type="float" office:value="14.420756459586" calcext:value-type="float">
            <text:p>14,421 </text:p>
          </table:table-cell>
          <table:table-cell table:style-name="ce36" office:value-type="float" office:value="139.456315881249" calcext:value-type="float">
            <text:p>139,456 </text:p>
          </table:table-cell>
          <table:table-cell table:style-name="ce34" office:value-type="float" office:value="186.65928286307" calcext:value-type="float">
            <text:p>186,659 </text:p>
          </table:table-cell>
          <table:table-cell table:style-name="ce29" table:formula="of:=MEDIAN([.H8:.I8])" office:value-type="float" office:value="163.057799372159" calcext:value-type="float">
            <text:p>163,058 </text:p>
          </table:table-cell>
          <table:table-cell table:style-name="ce29" table:formula="of:=STDEV([.H8:.I8])" office:value-type="float" office:value="33.3775380449706" calcext:value-type="float">
            <text:p>33,378 </text:p>
          </table:table-cell>
          <table:table-cell table:style-name="ce36" office:value-type="float" office:value="118.437044442452" calcext:value-type="float">
            <text:p>118,437 </text:p>
          </table:table-cell>
          <table:table-cell table:style-name="ce34" office:value-type="float" office:value="113.543135437426" calcext:value-type="float">
            <text:p>113,543 </text:p>
          </table:table-cell>
          <table:table-cell table:style-name="ce29" table:formula="of:=MEDIAN([.L8:.M8])" office:value-type="float" office:value="115.990089939939" calcext:value-type="float">
            <text:p>115,990 </text:p>
          </table:table-cell>
          <table:table-cell table:style-name="ce29" table:formula="of:=STDEV([.L8:.M8])" office:value-type="float" office:value="3.46051624396392" calcext:value-type="float">
            <text:p>3,46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0 cm</text:p>
          </table:table-cell>
          <table:table-cell table:style-name="ce32" office:value-type="float" office:value="159.725013663555" calcext:value-type="float">
            <text:p>159,725 </text:p>
          </table:table-cell>
          <table:table-cell table:style-name="ce31" office:value-type="float" office:value="168.933033836823" calcext:value-type="float">
            <text:p>168,933 </text:p>
          </table:table-cell>
          <table:table-cell table:style-name="ce31" office:value-type="float" office:value="148.750097776704" calcext:value-type="float">
            <text:p>148,750 </text:p>
          </table:table-cell>
          <table:table-cell table:style-name="ce29" table:formula="of:=MEDIAN([.C9:.E9])" office:value-type="float" office:value="159.725013663555" calcext:value-type="float">
            <text:p>159,725 </text:p>
          </table:table-cell>
          <table:table-cell table:style-name="ce29" table:formula="of:=STDEV([.C9:.E9])" office:value-type="float" office:value="10.1043499068604" calcext:value-type="float">
            <text:p>10,104 </text:p>
          </table:table-cell>
          <table:table-cell table:style-name="ce36" office:value-type="float" office:value="171.581176250159" calcext:value-type="float">
            <text:p>171,581 </text:p>
          </table:table-cell>
          <table:table-cell table:style-name="ce34" office:value-type="float" office:value="204.895697396596" calcext:value-type="float">
            <text:p>204,896 </text:p>
          </table:table-cell>
          <table:table-cell table:style-name="ce29" table:formula="of:=MEDIAN([.H9:.I9])" office:value-type="float" office:value="188.238436823378" calcext:value-type="float">
            <text:p>188,238 </text:p>
          </table:table-cell>
          <table:table-cell table:style-name="ce29" table:formula="of:=STDEV([.H9:.I9])" office:value-type="float" office:value="23.5569238146278" calcext:value-type="float">
            <text:p>23,557 </text:p>
          </table:table-cell>
          <table:table-cell table:style-name="ce36" office:value-type="float" office:value="169.306411057908" calcext:value-type="float">
            <text:p>169,306 </text:p>
          </table:table-cell>
          <table:table-cell table:style-name="ce34" office:value-type="float" office:value="178.494248803957" calcext:value-type="float">
            <text:p>178,494 </text:p>
          </table:table-cell>
          <table:table-cell table:style-name="ce29" table:formula="of:=MEDIAN([.L9:.M9])" office:value-type="float" office:value="173.900329930933" calcext:value-type="float">
            <text:p>173,900 </text:p>
          </table:table-cell>
          <table:table-cell table:style-name="ce29" table:formula="of:=STDEV([.L9:.M9])" office:value-type="float" office:value="6.49678237467322" calcext:value-type="float">
            <text:p>6,49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7 h 0 cm</text:p>
          </table:table-cell>
          <table:table-cell table:style-name="ce30" office:value-type="float" office:value="118.839891990215" calcext:value-type="float">
            <text:p>118,840 </text:p>
          </table:table-cell>
          <table:table-cell table:style-name="ce30" office:value-type="float" office:value="152.320185452855" calcext:value-type="float">
            <text:p>152,320 </text:p>
          </table:table-cell>
          <table:table-cell table:style-name="ce31" office:value-type="float" office:value="102.010934661109" calcext:value-type="float">
            <text:p>102,011 </text:p>
          </table:table-cell>
          <table:table-cell table:style-name="ce29" table:formula="of:=MEDIAN([.C10:.E10])" office:value-type="float" office:value="118.839891990215" calcext:value-type="float">
            <text:p>118,840 </text:p>
          </table:table-cell>
          <table:table-cell table:style-name="ce29" table:formula="of:=STDEV([.C10:.E10])" office:value-type="float" office:value="25.6097786348499" calcext:value-type="float">
            <text:p>25,610 </text:p>
          </table:table-cell>
          <table:table-cell table:style-name="ce36" office:value-type="float" office:value="129.005919104185" calcext:value-type="float">
            <text:p>129,006 </text:p>
          </table:table-cell>
          <table:table-cell table:style-name="ce34" office:value-type="float" office:value="164.894679850156" calcext:value-type="float">
            <text:p>164,895 </text:p>
          </table:table-cell>
          <table:table-cell table:style-name="ce29" table:formula="of:=MEDIAN([.H10:.I10])" office:value-type="float" office:value="146.95029947717" calcext:value-type="float">
            <text:p>146,950 </text:p>
          </table:table-cell>
          <table:table-cell table:style-name="ce29" table:formula="of:=STDEV([.H10:.I10])" office:value-type="float" office:value="25.3771860918575" calcext:value-type="float">
            <text:p>25,377 </text:p>
          </table:table-cell>
          <table:table-cell table:style-name="ce36" office:value-type="float" office:value="138.920099798304" calcext:value-type="float">
            <text:p>138,920 </text:p>
          </table:table-cell>
          <table:table-cell table:style-name="ce34" office:value-type="float" office:value="61.2181738511684" calcext:value-type="float">
            <text:p>61,218 </text:p>
          </table:table-cell>
          <table:table-cell table:style-name="ce29" table:formula="of:=MEDIAN([.L10:.M10])" office:value-type="float" office:value="100.069136824736" calcext:value-type="float">
            <text:p>100,069 </text:p>
          </table:table-cell>
          <table:table-cell table:style-name="ce29" table:formula="of:=STDEV([.L10:.M10])" office:value-type="float" office:value="54.9435587484747" calcext:value-type="float">
            <text:p>54,94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0 cm</text:p>
          </table:table-cell>
          <table:table-cell table:style-name="ce32" office:value-type="float" office:value="159.57117962461" calcext:value-type="float">
            <text:p>159,571 </text:p>
          </table:table-cell>
          <table:table-cell table:style-name="ce31" office:value-type="float" office:value="183.42975519006" calcext:value-type="float">
            <text:p>183,430 </text:p>
          </table:table-cell>
          <table:table-cell table:style-name="ce31" office:value-type="float" office:value="157.054165975501" calcext:value-type="float">
            <text:p>157,054 </text:p>
          </table:table-cell>
          <table:table-cell table:style-name="ce29" table:formula="of:=MEDIAN([.C11:.E11])" office:value-type="float" office:value="159.57117962461" calcext:value-type="float">
            <text:p>159,571 </text:p>
          </table:table-cell>
          <table:table-cell table:style-name="ce29" table:formula="of:=STDEV([.C11:.E11])" office:value-type="float" office:value="14.5558618898434" calcext:value-type="float">
            <text:p>14,556 </text:p>
          </table:table-cell>
          <table:table-cell table:style-name="ce36" office:value-type="float" office:value="159.083382670475" calcext:value-type="float">
            <text:p>159,083 </text:p>
          </table:table-cell>
          <table:table-cell table:style-name="ce34" office:value-type="float" office:value="182.042645256302" calcext:value-type="float">
            <text:p>182,043 </text:p>
          </table:table-cell>
          <table:table-cell table:style-name="ce29" table:formula="of:=MEDIAN([.H11:.I11])" office:value-type="float" office:value="170.563013963388" calcext:value-type="float">
            <text:p>170,563 </text:p>
          </table:table-cell>
          <table:table-cell table:style-name="ce29" table:formula="of:=STDEV([.H11:.I11])" office:value-type="float" office:value="16.2346502654804" calcext:value-type="float">
            <text:p>16,235 </text:p>
          </table:table-cell>
          <table:table-cell table:style-name="ce36" office:value-type="float" office:value="151.707328760201" calcext:value-type="float">
            <text:p>151,707 </text:p>
          </table:table-cell>
          <table:table-cell table:style-name="ce34" office:value-type="float" office:value="108.614404667063" calcext:value-type="float">
            <text:p>108,614 </text:p>
          </table:table-cell>
          <table:table-cell table:style-name="ce29" table:formula="of:=MEDIAN([.L11:.M11])" office:value-type="float" office:value="130.160866713632" calcext:value-type="float">
            <text:p>130,161 </text:p>
          </table:table-cell>
          <table:table-cell table:style-name="ce29" table:formula="of:=STDEV([.L11:.M11])" office:value-type="float" office:value="30.4712988474151" calcext:value-type="float">
            <text:p>30,47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0 cm</text:p>
          </table:table-cell>
          <table:table-cell table:style-name="ce30" office:value-type="float" office:value="83.4059683678748" calcext:value-type="float">
            <text:p>83,406 </text:p>
          </table:table-cell>
          <table:table-cell table:style-name="ce30" office:value-type="float" office:value="116.184799797113" calcext:value-type="float">
            <text:p>116,185 </text:p>
          </table:table-cell>
          <table:table-cell table:style-name="ce31" office:value-type="float" office:value="72.60766393658" calcext:value-type="float">
            <text:p>72,608 </text:p>
          </table:table-cell>
          <table:table-cell table:style-name="ce29" table:formula="of:=MEDIAN([.C12:.E12])" office:value-type="float" office:value="83.4059683678748" calcext:value-type="float">
            <text:p>83,406 </text:p>
          </table:table-cell>
          <table:table-cell table:style-name="ce29" table:formula="of:=STDEV([.C12:.E12])" office:value-type="float" office:value="22.6936919952981" calcext:value-type="float">
            <text:p>22,694 </text:p>
          </table:table-cell>
          <table:table-cell table:style-name="ce36" office:value-type="float" office:value="93.9738596008414" calcext:value-type="float">
            <text:p>93,974 </text:p>
          </table:table-cell>
          <table:table-cell table:style-name="ce34" office:value-type="float" office:value="133.449543474351" calcext:value-type="float">
            <text:p>133,450 </text:p>
          </table:table-cell>
          <table:table-cell table:style-name="ce29" table:formula="of:=MEDIAN([.H12:.I12])" office:value-type="float" office:value="113.711701537596" calcext:value-type="float">
            <text:p>113,712 </text:p>
          </table:table-cell>
          <table:table-cell table:style-name="ce29" table:formula="of:=STDEV([.H12:.I12])" office:value-type="float" office:value="27.9135237589353" calcext:value-type="float">
            <text:p>27,914 </text:p>
          </table:table-cell>
          <table:table-cell table:style-name="ce36" office:value-type="float" office:value="27.8299024789765" calcext:value-type="float">
            <text:p>27,830 </text:p>
          </table:table-cell>
          <table:table-cell table:style-name="ce34" office:value-type="float" office:value="16.9210548606741" calcext:value-type="float">
            <text:p>16,921 </text:p>
          </table:table-cell>
          <table:table-cell table:style-name="ce29" table:formula="of:=MEDIAN([.L12:.M12])" office:value-type="float" office:value="22.3754786698253" calcext:value-type="float">
            <text:p>22,375 </text:p>
          </table:table-cell>
          <table:table-cell table:style-name="ce29" table:formula="of:=STDEV([.L12:.M12])" office:value-type="float" office:value="7.71372012583229" calcext:value-type="float">
            <text:p>7,71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0 h 0 cm</text:p>
          </table:table-cell>
          <table:table-cell table:style-name="ce30" office:value-type="float" office:value="130.805596929774" calcext:value-type="float">
            <text:p>130,806 </text:p>
          </table:table-cell>
          <table:table-cell table:style-name="ce30" office:value-type="float" office:value="144.886251362286" calcext:value-type="float">
            <text:p>144,886 </text:p>
          </table:table-cell>
          <table:table-cell table:style-name="ce31" office:value-type="float" office:value="154.323211510387" calcext:value-type="float">
            <text:p>154,323 </text:p>
          </table:table-cell>
          <table:table-cell table:style-name="ce29" table:formula="of:=MEDIAN([.C13:.E13])" office:value-type="float" office:value="144.886251362286" calcext:value-type="float">
            <text:p>144,886 </text:p>
          </table:table-cell>
          <table:table-cell table:style-name="ce29" table:formula="of:=STDEV([.C13:.E13])" office:value-type="float" office:value="11.8349710719749" calcext:value-type="float">
            <text:p>11,835 </text:p>
          </table:table-cell>
          <table:table-cell table:style-name="ce36" office:value-type="float" office:value="137.659260992726" calcext:value-type="float">
            <text:p>137,659 </text:p>
          </table:table-cell>
          <table:table-cell table:style-name="ce34" office:value-type="float" office:value="162.967529839088" calcext:value-type="float">
            <text:p>162,968 </text:p>
          </table:table-cell>
          <table:table-cell table:style-name="ce29" table:formula="of:=MEDIAN([.H13:.I13])" office:value-type="float" office:value="150.313395415907" calcext:value-type="float">
            <text:p>150,313 </text:p>
          </table:table-cell>
          <table:table-cell table:style-name="ce29" table:formula="of:=STDEV([.H13:.I13])" office:value-type="float" office:value="17.8956485213547" calcext:value-type="float">
            <text:p>17,896 </text:p>
          </table:table-cell>
          <table:table-cell table:style-name="ce36" office:value-type="float" office:value="111.474025373295" calcext:value-type="float">
            <text:p>111,474 </text:p>
          </table:table-cell>
          <table:table-cell table:style-name="ce34" office:value-type="float" office:value="133.80898219232" calcext:value-type="float">
            <text:p>133,809 </text:p>
          </table:table-cell>
          <table:table-cell table:style-name="ce29" table:formula="of:=MEDIAN([.L13:.M13])" office:value-type="float" office:value="122.641503782808" calcext:value-type="float">
            <text:p>122,642 </text:p>
          </table:table-cell>
          <table:table-cell table:style-name="ce29" table:formula="of:=STDEV([.L13:.M13])" office:value-type="float" office:value="15.7931994242413" calcext:value-type="float">
            <text:p>15,793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0 cm</text:p>
          </table:table-cell>
          <table:table-cell table:style-name="ce30" office:value-type="float" office:value="63.6534819770822" calcext:value-type="float">
            <text:p>63,653 </text:p>
          </table:table-cell>
          <table:table-cell table:style-name="ce30" office:value-type="float" office:value="92.9259122981464" calcext:value-type="float">
            <text:p>92,926 </text:p>
          </table:table-cell>
          <table:table-cell table:style-name="ce31" office:value-type="float" office:value="64.4175738636879" calcext:value-type="float">
            <text:p>64,418 </text:p>
          </table:table-cell>
          <table:table-cell table:style-name="ce29" table:formula="of:=MEDIAN([.C14:.E14])" office:value-type="float" office:value="64.4175738636879" calcext:value-type="float">
            <text:p>64,418 </text:p>
          </table:table-cell>
          <table:table-cell table:style-name="ce29" table:formula="of:=STDEV([.C14:.E14])" office:value-type="float" office:value="16.6842459304497" calcext:value-type="float">
            <text:p>16,684 </text:p>
          </table:table-cell>
          <table:table-cell table:style-name="ce36" office:value-type="float" office:value="65.6672862183917" calcext:value-type="float">
            <text:p>65,667 </text:p>
          </table:table-cell>
          <table:table-cell table:style-name="ce34" office:value-type="float" office:value="79.1076257423157" calcext:value-type="float">
            <text:p>79,108 </text:p>
          </table:table-cell>
          <table:table-cell table:style-name="ce29" table:formula="of:=MEDIAN([.H14:.I14])" office:value-type="float" office:value="72.3874559803537" calcext:value-type="float">
            <text:p>72,387 </text:p>
          </table:table-cell>
          <table:table-cell table:style-name="ce29" table:formula="of:=STDEV([.H14:.I14])" office:value-type="float" office:value="9.50375521881623" calcext:value-type="float">
            <text:p>9,504 </text:p>
          </table:table-cell>
          <table:table-cell table:style-name="ce36" office:value-type="float" office:value="97.8809487965415" calcext:value-type="float">
            <text:p>97,881 </text:p>
          </table:table-cell>
          <table:table-cell table:style-name="ce34" office:value-type="float" office:value="58.4814472568942" calcext:value-type="float">
            <text:p>58,481 </text:p>
          </table:table-cell>
          <table:table-cell table:style-name="ce29" table:formula="of:=MEDIAN([.L14:.M14])" office:value-type="float" office:value="78.1811980267179" calcext:value-type="float">
            <text:p>78,181 </text:p>
          </table:table-cell>
          <table:table-cell table:style-name="ce29" table:formula="of:=STDEV([.L14:.M14])" office:value-type="float" office:value="27.8596547140544" calcext:value-type="float">
            <text:p>27,86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ee-12 h 0 cm</text:p>
          </table:table-cell>
          <table:table-cell table:style-name="ce33" office:value-type="float" office:value="20.4214939517979" calcext:value-type="float">
            <text:p>20,421 </text:p>
          </table:table-cell>
          <table:table-cell table:style-name="ce33" office:value-type="float" office:value="92.3336239108662" calcext:value-type="float">
            <text:p>92,334 </text:p>
          </table:table-cell>
          <table:table-cell table:style-name="ce35" office:value-type="float" office:value="61.7293394572454" calcext:value-type="float">
            <text:p>61,729 </text:p>
          </table:table-cell>
          <table:table-cell table:style-name="ce29" table:formula="of:=MEDIAN([.C15:.E15])" office:value-type="float" office:value="61.7293394572454" calcext:value-type="float">
            <text:p>61,729 </text:p>
          </table:table-cell>
          <table:table-cell table:style-name="ce29" table:formula="of:=STDEV([.C15:.E15])" office:value-type="float" office:value="36.0885825953998" calcext:value-type="float">
            <text:p>36,089 </text:p>
          </table:table-cell>
          <table:table-cell table:style-name="ce36" office:value-type="float" office:value="21.5394003820658" calcext:value-type="float">
            <text:p>21,539 </text:p>
          </table:table-cell>
          <table:table-cell table:style-name="ce34" office:value-type="float" office:value="78.2118016699143" calcext:value-type="float">
            <text:p>78,212 </text:p>
          </table:table-cell>
          <table:table-cell table:style-name="ce29" table:formula="of:=MEDIAN([.H15:.I15])" office:value-type="float" office:value="49.87560102599" calcext:value-type="float">
            <text:p>49,876 </text:p>
          </table:table-cell>
          <table:table-cell table:style-name="ce29" table:formula="of:=STDEV([.H15:.I15])" office:value-type="float" office:value="40.0734392567629" calcext:value-type="float">
            <text:p>40,073 </text:p>
          </table:table-cell>
          <table:table-cell table:style-name="ce36" office:value-type="float" office:value="55.9118734801537" calcext:value-type="float">
            <text:p>55,912 </text:p>
          </table:table-cell>
          <table:table-cell table:style-name="ce34" office:value-type="float" office:value="69.5174002185785" calcext:value-type="float">
            <text:p>69,517 </text:p>
          </table:table-cell>
          <table:table-cell table:style-name="ce29" table:formula="of:=MEDIAN([.L15:.M15])" office:value-type="float" office:value="62.7146368493661" calcext:value-type="float">
            <text:p>62,715 </text:p>
          </table:table-cell>
          <table:table-cell table:style-name="ce29" table:formula="of:=STDEV([.L15:.M15])" office:value-type="float" office:value="9.62056021835507" calcext:value-type="float">
            <text:p>9,62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80 cm</text:p>
          </table:table-cell>
          <table:table-cell table:style-name="ce31" office:value-type="float" office:value="90.2751992626856" calcext:value-type="float">
            <text:p>90,275 </text:p>
          </table:table-cell>
          <table:table-cell table:style-name="ce31" office:value-type="float" office:value="134.882341299677" calcext:value-type="float">
            <text:p>134,882 </text:p>
          </table:table-cell>
          <table:table-cell table:style-name="ce31" office:value-type="float" office:value="86.9041320943373" calcext:value-type="float">
            <text:p>86,904 </text:p>
          </table:table-cell>
          <table:table-cell table:style-name="ce29" table:formula="of:=MEDIAN([.C16:.E16])" office:value-type="float" office:value="90.2751992626856" calcext:value-type="float">
            <text:p>90,275 </text:p>
          </table:table-cell>
          <table:table-cell table:style-name="ce29" table:formula="of:=STDEV([.C16:.E16])" office:value-type="float" office:value="26.7801847551291" calcext:value-type="float">
            <text:p>26,780 </text:p>
          </table:table-cell>
          <table:table-cell table:style-name="ce36" office:value-type="float" office:value="86.3540362572004" calcext:value-type="float">
            <text:p>86,354 </text:p>
          </table:table-cell>
          <table:table-cell table:style-name="ce34" office:value-type="float" office:value="114.211472624093" calcext:value-type="float">
            <text:p>114,211 </text:p>
          </table:table-cell>
          <table:table-cell table:style-name="ce29" table:formula="of:=MEDIAN([.H16:.I16])" office:value-type="float" office:value="100.282754440646" calcext:value-type="float">
            <text:p>100,283 </text:p>
          </table:table-cell>
          <table:table-cell table:style-name="ce29" table:formula="of:=STDEV([.H16:.I16])" office:value-type="float" office:value="19.6981821615021" calcext:value-type="float">
            <text:p>19,698 </text:p>
          </table:table-cell>
          <table:table-cell table:style-name="ce36" office:value-type="float" office:value="141.304774961537" calcext:value-type="float">
            <text:p>141,305 </text:p>
          </table:table-cell>
          <table:table-cell table:style-name="ce34" office:value-type="float" office:value="92.4000264487345" calcext:value-type="float">
            <text:p>92,400 </text:p>
          </table:table-cell>
          <table:table-cell table:style-name="ce29" table:formula="of:=MEDIAN([.L16:.M16])" office:value-type="float" office:value="116.852400705136" calcext:value-type="float">
            <text:p>116,852 </text:p>
          </table:table-cell>
          <table:table-cell table:style-name="ce29" table:formula="of:=STDEV([.L16:.M16])" office:value-type="float" office:value="34.5808793056256" calcext:value-type="float">
            <text:p>34,58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80 cm</text:p>
          </table:table-cell>
          <table:table-cell table:style-name="ce31" office:value-type="float" office:value="155.0358410692" calcext:value-type="float">
            <text:p>155,036 </text:p>
          </table:table-cell>
          <table:table-cell table:style-name="ce31" office:value-type="float" office:value="182.005208535749" calcext:value-type="float">
            <text:p>182,005 </text:p>
          </table:table-cell>
          <table:table-cell table:style-name="ce31" office:value-type="float" office:value="153.539312143866" calcext:value-type="float">
            <text:p>153,539 </text:p>
          </table:table-cell>
          <table:table-cell table:style-name="ce29" table:formula="of:=MEDIAN([.C17:.E17])" office:value-type="float" office:value="155.0358410692" calcext:value-type="float">
            <text:p>155,036 </text:p>
          </table:table-cell>
          <table:table-cell table:style-name="ce29" table:formula="of:=STDEV([.C17:.E17])" office:value-type="float" office:value="16.0202665279719" calcext:value-type="float">
            <text:p>16,020 </text:p>
          </table:table-cell>
          <table:table-cell table:style-name="ce36" office:value-type="float" office:value="151.975469729941" calcext:value-type="float">
            <text:p>151,975 </text:p>
          </table:table-cell>
          <table:table-cell table:style-name="ce34" office:value-type="float" office:value="162.368916895466" calcext:value-type="float">
            <text:p>162,369 </text:p>
          </table:table-cell>
          <table:table-cell table:style-name="ce29" table:formula="of:=MEDIAN([.H17:.I17])" office:value-type="float" office:value="157.172193312704" calcext:value-type="float">
            <text:p>157,172 </text:p>
          </table:table-cell>
          <table:table-cell table:style-name="ce29" table:formula="of:=STDEV([.H17:.I17])" office:value-type="float" office:value="7.34927697064641" calcext:value-type="float">
            <text:p>7,349 </text:p>
          </table:table-cell>
          <table:table-cell table:style-name="ce36" office:value-type="float" office:value="107.512374401697" calcext:value-type="float">
            <text:p>107,512 </text:p>
          </table:table-cell>
          <table:table-cell table:style-name="ce34" office:value-type="float" office:value="153.192621509749" calcext:value-type="float">
            <text:p>153,193 </text:p>
          </table:table-cell>
          <table:table-cell table:style-name="ce29" table:formula="of:=MEDIAN([.L17:.M17])" office:value-type="float" office:value="130.352497955723" calcext:value-type="float">
            <text:p>130,352 </text:p>
          </table:table-cell>
          <table:table-cell table:style-name="ce29" table:formula="of:=STDEV([.L17:.M17])" office:value-type="float" office:value="32.3008124963808" calcext:value-type="float">
            <text:p>32,30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80 cm</text:p>
          </table:table-cell>
          <table:table-cell table:style-name="ce31" office:value-type="float" office:value="140.468481540502" calcext:value-type="float">
            <text:p>140,468 </text:p>
          </table:table-cell>
          <table:table-cell table:style-name="ce31" office:value-type="float" office:value="158.329991326857" calcext:value-type="float">
            <text:p>158,330 </text:p>
          </table:table-cell>
          <table:table-cell table:style-name="ce31" office:value-type="float" office:value="135.111501762934" calcext:value-type="float">
            <text:p>135,112 </text:p>
          </table:table-cell>
          <table:table-cell table:style-name="ce29" table:formula="of:=MEDIAN([.C18:.E18])" office:value-type="float" office:value="140.468481540502" calcext:value-type="float">
            <text:p>140,468 </text:p>
          </table:table-cell>
          <table:table-cell table:style-name="ce29" table:formula="of:=STDEV([.C18:.E18])" office:value-type="float" office:value="12.1575012633857" calcext:value-type="float">
            <text:p>12,158 </text:p>
          </table:table-cell>
          <table:table-cell table:style-name="ce36" office:value-type="float" office:value="134.481458955067" calcext:value-type="float">
            <text:p>134,481 </text:p>
          </table:table-cell>
          <table:table-cell table:style-name="ce34" office:value-type="float" office:value="204.714415157768" calcext:value-type="float">
            <text:p>204,714 </text:p>
          </table:table-cell>
          <table:table-cell table:style-name="ce29" table:formula="of:=MEDIAN([.H18:.I18])" office:value-type="float" office:value="169.597937056417" calcext:value-type="float">
            <text:p>169,598 </text:p>
          </table:table-cell>
          <table:table-cell table:style-name="ce29" table:formula="of:=STDEV([.H18:.I18])" office:value-type="float" office:value="49.6621995937076" calcext:value-type="float">
            <text:p>49,662 </text:p>
          </table:table-cell>
          <table:table-cell table:style-name="ce36" office:value-type="float" office:value="201.103050404336" calcext:value-type="float">
            <text:p>201,103 </text:p>
          </table:table-cell>
          <table:table-cell table:style-name="ce34" office:value-type="float" office:value="201.166445410298" calcext:value-type="float">
            <text:p>201,166 </text:p>
          </table:table-cell>
          <table:table-cell table:style-name="ce29" table:formula="of:=MEDIAN([.L18:.M18])" office:value-type="float" office:value="201.134747907317" calcext:value-type="float">
            <text:p>201,135 </text:p>
          </table:table-cell>
          <table:table-cell table:style-name="ce29" table:formula="of:=STDEV([.L18:.M18])" office:value-type="float" office:value="0.044827038609258" calcext:value-type="float">
            <text:p>0,045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80 cm</text:p>
          </table:table-cell>
          <table:table-cell table:style-name="ce31" office:value-type="float" office:value="74.0850740835192" calcext:value-type="float">
            <text:p>74,085 </text:p>
          </table:table-cell>
          <table:table-cell table:style-name="ce31" office:value-type="float" office:value="106.185038856155" calcext:value-type="float">
            <text:p>106,185 </text:p>
          </table:table-cell>
          <table:table-cell table:style-name="ce31" office:value-type="float" office:value="88.939874358905" calcext:value-type="float">
            <text:p>88,940 </text:p>
          </table:table-cell>
          <table:table-cell table:style-name="ce29" table:formula="of:=MEDIAN([.C19:.E19])" office:value-type="float" office:value="88.939874358905" calcext:value-type="float">
            <text:p>88,940 </text:p>
          </table:table-cell>
          <table:table-cell table:style-name="ce29" table:formula="of:=STDEV([.C19:.E19])" office:value-type="float" office:value="16.0648089944206" calcext:value-type="float">
            <text:p>16,065 </text:p>
          </table:table-cell>
          <table:table-cell table:style-name="ce36" office:value-type="float" office:value="95.2897655958418" calcext:value-type="float">
            <text:p>95,290 </text:p>
          </table:table-cell>
          <table:table-cell table:style-name="ce34" office:value-type="float" office:value="142.835192987965" calcext:value-type="float">
            <text:p>142,835 </text:p>
          </table:table-cell>
          <table:table-cell table:style-name="ce29" table:formula="of:=MEDIAN([.H19:.I19])" office:value-type="float" office:value="119.062479291903" calcext:value-type="float">
            <text:p>119,062 </text:p>
          </table:table-cell>
          <table:table-cell table:style-name="ce29" table:formula="of:=STDEV([.H19:.I19])" office:value-type="float" office:value="33.6196941233828" calcext:value-type="float">
            <text:p>33,620 </text:p>
          </table:table-cell>
          <table:table-cell table:style-name="ce36" office:value-type="float" office:value="82.1745334105638" calcext:value-type="float">
            <text:p>82,175 </text:p>
          </table:table-cell>
          <table:table-cell table:style-name="ce34" office:value-type="float" office:value="88.0558732098373" calcext:value-type="float">
            <text:p>88,056 </text:p>
          </table:table-cell>
          <table:table-cell table:style-name="ce29" table:formula="of:=MEDIAN([.L19:.M19])" office:value-type="float" office:value="85.1152033102006" calcext:value-type="float">
            <text:p>85,115 </text:p>
          </table:table-cell>
          <table:table-cell table:style-name="ce29" table:formula="of:=STDEV([.L19:.M19])" office:value-type="float" office:value="4.15873525452859" calcext:value-type="float">
            <text:p>4,15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80 cm</text:p>
          </table:table-cell>
          <table:table-cell table:style-name="ce31" office:value-type="float" office:value="102.199268827631" calcext:value-type="float">
            <text:p>102,199 </text:p>
          </table:table-cell>
          <table:table-cell table:style-name="ce31" office:value-type="float" office:value="143.047726156054" calcext:value-type="float">
            <text:p>143,048 </text:p>
          </table:table-cell>
          <table:table-cell table:style-name="ce31" office:value-type="float" office:value="114.210973340649" calcext:value-type="float">
            <text:p>114,211 </text:p>
          </table:table-cell>
          <table:table-cell table:style-name="ce29" table:formula="of:=MEDIAN([.C20:.E20])" office:value-type="float" office:value="114.210973340649" calcext:value-type="float">
            <text:p>114,211 </text:p>
          </table:table-cell>
          <table:table-cell table:style-name="ce29" table:formula="of:=STDEV([.C20:.E20])" office:value-type="float" office:value="20.9937920362063" calcext:value-type="float">
            <text:p>20,994 </text:p>
          </table:table-cell>
          <table:table-cell table:style-name="ce36" office:value-type="float" office:value="110.9834478551" calcext:value-type="float">
            <text:p>110,983 </text:p>
          </table:table-cell>
          <table:table-cell table:style-name="ce34" office:value-type="float" office:value="134.709862871288" calcext:value-type="float">
            <text:p>134,710 </text:p>
          </table:table-cell>
          <table:table-cell table:style-name="ce29" table:formula="of:=MEDIAN([.H20:.I20])" office:value-type="float" office:value="122.846655363194" calcext:value-type="float">
            <text:p>122,847 </text:p>
          </table:table-cell>
          <table:table-cell table:style-name="ce29" table:formula="of:=STDEV([.H20:.I20])" office:value-type="float" office:value="16.7771089511927" calcext:value-type="float">
            <text:p>16,777 </text:p>
          </table:table-cell>
          <table:table-cell table:style-name="ce36" office:value-type="float" office:value="78.5243608794093" calcext:value-type="float">
            <text:p>78,524 </text:p>
          </table:table-cell>
          <table:table-cell table:style-name="ce34" office:value-type="float" office:value="68.7844444868462" calcext:value-type="float">
            <text:p>68,784 </text:p>
          </table:table-cell>
          <table:table-cell table:style-name="ce29" table:formula="of:=MEDIAN([.L20:.M20])" office:value-type="float" office:value="73.6544026831278" calcext:value-type="float">
            <text:p>73,654 </text:p>
          </table:table-cell>
          <table:table-cell table:style-name="ce29" table:formula="of:=STDEV([.L20:.M20])" office:value-type="float" office:value="6.8871609293714" calcext:value-type="float">
            <text:p>6,88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80 cm</text:p>
          </table:table-cell>
          <table:table-cell table:style-name="ce30" office:value-type="float" office:value="43.5746608881836" calcext:value-type="float">
            <text:p>43,575 </text:p>
          </table:table-cell>
          <table:table-cell table:style-name="ce30" office:value-type="float" office:value="63.1144205036072" calcext:value-type="float">
            <text:p>63,114 </text:p>
          </table:table-cell>
          <table:table-cell table:style-name="ce31" office:value-type="float" office:value="67.5351497583786" calcext:value-type="float">
            <text:p>67,535 </text:p>
          </table:table-cell>
          <table:table-cell table:style-name="ce29" table:formula="of:=MEDIAN([.C21:.E21])" office:value-type="float" office:value="63.1144205036072" calcext:value-type="float">
            <text:p>63,114 </text:p>
          </table:table-cell>
          <table:table-cell table:style-name="ce29" table:formula="of:=STDEV([.C21:.E21])" office:value-type="float" office:value="12.7504907086699" calcext:value-type="float">
            <text:p>12,750 </text:p>
          </table:table-cell>
          <table:table-cell table:style-name="ce36" office:value-type="float" office:value="40.8988882896804" calcext:value-type="float">
            <text:p>40,899 </text:p>
          </table:table-cell>
          <table:table-cell table:style-name="ce34" office:value-type="float" office:value="43.9572377368847" calcext:value-type="float">
            <text:p>43,957 </text:p>
          </table:table-cell>
          <table:table-cell table:style-name="ce29" table:formula="of:=MEDIAN([.H21:.I21])" office:value-type="float" office:value="42.4280630132825" calcext:value-type="float">
            <text:p>42,428 </text:p>
          </table:table-cell>
          <table:table-cell table:style-name="ce29" table:formula="of:=STDEV([.H21:.I21])" office:value-type="float" office:value="2.16257963335631" calcext:value-type="float">
            <text:p>2,163 </text:p>
          </table:table-cell>
          <table:table-cell table:style-name="ce36" office:value-type="float" office:value="11.3174097063737" calcext:value-type="float">
            <text:p>11,317 </text:p>
          </table:table-cell>
          <table:table-cell table:style-name="ce34" office:value-type="float" office:value="12.1190000530171" calcext:value-type="float">
            <text:p>12,119 </text:p>
          </table:table-cell>
          <table:table-cell table:style-name="ce29" table:formula="of:=MEDIAN([.L21:.M21])" office:value-type="float" office:value="11.7182048796954" calcext:value-type="float">
            <text:p>11,718 </text:p>
          </table:table-cell>
          <table:table-cell table:style-name="ce29" table:formula="of:=STDEV([.L21:.M21])" office:value-type="float" office:value="0.566809969845198" calcext:value-type="float">
            <text:p>0,56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80 cm</text:p>
          </table:table-cell>
          <table:table-cell table:style-name="ce30" office:value-type="float" office:value="85.3771840540044" calcext:value-type="float">
            <text:p>85,377 </text:p>
          </table:table-cell>
          <table:table-cell table:style-name="ce30" office:value-type="float" office:value="84.7262074318573" calcext:value-type="float">
            <text:p>84,726 </text:p>
          </table:table-cell>
          <table:table-cell table:style-name="ce31" office:value-type="float" office:value="88.3366310564123" calcext:value-type="float">
            <text:p>88,337 </text:p>
          </table:table-cell>
          <table:table-cell table:style-name="ce29" table:formula="of:=MEDIAN([.C22:.E22])" office:value-type="float" office:value="85.3771840540044" calcext:value-type="float">
            <text:p>85,377 </text:p>
          </table:table-cell>
          <table:table-cell table:style-name="ce29" table:formula="of:=STDEV([.C22:.E22])" office:value-type="float" office:value="1.92428583598298" calcext:value-type="float">
            <text:p>1,924 </text:p>
          </table:table-cell>
          <table:table-cell table:style-name="ce36" office:value-type="float" office:value="53.9690565093122" calcext:value-type="float">
            <text:p>53,969 </text:p>
          </table:table-cell>
          <table:table-cell table:style-name="ce34" office:value-type="float" office:value="70.0440630003463" calcext:value-type="float">
            <text:p>70,044 </text:p>
          </table:table-cell>
          <table:table-cell table:style-name="ce29" table:formula="of:=MEDIAN([.H22:.I22])" office:value-type="float" office:value="62.0065597548293" calcext:value-type="float">
            <text:p>62,007 </text:p>
          </table:table-cell>
          <table:table-cell table:style-name="ce29" table:formula="of:=STDEV([.H22:.I22])" office:value-type="float" office:value="11.366746097428" calcext:value-type="float">
            <text:p>11,367 </text:p>
          </table:table-cell>
          <table:table-cell table:style-name="ce36" office:value-type="float" office:value="50.9317605229217" calcext:value-type="float">
            <text:p>50,932 </text:p>
          </table:table-cell>
          <table:table-cell table:style-name="ce34" office:value-type="float" office:value="51.1843579639799" calcext:value-type="float">
            <text:p>51,184 </text:p>
          </table:table-cell>
          <table:table-cell table:style-name="ce29" table:formula="of:=MEDIAN([.L22:.M22])" office:value-type="float" office:value="51.0580592434508" calcext:value-type="float">
            <text:p>51,058 </text:p>
          </table:table-cell>
          <table:table-cell table:style-name="ce29" table:formula="of:=STDEV([.L22:.M22])" office:value-type="float" office:value="0.178613363482582" calcext:value-type="float">
            <text:p>0,179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ee-12 h 80 cm</text:p>
          </table:table-cell>
          <table:table-cell table:style-name="ce33" office:value-type="float" office:value="75.4412938604343" calcext:value-type="float">
            <text:p>75,441 </text:p>
          </table:table-cell>
          <table:table-cell table:style-name="ce33" office:value-type="float" office:value="102.470446664227" calcext:value-type="float">
            <text:p>102,470 </text:p>
          </table:table-cell>
          <table:table-cell table:style-name="ce35" office:value-type="float" office:value="80.7952949040694" calcext:value-type="float">
            <text:p>80,795 </text:p>
          </table:table-cell>
          <table:table-cell table:style-name="ce29" table:formula="of:=MEDIAN([.C23:.E23])" office:value-type="float" office:value="80.7952949040694" calcext:value-type="float">
            <text:p>80,795 </text:p>
          </table:table-cell>
          <table:table-cell table:style-name="ce29" table:formula="of:=STDEV([.C23:.E23])" office:value-type="float" office:value="14.3123060818999" calcext:value-type="float">
            <text:p>14,312 </text:p>
          </table:table-cell>
          <table:table-cell table:style-name="ce36" office:value-type="float" office:value="58.5732587755521" calcext:value-type="float">
            <text:p>58,573 </text:p>
          </table:table-cell>
          <table:table-cell table:style-name="ce34" office:value-type="float" office:value="75.5991404816945" calcext:value-type="float">
            <text:p>75,599 </text:p>
          </table:table-cell>
          <table:table-cell table:style-name="ce29" table:formula="of:=MEDIAN([.H23:.I23])" office:value-type="float" office:value="67.0861996286233" calcext:value-type="float">
            <text:p>67,086 </text:p>
          </table:table-cell>
          <table:table-cell table:style-name="ce29" table:formula="of:=STDEV([.H23:.I23])" office:value-type="float" office:value="12.0391164100932" calcext:value-type="float">
            <text:p>12,039 </text:p>
          </table:table-cell>
          <table:table-cell table:style-name="ce36" office:value-type="float" office:value="22.2206487685001" calcext:value-type="float">
            <text:p>22,221 </text:p>
          </table:table-cell>
          <table:table-cell table:style-name="ce34" office:value-type="float" office:value="71.0837660882446" calcext:value-type="float">
            <text:p>71,084 </text:p>
          </table:table-cell>
          <table:table-cell table:style-name="ce29" table:formula="of:=MEDIAN([.L23:.M23])" office:value-type="float" office:value="46.6522074283724" calcext:value-type="float">
            <text:p>46,652 </text:p>
          </table:table-cell>
          <table:table-cell table:style-name="ce29" table:formula="of:=STDEV([.L23:.M23])" office:value-type="float" office:value="34.5514416067052" calcext:value-type="float">
            <text:p>34,55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170 cm</text:p>
          </table:table-cell>
          <table:table-cell table:style-name="ce31" office:value-type="float" office:value="90.1123242827759" calcext:value-type="float">
            <text:p>90,112 </text:p>
          </table:table-cell>
          <table:table-cell table:style-name="ce31" office:value-type="float" office:value="138.525538925711" calcext:value-type="float">
            <text:p>138,526 </text:p>
          </table:table-cell>
          <table:table-cell table:style-name="ce31" office:value-type="float" office:value="81.4062748172524" calcext:value-type="float">
            <text:p>81,406 </text:p>
          </table:table-cell>
          <table:table-cell table:style-name="ce29" table:formula="of:=MEDIAN([.C24:.E24])" office:value-type="float" office:value="90.1123242827759" calcext:value-type="float">
            <text:p>90,112 </text:p>
          </table:table-cell>
          <table:table-cell table:style-name="ce29" table:formula="of:=STDEV([.C24:.E24])" office:value-type="float" office:value="30.7740285025401" calcext:value-type="float">
            <text:p>30,774 </text:p>
          </table:table-cell>
          <table:table-cell table:style-name="ce36" office:value-type="float" office:value="75.8934671612052" calcext:value-type="float">
            <text:p>75,893 </text:p>
          </table:table-cell>
          <table:table-cell table:style-name="ce34" office:value-type="float" office:value="111.054927347171" calcext:value-type="float">
            <text:p>111,055 </text:p>
          </table:table-cell>
          <table:table-cell table:style-name="ce29" table:formula="of:=MEDIAN([.H24:.I24])" office:value-type="float" office:value="93.4741972541879" calcext:value-type="float">
            <text:p>93,474 </text:p>
          </table:table-cell>
          <table:table-cell table:style-name="ce29" table:formula="of:=STDEV([.H24:.I24])" office:value-type="float" office:value="24.862906933917" calcext:value-type="float">
            <text:p>24,863 </text:p>
          </table:table-cell>
          <table:table-cell table:style-name="ce36" office:value-type="float" office:value="79.2024754920528" calcext:value-type="float">
            <text:p>79,202 </text:p>
          </table:table-cell>
          <table:table-cell table:style-name="ce34" office:value-type="float" office:value="77.1355672419129" calcext:value-type="float">
            <text:p>77,136 </text:p>
          </table:table-cell>
          <table:table-cell table:style-name="ce29" table:formula="of:=MEDIAN([.L24:.M24])" office:value-type="float" office:value="78.1690213669828" calcext:value-type="float">
            <text:p>78,169 </text:p>
          </table:table-cell>
          <table:table-cell table:style-name="ce29" table:formula="of:=STDEV([.L24:.M24])" office:value-type="float" office:value="1.46152483976437" calcext:value-type="float">
            <text:p>1,462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170 cm</text:p>
          </table:table-cell>
          <table:table-cell table:style-name="ce31" office:value-type="float" office:value="125.304709264368" calcext:value-type="float">
            <text:p>125,305 </text:p>
          </table:table-cell>
          <table:table-cell table:style-name="ce31" office:value-type="float" office:value="164.240864953515" calcext:value-type="float">
            <text:p>164,241 </text:p>
          </table:table-cell>
          <table:table-cell table:style-name="ce31" office:value-type="float" office:value="134.66530285453" calcext:value-type="float">
            <text:p>134,665 </text:p>
          </table:table-cell>
          <table:table-cell table:style-name="ce29" table:formula="of:=MEDIAN([.C25:.E25])" office:value-type="float" office:value="134.66530285453" calcext:value-type="float">
            <text:p>134,665 </text:p>
          </table:table-cell>
          <table:table-cell table:style-name="ce29" table:formula="of:=STDEV([.C25:.E25])" office:value-type="float" office:value="20.3238726857546" calcext:value-type="float">
            <text:p>20,324 </text:p>
          </table:table-cell>
          <table:table-cell table:style-name="ce36" office:value-type="float" office:value="131.635153622352" calcext:value-type="float">
            <text:p>131,635 </text:p>
          </table:table-cell>
          <table:table-cell table:style-name="ce34" office:value-type="float" office:value="170.076003615135" calcext:value-type="float">
            <text:p>170,076 </text:p>
          </table:table-cell>
          <table:table-cell table:style-name="ce29" table:formula="of:=MEDIAN([.H25:.I25])" office:value-type="float" office:value="150.855578618743" calcext:value-type="float">
            <text:p>150,856 </text:p>
          </table:table-cell>
          <table:table-cell table:style-name="ce29" table:formula="of:=STDEV([.H25:.I25])" office:value-type="float" office:value="27.1817857044715" calcext:value-type="float">
            <text:p>27,182 </text:p>
          </table:table-cell>
          <table:table-cell table:style-name="ce36" office:value-type="float" office:value="110.602747767804" calcext:value-type="float">
            <text:p>110,603 </text:p>
          </table:table-cell>
          <table:table-cell table:style-name="ce34" office:value-type="float" office:value="125.605494770063" calcext:value-type="float">
            <text:p>125,605 </text:p>
          </table:table-cell>
          <table:table-cell table:style-name="ce29" table:formula="of:=MEDIAN([.L25:.M25])" office:value-type="float" office:value="118.104121268934" calcext:value-type="float">
            <text:p>118,104 </text:p>
          </table:table-cell>
          <table:table-cell table:style-name="ce29" table:formula="of:=STDEV([.L25:.M25])" office:value-type="float" office:value="10.6085441417234" calcext:value-type="float">
            <text:p>10,60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170 cm</text:p>
          </table:table-cell>
          <table:table-cell table:style-name="ce31" office:value-type="float" office:value="120.40465441621" calcext:value-type="float">
            <text:p>120,405 </text:p>
          </table:table-cell>
          <table:table-cell table:style-name="ce31" office:value-type="float" office:value="157.594923922923" calcext:value-type="float">
            <text:p>157,595 </text:p>
          </table:table-cell>
          <table:table-cell table:style-name="ce31" office:value-type="float" office:value="139.100703005868" calcext:value-type="float">
            <text:p>139,101 </text:p>
          </table:table-cell>
          <table:table-cell table:style-name="ce29" table:formula="of:=MEDIAN([.C26:.E26])" office:value-type="float" office:value="139.100703005868" calcext:value-type="float">
            <text:p>139,101 </text:p>
          </table:table-cell>
          <table:table-cell table:style-name="ce29" table:formula="of:=STDEV([.C26:.E26])" office:value-type="float" office:value="18.5952260279248" calcext:value-type="float">
            <text:p>18,595 </text:p>
          </table:table-cell>
          <table:table-cell table:style-name="ce36" office:value-type="float" office:value="120.558853927265" calcext:value-type="float">
            <text:p>120,559 </text:p>
          </table:table-cell>
          <table:table-cell table:style-name="ce34" office:value-type="float" office:value="179.721295262651" calcext:value-type="float">
            <text:p>179,721 </text:p>
          </table:table-cell>
          <table:table-cell table:style-name="ce29" table:formula="of:=MEDIAN([.H26:.I26])" office:value-type="float" office:value="150.140074594958" calcext:value-type="float">
            <text:p>150,140 </text:p>
          </table:table-cell>
          <table:table-cell table:style-name="ce29" table:formula="of:=STDEV([.H26:.I26])" office:value-type="float" office:value="41.8341634598025" calcext:value-type="float">
            <text:p>41,834 </text:p>
          </table:table-cell>
          <table:table-cell table:style-name="ce36" office:value-type="float" office:value="163.290463039991" calcext:value-type="float">
            <text:p>163,290 </text:p>
          </table:table-cell>
          <table:table-cell table:style-name="ce34" office:value-type="float" office:value="115.394217074076" calcext:value-type="float">
            <text:p>115,394 </text:p>
          </table:table-cell>
          <table:table-cell table:style-name="ce29" table:formula="of:=MEDIAN([.L26:.M26])" office:value-type="float" office:value="139.342340057034" calcext:value-type="float">
            <text:p>139,342 </text:p>
          </table:table-cell>
          <table:table-cell table:style-name="ce29" table:formula="of:=STDEV([.L26:.M26])" office:value-type="float" office:value="33.8677603158777" calcext:value-type="float">
            <text:p>33,86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170 cm</text:p>
          </table:table-cell>
          <table:table-cell table:style-name="ce31" office:value-type="float" office:value="91.4678867853951" calcext:value-type="float">
            <text:p>91,468 </text:p>
          </table:table-cell>
          <table:table-cell table:style-name="ce31" office:value-type="float" office:value="136.899536309604" calcext:value-type="float">
            <text:p>136,900 </text:p>
          </table:table-cell>
          <table:table-cell table:style-name="ce31" office:value-type="float" office:value="122.508556079715" calcext:value-type="float">
            <text:p>122,509 </text:p>
          </table:table-cell>
          <table:table-cell table:style-name="ce29" table:formula="of:=MEDIAN([.C27:.E27])" office:value-type="float" office:value="122.508556079715" calcext:value-type="float">
            <text:p>122,509 </text:p>
          </table:table-cell>
          <table:table-cell table:style-name="ce29" table:formula="of:=STDEV([.C27:.E27])" office:value-type="float" office:value="23.2187361151396" calcext:value-type="float">
            <text:p>23,219 </text:p>
          </table:table-cell>
          <table:table-cell table:style-name="ce36" office:value-type="float" office:value="127.059413972207" calcext:value-type="float">
            <text:p>127,059 </text:p>
          </table:table-cell>
          <table:table-cell table:style-name="ce34" office:value-type="float" office:value="155.038028995692" calcext:value-type="float">
            <text:p>155,038 </text:p>
          </table:table-cell>
          <table:table-cell table:style-name="ce29" table:formula="of:=MEDIAN([.H27:.I27])" office:value-type="float" office:value="141.048721483949" calcext:value-type="float">
            <text:p>141,049 </text:p>
          </table:table-cell>
          <table:table-cell table:style-name="ce29" table:formula="of:=STDEV([.H27:.I27])" office:value-type="float" office:value="19.7838684113136" calcext:value-type="float">
            <text:p>19,784 </text:p>
          </table:table-cell>
          <table:table-cell table:style-name="ce36" office:value-type="float" office:value="92.6761628394098" calcext:value-type="float">
            <text:p>92,676 </text:p>
          </table:table-cell>
          <table:table-cell table:style-name="ce34" office:value-type="float" office:value="105.854185735287" calcext:value-type="float">
            <text:p>105,854 </text:p>
          </table:table-cell>
          <table:table-cell table:style-name="ce29" table:formula="of:=MEDIAN([.L27:.M27])" office:value-type="float" office:value="99.2651742873483" calcext:value-type="float">
            <text:p>99,265 </text:p>
          </table:table-cell>
          <table:table-cell table:style-name="ce29" table:formula="of:=STDEV([.L27:.M27])" office:value-type="float" office:value="9.31826935230623" calcext:value-type="float">
            <text:p>9,31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170 cm</text:p>
          </table:table-cell>
          <table:table-cell table:style-name="ce31" office:value-type="float" office:value="89.2411388419684" calcext:value-type="float">
            <text:p>89,241 </text:p>
          </table:table-cell>
          <table:table-cell table:style-name="ce31" office:value-type="float" office:value="152.120776043862" calcext:value-type="float">
            <text:p>152,121 </text:p>
          </table:table-cell>
          <table:table-cell table:style-name="ce31" office:value-type="float" office:value="112.584065899247" calcext:value-type="float">
            <text:p>112,584 </text:p>
          </table:table-cell>
          <table:table-cell table:style-name="ce29" table:formula="of:=MEDIAN([.C28:.E28])" office:value-type="float" office:value="112.584065899247" calcext:value-type="float">
            <text:p>112,584 </text:p>
          </table:table-cell>
          <table:table-cell table:style-name="ce29" table:formula="of:=STDEV([.C28:.E28])" office:value-type="float" office:value="31.7854591160341" calcext:value-type="float">
            <text:p>31,785 </text:p>
          </table:table-cell>
          <table:table-cell table:style-name="ce36" office:value-type="float" office:value="103.052334430875" calcext:value-type="float">
            <text:p>103,052 </text:p>
          </table:table-cell>
          <table:table-cell table:style-name="ce34" office:value-type="float" office:value="126.910107504931" calcext:value-type="float">
            <text:p>126,910 </text:p>
          </table:table-cell>
          <table:table-cell table:style-name="ce29" table:formula="of:=MEDIAN([.H28:.I28])" office:value-type="float" office:value="114.981220967903" calcext:value-type="float">
            <text:p>114,981 </text:p>
          </table:table-cell>
          <table:table-cell table:style-name="ce29" table:formula="of:=STDEV([.H28:.I28])" office:value-type="float" office:value="16.8699931246748" calcext:value-type="float">
            <text:p>16,870 </text:p>
          </table:table-cell>
          <table:table-cell table:style-name="ce36" office:value-type="float" office:value="39.461354596597" calcext:value-type="float">
            <text:p>39,461 </text:p>
          </table:table-cell>
          <table:table-cell table:style-name="ce34" office:value-type="float" office:value="80.5090901910561" calcext:value-type="float">
            <text:p>80,509 </text:p>
          </table:table-cell>
          <table:table-cell table:style-name="ce29" table:formula="of:=MEDIAN([.L28:.M28])" office:value-type="float" office:value="59.9852223938266" calcext:value-type="float">
            <text:p>59,985 </text:p>
          </table:table-cell>
          <table:table-cell table:style-name="ce29" table:formula="of:=STDEV([.L28:.M28])" office:value-type="float" office:value="29.0251321911944" calcext:value-type="float">
            <text:p>29,025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170 cm</text:p>
          </table:table-cell>
          <table:table-cell table:style-name="ce30" office:value-type="float" office:value="84.0340748929184" calcext:value-type="float">
            <text:p>84,034 </text:p>
          </table:table-cell>
          <table:table-cell table:style-name="ce30" office:value-type="float" office:value="122.639045210448" calcext:value-type="float">
            <text:p>122,639 </text:p>
          </table:table-cell>
          <table:table-cell table:style-name="ce31" office:value-type="float" office:value="126.55787079758" calcext:value-type="float">
            <text:p>126,558 </text:p>
          </table:table-cell>
          <table:table-cell table:style-name="ce29" table:formula="of:=MEDIAN([.C29:.E29])" office:value-type="float" office:value="122.639045210448" calcext:value-type="float">
            <text:p>122,639 </text:p>
          </table:table-cell>
          <table:table-cell table:style-name="ce29" table:formula="of:=STDEV([.C29:.E29])" office:value-type="float" office:value="23.5016813063131" calcext:value-type="float">
            <text:p>23,502 </text:p>
          </table:table-cell>
          <table:table-cell table:style-name="ce36" office:value-type="float" office:value="84.7972800888963" calcext:value-type="float">
            <text:p>84,797 </text:p>
          </table:table-cell>
          <table:table-cell table:style-name="ce34" office:value-type="float" office:value="87.4086134846224" calcext:value-type="float">
            <text:p>87,409 </text:p>
          </table:table-cell>
          <table:table-cell table:style-name="ce29" table:formula="of:=MEDIAN([.H29:.I29])" office:value-type="float" office:value="86.1029467867593" calcext:value-type="float">
            <text:p>86,103 </text:p>
          </table:table-cell>
          <table:table-cell table:style-name="ce29" table:formula="of:=STDEV([.H29:.I29])" office:value-type="float" office:value="1.84649155205679" calcext:value-type="float">
            <text:p>1,846 </text:p>
          </table:table-cell>
          <table:table-cell table:style-name="ce36" office:value-type="float" office:value="45.9110528329753" calcext:value-type="float">
            <text:p>45,911 </text:p>
          </table:table-cell>
          <table:table-cell table:style-name="ce34" office:value-type="float" office:value="55.2455462876863" calcext:value-type="float">
            <text:p>55,246 </text:p>
          </table:table-cell>
          <table:table-cell table:style-name="ce29" table:formula="of:=MEDIAN([.L29:.M29])" office:value-type="float" office:value="50.5782995603308" calcext:value-type="float">
            <text:p>50,578 </text:p>
          </table:table-cell>
          <table:table-cell table:style-name="ce29" table:formula="of:=STDEV([.L29:.M29])" office:value-type="float" office:value="6.60048362076757" calcext:value-type="float">
            <text:p>6,60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170 cm</text:p>
          </table:table-cell>
          <table:table-cell table:style-name="ce30" office:value-type="float" office:value="55.7973387928361" calcext:value-type="float">
            <text:p>55,797 </text:p>
          </table:table-cell>
          <table:table-cell table:style-name="ce30" office:value-type="float" office:value="83.5020508159284" calcext:value-type="float">
            <text:p>83,502 </text:p>
          </table:table-cell>
          <table:table-cell table:style-name="ce31" office:value-type="float" office:value="62.905642005877" calcext:value-type="float">
            <text:p>62,906 </text:p>
          </table:table-cell>
          <table:table-cell table:style-name="ce29" table:formula="of:=MEDIAN([.C30:.E30])" office:value-type="float" office:value="62.905642005877" calcext:value-type="float">
            <text:p>62,906 </text:p>
          </table:table-cell>
          <table:table-cell table:style-name="ce29" table:formula="of:=STDEV([.C30:.E30])" office:value-type="float" office:value="14.389180534472" calcext:value-type="float">
            <text:p>14,389 </text:p>
          </table:table-cell>
          <table:table-cell table:style-name="ce36" office:value-type="float" office:value="55.4433597505268" calcext:value-type="float">
            <text:p>55,443 </text:p>
          </table:table-cell>
          <table:table-cell table:style-name="ce34" office:value-type="float" office:value="65.9767463235801" calcext:value-type="float">
            <text:p>65,977 </text:p>
          </table:table-cell>
          <table:table-cell table:style-name="ce29" table:formula="of:=MEDIAN([.H30:.I30])" office:value-type="float" office:value="60.7100530370535" calcext:value-type="float">
            <text:p>60,710 </text:p>
          </table:table-cell>
          <table:table-cell table:style-name="ce29" table:formula="of:=STDEV([.H30:.I30])" office:value-type="float" office:value="7.44822907466536" calcext:value-type="float">
            <text:p>7,448 </text:p>
          </table:table-cell>
          <table:table-cell table:style-name="ce36" office:value-type="float" office:value="59.2774861711648" calcext:value-type="float">
            <text:p>59,277 </text:p>
          </table:table-cell>
          <table:table-cell table:style-name="ce34" office:value-type="float" office:value="50.4731579618892" calcext:value-type="float">
            <text:p>50,473 </text:p>
          </table:table-cell>
          <table:table-cell table:style-name="ce29" table:formula="of:=MEDIAN([.L30:.M30])" office:value-type="float" office:value="54.875322066527" calcext:value-type="float">
            <text:p>54,875 </text:p>
          </table:table-cell>
          <table:table-cell table:style-name="ce29" table:formula="of:=STDEV([.L30:.M30])" office:value-type="float" office:value="6.22560018057078" calcext:value-type="float">
            <text:p>6,226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2 h 170 cm</text:p>
          </table:table-cell>
          <table:table-cell table:style-name="ce30" office:value-type="float" office:value="9.9570880910068" calcext:value-type="float">
            <text:p>9,957 </text:p>
          </table:table-cell>
          <table:table-cell table:style-name="ce30" office:value-type="float" office:value="101.792593924542" calcext:value-type="float">
            <text:p>101,793 </text:p>
          </table:table-cell>
          <table:table-cell table:style-name="ce31" office:value-type="float" office:value="59.5577117979927" calcext:value-type="float">
            <text:p>59,558 </text:p>
          </table:table-cell>
          <table:table-cell table:style-name="ce29" table:formula="of:=MEDIAN([.C31:.E31])" office:value-type="float" office:value="59.5577117979927" calcext:value-type="float">
            <text:p>59,558 </text:p>
          </table:table-cell>
          <table:table-cell table:style-name="ce29" table:formula="of:=STDEV([.C31:.E31])" office:value-type="float" office:value="45.9669578285437" calcext:value-type="float">
            <text:p>45,967 </text:p>
          </table:table-cell>
          <table:table-cell table:style-name="ce36" office:value-type="float" office:value="55.6887558549319" calcext:value-type="float">
            <text:p>55,689 </text:p>
          </table:table-cell>
          <table:table-cell table:style-name="ce34" office:value-type="float" office:value="63.7224046838779" calcext:value-type="float">
            <text:p>63,722 </text:p>
          </table:table-cell>
          <table:table-cell table:style-name="ce29" table:formula="of:=MEDIAN([.H31:.I31])" office:value-type="float" office:value="59.7055802694049" calcext:value-type="float">
            <text:p>59,706 </text:p>
          </table:table-cell>
          <table:table-cell table:style-name="ce29" table:formula="of:=STDEV([.H31:.I31])" office:value-type="float" office:value="5.68064756461907" calcext:value-type="float">
            <text:p>5,681 </text:p>
          </table:table-cell>
          <table:table-cell table:style-name="ce36" office:value-type="float" office:value="65.350822385174" calcext:value-type="float">
            <text:p>65,351 </text:p>
          </table:table-cell>
          <table:table-cell table:style-name="ce34" office:value-type="float" office:value="43.8635714131748" calcext:value-type="float">
            <text:p>43,864 </text:p>
          </table:table-cell>
          <table:table-cell table:style-name="ce29" table:formula="of:=MEDIAN([.L31:.M31])" office:value-type="float" office:value="54.6071968991744" calcext:value-type="float">
            <text:p>54,607 </text:p>
          </table:table-cell>
          <table:table-cell table:style-name="ce29" table:formula="of:=STDEV([.L31:.M31])" office:value-type="float" office:value="15.1937808713579" calcext:value-type="float">
            <text:p>15,194 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34" table:number-columns-repeated="3"/>
          <table:table-cell table:style-name="ce24" table:formula="of:=MEDIAN([.F4:.F15])" office:value-type="float" office:value="138.354293521372" calcext:value-type="float">
            <text:p>138,35 </text:p>
          </table:table-cell>
          <table:table-cell table:style-name="ce34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34" table:number-columns-repeated="3"/>
          <table:table-cell table:style-name="ce13" table:formula="of:=STDEV([.F4:.F15])" office:value-type="float" office:value="45.2813768196628" calcext:value-type="float">
            <text:p>45,28 </text:p>
          </table:table-cell>
          <table:table-cell table:style-name="ce34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34" table:number-columns-repeated="3"/>
          <table:table-cell table:style-name="ce24" table:formula="of:=MEDIAN([.F16:.F23])" office:value-type="float" office:value="89.6075368107953" calcext:value-type="float">
            <text:p>89,61 </text:p>
          </table:table-cell>
          <table:table-cell table:style-name="ce34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34" table:number-columns-repeated="3"/>
          <table:table-cell table:style-name="ce13" table:formula="of:=STDEV([.F16:.F23])" office:value-type="float" office:value="31.5938545101746" calcext:value-type="float">
            <text:p>31,59 </text:p>
          </table:table-cell>
          <table:table-cell table:style-name="ce34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34" table:number-columns-repeated="3"/>
          <table:table-cell table:style-name="ce24" table:formula="of:=MEDIAN([.F24:.F31])" office:value-type="float" office:value="117.546310989481" calcext:value-type="float">
            <text:p>117,55 </text:p>
          </table:table-cell>
          <table:table-cell table:style-name="ce34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34" table:number-columns-repeated="3"/>
          <table:table-cell table:style-name="ce13" table:formula="of:=STDEV([.F24:.F31])" office:value-type="float" office:value="31.1094772950304" calcext:value-type="float">
            <text:p>31,11 </text:p>
          </table:table-cell>
          <table:table-cell table:style-name="ce34" table:number-columns-repeated="9"/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2O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5" table:number-columns-repeated="2" table:default-cell-style-name="Default"/>
        <table:table-column table:style-name="co10" table:number-columns-repeated="998" table:default-cell-style-name="Default"/>
        <table:table-row table:style-name="ro1">
          <table:table-cell/>
          <table:table-cell table:style-name="ce2" office:value-type="string" calcext:value-type="string">
            <text:p>N2O <text:s/>(myg / m-2 h-1)</text:p>
          </table:table-cell>
          <table:table-cell table:style-name="ce2"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FORE Irrigation</text:p>
          </table:table-cell>
          <table:table-cell table:number-columns-repeated="2"/>
          <table:table-cell table:style-name="ce20"/>
          <table:table-cell/>
          <table:table-cell table:style-name="ce21"/>
          <table:table-cell table:number-columns-repeated="6"/>
          <table:table-cell table:style-name="ce7" office:value-type="string" calcext:value-type="string">
            <text:p>DURING Irrigation</text:p>
          </table:table-cell>
          <table:table-cell table:number-columns-repeated="6"/>
          <table:table-cell table:style-name="ce7" office:value-type="string" calcext:value-type="string">
            <text:p>AFTER Irrigation</text:p>
          </table:table-cell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05.07.</text:p>
          </table:table-cell>
          <table:table-cell table:style-name="ce14" office:value-type="string" calcext:value-type="string">
            <text:p>18.07.</text:p>
          </table:table-cell>
          <table:table-cell table:style-name="ce14" office:value-type="string" calcext:value-type="string">
            <text:p>20.07.</text:p>
          </table:table-cell>
          <table:table-cell table:style-name="ce14" office:value-type="string" calcext:value-type="string">
            <text:p>24.07.</text:p>
          </table:table-cell>
          <table:table-cell table:style-name="ce14" office:value-type="string" calcext:value-type="string">
            <text:p>26.07.</text:p>
          </table:table-cell>
          <table:table-cell table:style-name="ce14" office:value-type="string" calcext:value-type="string">
            <text:p>27.07.</text:p>
          </table:table-cell>
          <table:table-cell table:style-name="ce22" office:value-type="string" calcext:value-type="string">
            <text:p>31.07.</text:p>
          </table:table-cell>
          <table:table-cell table:style-name="ce22" office:value-type="string" calcext:value-type="string">
            <text:p>02.08.</text:p>
          </table:table-cell>
          <table:table-cell table:style-name="ce22" office:value-type="string" calcext:value-type="string">
            <text:p>03.08.</text:p>
          </table:table-cell>
          <table:table-cell table:style-name="ce22" office:value-type="string" calcext:value-type="string">
            <text:p>07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09.08.</text:p>
          </table:table-cell>
          <table:table-cell table:style-name="ce1" office:value-type="string" calcext:value-type="string">
            <text:p>10.08.</text:p>
          </table:table-cell>
          <table:table-cell table:style-name="ce1" office:value-type="string" calcext:value-type="string">
            <text:p>14.08.</text:p>
          </table:table-cell>
          <table:table-cell table:style-name="ce1" office:value-type="string" calcext:value-type="string">
            <text:p>16.08.</text:p>
          </table:table-cell>
          <table:table-cell table:style-name="ce1" office:value-type="string" calcext:value-type="string">
            <text:p>17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21.08.</text:p>
          </table:table-cell>
          <table:table-cell table:style-name="ce1" office:value-type="string" calcext:value-type="string">
            <text:p>23.08.</text:p>
          </table:table-cell>
          <table:table-cell table:style-name="ce1" office:value-type="string" calcext:value-type="string">
            <text:p>24.08.</text:p>
          </table:table-cell>
          <table:table-cell table:style-name="ce1" office:value-type="string" calcext:value-type="string">
            <text:p>28.08.</text:p>
          </table:table-cell>
          <table:table-cell table:style-name="ce1" office:value-type="string" calcext:value-type="string">
            <text:p>31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3" office:value-type="string" calcext:value-type="string">
            <text:p>Tree-1 h 0 cm</text:p>
          </table:table-cell>
          <table:table-cell table:style-name="ce37" table:number-columns-repeated="2"/>
          <table:table-cell table:number-columns-repeated="3" table:style-name="ce31" office:value-type="float" office:value="0" calcext:value-type="float">
            <text:p>0,000 </text:p>
          </table:table-cell>
          <table:table-cell table:style-name="ce31" office:value-type="float" office:value="0.365475583857409" calcext:value-type="float">
            <text:p>0,365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212010215504699" calcext:value-type="float">
            <text:p>0,021 </text:p>
          </table:table-cell>
          <table:table-cell table:style-name="ce29" office:value-type="float" office:value="0.19380810828013" calcext:value-type="float">
            <text:p>0,194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E4:.L4])" office:value-type="float" office:value="0" calcext:value-type="float">
            <text:p>0,000 </text:p>
          </table:table-cell>
          <table:table-cell table:style-name="ce29" table:formula="of:=STDEV([.E4:.L4])" office:value-type="float" office:value="0.135995354801257" calcext:value-type="float">
            <text:p>0,136 </text:p>
          </table:table-cell>
          <table:table-cell table:style-name="ce36" office:value-type="float" office:value="1.23331851844113" calcext:value-type="float">
            <text:p>1,233 </text:p>
          </table:table-cell>
          <table:table-cell table:style-name="ce29"/>
          <table:table-cell table:number-columns-repeated="3" table:style-name="ce29" office:value-type="float" office:value="0" calcext:value-type="float">
            <text:p>0,000 </text:p>
          </table:table-cell>
          <table:table-cell table:style-name="ce29" table:formula="of:=MEDIAN([.O4:.S4])" office:value-type="float" office:value="0" calcext:value-type="float">
            <text:p>0,000 </text:p>
          </table:table-cell>
          <table:table-cell table:style-name="ce29" table:formula="of:=STDEV([.O4:.S4])" office:value-type="float" office:value="0.616659259220563" calcext:value-type="float">
            <text:p>0,617 </text:p>
          </table:table-cell>
          <table:table-cell table:style-name="ce43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44" office:value-type="float" office:value="-0.766589058805749" calcext:value-type="float">
            <text:p>-0,7666</text:p>
          </table:table-cell>
          <table:table-cell table:style-name="ce44" office:value-type="float" office:value="0.0530200558628113" calcext:value-type="float">
            <text:p>0,0530</text:p>
          </table:table-cell>
          <table:table-cell table:style-name="ce29" table:formula="of:=MEDIAN([.V4:.Z4])" office:value-type="float" office:value="0" calcext:value-type="float">
            <text:p>0,000 </text:p>
          </table:table-cell>
          <table:table-cell table:style-name="ce29" table:formula="of:=STDEV([.V4:.Z4])" office:value-type="float" office:value="0.349511719049657" calcext:value-type="float">
            <text:p>0,35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0 cm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31" office:value-type="float" office:value="0.0373485425833662" calcext:value-type="float">
            <text:p>0,037 </text:p>
          </table:table-cell>
          <table:table-cell table:style-name="ce31" office:value-type="float" office:value="0.0227697386592668" calcext:value-type="float">
            <text:p>0,023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office:value-type="float" office:value="0.119683965043895" calcext:value-type="float">
            <text:p>0,120 </text:p>
          </table:table-cell>
          <table:table-cell table:style-name="ce29" office:value-type="float" office:value="0.21184423371248" calcext:value-type="float">
            <text:p>0,212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E5:.L5])" office:value-type="float" office:value="0.0113848693296334" calcext:value-type="float">
            <text:p>0,011 </text:p>
          </table:table-cell>
          <table:table-cell table:style-name="ce29" table:formula="of:=STDEV([.C5:.L5])" office:value-type="float" office:value="0.0713184633628999" calcext:value-type="float">
            <text:p>0,071 </text:p>
          </table:table-cell>
          <table:table-cell table:style-name="ce36" office:value-type="float" office:value="0.208470756002919" calcext:value-type="float">
            <text:p>0,208 </text:p>
          </table:table-cell>
          <table:table-cell table:style-name="ce29"/>
          <table:table-cell table:style-name="ce29" office:value-type="float" office:value="0.120310269095345" calcext:value-type="float">
            <text:p>0,120 </text:p>
          </table:table-cell>
          <table:table-cell table:style-name="ce29" office:value-type="float" office:value="0.0489553798246525" calcext:value-type="float">
            <text:p>0,04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5:.S5])" office:value-type="float" office:value="0.0846328244599988" calcext:value-type="float">
            <text:p>0,085 </text:p>
          </table:table-cell>
          <table:table-cell table:style-name="ce29" table:formula="of:=STDEV([.O5:.S5])" office:value-type="float" office:value="0.0906643043889131" calcext:value-type="float">
            <text:p>0,091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1.03826858865187" calcext:value-type="float">
            <text:p>1,038 </text:p>
          </table:table-cell>
          <table:table-cell table:style-name="ce29" office:value-type="float" office:value="0" calcext:value-type="float">
            <text:p>0,000 </text:p>
          </table:table-cell>
          <table:table-cell table:style-name="ce44" office:value-type="float" office:value="0.229370037786518" calcext:value-type="float">
            <text:p>0,2294</text:p>
          </table:table-cell>
          <table:table-cell table:style-name="ce44" office:value-type="float" office:value="-0.00199194786428625" calcext:value-type="float">
            <text:p>-0,0020</text:p>
          </table:table-cell>
          <table:table-cell table:style-name="ce29" table:formula="of:=MEDIAN([.V5:.Z5])" office:value-type="float" office:value="0" calcext:value-type="float">
            <text:p>0,000 </text:p>
          </table:table-cell>
          <table:table-cell table:style-name="ce29" table:formula="of:=STDEV([.V5:.Z5])" office:value-type="float" office:value="0.450067756364109" calcext:value-type="float">
            <text:p>0,45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0 cm</text:p>
          </table:table-cell>
          <table:table-cell table:style-name="ce29" office:value-type="float" office:value="1.38158443625149" calcext:value-type="float">
            <text:p>1,382 </text:p>
          </table:table-cell>
          <table:table-cell table:style-name="ce29" office:value-type="float" office:value="0" calcext:value-type="float">
            <text:p>0,000 </text:p>
          </table:table-cell>
          <table:table-cell table:style-name="ce31" office:value-type="float" office:value="0.0539484472260448" calcext:value-type="float">
            <text:p>0,054 </text:p>
          </table:table-cell>
          <table:table-cell table:style-name="ce31" office:value-type="float" office:value="0.0906106407953116" calcext:value-type="float">
            <text:p>0,091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office:value-type="float" office:value="0.225993697968405" calcext:value-type="float">
            <text:p>0,226 </text:p>
          </table:table-cell>
          <table:table-cell table:style-name="ce29" office:value-type="float" office:value="0.0128822934024709" calcext:value-type="float">
            <text:p>0,01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4.34347148195802" calcext:value-type="float">
            <text:p>4,343 </text:p>
          </table:table-cell>
          <table:table-cell table:style-name="ce29" table:formula="of:=MEDIAN([.E6:.L6])" office:value-type="float" office:value="0.0334153703142579" calcext:value-type="float">
            <text:p>0,033 </text:p>
          </table:table-cell>
          <table:table-cell table:style-name="ce29" table:formula="of:=STDEV([.C6:.L6])" office:value-type="float" office:value="1.37862708157568" calcext:value-type="float">
            <text:p>1,379 </text:p>
          </table:table-cell>
          <table:table-cell table:style-name="ce36" office:value-type="float" office:value="1.15734476960574" calcext:value-type="float">
            <text:p>1,157 </text:p>
          </table:table-cell>
          <table:table-cell table:style-name="ce29"/>
          <table:table-cell table:style-name="ce29" office:value-type="float" office:value="9.99027586689013" calcext:value-type="float">
            <text:p>9,990 </text:p>
          </table:table-cell>
          <table:table-cell table:style-name="ce29" office:value-type="float" office:value="3.46467001130189" calcext:value-type="float">
            <text:p>3,465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6:.S6])" office:value-type="float" office:value="2.31100739045382" calcext:value-type="float">
            <text:p>2,311 </text:p>
          </table:table-cell>
          <table:table-cell table:style-name="ce29" table:formula="of:=STDEV([.O6:.S6])" office:value-type="float" office:value="4.4635276633916" calcext:value-type="float">
            <text:p>4,464 </text:p>
          </table:table-cell>
          <table:table-cell table:style-name="ce43" office:value-type="float" office:value="11.8614449761181" calcext:value-type="float">
            <text:p>11,86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07569026085735" calcext:value-type="float">
            <text:p>0,108 </text:p>
          </table:table-cell>
          <table:table-cell table:style-name="ce44" office:value-type="float" office:value="-0.200777786039847" calcext:value-type="float">
            <text:p>-0,2008</text:p>
          </table:table-cell>
          <table:table-cell table:style-name="ce44" office:value-type="float" office:value="0.692061789863125" calcext:value-type="float">
            <text:p>0,6921</text:p>
          </table:table-cell>
          <table:table-cell table:style-name="ce29" table:formula="of:=MEDIAN([.V6:.Z6])" office:value-type="float" office:value="0.107569026085735" calcext:value-type="float">
            <text:p>0,108 </text:p>
          </table:table-cell>
          <table:table-cell table:style-name="ce29" table:formula="of:=STDEV([.V6:.Z6])" office:value-type="float" office:value="5.24816405939749" calcext:value-type="float">
            <text:p>5,24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0 cm</text:p>
          </table:table-cell>
          <table:table-cell table:style-name="ce29" office:value-type="float" office:value="16.0302812646464" calcext:value-type="float">
            <text:p>16,030 </text:p>
          </table:table-cell>
          <table:table-cell table:style-name="ce29" office:value-type="float" office:value="38.5080914163965" calcext:value-type="float">
            <text:p>38,508 </text:p>
          </table:table-cell>
          <table:table-cell table:style-name="ce31" office:value-type="float" office:value="23.7825022839737" calcext:value-type="float">
            <text:p>23,783 </text:p>
          </table:table-cell>
          <table:table-cell table:style-name="ce31" office:value-type="float" office:value="12.524063970362" calcext:value-type="float">
            <text:p>12,524 </text:p>
          </table:table-cell>
          <table:table-cell table:style-name="ce31" office:value-type="float" office:value="9.75996501243873" calcext:value-type="float">
            <text:p>9,760 </text:p>
          </table:table-cell>
          <table:table-cell table:style-name="ce31" office:value-type="float" office:value="6.78432391744677" calcext:value-type="float">
            <text:p>6,784 </text:p>
          </table:table-cell>
          <table:table-cell table:style-name="ce29" office:value-type="float" office:value="6.19537969409474" calcext:value-type="float">
            <text:p>6,195 </text:p>
          </table:table-cell>
          <table:table-cell table:style-name="ce29" office:value-type="float" office:value="2.77331371789701" calcext:value-type="float">
            <text:p>2,773 </text:p>
          </table:table-cell>
          <table:table-cell table:style-name="ce29" office:value-type="float" office:value="3.96193378292332" calcext:value-type="float">
            <text:p>3,962 </text:p>
          </table:table-cell>
          <table:table-cell table:style-name="ce29" office:value-type="float" office:value="4.09812531161612" calcext:value-type="float">
            <text:p>4,098 </text:p>
          </table:table-cell>
          <table:table-cell table:style-name="ce29" table:formula="of:=MEDIAN([.E7:.L7])" office:value-type="float" office:value="6.48985180577076" calcext:value-type="float">
            <text:p>6,490 </text:p>
          </table:table-cell>
          <table:table-cell table:style-name="ce29" table:formula="of:=STDEV([.C7:.L7])" office:value-type="float" office:value="11.2258073115341" calcext:value-type="float">
            <text:p>11,226 </text:p>
          </table:table-cell>
          <table:table-cell table:style-name="ce36" office:value-type="float" office:value="10.7574500738366" calcext:value-type="float">
            <text:p>10,757 </text:p>
          </table:table-cell>
          <table:table-cell table:style-name="ce29"/>
          <table:table-cell table:style-name="ce29" office:value-type="float" office:value="19.0776339839631" calcext:value-type="float">
            <text:p>19,078 </text:p>
          </table:table-cell>
          <table:table-cell table:style-name="ce29" office:value-type="float" office:value="11.916132685568" calcext:value-type="float">
            <text:p>11,916 </text:p>
          </table:table-cell>
          <table:table-cell table:style-name="ce29" office:value-type="float" office:value="7.61435446598751" calcext:value-type="float">
            <text:p>7,614 </text:p>
          </table:table-cell>
          <table:table-cell table:style-name="ce29" table:formula="of:=MEDIAN([.O7:.S7])" office:value-type="float" office:value="11.3367913797023" calcext:value-type="float">
            <text:p>11,337 </text:p>
          </table:table-cell>
          <table:table-cell table:style-name="ce29" table:formula="of:=STDEV([.O7:.S7])" office:value-type="float" office:value="4.84463818478523" calcext:value-type="float">
            <text:p>4,845 </text:p>
          </table:table-cell>
          <table:table-cell table:style-name="ce43" office:value-type="float" office:value="1.39117827243943" calcext:value-type="float">
            <text:p>1,391 </text:p>
          </table:table-cell>
          <table:table-cell table:style-name="ce29" office:value-type="float" office:value="0.115242018411418" calcext:value-type="float">
            <text:p>0,115 </text:p>
          </table:table-cell>
          <table:table-cell table:style-name="ce29" office:value-type="float" office:value="0.186663968578981" calcext:value-type="float">
            <text:p>0,187 </text:p>
          </table:table-cell>
          <table:table-cell table:style-name="ce44" office:value-type="float" office:value="0.258628657873126" calcext:value-type="float">
            <text:p>0,2586</text:p>
          </table:table-cell>
          <table:table-cell table:style-name="ce44" office:value-type="float" office:value="5.02283219830113" calcext:value-type="float">
            <text:p>5,0228</text:p>
          </table:table-cell>
          <table:table-cell table:style-name="ce29" table:formula="of:=MEDIAN([.V7:.Z7])" office:value-type="float" office:value="0.258628657873126" calcext:value-type="float">
            <text:p>0,259 </text:p>
          </table:table-cell>
          <table:table-cell table:style-name="ce29" table:formula="of:=STDEV([.V7:.Z7])" office:value-type="float" office:value="2.09465852269082" calcext:value-type="float">
            <text:p>2,09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5 h 0 cm</text:p>
          </table:table-cell>
          <table:table-cell table:style-name="ce37" table:number-columns-repeated="2"/>
          <table:table-cell table:style-name="ce39" office:value-type="float" office:value="4.39018521522938" calcext:value-type="float">
            <text:p>4,390 </text:p>
          </table:table-cell>
          <table:table-cell table:style-name="ce39" office:value-type="float" office:value="2.59022733347115" calcext:value-type="float">
            <text:p>2,590 </text:p>
          </table:table-cell>
          <table:table-cell table:style-name="ce39" office:value-type="float" office:value="0.542036184120116" calcext:value-type="float">
            <text:p>0,542 </text:p>
          </table:table-cell>
          <table:table-cell table:style-name="ce39" office:value-type="float" office:value="3.07406527440054" calcext:value-type="float">
            <text:p>3,074 </text:p>
          </table:table-cell>
          <table:table-cell table:style-name="ce27" office:value-type="float" office:value="3.19490152986678" calcext:value-type="float">
            <text:p>3,195 </text:p>
          </table:table-cell>
          <table:table-cell table:style-name="ce29" office:value-type="float" office:value="2.7804323041025" calcext:value-type="float">
            <text:p>2,780 </text:p>
          </table:table-cell>
          <table:table-cell table:style-name="ce29" office:value-type="float" office:value="3.43907368620067" calcext:value-type="float">
            <text:p>3,439 </text:p>
          </table:table-cell>
          <table:table-cell table:style-name="ce29" office:value-type="float" office:value="14.9176398937499" calcext:value-type="float">
            <text:p>14,918 </text:p>
          </table:table-cell>
          <table:table-cell table:style-name="ce29" table:formula="of:=MEDIAN([.E8:.L8])" office:value-type="float" office:value="3.13448340213366" calcext:value-type="float">
            <text:p>3,134 </text:p>
          </table:table-cell>
          <table:table-cell table:style-name="ce29" table:formula="of:=STDEV([.E8:.L8])" office:value-type="float" office:value="4.40012242414759" calcext:value-type="float">
            <text:p>4,400 </text:p>
          </table:table-cell>
          <table:table-cell table:style-name="ce36" office:value-type="float" office:value="5.60793478892316" calcext:value-type="float">
            <text:p>5,608 </text:p>
          </table:table-cell>
          <table:table-cell table:style-name="ce29"/>
          <table:table-cell table:style-name="ce29" office:value-type="float" office:value="34.0494873291038" calcext:value-type="float">
            <text:p>34,049 </text:p>
          </table:table-cell>
          <table:table-cell table:style-name="ce29" office:value-type="float" office:value="7.07436587426893" calcext:value-type="float">
            <text:p>7,074 </text:p>
          </table:table-cell>
          <table:table-cell table:style-name="ce29" office:value-type="float" office:value="4.06729477527406" calcext:value-type="float">
            <text:p>4,067 </text:p>
          </table:table-cell>
          <table:table-cell table:style-name="ce29" table:formula="of:=MEDIAN([.O8:.S8])" office:value-type="float" office:value="6.34115033159605" calcext:value-type="float">
            <text:p>6,341 </text:p>
          </table:table-cell>
          <table:table-cell table:style-name="ce29" table:formula="of:=STDEV([.O8:.S8])" office:value-type="float" office:value="14.2859996357389" calcext:value-type="float">
            <text:p>14,286 </text:p>
          </table:table-cell>
          <table:table-cell table:style-name="ce43" office:value-type="float" office:value="12.4163779803046" calcext:value-type="float">
            <text:p>12,416 </text:p>
          </table:table-cell>
          <table:table-cell table:style-name="ce29" office:value-type="float" office:value="7.44248611869019" calcext:value-type="float">
            <text:p>7,442 </text:p>
          </table:table-cell>
          <table:table-cell table:style-name="ce29" office:value-type="float" office:value="0.947655639572216" calcext:value-type="float">
            <text:p>0,948 </text:p>
          </table:table-cell>
          <table:table-cell table:style-name="ce44" office:value-type="float" office:value="0.569952435285837" calcext:value-type="float">
            <text:p>0,5700</text:p>
          </table:table-cell>
          <table:table-cell table:style-name="ce44" office:value-type="float" office:value="1.5506491959401" calcext:value-type="float">
            <text:p>1,5506</text:p>
          </table:table-cell>
          <table:table-cell table:style-name="ce29" table:formula="of:=MEDIAN([.V8:.Z8])" office:value-type="float" office:value="1.5506491959401" calcext:value-type="float">
            <text:p>1,551 </text:p>
          </table:table-cell>
          <table:table-cell table:style-name="ce29" table:formula="of:=STDEV([.V8:.Z8])" office:value-type="float" office:value="5.19744824010343" calcext:value-type="float">
            <text:p>5,197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0 cm</text:p>
          </table:table-cell>
          <table:table-cell table:style-name="ce29" office:value-type="float" office:value="0.661843244874079" calcext:value-type="float">
            <text:p>0,662 </text:p>
          </table:table-cell>
          <table:table-cell table:style-name="ce29" office:value-type="float" office:value="0.00442859096822361" calcext:value-type="float">
            <text:p>0,004 </text:p>
          </table:table-cell>
          <table:table-cell table:style-name="ce39" office:value-type="float" office:value="11.3730106212981" calcext:value-type="float">
            <text:p>11,373 </text:p>
          </table:table-cell>
          <table:table-cell table:number-columns-repeated="3" table:style-name="ce39" office:value-type="float" office:value="0" calcext:value-type="float">
            <text:p>0,000 </text:p>
          </table:table-cell>
          <table:table-cell table:style-name="ce27" office:value-type="float" office:value="0.0843222991481395" calcext:value-type="float">
            <text:p>0,084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123489695645602" calcext:value-type="float">
            <text:p>0,123 </text:p>
          </table:table-cell>
          <table:table-cell table:style-name="ce29" table:formula="of:=MEDIAN([.E9:.L9])" office:value-type="float" office:value="0" calcext:value-type="float">
            <text:p>0,000 </text:p>
          </table:table-cell>
          <table:table-cell table:style-name="ce29" table:formula="of:=STDEV([.C9:.L9])" office:value-type="float" office:value="3.57159557230483" calcext:value-type="float">
            <text:p>3,572 </text:p>
          </table:table-cell>
          <table:table-cell table:style-name="ce36" office:value-type="float" office:value="7.41499613228792" calcext:value-type="float">
            <text:p>7,415 </text:p>
          </table:table-cell>
          <table:table-cell table:style-name="ce29" office:value-type="float" office:value="9.33234315692833" calcext:value-type="float">
            <text:p>9,332 </text:p>
          </table:table-cell>
          <table:table-cell table:style-name="ce29" office:value-type="float" office:value="1.77643150085843" calcext:value-type="float">
            <text:p>1,776 </text:p>
          </table:table-cell>
          <table:table-cell table:style-name="ce29" office:value-type="float" office:value="2.30125757921379" calcext:value-type="float">
            <text:p>2,301 </text:p>
          </table:table-cell>
          <table:table-cell table:style-name="ce29" office:value-type="float" office:value="0.8816246163391" calcext:value-type="float">
            <text:p>0,882 </text:p>
          </table:table-cell>
          <table:table-cell table:style-name="ce29" table:formula="of:=MEDIAN([.O9:.S9])" office:value-type="float" office:value="2.30125757921379" calcext:value-type="float">
            <text:p>2,301 </text:p>
          </table:table-cell>
          <table:table-cell table:style-name="ce29" table:formula="of:=STDEV([.O9:.S9])" office:value-type="float" office:value="3.77716153215901" calcext:value-type="float">
            <text:p>3,777 </text:p>
          </table:table-cell>
          <table:table-cell table:style-name="ce43" office:value-type="float" office:value="2.25794868193914" calcext:value-type="float">
            <text:p>2,258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39163302119003" calcext:value-type="float">
            <text:p>0,139 </text:p>
          </table:table-cell>
          <table:table-cell table:style-name="ce44" office:value-type="float" office:value="-0.0741373683855042" calcext:value-type="float">
            <text:p>-0,0741</text:p>
          </table:table-cell>
          <table:table-cell table:style-name="ce44" office:value-type="float" office:value="6.68749316377533" calcext:value-type="float">
            <text:p>6,6875</text:p>
          </table:table-cell>
          <table:table-cell table:style-name="ce29" table:formula="of:=MEDIAN([.V9:.Z9])" office:value-type="float" office:value="0.139163302119003" calcext:value-type="float">
            <text:p>0,139 </text:p>
          </table:table-cell>
          <table:table-cell table:style-name="ce29" table:formula="of:=STDEV([.V9:.Z9])" office:value-type="float" office:value="2.89862268668096" calcext:value-type="float">
            <text:p>2,89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7 h 0 cm</text:p>
          </table:table-cell>
          <table:table-cell table:style-name="ce37" table:number-columns-repeated="2"/>
          <table:table-cell table:style-name="ce39" office:value-type="float" office:value="4.27737759452326" calcext:value-type="float">
            <text:p>4,277 </text:p>
          </table:table-cell>
          <table:table-cell table:style-name="ce39" office:value-type="float" office:value="0.664246567449682" calcext:value-type="float">
            <text:p>0,664 </text:p>
          </table:table-cell>
          <table:table-cell table:style-name="ce39" office:value-type="float" office:value="1.21019684871221" calcext:value-type="float">
            <text:p>1,210 </text:p>
          </table:table-cell>
          <table:table-cell table:style-name="ce39" office:value-type="float" office:value="1.51014435985648" calcext:value-type="float">
            <text:p>1,510 </text:p>
          </table:table-cell>
          <table:table-cell table:style-name="ce27" office:value-type="float" office:value="0.403512923608369" calcext:value-type="float">
            <text:p>0,404 </text:p>
          </table:table-cell>
          <table:table-cell table:style-name="ce29" office:value-type="float" office:value="0.339292334210704" calcext:value-type="float">
            <text:p>0,339 </text:p>
          </table:table-cell>
          <table:table-cell table:style-name="ce29" office:value-type="float" office:value="0.0972638105119637" calcext:value-type="float">
            <text:p>0,097 </text:p>
          </table:table-cell>
          <table:table-cell table:style-name="ce29" office:value-type="float" office:value="12.0834414677356" calcext:value-type="float">
            <text:p>12,083 </text:p>
          </table:table-cell>
          <table:table-cell table:style-name="ce29" table:formula="of:=MEDIAN([.E10:.L10])" office:value-type="float" office:value="0.937221708080947" calcext:value-type="float">
            <text:p>0,937 </text:p>
          </table:table-cell>
          <table:table-cell table:style-name="ce29" table:formula="of:=STDEV([.E10:.L10])" office:value-type="float" office:value="4.06744966816948" calcext:value-type="float">
            <text:p>4,067 </text:p>
          </table:table-cell>
          <table:table-cell table:style-name="ce36" office:value-type="float" office:value="25.8154492368198" calcext:value-type="float">
            <text:p>25,815 </text:p>
          </table:table-cell>
          <table:table-cell table:style-name="ce29" office:value-type="float" office:value="72.5589596266451" calcext:value-type="float">
            <text:p>72,559 </text:p>
          </table:table-cell>
          <table:table-cell table:style-name="ce29" office:value-type="float" office:value="3.98955292884553" calcext:value-type="float">
            <text:p>3,990 </text:p>
          </table:table-cell>
          <table:table-cell table:style-name="ce29" office:value-type="float" office:value="2.9117990528105" calcext:value-type="float">
            <text:p>2,912 </text:p>
          </table:table-cell>
          <table:table-cell table:style-name="ce29" office:value-type="float" office:value="3.13074827660453" calcext:value-type="float">
            <text:p>3,131 </text:p>
          </table:table-cell>
          <table:table-cell table:style-name="ce29" table:formula="of:=MEDIAN([.O10:.S10])" office:value-type="float" office:value="3.98955292884553" calcext:value-type="float">
            <text:p>3,990 </text:p>
          </table:table-cell>
          <table:table-cell table:style-name="ce29" table:formula="of:=STDEV([.O10:.S10])" office:value-type="float" office:value="30.0626116982359" calcext:value-type="float">
            <text:p>30,063 </text:p>
          </table:table-cell>
          <table:table-cell table:style-name="ce43" office:value-type="float" office:value="2.01470199789262" calcext:value-type="float">
            <text:p>2,015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962545965015689" calcext:value-type="float">
            <text:p>0,096 </text:p>
          </table:table-cell>
          <table:table-cell table:style-name="ce44" office:value-type="float" office:value="-0.420743965635112" calcext:value-type="float">
            <text:p>-0,4207</text:p>
          </table:table-cell>
          <table:table-cell table:style-name="ce44" office:value-type="float" office:value="0.573455643629241" calcext:value-type="float">
            <text:p>0,5735</text:p>
          </table:table-cell>
          <table:table-cell table:style-name="ce29" table:formula="of:=MEDIAN([.V10:.Z10])" office:value-type="float" office:value="0.0962545965015689" calcext:value-type="float">
            <text:p>0,096 </text:p>
          </table:table-cell>
          <table:table-cell table:style-name="ce29" table:formula="of:=STDEV([.V10:.Z10])" office:value-type="float" office:value="0.941982900323208" calcext:value-type="float">
            <text:p>0,94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0 cm</text:p>
          </table:table-cell>
          <table:table-cell table:style-name="ce29" office:value-type="float" office:value="5.88587775547809" calcext:value-type="float">
            <text:p>5,886 </text:p>
          </table:table-cell>
          <table:table-cell table:style-name="ce29" office:value-type="float" office:value="11.9723060885907" calcext:value-type="float">
            <text:p>11,972 </text:p>
          </table:table-cell>
          <table:table-cell table:style-name="ce39" office:value-type="float" office:value="10.9552636198006" calcext:value-type="float">
            <text:p>10,955 </text:p>
          </table:table-cell>
          <table:table-cell table:style-name="ce39" office:value-type="float" office:value="5.79802610522835" calcext:value-type="float">
            <text:p>5,798 </text:p>
          </table:table-cell>
          <table:table-cell table:style-name="ce39" office:value-type="float" office:value="0.011083134106852" calcext:value-type="float">
            <text:p>0,011 </text:p>
          </table:table-cell>
          <table:table-cell table:style-name="ce39" office:value-type="float" office:value="3.96632411923503" calcext:value-type="float">
            <text:p>3,966 </text:p>
          </table:table-cell>
          <table:table-cell table:style-name="ce27" office:value-type="float" office:value="2.73009396703573" calcext:value-type="float">
            <text:p>2,730 </text:p>
          </table:table-cell>
          <table:table-cell table:style-name="ce29" office:value-type="float" office:value="1.71137443396949" calcext:value-type="float">
            <text:p>1,711 </text:p>
          </table:table-cell>
          <table:table-cell table:style-name="ce29" office:value-type="float" office:value="2.97765393312323" calcext:value-type="float">
            <text:p>2,978 </text:p>
          </table:table-cell>
          <table:table-cell table:style-name="ce29" office:value-type="float" office:value="1.77404320792703" calcext:value-type="float">
            <text:p>1,774 </text:p>
          </table:table-cell>
          <table:table-cell table:style-name="ce29" table:formula="of:=MEDIAN([.E11:.L11])" office:value-type="float" office:value="2.85387395007948" calcext:value-type="float">
            <text:p>2,854 </text:p>
          </table:table-cell>
          <table:table-cell table:style-name="ce29" table:formula="of:=STDEV([.C11:.L11])" office:value-type="float" office:value="3.96414345344629" calcext:value-type="float">
            <text:p>3,964 </text:p>
          </table:table-cell>
          <table:table-cell table:style-name="ce36" office:value-type="float" office:value="6.88247114219046" calcext:value-type="float">
            <text:p>6,882 </text:p>
          </table:table-cell>
          <table:table-cell table:style-name="ce29" office:value-type="float" office:value="11.6103259444739" calcext:value-type="float">
            <text:p>11,610 </text:p>
          </table:table-cell>
          <table:table-cell table:style-name="ce29" office:value-type="float" office:value="2.69322541016431" calcext:value-type="float">
            <text:p>2,693 </text:p>
          </table:table-cell>
          <table:table-cell table:style-name="ce29" office:value-type="float" office:value="7.39116318236723" calcext:value-type="float">
            <text:p>7,391 </text:p>
          </table:table-cell>
          <table:table-cell table:style-name="ce29" office:value-type="float" office:value="4.90396718585304" calcext:value-type="float">
            <text:p>4,904 </text:p>
          </table:table-cell>
          <table:table-cell table:style-name="ce29" table:formula="of:=MEDIAN([.O11:.S11])" office:value-type="float" office:value="6.88247114219046" calcext:value-type="float">
            <text:p>6,882 </text:p>
          </table:table-cell>
          <table:table-cell table:style-name="ce29" table:formula="of:=STDEV([.O11:.S11])" office:value-type="float" office:value="3.31293708752943" calcext:value-type="float">
            <text:p>3,313 </text:p>
          </table:table-cell>
          <table:table-cell table:style-name="ce43" office:value-type="float" office:value="6.28323347998129" calcext:value-type="float">
            <text:p>6,283 </text:p>
          </table:table-cell>
          <table:table-cell table:style-name="ce29" office:value-type="float" office:value="3.82142104907864" calcext:value-type="float">
            <text:p>3,821 </text:p>
          </table:table-cell>
          <table:table-cell table:style-name="ce29" office:value-type="float" office:value="3.0660620810856" calcext:value-type="float">
            <text:p>3,066 </text:p>
          </table:table-cell>
          <table:table-cell table:style-name="ce44" office:value-type="float" office:value="-0.212234707156803" calcext:value-type="float">
            <text:p>-0,2122</text:p>
          </table:table-cell>
          <table:table-cell table:style-name="ce44" office:value-type="float" office:value="1.62604497994644" calcext:value-type="float">
            <text:p>1,6260</text:p>
          </table:table-cell>
          <table:table-cell table:style-name="ce29" table:formula="of:=MEDIAN([.V11:.Z11])" office:value-type="float" office:value="3.0660620810856" calcext:value-type="float">
            <text:p>3,066 </text:p>
          </table:table-cell>
          <table:table-cell table:style-name="ce29" table:formula="of:=STDEV([.V11:.Z11])" office:value-type="float" office:value="2.43055546384408" calcext:value-type="float">
            <text:p>2,431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0 cm</text:p>
          </table:table-cell>
          <table:table-cell table:style-name="ce37" table:number-columns-repeated="2"/>
          <table:table-cell table:style-name="ce39" office:value-type="float" office:value="4.99633827388651" calcext:value-type="float">
            <text:p>4,996 </text:p>
          </table:table-cell>
          <table:table-cell table:style-name="ce39" office:value-type="float" office:value="6.61141970031489" calcext:value-type="float">
            <text:p>6,611 </text:p>
          </table:table-cell>
          <table:table-cell table:style-name="ce39" office:value-type="float" office:value="5.35345061174949" calcext:value-type="float">
            <text:p>5,353 </text:p>
          </table:table-cell>
          <table:table-cell table:style-name="ce39" office:value-type="float" office:value="4.3943809763712" calcext:value-type="float">
            <text:p>4,394 </text:p>
          </table:table-cell>
          <table:table-cell table:style-name="ce27" office:value-type="float" office:value="3.65858914266131" calcext:value-type="float">
            <text:p>3,659 </text:p>
          </table:table-cell>
          <table:table-cell table:style-name="ce29" office:value-type="float" office:value="2.37988637971624" calcext:value-type="float">
            <text:p>2,380 </text:p>
          </table:table-cell>
          <table:table-cell table:style-name="ce29" office:value-type="float" office:value="4.14168984880464" calcext:value-type="float">
            <text:p>4,142 </text:p>
          </table:table-cell>
          <table:table-cell table:style-name="ce29" office:value-type="float" office:value="4.46493496201865" calcext:value-type="float">
            <text:p>4,465 </text:p>
          </table:table-cell>
          <table:table-cell table:style-name="ce29" table:formula="of:=MEDIAN([.E12:.L12])" office:value-type="float" office:value="4.42965796919493" calcext:value-type="float">
            <text:p>4,430 </text:p>
          </table:table-cell>
          <table:table-cell table:style-name="ce29" table:formula="of:=STDEV([.E12:.L12])" office:value-type="float" office:value="1.24076288821805" calcext:value-type="float">
            <text:p>1,241 </text:p>
          </table:table-cell>
          <table:table-cell table:style-name="ce36" office:value-type="float" office:value="2.80948587900409" calcext:value-type="float">
            <text:p>2,809 </text:p>
          </table:table-cell>
          <table:table-cell table:style-name="ce29" office:value-type="float" office:value="4.2653127984078" calcext:value-type="float">
            <text:p>4,265 </text:p>
          </table:table-cell>
          <table:table-cell table:style-name="ce29" office:value-type="float" office:value="4.21448899302892" calcext:value-type="float">
            <text:p>4,214 </text:p>
          </table:table-cell>
          <table:table-cell table:style-name="ce29" office:value-type="float" office:value="3.19737681598025" calcext:value-type="float">
            <text:p>3,197 </text:p>
          </table:table-cell>
          <table:table-cell table:style-name="ce29" office:value-type="float" office:value="3.7987708373658" calcext:value-type="float">
            <text:p>3,799 </text:p>
          </table:table-cell>
          <table:table-cell table:style-name="ce29" table:formula="of:=MEDIAN([.O12:.S12])" office:value-type="float" office:value="3.7987708373658" calcext:value-type="float">
            <text:p>3,799 </text:p>
          </table:table-cell>
          <table:table-cell table:style-name="ce29" table:formula="of:=STDEV([.O12:.S12])" office:value-type="float" office:value="0.638449494294006" calcext:value-type="float">
            <text:p>0,638 </text:p>
          </table:table-cell>
          <table:table-cell table:style-name="ce43" office:value-type="float" office:value="12.1318441348432" calcext:value-type="float">
            <text:p>12,132 </text:p>
          </table:table-cell>
          <table:table-cell table:style-name="ce29" office:value-type="float" office:value="2.67301158320755" calcext:value-type="float">
            <text:p>2,673 </text:p>
          </table:table-cell>
          <table:table-cell table:style-name="ce29" office:value-type="float" office:value="36.5111775237879" calcext:value-type="float">
            <text:p>36,511 </text:p>
          </table:table-cell>
          <table:table-cell table:style-name="ce44" office:value-type="float" office:value="7.40944572743253" calcext:value-type="float">
            <text:p>7,4094</text:p>
          </table:table-cell>
          <table:table-cell table:style-name="ce44" office:value-type="float" office:value="4.22096772452205" calcext:value-type="float">
            <text:p>4,2210</text:p>
          </table:table-cell>
          <table:table-cell table:style-name="ce29" table:formula="of:=MEDIAN([.V12:.Z12])" office:value-type="float" office:value="7.40944572743253" calcext:value-type="float">
            <text:p>7,409 </text:p>
          </table:table-cell>
          <table:table-cell table:style-name="ce29" table:formula="of:=STDEV([.V12:.Z12])" office:value-type="float" office:value="13.8533221778565" calcext:value-type="float">
            <text:p>13,85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0 h 0 cm</text:p>
          </table:table-cell>
          <table:table-cell table:style-name="ce37" table:number-columns-repeated="2"/>
          <table:table-cell table:style-name="ce39" office:value-type="float" office:value="9.39406987166313" calcext:value-type="float">
            <text:p>9,394 </text:p>
          </table:table-cell>
          <table:table-cell table:style-name="ce39" office:value-type="float" office:value="1.1764930178328" calcext:value-type="float">
            <text:p>1,176 </text:p>
          </table:table-cell>
          <table:table-cell table:style-name="ce39" office:value-type="float" office:value="0.6151244878674" calcext:value-type="float">
            <text:p>0,615 </text:p>
          </table:table-cell>
          <table:table-cell table:style-name="ce39" office:value-type="float" office:value="2.71744704061072" calcext:value-type="float">
            <text:p>2,717 </text:p>
          </table:table-cell>
          <table:table-cell table:style-name="ce27" office:value-type="float" office:value="2.94990178427183" calcext:value-type="float">
            <text:p>2,950 </text:p>
          </table:table-cell>
          <table:table-cell table:style-name="ce29" office:value-type="float" office:value="0.539023032843454" calcext:value-type="float">
            <text:p>0,539 </text:p>
          </table:table-cell>
          <table:table-cell table:style-name="ce29" office:value-type="float" office:value="2.49999154156102" calcext:value-type="float">
            <text:p>2,500 </text:p>
          </table:table-cell>
          <table:table-cell table:style-name="ce29" office:value-type="float" office:value="26.3211196851375" calcext:value-type="float">
            <text:p>26,321 </text:p>
          </table:table-cell>
          <table:table-cell table:style-name="ce29" table:formula="of:=MEDIAN([.E13:.L13])" office:value-type="float" office:value="2.60871929108587" calcext:value-type="float">
            <text:p>2,609 </text:p>
          </table:table-cell>
          <table:table-cell table:style-name="ce29" table:formula="of:=STDEV([.E13:.L13])" office:value-type="float" office:value="8.77074851152159" calcext:value-type="float">
            <text:p>8,771 </text:p>
          </table:table-cell>
          <table:table-cell table:style-name="ce36" office:value-type="float" office:value="7.14452622456473" calcext:value-type="float">
            <text:p>7,145 </text:p>
          </table:table-cell>
          <table:table-cell table:style-name="ce29" office:value-type="float" office:value="6.52275925885706" calcext:value-type="float">
            <text:p>6,523 </text:p>
          </table:table-cell>
          <table:table-cell table:style-name="ce29" office:value-type="float" office:value="13.0344772481976" calcext:value-type="float">
            <text:p>13,034 </text:p>
          </table:table-cell>
          <table:table-cell table:style-name="ce29" office:value-type="float" office:value="4.49722324204267" calcext:value-type="float">
            <text:p>4,497 </text:p>
          </table:table-cell>
          <table:table-cell table:style-name="ce29" office:value-type="float" office:value="2.48837744010115" calcext:value-type="float">
            <text:p>2,488 </text:p>
          </table:table-cell>
          <table:table-cell table:style-name="ce29" table:formula="of:=MEDIAN([.O13:.S13])" office:value-type="float" office:value="6.52275925885706" calcext:value-type="float">
            <text:p>6,523 </text:p>
          </table:table-cell>
          <table:table-cell table:style-name="ce29" table:formula="of:=STDEV([.O13:.S13])" office:value-type="float" office:value="3.96666071385183" calcext:value-type="float">
            <text:p>3,967 </text:p>
          </table:table-cell>
          <table:table-cell table:style-name="ce43" office:value-type="float" office:value="39.5772853666908" calcext:value-type="float">
            <text:p>39,577 </text:p>
          </table:table-cell>
          <table:table-cell table:style-name="ce29" office:value-type="float" office:value="49.9164846627057" calcext:value-type="float">
            <text:p>49,916 </text:p>
          </table:table-cell>
          <table:table-cell table:style-name="ce29" office:value-type="float" office:value="105.06924116394" calcext:value-type="float">
            <text:p>105,069 </text:p>
          </table:table-cell>
          <table:table-cell table:style-name="ce44" office:value-type="float" office:value="59.2370236300943" calcext:value-type="float">
            <text:p>59,2370</text:p>
          </table:table-cell>
          <table:table-cell table:style-name="ce44" office:value-type="float" office:value="40.2777210177526" calcext:value-type="float">
            <text:p>40,2777</text:p>
          </table:table-cell>
          <table:table-cell table:style-name="ce29" table:formula="of:=MEDIAN([.V13:.Z13])" office:value-type="float" office:value="49.9164846627057" calcext:value-type="float">
            <text:p>49,916 </text:p>
          </table:table-cell>
          <table:table-cell table:style-name="ce29" table:formula="of:=STDEV([.V13:.Z13])" office:value-type="float" office:value="27.0764513907552" calcext:value-type="float">
            <text:p>27,076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0 cm</text:p>
          </table:table-cell>
          <table:table-cell table:style-name="ce37" table:number-columns-repeated="2"/>
          <table:table-cell table:style-name="ce39" office:value-type="float" office:value="1.28170293930747" calcext:value-type="float">
            <text:p>1,282 </text:p>
          </table:table-cell>
          <table:table-cell table:style-name="ce39" office:value-type="float" office:value="0" calcext:value-type="float">
            <text:p>0,000 </text:p>
          </table:table-cell>
          <table:table-cell table:style-name="ce39" office:value-type="float" office:value="1.16236063035908" calcext:value-type="float">
            <text:p>1,162 </text:p>
          </table:table-cell>
          <table:table-cell table:style-name="ce39" office:value-type="float" office:value="1.16865616651193" calcext:value-type="float">
            <text:p>1,169 </text:p>
          </table:table-cell>
          <table:table-cell table:style-name="ce27" office:value-type="float" office:value="1.34647987011787" calcext:value-type="float">
            <text:p>1,346 </text:p>
          </table:table-cell>
          <table:table-cell table:style-name="ce29" office:value-type="float" office:value="0.922257475256429" calcext:value-type="float">
            <text:p>0,922 </text:p>
          </table:table-cell>
          <table:table-cell table:style-name="ce29" office:value-type="float" office:value="0.72082784798385" calcext:value-type="float">
            <text:p>0,721 </text:p>
          </table:table-cell>
          <table:table-cell table:style-name="ce29" office:value-type="float" office:value="2.1161902938159" calcext:value-type="float">
            <text:p>2,116 </text:p>
          </table:table-cell>
          <table:table-cell table:style-name="ce29" table:formula="of:=MEDIAN([.E14:.L14])" office:value-type="float" office:value="1.1655083984355" calcext:value-type="float">
            <text:p>1,166 </text:p>
          </table:table-cell>
          <table:table-cell table:style-name="ce29" table:formula="of:=STDEV([.E14:.L14])" office:value-type="float" office:value="0.599946027930452" calcext:value-type="float">
            <text:p>0,600 </text:p>
          </table:table-cell>
          <table:table-cell table:style-name="ce36" office:value-type="float" office:value="1.50014093857859" calcext:value-type="float">
            <text:p>1,500 </text:p>
          </table:table-cell>
          <table:table-cell table:style-name="ce29" office:value-type="float" office:value="1.97467013207254" calcext:value-type="float">
            <text:p>1,975 </text:p>
          </table:table-cell>
          <table:table-cell table:style-name="ce29" office:value-type="float" office:value="1.20300021130808" calcext:value-type="float">
            <text:p>1,203 </text:p>
          </table:table-cell>
          <table:table-cell table:style-name="ce29" office:value-type="float" office:value="1.11392354410193" calcext:value-type="float">
            <text:p>1,114 </text:p>
          </table:table-cell>
          <table:table-cell table:style-name="ce29" office:value-type="float" office:value="0.729566529826242" calcext:value-type="float">
            <text:p>0,730 </text:p>
          </table:table-cell>
          <table:table-cell table:style-name="ce29" table:formula="of:=MEDIAN([.O14:.S14])" office:value-type="float" office:value="1.20300021130808" calcext:value-type="float">
            <text:p>1,203 </text:p>
          </table:table-cell>
          <table:table-cell table:style-name="ce29" table:formula="of:=STDEV([.O14:.S14])" office:value-type="float" office:value="0.464912137718976" calcext:value-type="float">
            <text:p>0,465 </text:p>
          </table:table-cell>
          <table:table-cell table:style-name="ce43" office:value-type="float" office:value="3.64537301849883" calcext:value-type="float">
            <text:p>3,645 </text:p>
          </table:table-cell>
          <table:table-cell table:style-name="ce29" office:value-type="float" office:value="9.59086367763175" calcext:value-type="float">
            <text:p>9,591 </text:p>
          </table:table-cell>
          <table:table-cell table:style-name="ce29" office:value-type="float" office:value="49.1259985240837" calcext:value-type="float">
            <text:p>49,126 </text:p>
          </table:table-cell>
          <table:table-cell table:style-name="ce44" office:value-type="float" office:value="21.8582946800943" calcext:value-type="float">
            <text:p>21,8583</text:p>
          </table:table-cell>
          <table:table-cell table:style-name="ce44" office:value-type="float" office:value="12.3629203383677" calcext:value-type="float">
            <text:p>12,3629</text:p>
          </table:table-cell>
          <table:table-cell table:style-name="ce29" table:formula="of:=MEDIAN([.V14:.Z14])" office:value-type="float" office:value="12.3629203383677" calcext:value-type="float">
            <text:p>12,363 </text:p>
          </table:table-cell>
          <table:table-cell table:style-name="ce29" table:formula="of:=STDEV([.V14:.Z14])" office:value-type="float" office:value="17.9136220173956" calcext:value-type="float">
            <text:p>17,914 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Tree-12 h 0 cm</text:p>
          </table:table-cell>
          <table:table-cell table:style-name="ce38" table:number-columns-repeated="2"/>
          <table:table-cell table:number-columns-repeated="2" table:style-name="ce40" office:value-type="float" office:value="0" calcext:value-type="float">
            <text:p>0,000 </text:p>
          </table:table-cell>
          <table:table-cell table:style-name="ce40" office:value-type="float" office:value="0.546403469397014" calcext:value-type="float">
            <text:p>0,546 </text:p>
          </table:table-cell>
          <table:table-cell table:style-name="ce40" office:value-type="float" office:value="0.294008530387939" calcext:value-type="float">
            <text:p>0,294 </text:p>
          </table:table-cell>
          <table:table-cell table:style-name="ce41" office:value-type="float" office:value="0.0287508395367896" calcext:value-type="float">
            <text:p>0,029 </text:p>
          </table:table-cell>
          <table:table-cell table:style-name="ce42" office:value-type="float" office:value="0" calcext:value-type="float">
            <text:p>0,000 </text:p>
          </table:table-cell>
          <table:table-cell table:style-name="ce42" office:value-type="float" office:value="0.1519134513911" calcext:value-type="float">
            <text:p>0,152 </text:p>
          </table:table-cell>
          <table:table-cell table:style-name="ce42" office:value-type="float" office:value="1.81154610786823" calcext:value-type="float">
            <text:p>1,812 </text:p>
          </table:table-cell>
          <table:table-cell table:style-name="ce29" table:formula="of:=MEDIAN([.E15:.L15])" office:value-type="float" office:value="0.0903321454639448" calcext:value-type="float">
            <text:p>0,090 </text:p>
          </table:table-cell>
          <table:table-cell table:style-name="ce29" table:formula="of:=STDEV([.E15:.L15])" office:value-type="float" office:value="0.619634992684314" calcext:value-type="float">
            <text:p>0,620 </text:p>
          </table:table-cell>
          <table:table-cell table:style-name="ce36" office:value-type="float" office:value="0.12887964088036" calcext:value-type="float">
            <text:p>0,129 </text:p>
          </table:table-cell>
          <table:table-cell table:style-name="ce29" office:value-type="float" office:value="0.117704758557466" calcext:value-type="float">
            <text:p>0,118 </text:p>
          </table:table-cell>
          <table:table-cell table:style-name="ce29" office:value-type="float" office:value="1.22705020146816" calcext:value-type="float">
            <text:p>1,227 </text:p>
          </table:table-cell>
          <table:table-cell table:style-name="ce29" office:value-type="float" office:value="0.514493002331566" calcext:value-type="float">
            <text:p>0,514 </text:p>
          </table:table-cell>
          <table:table-cell table:style-name="ce29" office:value-type="float" office:value="0.545743206090674" calcext:value-type="float">
            <text:p>0,546 </text:p>
          </table:table-cell>
          <table:table-cell table:style-name="ce29" table:formula="of:=MEDIAN([.O15:.S15])" office:value-type="float" office:value="0.514493002331566" calcext:value-type="float">
            <text:p>0,514 </text:p>
          </table:table-cell>
          <table:table-cell table:style-name="ce29" table:formula="of:=STDEV([.O15:.S15])" office:value-type="float" office:value="0.451263506643491" calcext:value-type="float">
            <text:p>0,451 </text:p>
          </table:table-cell>
          <table:table-cell table:style-name="ce43" office:value-type="float" office:value="2.96309564995442" calcext:value-type="float">
            <text:p>2,963 </text:p>
          </table:table-cell>
          <table:table-cell table:style-name="ce29" office:value-type="float" office:value="1.06375938003929" calcext:value-type="float">
            <text:p>1,064 </text:p>
          </table:table-cell>
          <table:table-cell table:style-name="ce29" office:value-type="float" office:value="2.02005260121541" calcext:value-type="float">
            <text:p>2,020 </text:p>
          </table:table-cell>
          <table:table-cell table:style-name="ce44" office:value-type="float" office:value="-0.201984991374552" calcext:value-type="float">
            <text:p>-0,2020</text:p>
          </table:table-cell>
          <table:table-cell table:style-name="ce44" office:value-type="float" office:value="0.797666214277176" calcext:value-type="float">
            <text:p>0,7977</text:p>
          </table:table-cell>
          <table:table-cell table:style-name="ce29" table:formula="of:=MEDIAN([.V15:.Z15])" office:value-type="float" office:value="1.06375938003929" calcext:value-type="float">
            <text:p>1,064 </text:p>
          </table:table-cell>
          <table:table-cell table:style-name="ce29" table:formula="of:=STDEV([.V15:.Z15])" office:value-type="float" office:value="1.20876014476234" calcext:value-type="float">
            <text:p>1,20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80 cm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104643084223108" calcext:value-type="float">
            <text:p>0,010 </text:p>
          </table:table-cell>
          <table:table-cell table:number-columns-repeated="4" table:style-name="ce39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846329763543493" calcext:value-type="float">
            <text:p>0,085 </text:p>
          </table:table-cell>
          <table:table-cell table:style-name="ce29" office:value-type="float" office:value="0.197199363558464" calcext:value-type="float">
            <text:p>0,197 </text:p>
          </table:table-cell>
          <table:table-cell table:style-name="ce29" table:formula="of:=MEDIAN([.E16:.L16])" office:value-type="float" office:value="0" calcext:value-type="float">
            <text:p>0,000 </text:p>
          </table:table-cell>
          <table:table-cell table:style-name="ce29" table:formula="of:=STDEV([.C16:.L16])" office:value-type="float" office:value="0.0646495667790087" calcext:value-type="float">
            <text:p>0,065 </text:p>
          </table:table-cell>
          <table:table-cell table:style-name="ce36" office:value-type="float" office:value="0.342613974772071" calcext:value-type="float">
            <text:p>0,343 </text:p>
          </table:table-cell>
          <table:table-cell table:style-name="ce29"/>
          <table:table-cell table:style-name="ce29" office:value-type="float" office:value="0.105821626688865" calcext:value-type="float">
            <text:p>0,106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O16:.S16])" office:value-type="float" office:value="0.0529108133444325" calcext:value-type="float">
            <text:p>0,053 </text:p>
          </table:table-cell>
          <table:table-cell table:style-name="ce29" table:formula="of:=STDEV([.O16:.S16])" office:value-type="float" office:value="0.161564156730164" calcext:value-type="float">
            <text:p>0,162 </text:p>
          </table:table-cell>
          <table:table-cell table:style-name="ce43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44" office:value-type="float" office:value="-0.14038921309088" calcext:value-type="float">
            <text:p>-0,1404</text:p>
          </table:table-cell>
          <table:table-cell table:style-name="ce44" office:value-type="float" office:value="0.0724425248780748" calcext:value-type="float">
            <text:p>0,0724</text:p>
          </table:table-cell>
          <table:table-cell table:style-name="ce29" table:formula="of:=MEDIAN([.V16:.Z16])" office:value-type="float" office:value="0" calcext:value-type="float">
            <text:p>0,000 </text:p>
          </table:table-cell>
          <table:table-cell table:style-name="ce29" table:formula="of:=STDEV([.V16:.Z16])" office:value-type="float" office:value="0.0775140311091634" calcext:value-type="float">
            <text:p>0,07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80 cm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39" office:value-type="float" office:value="0.212563616340281" calcext:value-type="float">
            <text:p>0,213 </text:p>
          </table:table-cell>
          <table:table-cell table:number-columns-repeated="2" table:style-name="ce39" office:value-type="float" office:value="0.05541567053426" calcext:value-type="float">
            <text:p>0,055 </text:p>
          </table:table-cell>
          <table:table-cell table:style-name="ce39" office:value-type="float" office:value="0.19659213847956" calcext:value-type="float">
            <text:p>0,197 </text:p>
          </table:table-cell>
          <table:table-cell table:style-name="ce27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73126376972892" calcext:value-type="float">
            <text:p>0,073 </text:p>
          </table:table-cell>
          <table:table-cell table:style-name="ce29" office:value-type="float" office:value="4.46458367986651" calcext:value-type="float">
            <text:p>4,465 </text:p>
          </table:table-cell>
          <table:table-cell table:style-name="ce29" table:formula="of:=MEDIAN([.E17:.L17])" office:value-type="float" office:value="0.064271023753576" calcext:value-type="float">
            <text:p>0,064 </text:p>
          </table:table-cell>
          <table:table-cell table:style-name="ce29" table:formula="of:=STDEV([.C17:.L17])" office:value-type="float" office:value="1.39322959763971" calcext:value-type="float">
            <text:p>1,393 </text:p>
          </table:table-cell>
          <table:table-cell table:style-name="ce36" office:value-type="float" office:value="3.46443954816795" calcext:value-type="float">
            <text:p>3,464 </text:p>
          </table:table-cell>
          <table:table-cell table:style-name="ce29"/>
          <table:table-cell table:style-name="ce29" office:value-type="float" office:value="6.86679468649819" calcext:value-type="float">
            <text:p>6,867 </text:p>
          </table:table-cell>
          <table:table-cell table:style-name="ce29" office:value-type="float" office:value="2.55936639520558" calcext:value-type="float">
            <text:p>2,559 </text:p>
          </table:table-cell>
          <table:table-cell table:style-name="ce29" office:value-type="float" office:value="1.40341573553381" calcext:value-type="float">
            <text:p>1,403 </text:p>
          </table:table-cell>
          <table:table-cell table:style-name="ce29" table:formula="of:=MEDIAN([.O17:.S17])" office:value-type="float" office:value="3.01190297168676" calcext:value-type="float">
            <text:p>3,012 </text:p>
          </table:table-cell>
          <table:table-cell table:style-name="ce29" table:formula="of:=STDEV([.O17:.S17])" office:value-type="float" office:value="2.35197907852523" calcext:value-type="float">
            <text:p>2,352 </text:p>
          </table:table-cell>
          <table:table-cell table:style-name="ce43" office:value-type="float" office:value="4.2611843079047" calcext:value-type="float">
            <text:p>4,261 </text:p>
          </table:table-cell>
          <table:table-cell table:style-name="ce29" office:value-type="float" office:value="0.22263538121048" calcext:value-type="float">
            <text:p>0,223 </text:p>
          </table:table-cell>
          <table:table-cell table:style-name="ce29" office:value-type="float" office:value="2.38522797976587" calcext:value-type="float">
            <text:p>2,385 </text:p>
          </table:table-cell>
          <table:table-cell table:style-name="ce44" office:value-type="float" office:value="0.182929452788477" calcext:value-type="float">
            <text:p>0,1829</text:p>
          </table:table-cell>
          <table:table-cell table:style-name="ce44" office:value-type="float" office:value="0.596801393161008" calcext:value-type="float">
            <text:p>0,5968</text:p>
          </table:table-cell>
          <table:table-cell table:style-name="ce29" table:formula="of:=MEDIAN([.V17:.Z17])" office:value-type="float" office:value="0.596801393161008" calcext:value-type="float">
            <text:p>0,597 </text:p>
          </table:table-cell>
          <table:table-cell table:style-name="ce29" table:formula="of:=STDEV([.V17:.Z17])" office:value-type="float" office:value="1.77379841499448" calcext:value-type="float">
            <text:p>1,77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80 cm</text:p>
          </table:table-cell>
          <table:table-cell table:style-name="ce29" office:value-type="float" office:value="6.12982800269636" calcext:value-type="float">
            <text:p>6,130 </text:p>
          </table:table-cell>
          <table:table-cell table:style-name="ce29" office:value-type="float" office:value="11.1685036500119" calcext:value-type="float">
            <text:p>11,169 </text:p>
          </table:table-cell>
          <table:table-cell table:style-name="ce39" office:value-type="float" office:value="9.49046885823836" calcext:value-type="float">
            <text:p>9,490 </text:p>
          </table:table-cell>
          <table:table-cell table:style-name="ce39" office:value-type="float" office:value="2.26290830343425" calcext:value-type="float">
            <text:p>2,263 </text:p>
          </table:table-cell>
          <table:table-cell table:style-name="ce39" office:value-type="float" office:value="0.389402111782643" calcext:value-type="float">
            <text:p>0,389 </text:p>
          </table:table-cell>
          <table:table-cell table:style-name="ce39" office:value-type="float" office:value="3.26408517509032" calcext:value-type="float">
            <text:p>3,264 </text:p>
          </table:table-cell>
          <table:table-cell table:style-name="ce27" office:value-type="float" office:value="0.049213478642658" calcext:value-type="float">
            <text:p>0,049 </text:p>
          </table:table-cell>
          <table:table-cell table:style-name="ce29" office:value-type="float" office:value="0.223093860654849" calcext:value-type="float">
            <text:p>0,223 </text:p>
          </table:table-cell>
          <table:table-cell table:style-name="ce29" office:value-type="float" office:value="0.0955295038430768" calcext:value-type="float">
            <text:p>0,096 </text:p>
          </table:table-cell>
          <table:table-cell table:style-name="ce29" office:value-type="float" office:value="8.78948150327969" calcext:value-type="float">
            <text:p>8,789 </text:p>
          </table:table-cell>
          <table:table-cell table:style-name="ce29" table:formula="of:=MEDIAN([.E18:.L18])" office:value-type="float" office:value="1.32615520760845" calcext:value-type="float">
            <text:p>1,326 </text:p>
          </table:table-cell>
          <table:table-cell table:style-name="ce29" table:formula="of:=STDEV([.C18:.L18])" office:value-type="float" office:value="4.3509283368085" calcext:value-type="float">
            <text:p>4,351 </text:p>
          </table:table-cell>
          <table:table-cell table:style-name="ce36" office:value-type="float" office:value="5.67520348314251" calcext:value-type="float">
            <text:p>5,675 </text:p>
          </table:table-cell>
          <table:table-cell table:style-name="ce29"/>
          <table:table-cell table:style-name="ce29" office:value-type="float" office:value="18.0650476100469" calcext:value-type="float">
            <text:p>18,065 </text:p>
          </table:table-cell>
          <table:table-cell table:style-name="ce29" office:value-type="float" office:value="7.5582963158114" calcext:value-type="float">
            <text:p>7,558 </text:p>
          </table:table-cell>
          <table:table-cell table:style-name="ce29" office:value-type="float" office:value="5.50577663546767" calcext:value-type="float">
            <text:p>5,506 </text:p>
          </table:table-cell>
          <table:table-cell table:style-name="ce29" table:formula="of:=MEDIAN([.O18:.S18])" office:value-type="float" office:value="6.61674989947695" calcext:value-type="float">
            <text:p>6,617 </text:p>
          </table:table-cell>
          <table:table-cell table:style-name="ce29" table:formula="of:=STDEV([.O18:.S18])" office:value-type="float" office:value="5.98207690224289" calcext:value-type="float">
            <text:p>5,982 </text:p>
          </table:table-cell>
          <table:table-cell table:style-name="ce43" office:value-type="float" office:value="0.030127061225817" calcext:value-type="float">
            <text:p>0,030 </text:p>
          </table:table-cell>
          <table:table-cell table:style-name="ce29" office:value-type="float" office:value="0.178856849611795" calcext:value-type="float">
            <text:p>0,179 </text:p>
          </table:table-cell>
          <table:table-cell table:style-name="ce29" office:value-type="float" office:value="0.0411862263926915" calcext:value-type="float">
            <text:p>0,041 </text:p>
          </table:table-cell>
          <table:table-cell table:style-name="ce44" office:value-type="float" office:value="0.343672761978855" calcext:value-type="float">
            <text:p>0,3437</text:p>
          </table:table-cell>
          <table:table-cell table:style-name="ce44" office:value-type="float" office:value="1.2823895681707" calcext:value-type="float">
            <text:p>1,2824</text:p>
          </table:table-cell>
          <table:table-cell table:style-name="ce29" table:formula="of:=MEDIAN([.V18:.Z18])" office:value-type="float" office:value="0.178856849611795" calcext:value-type="float">
            <text:p>0,179 </text:p>
          </table:table-cell>
          <table:table-cell table:style-name="ce29" table:formula="of:=STDEV([.V18:.Z18])" office:value-type="float" office:value="0.522775772981299" calcext:value-type="float">
            <text:p>0,52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80 cm</text:p>
          </table:table-cell>
          <table:table-cell table:style-name="ce29" office:value-type="float" office:value="0.250923842533399" calcext:value-type="float">
            <text:p>0,251 </text:p>
          </table:table-cell>
          <table:table-cell table:style-name="ce29" office:value-type="float" office:value="0" calcext:value-type="float">
            <text:p>0,000 </text:p>
          </table:table-cell>
          <table:table-cell table:number-columns-repeated="2" table:style-name="ce39" office:value-type="float" office:value="0" calcext:value-type="float">
            <text:p>0,000 </text:p>
          </table:table-cell>
          <table:table-cell table:style-name="ce39" office:value-type="float" office:value="0.209238847896803" calcext:value-type="float">
            <text:p>0,209 </text:p>
          </table:table-cell>
          <table:table-cell table:style-name="ce39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245755685053945" calcext:value-type="float">
            <text:p>0,246 </text:p>
          </table:table-cell>
          <table:table-cell table:style-name="ce29" table:formula="of:=MEDIAN([.E19:.L19])" office:value-type="float" office:value="0" calcext:value-type="float">
            <text:p>0,000 </text:p>
          </table:table-cell>
          <table:table-cell table:style-name="ce29" table:formula="of:=STDEV([.C19:.L19])" office:value-type="float" office:value="0.114167251420704" calcext:value-type="float">
            <text:p>0,114 </text:p>
          </table:table-cell>
          <table:table-cell table:style-name="ce36" office:value-type="float" office:value="3.07967925698975" calcext:value-type="float">
            <text:p>3,080 </text:p>
          </table:table-cell>
          <table:table-cell table:style-name="ce29" office:value-type="float" office:value="6.29427169476904" calcext:value-type="float">
            <text:p>6,294 </text:p>
          </table:table-cell>
          <table:table-cell table:style-name="ce29" office:value-type="float" office:value="0.0875481513955323" calcext:value-type="float">
            <text:p>0,088 </text:p>
          </table:table-cell>
          <table:table-cell table:style-name="ce29" office:value-type="float" office:value="0.250938608537554" calcext:value-type="float">
            <text:p>0,251 </text:p>
          </table:table-cell>
          <table:table-cell table:style-name="ce29" office:value-type="float" office:value="0.0787840354228356" calcext:value-type="float">
            <text:p>0,079 </text:p>
          </table:table-cell>
          <table:table-cell table:style-name="ce29" table:formula="of:=MEDIAN([.O19:.S19])" office:value-type="float" office:value="0.250938608537554" calcext:value-type="float">
            <text:p>0,251 </text:p>
          </table:table-cell>
          <table:table-cell table:style-name="ce29" table:formula="of:=STDEV([.O19:.S19])" office:value-type="float" office:value="2.73886461976374" calcext:value-type="float">
            <text:p>2,739 </text:p>
          </table:table-cell>
          <table:table-cell table:style-name="ce43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44" office:value-type="float" office:value="-0.402952426352835" calcext:value-type="float">
            <text:p>-0,4030</text:p>
          </table:table-cell>
          <table:table-cell table:style-name="ce44" office:value-type="float" office:value="1.47283302401929" calcext:value-type="float">
            <text:p>1,4728</text:p>
          </table:table-cell>
          <table:table-cell table:style-name="ce29" table:formula="of:=MEDIAN([.V19:.Z19])" office:value-type="float" office:value="0" calcext:value-type="float">
            <text:p>0,000 </text:p>
          </table:table-cell>
          <table:table-cell table:style-name="ce29" table:formula="of:=STDEV([.V19:.Z19])" office:value-type="float" office:value="0.725030840015242" calcext:value-type="float">
            <text:p>0,72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80 cm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2.39943958737639" calcext:value-type="float">
            <text:p>2,399 </text:p>
          </table:table-cell>
          <table:table-cell table:style-name="ce39" office:value-type="float" office:value="1.99427613162824" calcext:value-type="float">
            <text:p>1,994 </text:p>
          </table:table-cell>
          <table:table-cell table:style-name="ce39" office:value-type="float" office:value="3.30566544103656" calcext:value-type="float">
            <text:p>3,306 </text:p>
          </table:table-cell>
          <table:table-cell table:style-name="ce39" office:value-type="float" office:value="0.05541567053426" calcext:value-type="float">
            <text:p>0,055 </text:p>
          </table:table-cell>
          <table:table-cell table:style-name="ce39" office:value-type="float" office:value="2.15181374779468" calcext:value-type="float">
            <text:p>2,152 </text:p>
          </table:table-cell>
          <table:table-cell table:style-name="ce27" office:value-type="float" office:value="0.170494807948403" calcext:value-type="float">
            <text:p>0,170 </text:p>
          </table:table-cell>
          <table:table-cell table:style-name="ce29" office:value-type="float" office:value="0.719981623651945" calcext:value-type="float">
            <text:p>0,720 </text:p>
          </table:table-cell>
          <table:table-cell table:style-name="ce29" office:value-type="float" office:value="1.53098719956049" calcext:value-type="float">
            <text:p>1,531 </text:p>
          </table:table-cell>
          <table:table-cell table:style-name="ce29" office:value-type="float" office:value="0.748997288139167" calcext:value-type="float">
            <text:p>0,749 </text:p>
          </table:table-cell>
          <table:table-cell table:style-name="ce29" table:formula="of:=MEDIAN([.E20:.L20])" office:value-type="float" office:value="1.13999224384983" calcext:value-type="float">
            <text:p>1,140 </text:p>
          </table:table-cell>
          <table:table-cell table:style-name="ce29" table:formula="of:=STDEV([.C20:.L20])" office:value-type="float" office:value="1.13757177051861" calcext:value-type="float">
            <text:p>1,138 </text:p>
          </table:table-cell>
          <table:table-cell table:style-name="ce36" office:value-type="float" office:value="2.51905395069276" calcext:value-type="float">
            <text:p>2,519 </text:p>
          </table:table-cell>
          <table:table-cell table:style-name="ce29" office:value-type="float" office:value="6.59166862639435" calcext:value-type="float">
            <text:p>6,592 </text:p>
          </table:table-cell>
          <table:table-cell table:style-name="ce29" office:value-type="float" office:value="0.499216715166011" calcext:value-type="float">
            <text:p>0,499 </text:p>
          </table:table-cell>
          <table:table-cell table:style-name="ce29" office:value-type="float" office:value="0.889807981847831" calcext:value-type="float">
            <text:p>0,890 </text:p>
          </table:table-cell>
          <table:table-cell table:style-name="ce29" office:value-type="float" office:value="0.428540553259758" calcext:value-type="float">
            <text:p>0,429 </text:p>
          </table:table-cell>
          <table:table-cell table:style-name="ce29" table:formula="of:=MEDIAN([.O20:.S20])" office:value-type="float" office:value="0.889807981847831" calcext:value-type="float">
            <text:p>0,890 </text:p>
          </table:table-cell>
          <table:table-cell table:style-name="ce29" table:formula="of:=STDEV([.O20:.S20])" office:value-type="float" office:value="2.60455637768766" calcext:value-type="float">
            <text:p>2,605 </text:p>
          </table:table-cell>
          <table:table-cell table:style-name="ce43" office:value-type="float" office:value="0.615424938554938" calcext:value-type="float">
            <text:p>0,615 </text:p>
          </table:table-cell>
          <table:table-cell table:style-name="ce29" office:value-type="float" office:value="0.339896554319457" calcext:value-type="float">
            <text:p>0,340 </text:p>
          </table:table-cell>
          <table:table-cell table:style-name="ce29" office:value-type="float" office:value="0.228115182179191" calcext:value-type="float">
            <text:p>0,228 </text:p>
          </table:table-cell>
          <table:table-cell table:style-name="ce44" office:value-type="float" office:value="-0.271741176343819" calcext:value-type="float">
            <text:p>-0,2717</text:p>
          </table:table-cell>
          <table:table-cell table:style-name="ce44" office:value-type="float" office:value="0.122879128336774" calcext:value-type="float">
            <text:p>0,1229</text:p>
          </table:table-cell>
          <table:table-cell table:style-name="ce29" table:formula="of:=MEDIAN([.V20:.Z20])" office:value-type="float" office:value="0.228115182179191" calcext:value-type="float">
            <text:p>0,228 </text:p>
          </table:table-cell>
          <table:table-cell table:style-name="ce29" table:formula="of:=STDEV([.V20:.Z20])" office:value-type="float" office:value="0.324494866789162" calcext:value-type="float">
            <text:p>0,32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80 cm</text:p>
          </table:table-cell>
          <table:table-cell table:style-name="ce37" table:number-columns-repeated="2"/>
          <table:table-cell table:style-name="ce39" office:value-type="float" office:value="0.0410810812535791" calcext:value-type="float">
            <text:p>0,041 </text:p>
          </table:table-cell>
          <table:table-cell table:number-columns-repeated="3" table:style-name="ce39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601222557653558" calcext:value-type="float">
            <text:p>0,601 </text:p>
          </table:table-cell>
          <table:table-cell table:style-name="ce29" table:formula="of:=MEDIAN([.E21:.L21])" office:value-type="float" office:value="0" calcext:value-type="float">
            <text:p>0,000 </text:p>
          </table:table-cell>
          <table:table-cell table:style-name="ce29" table:formula="of:=STDEV([.E21:.L21])" office:value-type="float" office:value="0.210979678608181" calcext:value-type="float">
            <text:p>0,211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567060719582123" calcext:value-type="float">
            <text:p>0,567 </text:p>
          </table:table-cell>
          <table:table-cell table:style-name="ce29" office:value-type="float" office:value="0.352821929194177" calcext:value-type="float">
            <text:p>0,353 </text:p>
          </table:table-cell>
          <table:table-cell table:style-name="ce29" office:value-type="float" office:value="0.29093133599666" calcext:value-type="float">
            <text:p>0,291 </text:p>
          </table:table-cell>
          <table:table-cell table:style-name="ce29" table:formula="of:=MEDIAN([.O21:.S21])" office:value-type="float" office:value="0.29093133599666" calcext:value-type="float">
            <text:p>0,291 </text:p>
          </table:table-cell>
          <table:table-cell table:style-name="ce29" table:formula="of:=STDEV([.O21:.S21])" office:value-type="float" office:value="0.243653501172127" calcext:value-type="float">
            <text:p>0,244 </text:p>
          </table:table-cell>
          <table:table-cell table:style-name="ce43" office:value-type="float" office:value="0.268584494047218" calcext:value-type="float">
            <text:p>0,269 </text:p>
          </table:table-cell>
          <table:table-cell table:style-name="ce29" office:value-type="float" office:value="1.37746933782721" calcext:value-type="float">
            <text:p>1,377 </text:p>
          </table:table-cell>
          <table:table-cell table:style-name="ce29" office:value-type="float" office:value="2.46232168074356" calcext:value-type="float">
            <text:p>2,462 </text:p>
          </table:table-cell>
          <table:table-cell table:style-name="ce44" office:value-type="float" office:value="2.20209073683256" calcext:value-type="float">
            <text:p>2,2021</text:p>
          </table:table-cell>
          <table:table-cell table:style-name="ce44" office:value-type="float" office:value="0.718781339734488" calcext:value-type="float">
            <text:p>0,7188</text:p>
          </table:table-cell>
          <table:table-cell table:style-name="ce29" table:formula="of:=MEDIAN([.V21:.Z21])" office:value-type="float" office:value="1.37746933782721" calcext:value-type="float">
            <text:p>1,377 </text:p>
          </table:table-cell>
          <table:table-cell table:style-name="ce29" table:formula="of:=STDEV([.V21:.Z21])" office:value-type="float" office:value="0.93759977604227" calcext:value-type="float">
            <text:p>0,93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80 cm</text:p>
          </table:table-cell>
          <table:table-cell table:style-name="ce37" table:number-columns-repeated="2"/>
          <table:table-cell table:number-columns-repeated="4" table:style-name="ce39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291783172938508" calcext:value-type="float">
            <text:p>0,292 </text:p>
          </table:table-cell>
          <table:table-cell table:style-name="ce29" table:formula="of:=MEDIAN([.E22:.L22])" office:value-type="float" office:value="0" calcext:value-type="float">
            <text:p>0,000 </text:p>
          </table:table-cell>
          <table:table-cell table:style-name="ce29" table:formula="of:=STDEV([.E22:.L22])" office:value-type="float" office:value="0.103160930110473" calcext:value-type="float">
            <text:p>0,103 </text:p>
          </table:table-cell>
          <table:table-cell table:style-name="ce36" office:value-type="float" office:value="0.261306600756208" calcext:value-type="float">
            <text:p>0,26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675828094580931" calcext:value-type="float">
            <text:p>0,676 </text:p>
          </table:table-cell>
          <table:table-cell table:style-name="ce29" office:value-type="float" office:value="0.495841513474938" calcext:value-type="float">
            <text:p>0,49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22:.S22])" office:value-type="float" office:value="0.261306600756208" calcext:value-type="float">
            <text:p>0,261 </text:p>
          </table:table-cell>
          <table:table-cell table:style-name="ce29" table:formula="of:=STDEV([.O22:.S22])" office:value-type="float" office:value="0.300083070375724" calcext:value-type="float">
            <text:p>0,300 </text:p>
          </table:table-cell>
          <table:table-cell table:style-name="ce43" office:value-type="float" office:value="0.311184071847342" calcext:value-type="float">
            <text:p>0,311 </text:p>
          </table:table-cell>
          <table:table-cell table:style-name="ce29" office:value-type="float" office:value="0.692026650121451" calcext:value-type="float">
            <text:p>0,692 </text:p>
          </table:table-cell>
          <table:table-cell table:style-name="ce29" office:value-type="float" office:value="2.53146217101367" calcext:value-type="float">
            <text:p>2,531 </text:p>
          </table:table-cell>
          <table:table-cell table:style-name="ce44" office:value-type="float" office:value="5.36567430608903" calcext:value-type="float">
            <text:p>5,3657</text:p>
          </table:table-cell>
          <table:table-cell table:style-name="ce44" office:value-type="float" office:value="1.2616372980653" calcext:value-type="float">
            <text:p>1,2616</text:p>
          </table:table-cell>
          <table:table-cell table:style-name="ce29" table:formula="of:=MEDIAN([.V22:.Z22])" office:value-type="float" office:value="1.2616372980653" calcext:value-type="float">
            <text:p>1,262 </text:p>
          </table:table-cell>
          <table:table-cell table:style-name="ce29" table:formula="of:=STDEV([.V22:.Z22])" office:value-type="float" office:value="2.04407930259609" calcext:value-type="float">
            <text:p>2,044 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Tree-12 h 80 cm</text:p>
          </table:table-cell>
          <table:table-cell table:style-name="ce38" table:number-columns-repeated="2"/>
          <table:table-cell table:style-name="ce40" office:value-type="float" office:value="0.329676312359061" calcext:value-type="float">
            <text:p>0,330 </text:p>
          </table:table-cell>
          <table:table-cell table:style-name="ce40" office:value-type="float" office:value="0.425584179216653" calcext:value-type="float">
            <text:p>0,426 </text:p>
          </table:table-cell>
          <table:table-cell table:number-columns-repeated="2" table:style-name="ce40" office:value-type="float" office:value="0" calcext:value-type="float">
            <text:p>0,000 </text:p>
          </table:table-cell>
          <table:table-cell table:style-name="ce41" office:value-type="float" office:value="0" calcext:value-type="float">
            <text:p>0,000 </text:p>
          </table:table-cell>
          <table:table-cell table:number-columns-repeated="2" table:style-name="ce42" office:value-type="float" office:value="0" calcext:value-type="float">
            <text:p>0,000 </text:p>
          </table:table-cell>
          <table:table-cell table:style-name="ce42" office:value-type="float" office:value="1.20993693735845" calcext:value-type="float">
            <text:p>1,210 </text:p>
          </table:table-cell>
          <table:table-cell table:style-name="ce29" table:formula="of:=MEDIAN([.E23:.L23])" office:value-type="float" office:value="0" calcext:value-type="float">
            <text:p>0,000 </text:p>
          </table:table-cell>
          <table:table-cell table:style-name="ce29" table:formula="of:=STDEV([.E23:.L23])" office:value-type="float" office:value="0.426112936082569" calcext:value-type="float">
            <text:p>0,426 </text:p>
          </table:table-cell>
          <table:table-cell table:style-name="ce36" office:value-type="float" office:value="0.391292288103004" calcext:value-type="float">
            <text:p>0,39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405862363061514" calcext:value-type="float">
            <text:p>0,406 </text:p>
          </table:table-cell>
          <table:table-cell table:style-name="ce29" office:value-type="float" office:value="1.15841227103755" calcext:value-type="float">
            <text:p>1,158 </text:p>
          </table:table-cell>
          <table:table-cell table:style-name="ce29" office:value-type="float" office:value="0.206480306910856" calcext:value-type="float">
            <text:p>0,206 </text:p>
          </table:table-cell>
          <table:table-cell table:style-name="ce29" table:formula="of:=MEDIAN([.O23:.S23])" office:value-type="float" office:value="0.391292288103004" calcext:value-type="float">
            <text:p>0,391 </text:p>
          </table:table-cell>
          <table:table-cell table:style-name="ce29" table:formula="of:=STDEV([.O23:.S23])" office:value-type="float" office:value="0.438034637650997" calcext:value-type="float">
            <text:p>0,438 </text:p>
          </table:table-cell>
          <table:table-cell table:style-name="ce43" office:value-type="float" office:value="0.691189655491138" calcext:value-type="float">
            <text:p>0,691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44" office:value-type="float" office:value="0.323377712273793" calcext:value-type="float">
            <text:p>0,3234</text:p>
          </table:table-cell>
          <table:table-cell table:style-name="ce44" office:value-type="float" office:value="0.0411978808623635" calcext:value-type="float">
            <text:p>0,0412</text:p>
          </table:table-cell>
          <table:table-cell table:style-name="ce29" table:formula="of:=MEDIAN([.V23:.Z23])" office:value-type="float" office:value="0.0411978808623635" calcext:value-type="float">
            <text:p>0,041 </text:p>
          </table:table-cell>
          <table:table-cell table:style-name="ce29" table:formula="of:=STDEV([.V23:.Z23])" office:value-type="float" office:value="0.300451950401029" calcext:value-type="float">
            <text:p>0,30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170 cm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number-columns-repeated="2" table:style-name="ce39" office:value-type="float" office:value="0" calcext:value-type="float">
            <text:p>0,000 </text:p>
          </table:table-cell>
          <table:table-cell table:style-name="ce39" office:value-type="float" office:value="0.139702149547124" calcext:value-type="float">
            <text:p>0,140 </text:p>
          </table:table-cell>
          <table:table-cell table:style-name="ce39" office:value-type="float" office:value="0" calcext:value-type="float">
            <text:p>0,000 </text:p>
          </table:table-cell>
          <table:table-cell table:style-name="ce27" office:value-type="float" office:value="0" calcext:value-type="float">
            <text:p>0,000 </text:p>
          </table:table-cell>
          <table:table-cell table:number-columns-repeated="3" table:style-name="ce29" office:value-type="float" office:value="0" calcext:value-type="float">
            <text:p>0,000 </text:p>
          </table:table-cell>
          <table:table-cell table:style-name="ce29" table:formula="of:=MEDIAN([.E24:.L24])" office:value-type="float" office:value="0" calcext:value-type="float">
            <text:p>0,000 </text:p>
          </table:table-cell>
          <table:table-cell table:style-name="ce29" table:formula="of:=STDEV([.C24:.L24])" office:value-type="float" office:value="0.0441776986590371" calcext:value-type="float">
            <text:p>0,044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/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36460129658662" calcext:value-type="float">
            <text:p>0,365 </text:p>
          </table:table-cell>
          <table:table-cell table:style-name="ce29" table:formula="of:=MEDIAN([.O24:.S24])" office:value-type="float" office:value="0" calcext:value-type="float">
            <text:p>0,000 </text:p>
          </table:table-cell>
          <table:table-cell table:style-name="ce29" table:formula="of:=STDEV([.O24:.S24])" office:value-type="float" office:value="0.18230064829331" calcext:value-type="float">
            <text:p>0,182 </text:p>
          </table:table-cell>
          <table:table-cell table:style-name="ce43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44" office:value-type="float" office:value="-0.528076188258376" calcext:value-type="float">
            <text:p>-0,5281</text:p>
          </table:table-cell>
          <table:table-cell table:style-name="ce44" office:value-type="float" office:value="-0.271758257670105" calcext:value-type="float">
            <text:p>-0,2718</text:p>
          </table:table-cell>
          <table:table-cell table:style-name="ce29" table:formula="of:=MEDIAN([.V24:.Z24])" office:value-type="float" office:value="0" calcext:value-type="float">
            <text:p>0,000 </text:p>
          </table:table-cell>
          <table:table-cell table:style-name="ce29" table:formula="of:=STDEV([.V24:.Z24])" office:value-type="float" office:value="0.237049563930543" calcext:value-type="float">
            <text:p>0,237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170 cm</text:p>
          </table:table-cell>
          <table:table-cell table:style-name="ce29" office:value-type="float" office:value="3.47163357796" calcext:value-type="float">
            <text:p>3,472 </text:p>
          </table:table-cell>
          <table:table-cell table:style-name="ce29" office:value-type="float" office:value="0" calcext:value-type="float">
            <text:p>0,000 </text:p>
          </table:table-cell>
          <table:table-cell table:style-name="ce39" office:value-type="float" office:value="0.210654853382359" calcext:value-type="float">
            <text:p>0,211 </text:p>
          </table:table-cell>
          <table:table-cell table:style-name="ce39" office:value-type="float" office:value="0" calcext:value-type="float">
            <text:p>0,000 </text:p>
          </table:table-cell>
          <table:table-cell table:style-name="ce39" office:value-type="float" office:value="0.011083134106852" calcext:value-type="float">
            <text:p>0,011 </text:p>
          </table:table-cell>
          <table:table-cell table:style-name="ce39" office:value-type="float" office:value="0.0572381214019457" calcext:value-type="float">
            <text:p>0,057 </text:p>
          </table:table-cell>
          <table:table-cell table:style-name="ce27" office:value-type="float" office:value="0" calcext:value-type="float">
            <text:p>0,000 </text:p>
          </table:table-cell>
          <table:table-cell table:style-name="ce29" office:value-type="float" office:value="0.102578773911235" calcext:value-type="float">
            <text:p>0,103 </text:p>
          </table:table-cell>
          <table:table-cell table:style-name="ce29" office:value-type="float" office:value="0.17407555168139" calcext:value-type="float">
            <text:p>0,174 </text:p>
          </table:table-cell>
          <table:table-cell table:style-name="ce29" office:value-type="float" office:value="0.300172641739063" calcext:value-type="float">
            <text:p>0,300 </text:p>
          </table:table-cell>
          <table:table-cell table:style-name="ce29" table:formula="of:=MEDIAN([.E25:.L25])" office:value-type="float" office:value="0.0799084476565904" calcext:value-type="float">
            <text:p>0,080 </text:p>
          </table:table-cell>
          <table:table-cell table:style-name="ce29" table:formula="of:=STDEV([.C25:.L25])" office:value-type="float" office:value="1.07280896731061" calcext:value-type="float">
            <text:p>1,073 </text:p>
          </table:table-cell>
          <table:table-cell table:style-name="ce36" office:value-type="float" office:value="0.9801611542338" calcext:value-type="float">
            <text:p>0,980 </text:p>
          </table:table-cell>
          <table:table-cell table:style-name="ce29"/>
          <table:table-cell table:style-name="ce29" office:value-type="float" office:value="4.0534748308823" calcext:value-type="float">
            <text:p>4,053 </text:p>
          </table:table-cell>
          <table:table-cell table:style-name="ce29" office:value-type="float" office:value="2.67503500207446" calcext:value-type="float">
            <text:p>2,675 </text:p>
          </table:table-cell>
          <table:table-cell table:style-name="ce29" office:value-type="float" office:value="0.669665587735133" calcext:value-type="float">
            <text:p>0,670 </text:p>
          </table:table-cell>
          <table:table-cell table:style-name="ce29" table:formula="of:=MEDIAN([.O25:.S25])" office:value-type="float" office:value="1.82759807815413" calcext:value-type="float">
            <text:p>1,828 </text:p>
          </table:table-cell>
          <table:table-cell table:style-name="ce29" table:formula="of:=STDEV([.O25:.S25])" office:value-type="float" office:value="1.57549012626769" calcext:value-type="float">
            <text:p>1,575 </text:p>
          </table:table-cell>
          <table:table-cell table:style-name="ce43" office:value-type="float" office:value="0.210611404725876" calcext:value-type="float">
            <text:p>0,211 </text:p>
          </table:table-cell>
          <table:table-cell table:style-name="ce29" office:value-type="float" office:value="0.190176726483227" calcext:value-type="float">
            <text:p>0,190 </text:p>
          </table:table-cell>
          <table:table-cell table:style-name="ce29" office:value-type="float" office:value="0" calcext:value-type="float">
            <text:p>0,000 </text:p>
          </table:table-cell>
          <table:table-cell table:style-name="ce44" office:value-type="float" office:value="-0.337596727629493" calcext:value-type="float">
            <text:p>-0,3376</text:p>
          </table:table-cell>
          <table:table-cell table:style-name="ce44" office:value-type="float" office:value="0.180779792812501" calcext:value-type="float">
            <text:p>0,1808</text:p>
          </table:table-cell>
          <table:table-cell table:style-name="ce29" table:formula="of:=MEDIAN([.V25:.Z25])" office:value-type="float" office:value="0.180779792812501" calcext:value-type="float">
            <text:p>0,181 </text:p>
          </table:table-cell>
          <table:table-cell table:style-name="ce29" table:formula="of:=STDEV([.V25:.Z25])" office:value-type="float" office:value="0.231987524534271" calcext:value-type="float">
            <text:p>0,23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170 cm</text:p>
          </table:table-cell>
          <table:table-cell table:style-name="ce29" office:value-type="float" office:value="2.91491127988037" calcext:value-type="float">
            <text:p>2,915 </text:p>
          </table:table-cell>
          <table:table-cell table:style-name="ce29" office:value-type="float" office:value="7.86506526425009" calcext:value-type="float">
            <text:p>7,865 </text:p>
          </table:table-cell>
          <table:table-cell table:style-name="ce39" office:value-type="float" office:value="8.76756203485043" calcext:value-type="float">
            <text:p>8,768 </text:p>
          </table:table-cell>
          <table:table-cell table:style-name="ce39" office:value-type="float" office:value="0.538161705303038" calcext:value-type="float">
            <text:p>0,538 </text:p>
          </table:table-cell>
          <table:table-cell table:style-name="ce39" office:value-type="float" office:value="0.388161598969994" calcext:value-type="float">
            <text:p>0,388 </text:p>
          </table:table-cell>
          <table:table-cell table:style-name="ce39" office:value-type="float" office:value="1.0062792946903" calcext:value-type="float">
            <text:p>1,006 </text:p>
          </table:table-cell>
          <table:table-cell table:style-name="ce27" office:value-type="float" office:value="0.111657600796803" calcext:value-type="float">
            <text:p>0,112 </text:p>
          </table:table-cell>
          <table:table-cell table:style-name="ce29" office:value-type="float" office:value="0.103115868464116" calcext:value-type="float">
            <text:p>0,10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1.16049777097184" calcext:value-type="float">
            <text:p>1,160 </text:p>
          </table:table-cell>
          <table:table-cell table:style-name="ce29" table:formula="of:=MEDIAN([.E26:.L26])" office:value-type="float" office:value="0.463161652136516" calcext:value-type="float">
            <text:p>0,463 </text:p>
          </table:table-cell>
          <table:table-cell table:style-name="ce29" table:formula="of:=STDEV([.C26:.L26])" office:value-type="float" office:value="3.29666256454766" calcext:value-type="float">
            <text:p>3,297 </text:p>
          </table:table-cell>
          <table:table-cell table:style-name="ce36" office:value-type="float" office:value="5.2378218907528" calcext:value-type="float">
            <text:p>5,238 </text:p>
          </table:table-cell>
          <table:table-cell table:style-name="ce29"/>
          <table:table-cell table:style-name="ce29" office:value-type="float" office:value="16.9567859307768" calcext:value-type="float">
            <text:p>16,957 </text:p>
          </table:table-cell>
          <table:table-cell table:style-name="ce29" office:value-type="float" office:value="4.97680735185992" calcext:value-type="float">
            <text:p>4,977 </text:p>
          </table:table-cell>
          <table:table-cell table:style-name="ce29" office:value-type="float" office:value="3.82066564958993" calcext:value-type="float">
            <text:p>3,821 </text:p>
          </table:table-cell>
          <table:table-cell table:style-name="ce29" table:formula="of:=MEDIAN([.O26:.S26])" office:value-type="float" office:value="5.10731462130636" calcext:value-type="float">
            <text:p>5,107 </text:p>
          </table:table-cell>
          <table:table-cell table:style-name="ce29" table:formula="of:=STDEV([.O26:.S26])" office:value-type="float" office:value="6.16998639248634" calcext:value-type="float">
            <text:p>6,170 </text:p>
          </table:table-cell>
          <table:table-cell table:style-name="ce43" office:value-type="float" office:value="0.0688795076206077" calcext:value-type="float">
            <text:p>0,069 </text:p>
          </table:table-cell>
          <table:table-cell table:style-name="ce29" office:value-type="float" office:value="0.334244367501992" calcext:value-type="float">
            <text:p>0,334 </text:p>
          </table:table-cell>
          <table:table-cell table:style-name="ce29" office:value-type="float" office:value="0.339136532277177" calcext:value-type="float">
            <text:p>0,339 </text:p>
          </table:table-cell>
          <table:table-cell table:style-name="ce44" office:value-type="float" office:value="0.0488427184364789" calcext:value-type="float">
            <text:p>0,0488</text:p>
          </table:table-cell>
          <table:table-cell table:style-name="ce44" office:value-type="float" office:value="-0.665945491988752" calcext:value-type="float">
            <text:p>-0,6659</text:p>
          </table:table-cell>
          <table:table-cell table:style-name="ce29" table:formula="of:=MEDIAN([.V26:.Z26])" office:value-type="float" office:value="0.0688795076206077" calcext:value-type="float">
            <text:p>0,069 </text:p>
          </table:table-cell>
          <table:table-cell table:style-name="ce29" table:formula="of:=STDEV([.V26:.Z26])" office:value-type="float" office:value="0.410552491797394" calcext:value-type="float">
            <text:p>0,411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170 cm</text:p>
          </table:table-cell>
          <table:table-cell table:style-name="ce29" office:value-type="float" office:value="0.0503047526490129" calcext:value-type="float">
            <text:p>0,050 </text:p>
          </table:table-cell>
          <table:table-cell table:style-name="ce29" office:value-type="float" office:value="0" calcext:value-type="float">
            <text:p>0,000 </text:p>
          </table:table-cell>
          <table:table-cell table:style-name="ce39" office:value-type="float" office:value="1.99483864401922" calcext:value-type="float">
            <text:p>1,995 </text:p>
          </table:table-cell>
          <table:table-cell table:number-columns-repeated="2" table:style-name="ce39" office:value-type="float" office:value="0" calcext:value-type="float">
            <text:p>0,000 </text:p>
          </table:table-cell>
          <table:table-cell table:style-name="ce39" office:value-type="float" office:value="0.12805664823835" calcext:value-type="float">
            <text:p>0,128 </text:p>
          </table:table-cell>
          <table:table-cell table:style-name="ce27" office:value-type="float" office:value="0.0437809974475094" calcext:value-type="float">
            <text:p>0,044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364954750589723" calcext:value-type="float">
            <text:p>0,365 </text:p>
          </table:table-cell>
          <table:table-cell table:style-name="ce29" table:formula="of:=MEDIAN([.E27:.L27])" office:value-type="float" office:value="0.0218904987237547" calcext:value-type="float">
            <text:p>0,022 </text:p>
          </table:table-cell>
          <table:table-cell table:style-name="ce29" table:formula="of:=STDEV([.C27:.L27])" office:value-type="float" office:value="0.620643016985575" calcext:value-type="float">
            <text:p>0,621 </text:p>
          </table:table-cell>
          <table:table-cell table:style-name="ce36" office:value-type="float" office:value="0.457170996156586" calcext:value-type="float">
            <text:p>0,457 </text:p>
          </table:table-cell>
          <table:table-cell table:style-name="ce29" office:value-type="float" office:value="4.00025077269274" calcext:value-type="float">
            <text:p>4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364631902218131" calcext:value-type="float">
            <text:p>0,365 </text:p>
          </table:table-cell>
          <table:table-cell table:style-name="ce29" office:value-type="float" office:value="0.0985413807809805" calcext:value-type="float">
            <text:p>0,099 </text:p>
          </table:table-cell>
          <table:table-cell table:style-name="ce29" table:formula="of:=MEDIAN([.O27:.S27])" office:value-type="float" office:value="0.364631902218131" calcext:value-type="float">
            <text:p>0,365 </text:p>
          </table:table-cell>
          <table:table-cell table:style-name="ce29" table:formula="of:=STDEV([.O27:.S27])" office:value-type="float" office:value="1.69640997839128" calcext:value-type="float">
            <text:p>1,696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.0593239563461361" calcext:value-type="float">
            <text:p>0,059 </text:p>
          </table:table-cell>
          <table:table-cell table:style-name="ce29" office:value-type="float" office:value="0" calcext:value-type="float">
            <text:p>0,000 </text:p>
          </table:table-cell>
          <table:table-cell table:style-name="ce44" office:value-type="float" office:value="-0.273225840182695" calcext:value-type="float">
            <text:p>-0,2732</text:p>
          </table:table-cell>
          <table:table-cell table:style-name="ce44" office:value-type="float" office:value="-0.0330237163499057" calcext:value-type="float">
            <text:p>-0,0330</text:p>
          </table:table-cell>
          <table:table-cell table:style-name="ce29" table:formula="of:=MEDIAN([.V27:.Z27])" office:value-type="float" office:value="0" calcext:value-type="float">
            <text:p>0,000 </text:p>
          </table:table-cell>
          <table:table-cell table:style-name="ce29" table:formula="of:=STDEV([.V27:.Z27])" office:value-type="float" office:value="0.129487264794813" calcext:value-type="float">
            <text:p>0,12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170 cm</text:p>
          </table:table-cell>
          <table:table-cell table:style-name="ce29" office:value-type="float" office:value="0.978580116392726" calcext:value-type="float">
            <text:p>0,979 </text:p>
          </table:table-cell>
          <table:table-cell table:style-name="ce29" office:value-type="float" office:value="0.945097486195008" calcext:value-type="float">
            <text:p>0,945 </text:p>
          </table:table-cell>
          <table:table-cell table:style-name="ce39" office:value-type="float" office:value="1.03622113478951" calcext:value-type="float">
            <text:p>1,036 </text:p>
          </table:table-cell>
          <table:table-cell table:style-name="ce39" office:value-type="float" office:value="0.513342949727003" calcext:value-type="float">
            <text:p>0,513 </text:p>
          </table:table-cell>
          <table:table-cell table:style-name="ce39" office:value-type="float" office:value="0.507480251301121" calcext:value-type="float">
            <text:p>0,507 </text:p>
          </table:table-cell>
          <table:table-cell table:style-name="ce39" office:value-type="float" office:value="0.681892410732605" calcext:value-type="float">
            <text:p>0,682 </text:p>
          </table:table-cell>
          <table:table-cell table:style-name="ce27" office:value-type="float" office:value="0.0707184437968774" calcext:value-type="float">
            <text:p>0,071 </text:p>
          </table:table-cell>
          <table:table-cell table:style-name="ce29" office:value-type="float" office:value="0.141820235890655" calcext:value-type="float">
            <text:p>0,142 </text:p>
          </table:table-cell>
          <table:table-cell table:style-name="ce29" office:value-type="float" office:value="0.128831466153833" calcext:value-type="float">
            <text:p>0,129 </text:p>
          </table:table-cell>
          <table:table-cell table:style-name="ce29" office:value-type="float" office:value="0.288857397544541" calcext:value-type="float">
            <text:p>0,289 </text:p>
          </table:table-cell>
          <table:table-cell table:style-name="ce29" table:formula="of:=MEDIAN([.E28:.L28])" office:value-type="float" office:value="0.398168824422831" calcext:value-type="float">
            <text:p>0,398 </text:p>
          </table:table-cell>
          <table:table-cell table:style-name="ce29" table:formula="of:=STDEV([.C28:.L28])" office:value-type="float" office:value="0.370337636123921" calcext:value-type="float">
            <text:p>0,370 </text:p>
          </table:table-cell>
          <table:table-cell table:style-name="ce36" office:value-type="float" office:value="0.479050839832289" calcext:value-type="float">
            <text:p>0,479 </text:p>
          </table:table-cell>
          <table:table-cell table:style-name="ce29" office:value-type="float" office:value="1.17136641859659" calcext:value-type="float">
            <text:p>1,171 </text:p>
          </table:table-cell>
          <table:table-cell table:style-name="ce29" office:value-type="float" office:value="0.508711501162779" calcext:value-type="float">
            <text:p>0,509 </text:p>
          </table:table-cell>
          <table:table-cell table:style-name="ce29" office:value-type="float" office:value="0.242424064462806" calcext:value-type="float">
            <text:p>0,242 </text:p>
          </table:table-cell>
          <table:table-cell table:style-name="ce29" office:value-type="float" office:value="0.465239543166751" calcext:value-type="float">
            <text:p>0,465 </text:p>
          </table:table-cell>
          <table:table-cell table:style-name="ce29" table:formula="of:=MEDIAN([.O28:.S28])" office:value-type="float" office:value="0.479050839832289" calcext:value-type="float">
            <text:p>0,479 </text:p>
          </table:table-cell>
          <table:table-cell table:style-name="ce29" table:formula="of:=STDEV([.O28:.S28])" office:value-type="float" office:value="0.350675758137135" calcext:value-type="float">
            <text:p>0,351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765519010802207" calcext:value-type="float">
            <text:p>0,077 </text:p>
          </table:table-cell>
          <table:table-cell table:style-name="ce44" office:value-type="float" office:value="0.24075925491883" calcext:value-type="float">
            <text:p>0,2408</text:p>
          </table:table-cell>
          <table:table-cell table:style-name="ce44" office:value-type="float" office:value="-0.377151823462809" calcext:value-type="float">
            <text:p>-0,3772</text:p>
          </table:table-cell>
          <table:table-cell table:style-name="ce29" table:formula="of:=MEDIAN([.V28:.Z28])" office:value-type="float" office:value="0" calcext:value-type="float">
            <text:p>0,000 </text:p>
          </table:table-cell>
          <table:table-cell table:style-name="ce29" table:formula="of:=STDEV([.V28:.Z28])" office:value-type="float" office:value="0.226579196547745" calcext:value-type="float">
            <text:p>0,227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170 cm</text:p>
          </table:table-cell>
          <table:table-cell table:style-name="ce37" table:number-columns-repeated="2"/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195168372472671" calcext:value-type="float">
            <text:p>0,195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office:value-type="float" office:value="0.214404173247582" calcext:value-type="float">
            <text:p>0,214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283516975521236" calcext:value-type="float">
            <text:p>0,284 </text:p>
          </table:table-cell>
          <table:table-cell table:style-name="ce29" table:formula="of:=MEDIAN([.E29:.L29])" office:value-type="float" office:value="0" calcext:value-type="float">
            <text:p>0,000 </text:p>
          </table:table-cell>
          <table:table-cell table:style-name="ce29" table:formula="of:=STDEV([.E29:.L29])" office:value-type="float" office:value="0.122121182772029" calcext:value-type="float">
            <text:p>0,122 </text:p>
          </table:table-cell>
          <table:table-cell table:style-name="ce36" office:value-type="float" office:value="0.343063768142578" calcext:value-type="float">
            <text:p>0,343 </text:p>
          </table:table-cell>
          <table:table-cell table:style-name="ce29" office:value-type="float" office:value="0.253399842576187" calcext:value-type="float">
            <text:p>0,25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895527992458617" calcext:value-type="float">
            <text:p>0,89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29:.S29])" office:value-type="float" office:value="0.253399842576187" calcext:value-type="float">
            <text:p>0,253 </text:p>
          </table:table-cell>
          <table:table-cell table:style-name="ce29" table:formula="of:=STDEV([.O29:.S29])" office:value-type="float" office:value="0.36696962603069" calcext:value-type="float">
            <text:p>0,367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.357896991394994" calcext:value-type="float">
            <text:p>0,358 </text:p>
          </table:table-cell>
          <table:table-cell table:style-name="ce29" office:value-type="float" office:value="0.370248103983282" calcext:value-type="float">
            <text:p>0,370 </text:p>
          </table:table-cell>
          <table:table-cell table:style-name="ce44" office:value-type="float" office:value="2.78723935615385" calcext:value-type="float">
            <text:p>2,7872</text:p>
          </table:table-cell>
          <table:table-cell table:style-name="ce44" office:value-type="float" office:value="1.26673053826853" calcext:value-type="float">
            <text:p>1,2667</text:p>
          </table:table-cell>
          <table:table-cell table:style-name="ce29" table:formula="of:=MEDIAN([.V29:.Z29])" office:value-type="float" office:value="0.370248103983282" calcext:value-type="float">
            <text:p>0,370 </text:p>
          </table:table-cell>
          <table:table-cell table:style-name="ce29" table:formula="of:=STDEV([.V29:.Z29])" office:value-type="float" office:value="1.12525093255822" calcext:value-type="float">
            <text:p>1,12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170 cm</text:p>
          </table:table-cell>
          <table:table-cell table:style-name="ce37" table:number-columns-repeated="2"/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121587262043906" calcext:value-type="float">
            <text:p>0,122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306021207284828" calcext:value-type="float">
            <text:p>0,30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439752962483639" calcext:value-type="float">
            <text:p>0,440 </text:p>
          </table:table-cell>
          <table:table-cell table:style-name="ce29" table:formula="of:=MEDIAN([.E30:.L30])" office:value-type="float" office:value="0" calcext:value-type="float">
            <text:p>0,000 </text:p>
          </table:table-cell>
          <table:table-cell table:style-name="ce29" table:formula="of:=STDEV([.E30:.L30])" office:value-type="float" office:value="0.172285323120059" calcext:value-type="float">
            <text:p>0,172 </text:p>
          </table:table-cell>
          <table:table-cell table:style-name="ce36" office:value-type="float" office:value="0.134787198956528" calcext:value-type="float">
            <text:p>0,135 </text:p>
          </table:table-cell>
          <table:table-cell table:style-name="ce29" office:value-type="float" office:value="0.159406519519202" calcext:value-type="float">
            <text:p>0,15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668208424698577" calcext:value-type="float">
            <text:p>0,668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30:.S30])" office:value-type="float" office:value="0.134787198956528" calcext:value-type="float">
            <text:p>0,135 </text:p>
          </table:table-cell>
          <table:table-cell table:style-name="ce29" table:formula="of:=STDEV([.O30:.S30])" office:value-type="float" office:value="0.27606020596449" calcext:value-type="float">
            <text:p>0,276 </text:p>
          </table:table-cell>
          <table:table-cell table:style-name="ce43" office:value-type="float" office:value="0.195513647344467" calcext:value-type="float">
            <text:p>0,196 </text:p>
          </table:table-cell>
          <table:table-cell table:style-name="ce29" office:value-type="float" office:value="0.355867863716539" calcext:value-type="float">
            <text:p>0,356 </text:p>
          </table:table-cell>
          <table:table-cell table:style-name="ce29" office:value-type="float" office:value="0" calcext:value-type="float">
            <text:p>0,000 </text:p>
          </table:table-cell>
          <table:table-cell table:style-name="ce44" office:value-type="float" office:value="4.17386556375292" calcext:value-type="float">
            <text:p>4,1739</text:p>
          </table:table-cell>
          <table:table-cell table:style-name="ce44" office:value-type="float" office:value="1.083052306834" calcext:value-type="float">
            <text:p>1,0831</text:p>
          </table:table-cell>
          <table:table-cell table:style-name="ce29" table:formula="of:=MEDIAN([.V30:.Z30])" office:value-type="float" office:value="0.355867863716539" calcext:value-type="float">
            <text:p>0,356 </text:p>
          </table:table-cell>
          <table:table-cell table:style-name="ce29" table:formula="of:=STDEV([.V30:.Z30])" office:value-type="float" office:value="1.73289896019464" calcext:value-type="float">
            <text:p>1,73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2 h 170 cm</text:p>
          </table:table-cell>
          <table:table-cell table:style-name="ce37" table:number-columns-repeated="2"/>
          <table:table-cell table:number-columns-repeated="4" table:style-name="ce31" office:value-type="float" office:value="0" calcext:value-type="float">
            <text:p>0,000 </text:p>
          </table:table-cell>
          <table:table-cell table:number-columns-repeated="3" table:style-name="ce29" office:value-type="float" office:value="0" calcext:value-type="float">
            <text:p>0,000 </text:p>
          </table:table-cell>
          <table:table-cell table:style-name="ce29" office:value-type="float" office:value="0.367842012425164" calcext:value-type="float">
            <text:p>0,368 </text:p>
          </table:table-cell>
          <table:table-cell table:style-name="ce29" table:formula="of:=MEDIAN([.E31:.L31])" office:value-type="float" office:value="0" calcext:value-type="float">
            <text:p>0,000 </text:p>
          </table:table-cell>
          <table:table-cell table:style-name="ce29" table:formula="of:=STDEV([.E31:.L31])" office:value-type="float" office:value="0.13005179069557" calcext:value-type="float">
            <text:p>0,130 </text:p>
          </table:table-cell>
          <table:table-cell table:style-name="ce36" office:value-type="float" office:value="0.0336724825670807" calcext:value-type="float">
            <text:p>0,034 </text:p>
          </table:table-cell>
          <table:table-cell table:style-name="ce29" office:value-type="float" office:value="0.297486626367513" calcext:value-type="float">
            <text:p>0,297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79320861683563" calcext:value-type="float">
            <text:p>0,179 </text:p>
          </table:table-cell>
          <table:table-cell table:style-name="ce29" office:value-type="float" office:value="0.156915060785614" calcext:value-type="float">
            <text:p>0,157 </text:p>
          </table:table-cell>
          <table:table-cell table:style-name="ce29" table:formula="of:=MEDIAN([.O31:.S31])" office:value-type="float" office:value="0.156915060785614" calcext:value-type="float">
            <text:p>0,157 </text:p>
          </table:table-cell>
          <table:table-cell table:style-name="ce29" table:formula="of:=STDEV([.O31:.S31])" office:value-type="float" office:value="0.119715507660406" calcext:value-type="float">
            <text:p>0,120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.380431437001306" calcext:value-type="float">
            <text:p>0,380 </text:p>
          </table:table-cell>
          <table:table-cell table:style-name="ce29" office:value-type="float" office:value="0" calcext:value-type="float">
            <text:p>0,000 </text:p>
          </table:table-cell>
          <table:table-cell table:style-name="ce44" office:value-type="float" office:value="0.152740606193292" calcext:value-type="float">
            <text:p>0,1527</text:p>
          </table:table-cell>
          <table:table-cell table:style-name="ce44" office:value-type="float" office:value="-0.373066801782873" calcext:value-type="float">
            <text:p>-0,3731</text:p>
          </table:table-cell>
          <table:table-cell table:style-name="ce29" table:formula="of:=MEDIAN([.V31:.Z31])" office:value-type="float" office:value="0" calcext:value-type="float">
            <text:p>0,000 </text:p>
          </table:table-cell>
          <table:table-cell table:style-name="ce29" table:formula="of:=STDEV([.V31:.Z31])" office:value-type="float" office:value="0.274822611863622" calcext:value-type="float">
            <text:p>0,275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29" table:number-columns-repeated="12"/>
          <table:table-cell table:style-name="ce43"/>
          <table:table-cell table:style-name="ce29" table:number-columns-repeated="6"/>
          <table:table-cell table:style-name="ce43"/>
          <table:table-cell table:style-name="ce29" table:number-columns-repeated="2"/>
          <table:table-cell table:style-name="ce44" table:number-columns-repeated="2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EX-SITE</text:p>
          </table:table-cell>
          <table:table-cell table:style-name="ce12"/>
          <table:table-cell table:style-name="ce13" table:number-columns-repeated="11"/>
          <table:table-cell table:style-name="ce12"/>
          <table:table-cell table:style-name="ce13" table:number-columns-repeated="6"/>
          <table:table-cell table:style-name="ce12"/>
          <table:table-cell table:style-name="ce13" table:number-columns-repeated="3"/>
          <table:table-cell/>
          <table:table-cell table:style-name="ce13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4:.M15])" office:value-type="float" office:value="1.05136505325822" calcext:value-type="float">
            <text:p>1,05 </text:p>
          </table:table-cell>
          <table:table-cell table:style-name="ce13" table:number-columns-repeated="6"/>
          <table:table-cell table:style-name="ce24" table:formula="of:=MEDIAN([.T4:.T15])" office:value-type="float" office:value="3.05488911390981" calcext:value-type="float">
            <text:p>3,05 </text:p>
          </table:table-cell>
          <table:table-cell table:style-name="ce13" table:number-columns-repeated="6"/>
          <table:table-cell table:style-name="ce24" table:formula="of:=MEDIAN([.AA4:.AA15])" office:value-type="float" office:value="0.661194018956209" calcext:value-type="float">
            <text:p>0,66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4:.M11];[.M15])" office:value-type="float" office:value="2.25204285000287" calcext:value-type="float">
            <text:p>2,25 </text:p>
          </table:table-cell>
          <table:table-cell table:style-name="ce13" table:number-columns-repeated="6"/>
          <table:table-cell table:style-name="ce13" table:formula="of:=STDEV([.T4:.T11];[.T15])" office:value-type="float" office:value="3.81245797694582" calcext:value-type="float">
            <text:p>3,81 </text:p>
          </table:table-cell>
          <table:table-cell table:style-name="ce13" table:number-columns-repeated="6"/>
          <table:table-cell table:style-name="ce13" table:formula="of:=STDEV([.AA4:.AA11];[.AA15])" office:value-type="float" office:value="1.04037063655476" calcext:value-type="float">
            <text:p>1,04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16:.M20];[.M23])" office:value-type="float" office:value="0.032135511876788" calcext:value-type="float">
            <text:p>0,03 </text:p>
          </table:table-cell>
          <table:table-cell table:style-name="ce13" table:number-columns-repeated="6"/>
          <table:table-cell table:style-name="ce24" table:formula="of:=MEDIAN([.T16:.T20];[.T23])" office:value-type="float" office:value="0.640550134975417" calcext:value-type="float">
            <text:p>0,64 </text:p>
          </table:table-cell>
          <table:table-cell table:style-name="ce13" table:number-columns-repeated="6"/>
          <table:table-cell table:style-name="ce24" table:formula="of:=MEDIAN([.AA16:.AA20];[.AA23])" office:value-type="float" office:value="0.110027365237079" calcext:value-type="float">
            <text:p>0,11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16:.M20];[.M23])" office:value-type="float" office:value="0.63170105354514" calcext:value-type="float">
            <text:p>0,63 </text:p>
          </table:table-cell>
          <table:table-cell table:style-name="ce13" table:number-columns-repeated="6"/>
          <table:table-cell table:style-name="ce13" table:formula="of:=STDEV([.T16:.T20];[.T23])" office:value-type="float" office:value="2.56538870251622" calcext:value-type="float">
            <text:p>2,57 </text:p>
          </table:table-cell>
          <table:table-cell table:style-name="ce13" table:number-columns-repeated="6"/>
          <table:table-cell table:style-name="ce13" table:formula="of:=STDEV([.AA16:.AA20];[.AA23])" office:value-type="float" office:value="0.22799180055327" calcext:value-type="float">
            <text:p>0,23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12"/>
          <table:table-cell table:style-name="ce13" table:number-columns-repeated="9"/>
          <table:table-cell table:style-name="ce24" table:formula="of:=MEDIAN([.M24:.M28];[.M31])" office:value-type="float" office:value="0.0508994731901726" calcext:value-type="float">
            <text:p>0,05 </text:p>
          </table:table-cell>
          <table:table-cell table:style-name="ce13" table:number-columns-repeated="6"/>
          <table:table-cell table:style-name="ce24" table:formula="of:=MEDIAN([.T24:.T28];[.T31])" office:value-type="float" office:value="0.42184137102521" calcext:value-type="float">
            <text:p>0,42 </text:p>
          </table:table-cell>
          <table:table-cell table:style-name="ce13" table:number-columns-repeated="6"/>
          <table:table-cell table:style-name="ce24" table:formula="of:=MEDIAN([.AA24:.AA28];[.AA31])" office:value-type="float" office:value="0" calcext:value-type="float">
            <text:p>0,00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12"/>
          <table:table-cell table:style-name="ce13" table:number-columns-repeated="9"/>
          <table:table-cell table:style-name="ce13" table:formula="of:=STDEV([.M24:.M28];[.M31])" office:value-type="float" office:value="0.212282187259313" calcext:value-type="float">
            <text:p>0,21 </text:p>
          </table:table-cell>
          <table:table-cell table:style-name="ce13" table:number-columns-repeated="6"/>
          <table:table-cell table:style-name="ce13" table:formula="of:=STDEV([.T24:.T28];[.T31])" office:value-type="float" office:value="1.96552578318542" calcext:value-type="float">
            <text:p>1,97 </text:p>
          </table:table-cell>
          <table:table-cell table:style-name="ce13" table:number-columns-repeated="6"/>
          <table:table-cell table:style-name="ce13" table:formula="of:=STDEV([.AA24:.AA28];[.AA31])" office:value-type="float" office:value="0.0735356045426475" calcext:value-type="float">
            <text:p>0,07 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ONTROL SITE</text:p>
          </table:table-cell>
          <table:table-cell table:style-name="ce13" table:number-columns-repeated="23"/>
          <table:table-cell/>
          <table:table-cell table:style-name="ce13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12:.M14])" office:value-type="float" office:value="2.60871929108587" calcext:value-type="float">
            <text:p>2,61 </text:p>
          </table:table-cell>
          <table:table-cell table:style-name="ce13" table:number-columns-repeated="6"/>
          <table:table-cell table:style-name="ce24" table:formula="of:=MEDIAN([.T12:.T14])" office:value-type="float" office:value="3.7987708373658" calcext:value-type="float">
            <text:p>3,80 </text:p>
          </table:table-cell>
          <table:table-cell table:style-name="ce13" table:number-columns-repeated="6"/>
          <table:table-cell table:style-name="ce24" table:formula="of:=MEDIAN([.AA12:.AA14])" office:value-type="float" office:value="12.3629203383677" calcext:value-type="float">
            <text:p>12,36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11:.M14])" office:value-type="float" office:value="1.33688450286762" calcext:value-type="float">
            <text:p>1,34 </text:p>
          </table:table-cell>
          <table:table-cell table:style-name="ce13" table:number-columns-repeated="6"/>
          <table:table-cell table:style-name="ce13" table:formula="of:=STDEV([.T11:.T14])" office:value-type="float" office:value="2.65130415473887" calcext:value-type="float">
            <text:p>2,65 </text:p>
          </table:table-cell>
          <table:table-cell table:style-name="ce13" table:number-columns-repeated="6"/>
          <table:table-cell table:style-name="ce13" table:formula="of:=STDEV([.AA11:.AA14])" office:value-type="float" office:value="21.4901413719949" calcext:value-type="float">
            <text:p>21,49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21:.M22])" office:value-type="float" office:value="0" calcext:value-type="float">
            <text:p>0,00 </text:p>
          </table:table-cell>
          <table:table-cell table:style-name="ce13" table:number-columns-repeated="6"/>
          <table:table-cell table:style-name="ce24" table:formula="of:=MEDIAN([.T21:.T22])" office:value-type="float" office:value="0.276118968376434" calcext:value-type="float">
            <text:p>0,28 </text:p>
          </table:table-cell>
          <table:table-cell table:style-name="ce13" table:number-columns-repeated="6"/>
          <table:table-cell table:style-name="ce24" table:formula="of:=MEDIAN([.AA21:.AA22])" office:value-type="float" office:value="1.31955331794625" calcext:value-type="float">
            <text:p>1,32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21:.M22])" office:value-type="float" office:value="0" calcext:value-type="float">
            <text:p>0,00 </text:p>
          </table:table-cell>
          <table:table-cell table:style-name="ce13" table:number-columns-repeated="6"/>
          <table:table-cell table:style-name="ce13" table:formula="of:=STDEV([.T21:.T22])" office:value-type="float" office:value="0.0209478511793809" calcext:value-type="float">
            <text:p>0,02 </text:p>
          </table:table-cell>
          <table:table-cell table:style-name="ce13" table:number-columns-repeated="6"/>
          <table:table-cell table:style-name="ce13" table:formula="of:=STDEV([.AA21:.AA22])" office:value-type="float" office:value="0.0819056207943139" calcext:value-type="float">
            <text:p>0,08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12"/>
          <table:table-cell table:style-name="ce13" table:number-columns-repeated="9"/>
          <table:table-cell table:style-name="ce24" table:formula="of:=MEDIAN([.M29:.M30])" office:value-type="float" office:value="0" calcext:value-type="float">
            <text:p>0,00 </text:p>
          </table:table-cell>
          <table:table-cell table:style-name="ce13" table:number-columns-repeated="6"/>
          <table:table-cell table:style-name="ce24" table:formula="of:=MEDIAN([.T29:.T30])" office:value-type="float" office:value="0.194093520766357" calcext:value-type="float">
            <text:p>0,19 </text:p>
          </table:table-cell>
          <table:table-cell table:style-name="ce13" table:number-columns-repeated="6"/>
          <table:table-cell table:style-name="ce24" table:formula="of:=MEDIAN([.AA29:.AA30])" office:value-type="float" office:value="0.363057983849911" calcext:value-type="float">
            <text:p>0,36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12"/>
          <table:table-cell table:style-name="ce13" table:number-columns-repeated="9"/>
          <table:table-cell table:style-name="ce13" table:formula="of:=STDEV([.M31:.M39])" office:value-type="float" office:value="0.823423267440072" calcext:value-type="float">
            <text:p>0,82 </text:p>
          </table:table-cell>
          <table:table-cell table:style-name="ce13" table:number-columns-repeated="6"/>
          <table:table-cell table:style-name="ce13" table:formula="of:=STDEV([.T31:.T39])" office:value-type="float" office:value="1.42485564591862" calcext:value-type="float">
            <text:p>1,42 </text:p>
          </table:table-cell>
          <table:table-cell table:style-name="ce13" table:number-columns-repeated="6"/>
          <table:table-cell table:style-name="ce13" table:formula="of:=STDEV([.AA31:.AA39])" office:value-type="float" office:value="0.398151168000731" calcext:value-type="float">
            <text:p>0,40 </text:p>
          </table:table-cell>
          <table:table-cell table:number-columns-repeated="99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20 NIGHT" table:style-name="ta4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number-columns-repeated="1009" table:default-cell-style-name="Default"/>
        <table:table-row table:style-name="ro1">
          <table:table-cell/>
          <table:table-cell table:style-name="ce2" office:value-type="string" calcext:value-type="string">
            <text:p>N2O (myg / m-2 h-1)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EFORE Irrigation</text:p>
          </table:table-cell>
          <table:table-cell table:number-columns-repeated="4"/>
          <table:table-cell office:value-type="string" calcext:value-type="string">
            <text:p>DURING Irrigation</text:p>
          </table:table-cell>
          <table:table-cell table:number-columns-repeated="3"/>
          <table:table-cell office:value-type="string" calcext:value-type="string">
            <text:p>AFTER Irrigation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21.07.</text:p>
          </table:table-cell>
          <table:table-cell table:style-name="ce14" office:value-type="string" calcext:value-type="string">
            <text:p>28.07.</text:p>
          </table:table-cell>
          <table:table-cell table:style-name="ce14" office:value-type="string" calcext:value-type="string">
            <text:p>04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11.08.</text:p>
          </table:table-cell>
          <table:table-cell table:style-name="ce1" office:value-type="string" calcext:value-type="string">
            <text:p>18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25.08.</text:p>
          </table:table-cell>
          <table:table-cell table:style-name="ce1" office:value-type="string" calcext:value-type="string">
            <text:p>01.09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3" office:value-type="string" calcext:value-type="string">
            <text:p>Tree-1 h 0 cm</text:p>
          </table:table-cell>
          <table:table-cell table:style-name="ce37" office:value-type="float" office:value="0.222522083872074" calcext:value-type="float">
            <text:p>0,223 </text:p>
          </table:table-cell>
          <table:table-cell table:style-name="ce37" office:value-type="float" office:value="0" calcext:value-type="float">
            <text:p>0,000 </text:p>
          </table:table-cell>
          <table:table-cell table:style-name="ce31" office:value-type="float" office:value="0.167631906254322" calcext:value-type="float">
            <text:p>0,168 </text:p>
          </table:table-cell>
          <table:table-cell table:style-name="ce29" table:formula="of:=MEDIAN([.C4:.E4])" office:value-type="float" office:value="0.167631906254322" calcext:value-type="float">
            <text:p>0,168 </text:p>
          </table:table-cell>
          <table:table-cell table:style-name="ce29" table:formula="of:=STDEV([.C4:.E4])" office:value-type="float" office:value="0.115923441261993" calcext:value-type="float">
            <text:p>0,116 </text:p>
          </table:table-cell>
          <table:table-cell table:style-name="ce34" office:value-type="float" office:value="0.14959682034237" calcext:value-type="float">
            <text:p>0,15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4:.I4])" office:value-type="float" office:value="0.0747984101711852" calcext:value-type="float">
            <text:p>0,075 </text:p>
          </table:table-cell>
          <table:table-cell table:style-name="ce29" table:formula="of:=STDEV([.H4:.I4])" office:value-type="float" office:value="0.105780926108036" calcext:value-type="float">
            <text:p>0,106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L4:.M4])" office:value-type="float" office:value="0" calcext:value-type="float">
            <text:p>0,000 </text:p>
          </table:table-cell>
          <table:table-cell table:style-name="ce29" table:formula="of:=STDEV([.L4:.M4])" office:value-type="float" office:value="0" calcext:value-type="float">
            <text:p>0,00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0 cm</text:p>
          </table:table-cell>
          <table:table-cell table:style-name="ce31" office:value-type="float" office:value="11.3630239382126" calcext:value-type="float">
            <text:p>11,363 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170338168794926" calcext:value-type="float">
            <text:p>0,170 </text:p>
          </table:table-cell>
          <table:table-cell table:style-name="ce29" table:formula="of:=MEDIAN([.C5:.E5])" office:value-type="float" office:value="0.170338168794926" calcext:value-type="float">
            <text:p>0,170 </text:p>
          </table:table-cell>
          <table:table-cell table:style-name="ce29" table:formula="of:=STDEV([.C5:.E5])" office:value-type="float" office:value="6.5118295284437" calcext:value-type="float">
            <text:p>6,512 </text:p>
          </table:table-cell>
          <table:table-cell table:style-name="ce34" office:value-type="float" office:value="0.0931633373914443" calcext:value-type="float">
            <text:p>0,09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5:.I5])" office:value-type="float" office:value="0.0465816686957222" calcext:value-type="float">
            <text:p>0,047 </text:p>
          </table:table-cell>
          <table:table-cell table:style-name="ce29" table:formula="of:=STDEV([.H5:.I5])" office:value-type="float" office:value="0.0658764276274605" calcext:value-type="float">
            <text:p>0,066 </text:p>
          </table:table-cell>
          <table:table-cell table:style-name="ce29" office:value-type="float" office:value="0.168853520250773" calcext:value-type="float">
            <text:p>0,16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5:.M5])" office:value-type="float" office:value="0.0844267601253864" calcext:value-type="float">
            <text:p>0,084 </text:p>
          </table:table-cell>
          <table:table-cell table:style-name="ce29" table:formula="of:=STDEV([.L5:.M5])" office:value-type="float" office:value="0.119397469196541" calcext:value-type="float">
            <text:p>0,11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0 cm</text:p>
          </table:table-cell>
          <table:table-cell table:style-name="ce31" office:value-type="float" office:value="9.0096360446182" calcext:value-type="float">
            <text:p>9,010 </text:p>
          </table:table-cell>
          <table:table-cell table:style-name="ce31" office:value-type="float" office:value="0.39136440118006" calcext:value-type="float">
            <text:p>0,391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6:.E6])" office:value-type="float" office:value="0.39136440118006" calcext:value-type="float">
            <text:p>0,391 </text:p>
          </table:table-cell>
          <table:table-cell table:style-name="ce29" table:formula="of:=STDEV([.C6:.E6])" office:value-type="float" office:value="5.09249961333797" calcext:value-type="float">
            <text:p>5,092 </text:p>
          </table:table-cell>
          <table:table-cell table:style-name="ce34" office:value-type="float" office:value="6.84222857561904" calcext:value-type="float">
            <text:p>6,842 </text:p>
          </table:table-cell>
          <table:table-cell table:style-name="ce29" office:value-type="float" office:value="2.28790677047819" calcext:value-type="float">
            <text:p>2,288 </text:p>
          </table:table-cell>
          <table:table-cell table:style-name="ce29" table:formula="of:=MEDIAN([.H6:.I6])" office:value-type="float" office:value="4.56506767304861" calcext:value-type="float">
            <text:p>4,565 </text:p>
          </table:table-cell>
          <table:table-cell table:style-name="ce29" table:formula="of:=STDEV([.H6:.I6])" office:value-type="float" office:value="3.22039183212085" calcext:value-type="float">
            <text:p>3,220 </text:p>
          </table:table-cell>
          <table:table-cell table:style-name="ce29" office:value-type="float" office:value="0.077216369549306" calcext:value-type="float">
            <text:p>0,077 </text:p>
          </table:table-cell>
          <table:table-cell table:style-name="ce29" office:value-type="float" office:value="0.153483835181605" calcext:value-type="float">
            <text:p>0,153 </text:p>
          </table:table-cell>
          <table:table-cell table:style-name="ce29" table:formula="of:=MEDIAN([.L6:.M6])" office:value-type="float" office:value="0.115350102365455" calcext:value-type="float">
            <text:p>0,115 </text:p>
          </table:table-cell>
          <table:table-cell table:style-name="ce29" table:formula="of:=STDEV([.L6:.M6])" office:value-type="float" office:value="0.0539292421325105" calcext:value-type="float">
            <text:p>0,05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0 cm</text:p>
          </table:table-cell>
          <table:table-cell table:style-name="ce31" office:value-type="float" office:value="17.2004914812907" calcext:value-type="float">
            <text:p>17,200 </text:p>
          </table:table-cell>
          <table:table-cell table:style-name="ce31" office:value-type="float" office:value="5.66884241651845" calcext:value-type="float">
            <text:p>5,669 </text:p>
          </table:table-cell>
          <table:table-cell table:style-name="ce31" office:value-type="float" office:value="3.71314175469127" calcext:value-type="float">
            <text:p>3,713 </text:p>
          </table:table-cell>
          <table:table-cell table:style-name="ce29" table:formula="of:=MEDIAN([.C7:.E7])" office:value-type="float" office:value="5.66884241651845" calcext:value-type="float">
            <text:p>5,669 </text:p>
          </table:table-cell>
          <table:table-cell table:style-name="ce29" table:formula="of:=STDEV([.C7:.E7])" office:value-type="float" office:value="7.28825879845268" calcext:value-type="float">
            <text:p>7,288 </text:p>
          </table:table-cell>
          <table:table-cell table:style-name="ce34" office:value-type="float" office:value="22.5717383070776" calcext:value-type="float">
            <text:p>22,572 </text:p>
          </table:table-cell>
          <table:table-cell table:style-name="ce29" office:value-type="float" office:value="6.07509858893682" calcext:value-type="float">
            <text:p>6,075 </text:p>
          </table:table-cell>
          <table:table-cell table:style-name="ce29" table:formula="of:=MEDIAN([.H7:.I7])" office:value-type="float" office:value="14.3234184480072" calcext:value-type="float">
            <text:p>14,323 </text:p>
          </table:table-cell>
          <table:table-cell table:style-name="ce29" table:formula="of:=STDEV([.H7:.I7])" office:value-type="float" office:value="11.6648858114887" calcext:value-type="float">
            <text:p>11,665 </text:p>
          </table:table-cell>
          <table:table-cell table:style-name="ce29" office:value-type="float" office:value="0.471656354741259" calcext:value-type="float">
            <text:p>0,472 </text:p>
          </table:table-cell>
          <table:table-cell table:style-name="ce29" office:value-type="float" office:value="3.49986766091061" calcext:value-type="float">
            <text:p>3,500 </text:p>
          </table:table-cell>
          <table:table-cell table:style-name="ce29" table:formula="of:=MEDIAN([.L7:.M7])" office:value-type="float" office:value="1.98576200782594" calcext:value-type="float">
            <text:p>1,986 </text:p>
          </table:table-cell>
          <table:table-cell table:style-name="ce29" table:formula="of:=STDEV([.L7:.M7])" office:value-type="float" office:value="2.14126874945812" calcext:value-type="float">
            <text:p>2,14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5 h 0 cm</text:p>
          </table:table-cell>
          <table:table-cell table:style-name="ce37" office:value-type="float" office:value="2.75153237313739" calcext:value-type="float">
            <text:p>2,752 </text:p>
          </table:table-cell>
          <table:table-cell table:style-name="ce37" office:value-type="float" office:value="4.04494228181287" calcext:value-type="float">
            <text:p>4,045 </text:p>
          </table:table-cell>
          <table:table-cell table:style-name="ce31" office:value-type="float" office:value="2.77924058157365" calcext:value-type="float">
            <text:p>2,779 </text:p>
          </table:table-cell>
          <table:table-cell table:style-name="ce29" table:formula="of:=MEDIAN([.C8:.E8])" office:value-type="float" office:value="2.77924058157365" calcext:value-type="float">
            <text:p>2,779 </text:p>
          </table:table-cell>
          <table:table-cell table:style-name="ce29" table:formula="of:=STDEV([.C8:.E8])" office:value-type="float" office:value="0.738881782454981" calcext:value-type="float">
            <text:p>0,739 </text:p>
          </table:table-cell>
          <table:table-cell table:style-name="ce34" office:value-type="float" office:value="6.77197278479801" calcext:value-type="float">
            <text:p>6,772 </text:p>
          </table:table-cell>
          <table:table-cell table:style-name="ce29" office:value-type="float" office:value="3.2906457546926" calcext:value-type="float">
            <text:p>3,291 </text:p>
          </table:table-cell>
          <table:table-cell table:style-name="ce29" table:formula="of:=MEDIAN([.H8:.I8])" office:value-type="float" office:value="5.03130926974531" calcext:value-type="float">
            <text:p>5,031 </text:p>
          </table:table-cell>
          <table:table-cell table:style-name="ce29" table:formula="of:=STDEV([.H8:.I8])" office:value-type="float" office:value="2.46166995051556" calcext:value-type="float">
            <text:p>2,462 </text:p>
          </table:table-cell>
          <table:table-cell table:style-name="ce29" office:value-type="float" office:value="0.245719574762219" calcext:value-type="float">
            <text:p>0,246 </text:p>
          </table:table-cell>
          <table:table-cell table:style-name="ce29" office:value-type="float" office:value="2.89206516235657" calcext:value-type="float">
            <text:p>2,892 </text:p>
          </table:table-cell>
          <table:table-cell table:style-name="ce29" table:formula="of:=MEDIAN([.L8:.M8])" office:value-type="float" office:value="1.56889236855939" calcext:value-type="float">
            <text:p>1,569 </text:p>
          </table:table-cell>
          <table:table-cell table:style-name="ce29" table:formula="of:=STDEV([.L8:.M8])" office:value-type="float" office:value="1.87124891035106" calcext:value-type="float">
            <text:p>1,87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0 cm</text:p>
          </table:table-cell>
          <table:table-cell table:style-name="ce32" office:value-type="float" office:value="0.087845791400264" calcext:value-type="float">
            <text:p>0,088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table:formula="of:=MEDIAN([.C9:.E9])" office:value-type="float" office:value="0" calcext:value-type="float">
            <text:p>0,000 </text:p>
          </table:table-cell>
          <table:table-cell table:style-name="ce29" table:formula="of:=STDEV([.C9:.E9])" office:value-type="float" office:value="0.0507177913121182" calcext:value-type="float">
            <text:p>0,051 </text:p>
          </table:table-cell>
          <table:table-cell table:style-name="ce34" office:value-type="float" office:value="3.52524414052036" calcext:value-type="float">
            <text:p>3,525 </text:p>
          </table:table-cell>
          <table:table-cell table:style-name="ce29" office:value-type="float" office:value="0.702694915808331" calcext:value-type="float">
            <text:p>0,703 </text:p>
          </table:table-cell>
          <table:table-cell table:style-name="ce29" table:formula="of:=MEDIAN([.H9:.I9])" office:value-type="float" office:value="2.11396952816435" calcext:value-type="float">
            <text:p>2,114 </text:p>
          </table:table-cell>
          <table:table-cell table:style-name="ce29" table:formula="of:=STDEV([.H9:.I9])" office:value-type="float" office:value="1.99584369702671" calcext:value-type="float">
            <text:p>1,996 </text:p>
          </table:table-cell>
          <table:table-cell table:style-name="ce29" office:value-type="float" office:value="0.280981963506377" calcext:value-type="float">
            <text:p>0,281 </text:p>
          </table:table-cell>
          <table:table-cell table:style-name="ce29" office:value-type="float" office:value="7.67446988323745" calcext:value-type="float">
            <text:p>7,674 </text:p>
          </table:table-cell>
          <table:table-cell table:style-name="ce29" table:formula="of:=MEDIAN([.L9:.M9])" office:value-type="float" office:value="3.97772592337192" calcext:value-type="float">
            <text:p>3,978 </text:p>
          </table:table-cell>
          <table:table-cell table:style-name="ce29" table:formula="of:=STDEV([.L9:.M9])" office:value-type="float" office:value="5.22798544466267" calcext:value-type="float">
            <text:p>5,22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7 h 0 cm</text:p>
          </table:table-cell>
          <table:table-cell table:style-name="ce37" office:value-type="float" office:value="3.75678066757867" calcext:value-type="float">
            <text:p>3,757 </text:p>
          </table:table-cell>
          <table:table-cell table:style-name="ce37" office:value-type="float" office:value="0.996615892650934" calcext:value-type="float">
            <text:p>0,997 </text:p>
          </table:table-cell>
          <table:table-cell table:style-name="ce31" office:value-type="float" office:value="0.868712721547899" calcext:value-type="float">
            <text:p>0,869 </text:p>
          </table:table-cell>
          <table:table-cell table:style-name="ce29" table:formula="of:=MEDIAN([.C10:.E10])" office:value-type="float" office:value="0.996615892650934" calcext:value-type="float">
            <text:p>0,997 </text:p>
          </table:table-cell>
          <table:table-cell table:style-name="ce29" table:formula="of:=STDEV([.C10:.E10])" office:value-type="float" office:value="1.63175801243222" calcext:value-type="float">
            <text:p>1,632 </text:p>
          </table:table-cell>
          <table:table-cell table:style-name="ce34" office:value-type="float" office:value="34.0019363700079" calcext:value-type="float">
            <text:p>34,002 </text:p>
          </table:table-cell>
          <table:table-cell table:style-name="ce29" office:value-type="float" office:value="1.92213882429368" calcext:value-type="float">
            <text:p>1,922 </text:p>
          </table:table-cell>
          <table:table-cell table:style-name="ce29" table:formula="of:=MEDIAN([.H10:.I10])" office:value-type="float" office:value="17.9620375971508" calcext:value-type="float">
            <text:p>17,962 </text:p>
          </table:table-cell>
          <table:table-cell table:style-name="ce29" table:formula="of:=STDEV([.H10:.I10])" office:value-type="float" office:value="22.6838423836661" calcext:value-type="float">
            <text:p>22,684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77804892404645" calcext:value-type="float">
            <text:p>0,778 </text:p>
          </table:table-cell>
          <table:table-cell table:style-name="ce29" table:formula="of:=MEDIAN([.L10:.M10])" office:value-type="float" office:value="0.389024462023225" calcext:value-type="float">
            <text:p>0,389 </text:p>
          </table:table-cell>
          <table:table-cell table:style-name="ce29" table:formula="of:=STDEV([.L10:.M10])" office:value-type="float" office:value="0.550163670288142" calcext:value-type="float">
            <text:p>0,55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0 cm</text:p>
          </table:table-cell>
          <table:table-cell table:style-name="ce32" office:value-type="float" office:value="5.24903083982221" calcext:value-type="float">
            <text:p>5,249 </text:p>
          </table:table-cell>
          <table:table-cell table:style-name="ce31" office:value-type="float" office:value="1.95007443459141" calcext:value-type="float">
            <text:p>1,950 </text:p>
          </table:table-cell>
          <table:table-cell table:style-name="ce31" office:value-type="float" office:value="1.59880623655708" calcext:value-type="float">
            <text:p>1,599 </text:p>
          </table:table-cell>
          <table:table-cell table:style-name="ce29" table:formula="of:=MEDIAN([.C11:.E11])" office:value-type="float" office:value="1.95007443459141" calcext:value-type="float">
            <text:p>1,950 </text:p>
          </table:table-cell>
          <table:table-cell table:style-name="ce29" table:formula="of:=STDEV([.C11:.E11])" office:value-type="float" office:value="2.01372963945203" calcext:value-type="float">
            <text:p>2,014 </text:p>
          </table:table-cell>
          <table:table-cell table:style-name="ce34" office:value-type="float" office:value="4.26826407365968" calcext:value-type="float">
            <text:p>4,268 </text:p>
          </table:table-cell>
          <table:table-cell table:style-name="ce29" office:value-type="float" office:value="1.23643808731153" calcext:value-type="float">
            <text:p>1,236 </text:p>
          </table:table-cell>
          <table:table-cell table:style-name="ce29" table:formula="of:=MEDIAN([.H11:.I11])" office:value-type="float" office:value="2.7523510804856" calcext:value-type="float">
            <text:p>2,752 </text:p>
          </table:table-cell>
          <table:table-cell table:style-name="ce29" table:formula="of:=STDEV([.H11:.I11])" office:value-type="float" office:value="2.14382471432437" calcext:value-type="float">
            <text:p>2,144 </text:p>
          </table:table-cell>
          <table:table-cell table:style-name="ce29" office:value-type="float" office:value="0.291890406805077" calcext:value-type="float">
            <text:p>0,292 </text:p>
          </table:table-cell>
          <table:table-cell table:style-name="ce29" office:value-type="float" office:value="0.877132493964563" calcext:value-type="float">
            <text:p>0,877 </text:p>
          </table:table-cell>
          <table:table-cell table:style-name="ce29" table:formula="of:=MEDIAN([.L11:.M11])" office:value-type="float" office:value="0.58451145038482" calcext:value-type="float">
            <text:p>0,585 </text:p>
          </table:table-cell>
          <table:table-cell table:style-name="ce29" table:formula="of:=STDEV([.L11:.M11])" office:value-type="float" office:value="0.413828648466241" calcext:value-type="float">
            <text:p>0,41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0 cm</text:p>
          </table:table-cell>
          <table:table-cell table:style-name="ce37" office:value-type="float" office:value="3.2919021622712" calcext:value-type="float">
            <text:p>3,292 </text:p>
          </table:table-cell>
          <table:table-cell table:style-name="ce37" office:value-type="float" office:value="3.85690604301466" calcext:value-type="float">
            <text:p>3,857 </text:p>
          </table:table-cell>
          <table:table-cell table:style-name="ce31" office:value-type="float" office:value="2.84266719386357" calcext:value-type="float">
            <text:p>2,843 </text:p>
          </table:table-cell>
          <table:table-cell table:style-name="ce29" table:formula="of:=MEDIAN([.C12:.E12])" office:value-type="float" office:value="3.2919021622712" calcext:value-type="float">
            <text:p>3,292 </text:p>
          </table:table-cell>
          <table:table-cell table:style-name="ce29" table:formula="of:=STDEV([.C12:.E12])" office:value-type="float" office:value="0.508219421972885" calcext:value-type="float">
            <text:p>0,508 </text:p>
          </table:table-cell>
          <table:table-cell table:style-name="ce34" office:value-type="float" office:value="3.59092597753283" calcext:value-type="float">
            <text:p>3,591 </text:p>
          </table:table-cell>
          <table:table-cell table:style-name="ce29" office:value-type="float" office:value="2.34353372666695" calcext:value-type="float">
            <text:p>2,344 </text:p>
          </table:table-cell>
          <table:table-cell table:style-name="ce29" table:formula="of:=MEDIAN([.H12:.I12])" office:value-type="float" office:value="2.96722985209989" calcext:value-type="float">
            <text:p>2,967 </text:p>
          </table:table-cell>
          <table:table-cell table:style-name="ce29" table:formula="of:=STDEV([.H12:.I12])" office:value-type="float" office:value="0.882039519386811" calcext:value-type="float">
            <text:p>0,882 </text:p>
          </table:table-cell>
          <table:table-cell table:style-name="ce29" office:value-type="float" office:value="4.60189146070812" calcext:value-type="float">
            <text:p>4,602 </text:p>
          </table:table-cell>
          <table:table-cell table:style-name="ce29" office:value-type="float" office:value="0.303239001147609" calcext:value-type="float">
            <text:p>0,303 </text:p>
          </table:table-cell>
          <table:table-cell table:style-name="ce29" table:formula="of:=MEDIAN([.L12:.M12])" office:value-type="float" office:value="2.45256523092787" calcext:value-type="float">
            <text:p>2,453 </text:p>
          </table:table-cell>
          <table:table-cell table:style-name="ce29" table:formula="of:=STDEV([.L12:.M12])" office:value-type="float" office:value="3.03960630411947" calcext:value-type="float">
            <text:p>3,04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0 h 0 cm</text:p>
          </table:table-cell>
          <table:table-cell table:style-name="ce37" office:value-type="float" office:value="4.84477752140458" calcext:value-type="float">
            <text:p>4,845 </text:p>
          </table:table-cell>
          <table:table-cell table:style-name="ce37" office:value-type="float" office:value="2.31587926300793" calcext:value-type="float">
            <text:p>2,316 </text:p>
          </table:table-cell>
          <table:table-cell table:style-name="ce31" office:value-type="float" office:value="1.37655987889532" calcext:value-type="float">
            <text:p>1,377 </text:p>
          </table:table-cell>
          <table:table-cell table:style-name="ce29" table:formula="of:=MEDIAN([.C13:.E13])" office:value-type="float" office:value="2.31587926300793" calcext:value-type="float">
            <text:p>2,316 </text:p>
          </table:table-cell>
          <table:table-cell table:style-name="ce29" table:formula="of:=STDEV([.C13:.E13])" office:value-type="float" office:value="1.79379397379334" calcext:value-type="float">
            <text:p>1,794 </text:p>
          </table:table-cell>
          <table:table-cell table:style-name="ce34" office:value-type="float" office:value="2.17270400956959" calcext:value-type="float">
            <text:p>2,173 </text:p>
          </table:table-cell>
          <table:table-cell table:style-name="ce29" office:value-type="float" office:value="1.35792815880333" calcext:value-type="float">
            <text:p>1,358 </text:p>
          </table:table-cell>
          <table:table-cell table:style-name="ce29" table:formula="of:=MEDIAN([.H13:.I13])" office:value-type="float" office:value="1.76531608418646" calcext:value-type="float">
            <text:p>1,765 </text:p>
          </table:table-cell>
          <table:table-cell table:style-name="ce29" table:formula="of:=STDEV([.H13:.I13])" office:value-type="float" office:value="0.576133529223863" calcext:value-type="float">
            <text:p>0,576 </text:p>
          </table:table-cell>
          <table:table-cell table:style-name="ce29" office:value-type="float" office:value="54.0485972469354" calcext:value-type="float">
            <text:p>54,049 </text:p>
          </table:table-cell>
          <table:table-cell table:style-name="ce29" office:value-type="float" office:value="45.7747133783566" calcext:value-type="float">
            <text:p>45,775 </text:p>
          </table:table-cell>
          <table:table-cell table:style-name="ce29" table:formula="of:=MEDIAN([.L13:.M13])" office:value-type="float" office:value="49.911655312646" calcext:value-type="float">
            <text:p>49,912 </text:p>
          </table:table-cell>
          <table:table-cell table:style-name="ce29" table:formula="of:=STDEV([.L13:.M13])" office:value-type="float" office:value="5.85051939022203" calcext:value-type="float">
            <text:p>5,85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0 cm</text:p>
          </table:table-cell>
          <table:table-cell table:style-name="ce37" office:value-type="float" office:value="2.21083518467547" calcext:value-type="float">
            <text:p>2,211 </text:p>
          </table:table-cell>
          <table:table-cell table:style-name="ce37" office:value-type="float" office:value="0.592589289827114" calcext:value-type="float">
            <text:p>0,593 </text:p>
          </table:table-cell>
          <table:table-cell table:style-name="ce31" office:value-type="float" office:value="0.677182954969776" calcext:value-type="float">
            <text:p>0,677 </text:p>
          </table:table-cell>
          <table:table-cell table:style-name="ce29" table:formula="of:=MEDIAN([.C14:.E14])" office:value-type="float" office:value="0.677182954969776" calcext:value-type="float">
            <text:p>0,677 </text:p>
          </table:table-cell>
          <table:table-cell table:style-name="ce29" table:formula="of:=STDEV([.C14:.E14])" office:value-type="float" office:value="0.910857199387575" calcext:value-type="float">
            <text:p>0,911 </text:p>
          </table:table-cell>
          <table:table-cell table:style-name="ce34" office:value-type="float" office:value="0.937272644447416" calcext:value-type="float">
            <text:p>0,937 </text:p>
          </table:table-cell>
          <table:table-cell table:style-name="ce29" office:value-type="float" office:value="0.624353935210467" calcext:value-type="float">
            <text:p>0,624 </text:p>
          </table:table-cell>
          <table:table-cell table:style-name="ce29" table:formula="of:=MEDIAN([.H14:.I14])" office:value-type="float" office:value="0.780813289828942" calcext:value-type="float">
            <text:p>0,781 </text:p>
          </table:table-cell>
          <table:table-cell table:style-name="ce29" table:formula="of:=STDEV([.H14:.I14])" office:value-type="float" office:value="0.221266941261588" calcext:value-type="float">
            <text:p>0,221 </text:p>
          </table:table-cell>
          <table:table-cell table:style-name="ce29" office:value-type="float" office:value="50.1575908096364" calcext:value-type="float">
            <text:p>50,158 </text:p>
          </table:table-cell>
          <table:table-cell table:style-name="ce29" office:value-type="float" office:value="14.9919175398121" calcext:value-type="float">
            <text:p>14,992 </text:p>
          </table:table-cell>
          <table:table-cell table:style-name="ce29" table:formula="of:=MEDIAN([.L14:.M14])" office:value-type="float" office:value="32.5747541747243" calcext:value-type="float">
            <text:p>32,575 </text:p>
          </table:table-cell>
          <table:table-cell table:style-name="ce29" table:formula="of:=STDEV([.L14:.M14])" office:value-type="float" office:value="24.8658860340833" calcext:value-type="float">
            <text:p>24,866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ee-12 h 0 cm</text:p>
          </table:table-cell>
          <table:table-cell table:number-columns-repeated="2" table:style-name="ce38" office:value-type="float" office:value="0" calcext:value-type="float">
            <text:p>0,000 </text:p>
          </table:table-cell>
          <table:table-cell table:style-name="ce35" office:value-type="float" office:value="0" calcext:value-type="float">
            <text:p>0,000 </text:p>
          </table:table-cell>
          <table:table-cell table:style-name="ce29" table:formula="of:=MEDIAN([.C15:.E15])" office:value-type="float" office:value="0" calcext:value-type="float">
            <text:p>0,000 </text:p>
          </table:table-cell>
          <table:table-cell table:style-name="ce29" table:formula="of:=STDEV([.C15:.E15])" office:value-type="float" office:value="0" calcext:value-type="float">
            <text:p>0,000 </text:p>
          </table:table-cell>
          <table:table-cell table:style-name="ce34" office:value-type="float" office:value="0.358268903138808" calcext:value-type="float">
            <text:p>0,358 </text:p>
          </table:table-cell>
          <table:table-cell table:style-name="ce29" office:value-type="float" office:value="0.892280656109914" calcext:value-type="float">
            <text:p>0,892 </text:p>
          </table:table-cell>
          <table:table-cell table:style-name="ce29" table:formula="of:=MEDIAN([.H15:.I15])" office:value-type="float" office:value="0.625274779624361" calcext:value-type="float">
            <text:p>0,625 </text:p>
          </table:table-cell>
          <table:table-cell table:style-name="ce29" table:formula="of:=STDEV([.H15:.I15])" office:value-type="float" office:value="0.377603331759185" calcext:value-type="float">
            <text:p>0,378 </text:p>
          </table:table-cell>
          <table:table-cell table:style-name="ce29" office:value-type="float" office:value="0.799724826118051" calcext:value-type="float">
            <text:p>0,800 </text:p>
          </table:table-cell>
          <table:table-cell table:style-name="ce29" office:value-type="float" office:value="0.369739320077334" calcext:value-type="float">
            <text:p>0,370 </text:p>
          </table:table-cell>
          <table:table-cell table:style-name="ce29" table:formula="of:=MEDIAN([.L15:.M15])" office:value-type="float" office:value="0.584732073097693" calcext:value-type="float">
            <text:p>0,585 </text:p>
          </table:table-cell>
          <table:table-cell table:style-name="ce29" table:formula="of:=STDEV([.L15:.M15])" office:value-type="float" office:value="0.30404566713332" calcext:value-type="float">
            <text:p>0,30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80 cm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00467934488242484" calcext:value-type="float">
            <text:p>0,005 </text:p>
          </table:table-cell>
          <table:table-cell table:style-name="ce29" table:formula="of:=MEDIAN([.C16:.E16])" office:value-type="float" office:value="0" calcext:value-type="float">
            <text:p>0,000 </text:p>
          </table:table-cell>
          <table:table-cell table:style-name="ce29" table:formula="of:=STDEV([.C16:.E16])" office:value-type="float" office:value="0.00270162102749908" calcext:value-type="float">
            <text:p>0,003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.172391526531996" calcext:value-type="float">
            <text:p>0,172 </text:p>
          </table:table-cell>
          <table:table-cell table:style-name="ce29" table:formula="of:=MEDIAN([.H16:.I16])" office:value-type="float" office:value="0.0861957632659981" calcext:value-type="float">
            <text:p>0,086 </text:p>
          </table:table-cell>
          <table:table-cell table:style-name="ce29" table:formula="of:=STDEV([.H16:.I16])" office:value-type="float" office:value="0.121899217429875" calcext:value-type="float">
            <text:p>0,122 </text:p>
          </table:table-cell>
          <table:table-cell table:style-name="ce29" office:value-type="float" office:value="0.15114993195502" calcext:value-type="float">
            <text:p>0,151 </text:p>
          </table:table-cell>
          <table:table-cell table:style-name="ce29" office:value-type="float" office:value="0.0421532601004704" calcext:value-type="float">
            <text:p>0,042 </text:p>
          </table:table-cell>
          <table:table-cell table:style-name="ce29" table:formula="of:=MEDIAN([.L16:.M16])" office:value-type="float" office:value="0.096651596027745" calcext:value-type="float">
            <text:p>0,097 </text:p>
          </table:table-cell>
          <table:table-cell table:style-name="ce29" table:formula="of:=STDEV([.L16:.M16])" office:value-type="float" office:value="0.0770722857951166" calcext:value-type="float">
            <text:p>0,07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80 cm</text:p>
          </table:table-cell>
          <table:table-cell table:style-name="ce31" office:value-type="float" office:value="0.456249785112616" calcext:value-type="float">
            <text:p>0,456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table:formula="of:=MEDIAN([.C17:.E17])" office:value-type="float" office:value="0" calcext:value-type="float">
            <text:p>0,000 </text:p>
          </table:table-cell>
          <table:table-cell table:style-name="ce29" table:formula="of:=STDEV([.C17:.E17])" office:value-type="float" office:value="0.263415936252478" calcext:value-type="float">
            <text:p>0,263 </text:p>
          </table:table-cell>
          <table:table-cell table:style-name="ce34" office:value-type="float" office:value="4.30109308882446" calcext:value-type="float">
            <text:p>4,301 </text:p>
          </table:table-cell>
          <table:table-cell table:style-name="ce29" office:value-type="float" office:value="1.34695813384327" calcext:value-type="float">
            <text:p>1,347 </text:p>
          </table:table-cell>
          <table:table-cell table:style-name="ce29" table:formula="of:=MEDIAN([.H17:.I17])" office:value-type="float" office:value="2.82402561133387" calcext:value-type="float">
            <text:p>2,824 </text:p>
          </table:table-cell>
          <table:table-cell table:style-name="ce29" table:formula="of:=STDEV([.H17:.I17])" office:value-type="float" office:value="2.08888885920742" calcext:value-type="float">
            <text:p>2,08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325006619113144" calcext:value-type="float">
            <text:p>0,033 </text:p>
          </table:table-cell>
          <table:table-cell table:style-name="ce29" table:formula="of:=MEDIAN([.L17:.M17])" office:value-type="float" office:value="0.0162503309556572" calcext:value-type="float">
            <text:p>0,016 </text:p>
          </table:table-cell>
          <table:table-cell table:style-name="ce29" table:formula="of:=STDEV([.L17:.M17])" office:value-type="float" office:value="0.0229814384305417" calcext:value-type="float">
            <text:p>0,023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80 cm</text:p>
          </table:table-cell>
          <table:table-cell table:style-name="ce31" office:value-type="float" office:value="6.39112836572616" calcext:value-type="float">
            <text:p>6,391 </text:p>
          </table:table-cell>
          <table:table-cell table:style-name="ce31" office:value-type="float" office:value="0.393168036842713" calcext:value-type="float">
            <text:p>0,393 </text:p>
          </table:table-cell>
          <table:table-cell table:style-name="ce31" office:value-type="float" office:value="0.170608806184211" calcext:value-type="float">
            <text:p>0,171 </text:p>
          </table:table-cell>
          <table:table-cell table:style-name="ce29" table:formula="of:=MEDIAN([.C18:.E18])" office:value-type="float" office:value="0.393168036842713" calcext:value-type="float">
            <text:p>0,393 </text:p>
          </table:table-cell>
          <table:table-cell table:style-name="ce29" table:formula="of:=STDEV([.C18:.E18])" office:value-type="float" office:value="3.52892628402877" calcext:value-type="float">
            <text:p>3,529 </text:p>
          </table:table-cell>
          <table:table-cell table:style-name="ce34" office:value-type="float" office:value="4.09278577269694" calcext:value-type="float">
            <text:p>4,093 </text:p>
          </table:table-cell>
          <table:table-cell table:style-name="ce29" office:value-type="float" office:value="3.2562326822531" calcext:value-type="float">
            <text:p>3,256 </text:p>
          </table:table-cell>
          <table:table-cell table:style-name="ce29" table:formula="of:=MEDIAN([.H18:.I18])" office:value-type="float" office:value="3.67450922747502" calcext:value-type="float">
            <text:p>3,675 </text:p>
          </table:table-cell>
          <table:table-cell table:style-name="ce29" table:formula="of:=STDEV([.H18:.I18])" office:value-type="float" office:value="0.591532363075399" calcext:value-type="float">
            <text:p>0,592 </text:p>
          </table:table-cell>
          <table:table-cell table:style-name="ce29" office:value-type="float" office:value="0.0545799083484579" calcext:value-type="float">
            <text:p>0,055 </text:p>
          </table:table-cell>
          <table:table-cell table:style-name="ce29" office:value-type="float" office:value="0.063385704663592" calcext:value-type="float">
            <text:p>0,063 </text:p>
          </table:table-cell>
          <table:table-cell table:style-name="ce29" table:formula="of:=MEDIAN([.L18:.M18])" office:value-type="float" office:value="0.058982806506025" calcext:value-type="float">
            <text:p>0,059 </text:p>
          </table:table-cell>
          <table:table-cell table:style-name="ce29" table:formula="of:=STDEV([.L18:.M18])" office:value-type="float" office:value="0.00622663828817885" calcext:value-type="float">
            <text:p>0,006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80 cm</text:p>
          </table:table-cell>
          <table:table-cell table:style-name="ce31" office:value-type="float" office:value="0.0457794086631118" calcext:value-type="float">
            <text:p>0,046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table:formula="of:=MEDIAN([.C19:.E19])" office:value-type="float" office:value="0" calcext:value-type="float">
            <text:p>0,000 </text:p>
          </table:table-cell>
          <table:table-cell table:style-name="ce29" table:formula="of:=STDEV([.C19:.E19])" office:value-type="float" office:value="0.0264307539149895" calcext:value-type="float">
            <text:p>0,026 </text:p>
          </table:table-cell>
          <table:table-cell table:style-name="ce34" office:value-type="float" office:value="2.62125694794966" calcext:value-type="float">
            <text:p>2,621 </text:p>
          </table:table-cell>
          <table:table-cell table:style-name="ce29" office:value-type="float" office:value="0.292092894335234" calcext:value-type="float">
            <text:p>0,292 </text:p>
          </table:table-cell>
          <table:table-cell table:style-name="ce29" table:formula="of:=MEDIAN([.H19:.I19])" office:value-type="float" office:value="1.45667492114245" calcext:value-type="float">
            <text:p>1,457 </text:p>
          </table:table-cell>
          <table:table-cell table:style-name="ce29" table:formula="of:=STDEV([.H19:.I19])" office:value-type="float" office:value="1.64696769680671" calcext:value-type="float">
            <text:p>1,647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02165565412256" calcext:value-type="float">
            <text:p>0,102 </text:p>
          </table:table-cell>
          <table:table-cell table:style-name="ce29" table:formula="of:=MEDIAN([.L19:.M19])" office:value-type="float" office:value="0.0510827827061282" calcext:value-type="float">
            <text:p>0,051 </text:p>
          </table:table-cell>
          <table:table-cell table:style-name="ce29" table:formula="of:=STDEV([.L19:.M19])" office:value-type="float" office:value="0.0722419641067643" calcext:value-type="float">
            <text:p>0,072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80 cm</text:p>
          </table:table-cell>
          <table:table-cell table:style-name="ce31" office:value-type="float" office:value="1.61819934901004" calcext:value-type="float">
            <text:p>1,618 </text:p>
          </table:table-cell>
          <table:table-cell table:style-name="ce31" office:value-type="float" office:value="0.77998945536748" calcext:value-type="float">
            <text:p>0,780 </text:p>
          </table:table-cell>
          <table:table-cell table:style-name="ce31" office:value-type="float" office:value="1.10719678037985" calcext:value-type="float">
            <text:p>1,107 </text:p>
          </table:table-cell>
          <table:table-cell table:style-name="ce29" table:formula="of:=MEDIAN([.C20:.E20])" office:value-type="float" office:value="1.10719678037985" calcext:value-type="float">
            <text:p>1,107 </text:p>
          </table:table-cell>
          <table:table-cell table:style-name="ce29" table:formula="of:=STDEV([.C20:.E20])" office:value-type="float" office:value="0.422450013707477" calcext:value-type="float">
            <text:p>0,422 </text:p>
          </table:table-cell>
          <table:table-cell table:style-name="ce34" office:value-type="float" office:value="3.39224691094631" calcext:value-type="float">
            <text:p>3,392 </text:p>
          </table:table-cell>
          <table:table-cell table:style-name="ce29" office:value-type="float" office:value="0.30663281640826" calcext:value-type="float">
            <text:p>0,307 </text:p>
          </table:table-cell>
          <table:table-cell table:style-name="ce29" table:formula="of:=MEDIAN([.H20:.I20])" office:value-type="float" office:value="1.84943986367729" calcext:value-type="float">
            <text:p>1,849 </text:p>
          </table:table-cell>
          <table:table-cell table:style-name="ce29" table:formula="of:=STDEV([.H20:.I20])" office:value-type="float" office:value="2.18185865037265" calcext:value-type="float">
            <text:p>2,182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382592725290756" calcext:value-type="float">
            <text:p>0,383 </text:p>
          </table:table-cell>
          <table:table-cell table:style-name="ce29" table:formula="of:=MEDIAN([.L20:.M20])" office:value-type="float" office:value="0.191296362645378" calcext:value-type="float">
            <text:p>0,191 </text:p>
          </table:table-cell>
          <table:table-cell table:style-name="ce29" table:formula="of:=STDEV([.L20:.M20])" office:value-type="float" office:value="0.270533910485735" calcext:value-type="float">
            <text:p>0,27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80 cm</text:p>
          </table:table-cell>
          <table:table-cell table:number-columns-repeated="2" table:style-name="ce37" office:value-type="float" office:value="0" calcext:value-type="float">
            <text:p>0,000 </text:p>
          </table:table-cell>
          <table:table-cell table:style-name="ce31" office:value-type="float" office:value="0.155227262604872" calcext:value-type="float">
            <text:p>0,155 </text:p>
          </table:table-cell>
          <table:table-cell table:style-name="ce29" table:formula="of:=MEDIAN([.C21:.E21])" office:value-type="float" office:value="0" calcext:value-type="float">
            <text:p>0,000 </text:p>
          </table:table-cell>
          <table:table-cell table:style-name="ce29" table:formula="of:=STDEV([.C21:.E21])" office:value-type="float" office:value="0.0896205018504917" calcext:value-type="float">
            <text:p>0,09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.30381363338906" calcext:value-type="float">
            <text:p>0,304 </text:p>
          </table:table-cell>
          <table:table-cell table:style-name="ce29" table:formula="of:=MEDIAN([.H21:.I21])" office:value-type="float" office:value="0.15190681669453" calcext:value-type="float">
            <text:p>0,152 </text:p>
          </table:table-cell>
          <table:table-cell table:style-name="ce29" table:formula="of:=STDEV([.H21:.I21])" office:value-type="float" office:value="0.214828680386328" calcext:value-type="float">
            <text:p>0,215 </text:p>
          </table:table-cell>
          <table:table-cell table:style-name="ce29" office:value-type="float" office:value="0.670311552911824" calcext:value-type="float">
            <text:p>0,670 </text:p>
          </table:table-cell>
          <table:table-cell table:style-name="ce29" office:value-type="float" office:value="0.318510029920189" calcext:value-type="float">
            <text:p>0,319 </text:p>
          </table:table-cell>
          <table:table-cell table:style-name="ce29" table:formula="of:=MEDIAN([.L21:.M21])" office:value-type="float" office:value="0.494410791416007" calcext:value-type="float">
            <text:p>0,494 </text:p>
          </table:table-cell>
          <table:table-cell table:style-name="ce29" table:formula="of:=STDEV([.L21:.M21])" office:value-type="float" office:value="0.24876124253914" calcext:value-type="float">
            <text:p>0,24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80 cm</text:p>
          </table:table-cell>
          <table:table-cell table:number-columns-repeated="2" table:style-name="ce37" office:value-type="float" office:value="0" calcext:value-type="float">
            <text:p>0,000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2:.E22])" office:value-type="float" office:value="0" calcext:value-type="float">
            <text:p>0,000 </text:p>
          </table:table-cell>
          <table:table-cell table:style-name="ce29" table:formula="of:=STDEV([.C22:.E22])" office:value-type="float" office:value="0" calcext:value-type="float">
            <text:p>0,00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22:.I22])" office:value-type="float" office:value="0" calcext:value-type="float">
            <text:p>0,000 </text:p>
          </table:table-cell>
          <table:table-cell table:style-name="ce29" table:formula="of:=STDEV([.H22:.I22])" office:value-type="float" office:value="0" calcext:value-type="float">
            <text:p>0,000 </text:p>
          </table:table-cell>
          <table:table-cell table:style-name="ce29" office:value-type="float" office:value="6.4833671038487" calcext:value-type="float">
            <text:p>6,483 </text:p>
          </table:table-cell>
          <table:table-cell table:style-name="ce29" office:value-type="float" office:value="5.52738234968019" calcext:value-type="float">
            <text:p>5,527 </text:p>
          </table:table-cell>
          <table:table-cell table:style-name="ce29" table:formula="of:=MEDIAN([.L22:.M22])" office:value-type="float" office:value="6.00537472676445" calcext:value-type="float">
            <text:p>6,005 </text:p>
          </table:table-cell>
          <table:table-cell table:style-name="ce29" table:formula="of:=STDEV([.L22:.M22])" office:value-type="float" office:value="0.675983302383509" calcext:value-type="float">
            <text:p>0,676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ee-12 h 80 cm</text:p>
          </table:table-cell>
          <table:table-cell table:number-columns-repeated="2" table:style-name="ce38" office:value-type="float" office:value="0" calcext:value-type="float">
            <text:p>0,000 </text:p>
          </table:table-cell>
          <table:table-cell table:style-name="ce35" office:value-type="float" office:value="0" calcext:value-type="float">
            <text:p>0,000 </text:p>
          </table:table-cell>
          <table:table-cell table:style-name="ce29" table:formula="of:=MEDIAN([.C23:.E23])" office:value-type="float" office:value="0" calcext:value-type="float">
            <text:p>0,000 </text:p>
          </table:table-cell>
          <table:table-cell table:style-name="ce29" table:formula="of:=STDEV([.C23:.E23])" office:value-type="float" office:value="0" calcext:value-type="float">
            <text:p>0,00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.0764742936502667" calcext:value-type="float">
            <text:p>0,076 </text:p>
          </table:table-cell>
          <table:table-cell table:style-name="ce29" table:formula="of:=MEDIAN([.H23:.I23])" office:value-type="float" office:value="0.0382371468251333" calcext:value-type="float">
            <text:p>0,038 </text:p>
          </table:table-cell>
          <table:table-cell table:style-name="ce29" table:formula="of:=STDEV([.H23:.I23])" office:value-type="float" office:value="0.0540754916265549" calcext:value-type="float">
            <text:p>0,054 </text:p>
          </table:table-cell>
          <table:table-cell table:style-name="ce29" office:value-type="float" office:value="0.000173316610355901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23:.M23])" office:value-type="float" office:value="0.0000866583051779504" calcext:value-type="float">
            <text:p>0,000 </text:p>
          </table:table-cell>
          <table:table-cell table:style-name="ce29" table:formula="of:=STDEV([.L23:.M23])" office:value-type="float" office:value="0.000122553350474924" calcext:value-type="float">
            <text:p>0,00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170 cm</text:p>
          </table:table-cell>
          <table:table-cell table:number-columns-repeated="3" table:style-name="ce31" office:value-type="float" office:value="0" calcext:value-type="float">
            <text:p>0,000 </text:p>
          </table:table-cell>
          <table:table-cell table:style-name="ce29" table:formula="of:=MEDIAN([.C24:.E24])" office:value-type="float" office:value="0" calcext:value-type="float">
            <text:p>0,000 </text:p>
          </table:table-cell>
          <table:table-cell table:style-name="ce29" table:formula="of:=STDEV([.C24:.E24])" office:value-type="float" office:value="0" calcext:value-type="float">
            <text:p>0,00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24:.I24])" office:value-type="float" office:value="0" calcext:value-type="float">
            <text:p>0,000 </text:p>
          </table:table-cell>
          <table:table-cell table:style-name="ce29" table:formula="of:=STDEV([.H24:.I24])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L24:.M24])" office:value-type="float" office:value="0" calcext:value-type="float">
            <text:p>0,000 </text:p>
          </table:table-cell>
          <table:table-cell table:style-name="ce29" table:formula="of:=STDEV([.L24:.M24])" office:value-type="float" office:value="0" calcext:value-type="float">
            <text:p>0,00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170 cm</text:p>
          </table:table-cell>
          <table:table-cell table:style-name="ce31" office:value-type="float" office:value="3.38342605453606" calcext:value-type="float">
            <text:p>3,383 </text:p>
          </table:table-cell>
          <table:table-cell table:style-name="ce31" office:value-type="float" office:value="0.0322025177348135" calcext:value-type="float">
            <text:p>0,032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5:.E25])" office:value-type="float" office:value="0.0322025177348135" calcext:value-type="float">
            <text:p>0,032 </text:p>
          </table:table-cell>
          <table:table-cell table:style-name="ce29" table:formula="of:=STDEV([.C25:.E25])" office:value-type="float" office:value="1.94419255143245" calcext:value-type="float">
            <text:p>1,944 </text:p>
          </table:table-cell>
          <table:table-cell table:style-name="ce34" office:value-type="float" office:value="0.857473535250353" calcext:value-type="float">
            <text:p>0,857 </text:p>
          </table:table-cell>
          <table:table-cell table:style-name="ce29" office:value-type="float" office:value="0.211585369049907" calcext:value-type="float">
            <text:p>0,212 </text:p>
          </table:table-cell>
          <table:table-cell table:style-name="ce29" table:formula="of:=MEDIAN([.H25:.I25])" office:value-type="float" office:value="0.53452945215013" calcext:value-type="float">
            <text:p>0,535 </text:p>
          </table:table-cell>
          <table:table-cell table:style-name="ce29" table:formula="of:=STDEV([.H25:.I25])" office:value-type="float" office:value="0.456711902208479" calcext:value-type="float">
            <text:p>0,457 </text:p>
          </table:table-cell>
          <table:table-cell table:style-name="ce29" office:value-type="float" office:value="0.053333166149452" calcext:value-type="float">
            <text:p>0,053 </text:p>
          </table:table-cell>
          <table:table-cell table:style-name="ce29" office:value-type="float" office:value="0.638354053236819" calcext:value-type="float">
            <text:p>0,638 </text:p>
          </table:table-cell>
          <table:table-cell table:style-name="ce29" table:formula="of:=MEDIAN([.L25:.M25])" office:value-type="float" office:value="0.345843609693135" calcext:value-type="float">
            <text:p>0,346 </text:p>
          </table:table-cell>
          <table:table-cell table:style-name="ce29" table:formula="of:=STDEV([.L25:.M25])" office:value-type="float" office:value="0.413672236395247" calcext:value-type="float">
            <text:p>0,41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170 cm</text:p>
          </table:table-cell>
          <table:table-cell table:style-name="ce31" office:value-type="float" office:value="5.27803430964781" calcext:value-type="float">
            <text:p>5,278 </text:p>
          </table:table-cell>
          <table:table-cell table:style-name="ce31" office:value-type="float" office:value="0.493722612853544" calcext:value-type="float">
            <text:p>0,494 </text:p>
          </table:table-cell>
          <table:table-cell table:style-name="ce31" office:value-type="float" office:value="0.235025117191154" calcext:value-type="float">
            <text:p>0,235 </text:p>
          </table:table-cell>
          <table:table-cell table:style-name="ce29" table:formula="of:=MEDIAN([.C26:.E26])" office:value-type="float" office:value="0.493722612853544" calcext:value-type="float">
            <text:p>0,494 </text:p>
          </table:table-cell>
          <table:table-cell table:style-name="ce29" table:formula="of:=STDEV([.C26:.E26])" office:value-type="float" office:value="2.83985048085126" calcext:value-type="float">
            <text:p>2,840 </text:p>
          </table:table-cell>
          <table:table-cell table:style-name="ce34" office:value-type="float" office:value="2.96539575704768" calcext:value-type="float">
            <text:p>2,965 </text:p>
          </table:table-cell>
          <table:table-cell table:style-name="ce29" office:value-type="float" office:value="2.1987727465014" calcext:value-type="float">
            <text:p>2,199 </text:p>
          </table:table-cell>
          <table:table-cell table:style-name="ce29" table:formula="of:=MEDIAN([.H26:.I26])" office:value-type="float" office:value="2.58208425177454" calcext:value-type="float">
            <text:p>2,582 </text:p>
          </table:table-cell>
          <table:table-cell table:style-name="ce29" table:formula="of:=STDEV([.H26:.I26])" office:value-type="float" office:value="0.542084329370918" calcext:value-type="float">
            <text:p>0,542 </text:p>
          </table:table-cell>
          <table:table-cell table:style-name="ce29" office:value-type="float" office:value="0.0098763594627369" calcext:value-type="float">
            <text:p>0,010 </text:p>
          </table:table-cell>
          <table:table-cell table:style-name="ce29" office:value-type="float" office:value="0.566601233678346" calcext:value-type="float">
            <text:p>0,567 </text:p>
          </table:table-cell>
          <table:table-cell table:style-name="ce29" table:formula="of:=MEDIAN([.L26:.M26])" office:value-type="float" office:value="0.288238796570541" calcext:value-type="float">
            <text:p>0,288 </text:p>
          </table:table-cell>
          <table:table-cell table:style-name="ce29" table:formula="of:=STDEV([.L26:.M26])" office:value-type="float" office:value="0.393663933813085" calcext:value-type="float">
            <text:p>0,39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170 cm</text:p>
          </table:table-cell>
          <table:table-cell table:number-columns-repeated="3" table:style-name="ce31" office:value-type="float" office:value="0" calcext:value-type="float">
            <text:p>0,000 </text:p>
          </table:table-cell>
          <table:table-cell table:style-name="ce29" table:formula="of:=MEDIAN([.C27:.E27])" office:value-type="float" office:value="0" calcext:value-type="float">
            <text:p>0,000 </text:p>
          </table:table-cell>
          <table:table-cell table:style-name="ce29" table:formula="of:=STDEV([.C27:.E27])" office:value-type="float" office:value="0" calcext:value-type="float">
            <text:p>0,000 </text:p>
          </table:table-cell>
          <table:table-cell table:style-name="ce34" office:value-type="float" office:value="2.61262130478591" calcext:value-type="float">
            <text:p>2,613 </text:p>
          </table:table-cell>
          <table:table-cell table:style-name="ce29" office:value-type="float" office:value="0.132743640815803" calcext:value-type="float">
            <text:p>0,133 </text:p>
          </table:table-cell>
          <table:table-cell table:style-name="ce29" table:formula="of:=MEDIAN([.H27:.I27])" office:value-type="float" office:value="1.37268247280086" calcext:value-type="float">
            <text:p>1,373 </text:p>
          </table:table-cell>
          <table:table-cell table:style-name="ce29" table:formula="of:=STDEV([.H27:.I27])" office:value-type="float" office:value="1.75353831270632" calcext:value-type="float">
            <text:p>1,754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831519256171917" calcext:value-type="float">
            <text:p>0,083 </text:p>
          </table:table-cell>
          <table:table-cell table:style-name="ce29" table:formula="of:=MEDIAN([.L27:.M27])" office:value-type="float" office:value="0.0415759628085959" calcext:value-type="float">
            <text:p>0,042 </text:p>
          </table:table-cell>
          <table:table-cell table:style-name="ce29" table:formula="of:=STDEV([.L27:.M27])" office:value-type="float" office:value="0.0587972904726357" calcext:value-type="float">
            <text:p>0,05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170 cm</text:p>
          </table:table-cell>
          <table:table-cell table:style-name="ce31" office:value-type="float" office:value="0.684895202049661" calcext:value-type="float">
            <text:p>0,685 </text:p>
          </table:table-cell>
          <table:table-cell table:style-name="ce31" office:value-type="float" office:value="0.0375155205276647" calcext:value-type="float">
            <text:p>0,038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8:.E28])" office:value-type="float" office:value="0.0375155205276647" calcext:value-type="float">
            <text:p>0,038 </text:p>
          </table:table-cell>
          <table:table-cell table:style-name="ce29" table:formula="of:=STDEV([.C28:.E28])" office:value-type="float" office:value="0.385051793944362" calcext:value-type="float">
            <text:p>0,385 </text:p>
          </table:table-cell>
          <table:table-cell table:style-name="ce34" office:value-type="float" office:value="1.24796068198296" calcext:value-type="float">
            <text:p>1,248 </text:p>
          </table:table-cell>
          <table:table-cell table:style-name="ce29" office:value-type="float" office:value="0.404640355868715" calcext:value-type="float">
            <text:p>0,405 </text:p>
          </table:table-cell>
          <table:table-cell table:style-name="ce29" table:formula="of:=MEDIAN([.H28:.I28])" office:value-type="float" office:value="0.826300518925838" calcext:value-type="float">
            <text:p>0,826 </text:p>
          </table:table-cell>
          <table:table-cell table:style-name="ce29" table:formula="of:=STDEV([.H28:.I28])" office:value-type="float" office:value="0.596317521307834" calcext:value-type="float">
            <text:p>0,596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L28:.M28])" office:value-type="float" office:value="0" calcext:value-type="float">
            <text:p>0,000 </text:p>
          </table:table-cell>
          <table:table-cell table:style-name="ce29" table:formula="of:=STDEV([.L28:.M28])" office:value-type="float" office:value="0" calcext:value-type="float">
            <text:p>0,00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170 cm</text:p>
          </table:table-cell>
          <table:table-cell table:number-columns-repeated="2" table:style-name="ce37" office:value-type="float" office:value="0" calcext:value-type="float">
            <text:p>0,000 </text:p>
          </table:table-cell>
          <table:table-cell table:style-name="ce31" office:value-type="float" office:value="0.374426255133322" calcext:value-type="float">
            <text:p>0,374 </text:p>
          </table:table-cell>
          <table:table-cell table:style-name="ce29" table:formula="of:=MEDIAN([.C29:.E29])" office:value-type="float" office:value="0" calcext:value-type="float">
            <text:p>0,000 </text:p>
          </table:table-cell>
          <table:table-cell table:style-name="ce29" table:formula="of:=STDEV([.C29:.E29])" office:value-type="float" office:value="0.216175099192887" calcext:value-type="float">
            <text:p>0,216 </text:p>
          </table:table-cell>
          <table:table-cell table:style-name="ce34" office:value-type="float" office:value="0.0868094033183389" calcext:value-type="float">
            <text:p>0,087 </text:p>
          </table:table-cell>
          <table:table-cell table:style-name="ce29" office:value-type="float" office:value="0.153339308674563" calcext:value-type="float">
            <text:p>0,153 </text:p>
          </table:table-cell>
          <table:table-cell table:style-name="ce29" table:formula="of:=MEDIAN([.H29:.I29])" office:value-type="float" office:value="0.120074355996451" calcext:value-type="float">
            <text:p>0,120 </text:p>
          </table:table-cell>
          <table:table-cell table:style-name="ce29" table:formula="of:=STDEV([.H29:.I29])" office:value-type="float" office:value="0.0470437472290852" calcext:value-type="float">
            <text:p>0,047 </text:p>
          </table:table-cell>
          <table:table-cell table:style-name="ce29" office:value-type="float" office:value="0.125178089433968" calcext:value-type="float">
            <text:p>0,125 </text:p>
          </table:table-cell>
          <table:table-cell table:style-name="ce29" office:value-type="float" office:value="1.12736175764721" calcext:value-type="float">
            <text:p>1,127 </text:p>
          </table:table-cell>
          <table:table-cell table:style-name="ce29" table:formula="of:=MEDIAN([.L29:.M29])" office:value-type="float" office:value="0.626269923540591" calcext:value-type="float">
            <text:p>0,626 </text:p>
          </table:table-cell>
          <table:table-cell table:style-name="ce29" table:formula="of:=STDEV([.L29:.M29])" office:value-type="float" office:value="0.708650867787996" calcext:value-type="float">
            <text:p>0,709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170 cm</text:p>
          </table:table-cell>
          <table:table-cell table:style-name="ce37" office:value-type="float" office:value="0" calcext:value-type="float">
            <text:p>0,000 </text:p>
          </table:table-cell>
          <table:table-cell table:style-name="ce37" office:value-type="float" office:value="0.0691318072995255" calcext:value-type="float">
            <text:p>0,069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30:.E30])" office:value-type="float" office:value="0" calcext:value-type="float">
            <text:p>0,000 </text:p>
          </table:table-cell>
          <table:table-cell table:style-name="ce29" table:formula="of:=STDEV([.C30:.E30])" office:value-type="float" office:value="0.0399132675539464" calcext:value-type="float">
            <text:p>0,040 </text:p>
          </table:table-cell>
          <table:table-cell table:style-name="ce34" office:value-type="float" office:value="0.0787981210888023" calcext:value-type="float">
            <text:p>0,07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30:.I30])" office:value-type="float" office:value="0.0393990605444011" calcext:value-type="float">
            <text:p>0,039 </text:p>
          </table:table-cell>
          <table:table-cell table:style-name="ce29" table:formula="of:=STDEV([.H30:.I30])" office:value-type="float" office:value="0.0557186857666508" calcext:value-type="float">
            <text:p>0,056 </text:p>
          </table:table-cell>
          <table:table-cell table:style-name="ce29" office:value-type="float" office:value="1.42753283633187" calcext:value-type="float">
            <text:p>1,428 </text:p>
          </table:table-cell>
          <table:table-cell table:style-name="ce29" office:value-type="float" office:value="2.97155795123827" calcext:value-type="float">
            <text:p>2,972 </text:p>
          </table:table-cell>
          <table:table-cell table:style-name="ce29" table:formula="of:=MEDIAN([.L30:.M30])" office:value-type="float" office:value="2.19954539378507" calcext:value-type="float">
            <text:p>2,200 </text:p>
          </table:table-cell>
          <table:table-cell table:style-name="ce29" table:formula="of:=STDEV([.L30:.M30])" office:value-type="float" office:value="1.09179062907265" calcext:value-type="float">
            <text:p>1,092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2 h 170 cm</text:p>
          </table:table-cell>
          <table:table-cell table:style-name="ce37" office:value-type="float" office:value="0.0288238313955462" calcext:value-type="float">
            <text:p>0,029 </text:p>
          </table:table-cell>
          <table:table-cell table:style-name="ce37" office:value-type="float" office:value="0" calcext:value-type="float">
            <text:p>0,000 </text:p>
          </table:table-cell>
          <table:table-cell table:style-name="ce31" office:value-type="float" office:value="0.133917978451328" calcext:value-type="float">
            <text:p>0,134 </text:p>
          </table:table-cell>
          <table:table-cell table:style-name="ce29" table:formula="of:=MEDIAN([.C31:.E31])" office:value-type="float" office:value="0.0288238313955462" calcext:value-type="float">
            <text:p>0,029 </text:p>
          </table:table-cell>
          <table:table-cell table:style-name="ce29" table:formula="of:=STDEV([.C31:.E31])" office:value-type="float" office:value="0.0704859536293006" calcext:value-type="float">
            <text:p>0,07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31:.I31])" office:value-type="float" office:value="0" calcext:value-type="float">
            <text:p>0,000 </text:p>
          </table:table-cell>
          <table:table-cell table:style-name="ce29" table:formula="of:=STDEV([.H31:.I31])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L31:.M31])" office:value-type="float" office:value="0" calcext:value-type="float">
            <text:p>0,000 </text:p>
          </table:table-cell>
          <table:table-cell table:style-name="ce29" table:formula="of:=STDEV([.L31:.M31])" office:value-type="float" office:value="0" calcext:value-type="float">
            <text:p>0,000 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9" table:number-columns-repeated="1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29" table:number-columns-repeated="3"/>
          <table:table-cell table:style-name="ce45" table:formula="of:=MEDIAN([.F4:.F15])" office:value-type="float" office:value="0.836899423810355" calcext:value-type="float">
            <text:p>0,837 </text:p>
          </table:table-cell>
          <table:table-cell table:style-name="ce29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29" table:number-columns-repeated="3"/>
          <table:table-cell table:style-name="ce29" table:formula="of:=STDEV([.F4:.F15])" office:value-type="float" office:value="1.73947744361942" calcext:value-type="float">
            <text:p>1,739 </text:p>
          </table:table-cell>
          <table:table-cell table:style-name="ce29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29" table:number-columns-repeated="3"/>
          <table:table-cell table:style-name="ce45" table:formula="of:=MEDIAN([.F16:.F23])" office:value-type="float" office:value="0" calcext:value-type="float">
            <text:p>0,000 </text:p>
          </table:table-cell>
          <table:table-cell table:style-name="ce29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29" table:number-columns-repeated="3"/>
          <table:table-cell table:style-name="ce29" table:formula="of:=STDEV([.F16:.F23])" office:value-type="float" office:value="0.396246494817006" calcext:value-type="float">
            <text:p>0,396 </text:p>
          </table:table-cell>
          <table:table-cell table:style-name="ce29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29" table:number-columns-repeated="3"/>
          <table:table-cell table:style-name="ce45" table:formula="of:=MEDIAN([.F24:.F31])" office:value-type="float" office:value="0.0144119156977731" calcext:value-type="float">
            <text:p>0,014 </text:p>
          </table:table-cell>
          <table:table-cell table:style-name="ce29" table:number-columns-repeated="9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29" table:number-columns-repeated="3"/>
          <table:table-cell table:style-name="ce29" table:formula="of:=STDEV([.F24:.F31])" office:value-type="float" office:value="0.170373579429183" calcext:value-type="float">
            <text:p>0,170 </text:p>
          </table:table-cell>
          <table:table-cell table:style-name="ce29" table:number-columns-repeated="9"/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4" table:style-name="ta5">
        <table:table-column table:style-name="co1" table:default-cell-style-name="Default"/>
        <table:table-column table:style-name="co1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0" table:number-columns-repeated="998" table:default-cell-style-name="Default"/>
        <table:table-row table:style-name="ro1">
          <table:table-cell/>
          <table:table-cell table:style-name="ce2" office:value-type="string" calcext:value-type="string">
            <text:p>CH4 (myg / m-2 h-1)</text:p>
          </table:table-cell>
          <table:table-cell table:style-name="ce2" table:number-columns-repeated="5"/>
          <table:table-cell table:style-name="ce21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EFORE Irrigation</text:p>
          </table:table-cell>
          <table:table-cell table:number-columns-repeated="2"/>
          <table:table-cell table:style-name="ce20"/>
          <table:table-cell/>
          <table:table-cell table:style-name="ce21"/>
          <table:table-cell table:number-columns-repeated="6"/>
          <table:table-cell table:style-name="ce7" office:value-type="string" calcext:value-type="string">
            <text:p>DURING Irrigation</text:p>
          </table:table-cell>
          <table:table-cell table:number-columns-repeated="6"/>
          <table:table-cell table:style-name="ce7" office:value-type="string" calcext:value-type="string">
            <text:p>AFTER Irrigation</text:p>
          </table:table-cell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05.07.</text:p>
          </table:table-cell>
          <table:table-cell table:style-name="ce14" office:value-type="string" calcext:value-type="string">
            <text:p>18.07.</text:p>
          </table:table-cell>
          <table:table-cell table:style-name="ce14" office:value-type="string" calcext:value-type="string">
            <text:p>20.07.</text:p>
          </table:table-cell>
          <table:table-cell table:style-name="ce14" office:value-type="string" calcext:value-type="string">
            <text:p>24.07.</text:p>
          </table:table-cell>
          <table:table-cell table:style-name="ce14" office:value-type="string" calcext:value-type="string">
            <text:p>26.07.</text:p>
          </table:table-cell>
          <table:table-cell table:style-name="ce14" office:value-type="string" calcext:value-type="string">
            <text:p>27.07.</text:p>
          </table:table-cell>
          <table:table-cell table:style-name="ce22" office:value-type="string" calcext:value-type="string">
            <text:p>31.07.</text:p>
          </table:table-cell>
          <table:table-cell table:style-name="ce22" office:value-type="string" calcext:value-type="string">
            <text:p>02.08.</text:p>
          </table:table-cell>
          <table:table-cell table:style-name="ce22" office:value-type="string" calcext:value-type="string">
            <text:p>03.08.</text:p>
          </table:table-cell>
          <table:table-cell table:style-name="ce22" office:value-type="string" calcext:value-type="string">
            <text:p>07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09.08.</text:p>
          </table:table-cell>
          <table:table-cell table:style-name="ce1" office:value-type="string" calcext:value-type="string">
            <text:p>10.08.</text:p>
          </table:table-cell>
          <table:table-cell table:style-name="ce1" office:value-type="string" calcext:value-type="string">
            <text:p>14.08.</text:p>
          </table:table-cell>
          <table:table-cell table:style-name="ce1" office:value-type="string" calcext:value-type="string">
            <text:p>16.08.</text:p>
          </table:table-cell>
          <table:table-cell table:style-name="ce1" office:value-type="string" calcext:value-type="string">
            <text:p>17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25" office:value-type="string" calcext:value-type="string">
            <text:p>21.08.</text:p>
          </table:table-cell>
          <table:table-cell table:style-name="ce1" office:value-type="string" calcext:value-type="string">
            <text:p>23.08.</text:p>
          </table:table-cell>
          <table:table-cell table:style-name="ce1" office:value-type="string" calcext:value-type="string">
            <text:p>24.08.</text:p>
          </table:table-cell>
          <table:table-cell table:style-name="ce1" office:value-type="string" calcext:value-type="string">
            <text:p>28.08.</text:p>
          </table:table-cell>
          <table:table-cell table:style-name="ce1" office:value-type="string" calcext:value-type="string">
            <text:p>31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3" office:value-type="string" calcext:value-type="string">
            <text:p>Tree-1 h 0 cm</text:p>
          </table:table-cell>
          <table:table-cell table:style-name="ce46"/>
          <table:table-cell table:style-name="ce37"/>
          <table:table-cell table:style-name="ce31" office:value-type="float" office:value="3.43962981724545" calcext:value-type="float">
            <text:p>3,440 </text:p>
          </table:table-cell>
          <table:table-cell table:style-name="ce31" office:value-type="float" office:value="2.85844364142046" calcext:value-type="float">
            <text:p>2,858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office:value-type="float" office:value="0.634449988970574" calcext:value-type="float">
            <text:p>0,634 </text:p>
          </table:table-cell>
          <table:table-cell table:style-name="ce29" office:value-type="float" office:value="0.590960988267948" calcext:value-type="float">
            <text:p>0,591 </text:p>
          </table:table-cell>
          <table:table-cell table:style-name="ce29" office:value-type="float" office:value="0.490024064795435" calcext:value-type="float">
            <text:p>0,49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C4:.I4])" office:value-type="float" office:value="0.634449988970574" calcext:value-type="float">
            <text:p>0,634 </text:p>
          </table:table-cell>
          <table:table-cell table:style-name="ce29" table:formula="of:=STDEV([.C4:.L4])" office:value-type="float" office:value="1.36101846223179" calcext:value-type="float">
            <text:p>1,361 </text:p>
          </table:table-cell>
          <table:table-cell table:style-name="ce36" office:value-type="float" office:value="1.06644696348582" calcext:value-type="float">
            <text:p>1,066 </text:p>
          </table:table-cell>
          <table:table-cell table:style-name="ce29"/>
          <table:table-cell table:style-name="ce29" office:value-type="float" office:value="10.1760513130713" calcext:value-type="float">
            <text:p>10,176 </text:p>
          </table:table-cell>
          <table:table-cell table:style-name="ce29" office:value-type="float" office:value="8.66361703775855" calcext:value-type="float">
            <text:p>8,664 </text:p>
          </table:table-cell>
          <table:table-cell table:style-name="ce29" office:value-type="float" office:value="7.46254744135892" calcext:value-type="float">
            <text:p>7,463 </text:p>
          </table:table-cell>
          <table:table-cell table:style-name="ce29" table:formula="of:=MEDIAN([.O4:.S4])" office:value-type="float" office:value="8.06308223955874" calcext:value-type="float">
            <text:p>8,063 </text:p>
          </table:table-cell>
          <table:table-cell table:style-name="ce29" table:formula="of:=STDEV([.O4:.S4])" office:value-type="float" office:value="4.00733821404343" calcext:value-type="float">
            <text:p>4,007 </text:p>
          </table:table-cell>
          <table:table-cell table:style-name="ce43" office:value-type="float" office:value="31.5017617031016" calcext:value-type="float">
            <text:p>31,502 </text:p>
          </table:table-cell>
          <table:table-cell table:style-name="ce29" office:value-type="float" office:value="56.6820310772097" calcext:value-type="float">
            <text:p>56,682 </text:p>
          </table:table-cell>
          <table:table-cell table:style-name="ce29" office:value-type="float" office:value="88.1546782390033" calcext:value-type="float">
            <text:p>88,155 </text:p>
          </table:table-cell>
          <table:table-cell table:style-name="ce29" office:value-type="float" office:value="26.8153246163601" calcext:value-type="float">
            <text:p>26,815 </text:p>
          </table:table-cell>
          <table:table-cell office:value-type="float" office:value="22.9594467727746" calcext:value-type="float">
            <text:p>22,9594467728</text:p>
          </table:table-cell>
          <table:table-cell table:style-name="ce29" table:formula="of:=MEDIAN([.V4:.Z4])" office:value-type="float" office:value="31.5017617031016" calcext:value-type="float">
            <text:p>31,502 </text:p>
          </table:table-cell>
          <table:table-cell table:style-name="ce29" table:formula="of:=STDEV([.V4:.Z4])" office:value-type="float" office:value="27.3734318489625" calcext:value-type="float">
            <text:p>27,37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0 cm</text:p>
          </table:table-cell>
          <table:table-cell table:style-name="ce29" office:value-type="float" office:value="9.60689590853843" calcext:value-type="float">
            <text:p>9,607 </text:p>
          </table:table-cell>
          <table:table-cell table:style-name="ce29" office:value-type="float" office:value="21.92122448052" calcext:value-type="float">
            <text:p>21,921 </text:p>
          </table:table-cell>
          <table:table-cell table:style-name="ce31" office:value-type="float" office:value="23.9566528324528" calcext:value-type="float">
            <text:p>23,957 </text:p>
          </table:table-cell>
          <table:table-cell table:style-name="ce31" office:value-type="float" office:value="11.6196018355502" calcext:value-type="float">
            <text:p>11,620 </text:p>
          </table:table-cell>
          <table:table-cell table:style-name="ce31" office:value-type="float" office:value="7.40492498542335" calcext:value-type="float">
            <text:p>7,405 </text:p>
          </table:table-cell>
          <table:table-cell table:style-name="ce31" office:value-type="float" office:value="4.37984068446407" calcext:value-type="float">
            <text:p>4,380 </text:p>
          </table:table-cell>
          <table:table-cell table:style-name="ce29" office:value-type="float" office:value="3.29784017490569" calcext:value-type="float">
            <text:p>3,298 </text:p>
          </table:table-cell>
          <table:table-cell table:style-name="ce29" office:value-type="float" office:value="2.84543318051916" calcext:value-type="float">
            <text:p>2,845 </text:p>
          </table:table-cell>
          <table:table-cell table:style-name="ce29" office:value-type="float" office:value="2.80333931103512" calcext:value-type="float">
            <text:p>2,803 </text:p>
          </table:table-cell>
          <table:table-cell table:style-name="ce29" office:value-type="float" office:value="8.44366937954133" calcext:value-type="float">
            <text:p>8,444 </text:p>
          </table:table-cell>
          <table:table-cell table:style-name="ce29" table:formula="of:=MEDIAN([.C5:.I5])" office:value-type="float" office:value="9.60689590853843" calcext:value-type="float">
            <text:p>9,607 </text:p>
          </table:table-cell>
          <table:table-cell table:style-name="ce29" table:formula="of:=STDEV([.C5:.L5])" office:value-type="float" office:value="7.65171433713343" calcext:value-type="float">
            <text:p>7,652 </text:p>
          </table:table-cell>
          <table:table-cell table:style-name="ce36" office:value-type="float" office:value="30.1348142468908" calcext:value-type="float">
            <text:p>30,135 </text:p>
          </table:table-cell>
          <table:table-cell table:style-name="ce29"/>
          <table:table-cell table:style-name="ce29" office:value-type="float" office:value="129.356028924357" calcext:value-type="float">
            <text:p>129,356 </text:p>
          </table:table-cell>
          <table:table-cell table:style-name="ce29" office:value-type="float" office:value="130.018989589873" calcext:value-type="float">
            <text:p>130,019 </text:p>
          </table:table-cell>
          <table:table-cell table:style-name="ce29" office:value-type="float" office:value="152.148029129713" calcext:value-type="float">
            <text:p>152,148 </text:p>
          </table:table-cell>
          <table:table-cell table:style-name="ce29" table:formula="of:=MEDIAN([.O5:.S5])" office:value-type="float" office:value="129.687509257115" calcext:value-type="float">
            <text:p>129,688 </text:p>
          </table:table-cell>
          <table:table-cell table:style-name="ce29" table:formula="of:=STDEV([.O5:.S5])" office:value-type="float" office:value="54.5577153978718" calcext:value-type="float">
            <text:p>54,558 </text:p>
          </table:table-cell>
          <table:table-cell table:style-name="ce43" office:value-type="float" office:value="465.699172175151" calcext:value-type="float">
            <text:p>465,699 </text:p>
          </table:table-cell>
          <table:table-cell table:style-name="ce29" office:value-type="float" office:value="535.522207783756" calcext:value-type="float">
            <text:p>535,522 </text:p>
          </table:table-cell>
          <table:table-cell table:style-name="ce29" office:value-type="float" office:value="791.400093005675" calcext:value-type="float">
            <text:p>791,400 </text:p>
          </table:table-cell>
          <table:table-cell table:style-name="ce29" office:value-type="float" office:value="237.92124392743" calcext:value-type="float">
            <text:p>237,921 </text:p>
          </table:table-cell>
          <table:table-cell office:value-type="float" office:value="92.8570722019794" calcext:value-type="float">
            <text:p>92,857072202</text:p>
          </table:table-cell>
          <table:table-cell table:style-name="ce29" table:formula="of:=MEDIAN([.V5:.Z5])" office:value-type="float" office:value="465.699172175151" calcext:value-type="float">
            <text:p>465,699 </text:p>
          </table:table-cell>
          <table:table-cell table:style-name="ce29" table:formula="of:=STDEV([.V5:.Z5])" office:value-type="float" office:value="270.849350427788" calcext:value-type="float">
            <text:p>270,84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0 cm</text:p>
          </table:table-cell>
          <table:table-cell table:style-name="ce29" office:value-type="float" office:value="0.666877583950009" calcext:value-type="float">
            <text:p>0,667 </text:p>
          </table:table-cell>
          <table:table-cell table:style-name="ce29" office:value-type="float" office:value="0.788953502303639" calcext:value-type="float">
            <text:p>0,789 </text:p>
          </table:table-cell>
          <table:table-cell table:style-name="ce31" office:value-type="float" office:value="2.42223379513733" calcext:value-type="float">
            <text:p>2,422 </text:p>
          </table:table-cell>
          <table:table-cell table:style-name="ce31" office:value-type="float" office:value="0.286816762862549" calcext:value-type="float">
            <text:p>0,287 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3.76899193859139" calcext:value-type="float">
            <text:p>3,769 </text:p>
          </table:table-cell>
          <table:table-cell table:style-name="ce29" office:value-type="float" office:value="0.291757635735052" calcext:value-type="float">
            <text:p>0,292 </text:p>
          </table:table-cell>
          <table:table-cell table:style-name="ce29" office:value-type="float" office:value="0.255977323972868" calcext:value-type="float">
            <text:p>0,25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1.18904943166681" calcext:value-type="float">
            <text:p>1,189 </text:p>
          </table:table-cell>
          <table:table-cell table:style-name="ce29" table:formula="of:=MEDIAN([.C6:.I6])" office:value-type="float" office:value="0.666877583950009" calcext:value-type="float">
            <text:p>0,667 </text:p>
          </table:table-cell>
          <table:table-cell table:style-name="ce29" table:formula="of:=STDEV([.C6:.L6])" office:value-type="float" office:value="1.22175997286314" calcext:value-type="float">
            <text:p>1,222 </text:p>
          </table:table-cell>
          <table:table-cell table:style-name="ce36" office:value-type="float" office:value="0.727470816552131" calcext:value-type="float">
            <text:p>0,727 </text:p>
          </table:table-cell>
          <table:table-cell table:style-name="ce29"/>
          <table:table-cell table:style-name="ce29" office:value-type="float" office:value="18.5298752865296" calcext:value-type="float">
            <text:p>18,530 </text:p>
          </table:table-cell>
          <table:table-cell table:style-name="ce29" office:value-type="float" office:value="23.0796105049026" calcext:value-type="float">
            <text:p>23,08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6:.S6])" office:value-type="float" office:value="9.62867305154085" calcext:value-type="float">
            <text:p>9,629 </text:p>
          </table:table-cell>
          <table:table-cell table:style-name="ce29" table:formula="of:=STDEV([.O6:.S6])" office:value-type="float" office:value="11.9505849128079" calcext:value-type="float">
            <text:p>11,951 </text:p>
          </table:table-cell>
          <table:table-cell table:style-name="ce43" office:value-type="float" office:value="141.807583353726" calcext:value-type="float">
            <text:p>141,808 </text:p>
          </table:table-cell>
          <table:table-cell table:style-name="ce29" office:value-type="float" office:value="265.154564928087" calcext:value-type="float">
            <text:p>265,155 </text:p>
          </table:table-cell>
          <table:table-cell table:style-name="ce29" office:value-type="float" office:value="732.322520354116" calcext:value-type="float">
            <text:p>732,323 </text:p>
          </table:table-cell>
          <table:table-cell table:style-name="ce29" office:value-type="float" office:value="39.7319046324277" calcext:value-type="float">
            <text:p>39,732 </text:p>
          </table:table-cell>
          <table:table-cell office:value-type="float" office:value="52.4922286107528" calcext:value-type="float">
            <text:p>52,4922286108</text:p>
          </table:table-cell>
          <table:table-cell table:style-name="ce29" table:formula="of:=MEDIAN([.V6:.Z6])" office:value-type="float" office:value="141.807583353726" calcext:value-type="float">
            <text:p>141,808 </text:p>
          </table:table-cell>
          <table:table-cell table:style-name="ce29" table:formula="of:=STDEV([.V6:.Z6])" office:value-type="float" office:value="286.235864413306" calcext:value-type="float">
            <text:p>286,236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0 cm</text:p>
          </table:table-cell>
          <table:table-cell table:style-name="ce29" office:value-type="float" office:value="1.56486044291552" calcext:value-type="float">
            <text:p>1,565 </text:p>
          </table:table-cell>
          <table:table-cell table:style-name="ce29" office:value-type="float" office:value="9.06038863545447" calcext:value-type="float">
            <text:p>9,060 </text:p>
          </table:table-cell>
          <table:table-cell table:style-name="ce31" office:value-type="float" office:value="9.66005776229104" calcext:value-type="float">
            <text:p>9,660 </text:p>
          </table:table-cell>
          <table:table-cell table:style-name="ce31" office:value-type="float" office:value="10.7626242427022" calcext:value-type="float">
            <text:p>10,763 </text:p>
          </table:table-cell>
          <table:table-cell table:style-name="ce31" office:value-type="float" office:value="0.856924632796927" calcext:value-type="float">
            <text:p>0,857 </text:p>
          </table:table-cell>
          <table:table-cell table:style-name="ce31" office:value-type="float" office:value="6.06982148614834" calcext:value-type="float">
            <text:p>6,070 </text:p>
          </table:table-cell>
          <table:table-cell table:style-name="ce29" office:value-type="float" office:value="5.47430420895536" calcext:value-type="float">
            <text:p>5,474 </text:p>
          </table:table-cell>
          <table:table-cell table:style-name="ce29" office:value-type="float" office:value="4.56847025788951" calcext:value-type="float">
            <text:p>4,568 </text:p>
          </table:table-cell>
          <table:table-cell table:style-name="ce29" office:value-type="float" office:value="4.40837938158986" calcext:value-type="float">
            <text:p>4,408 </text:p>
          </table:table-cell>
          <table:table-cell table:style-name="ce29" office:value-type="float" office:value="5.62489957907618" calcext:value-type="float">
            <text:p>5,625 </text:p>
          </table:table-cell>
          <table:table-cell table:style-name="ce29" table:formula="of:=MEDIAN([.C7:.I7])" office:value-type="float" office:value="6.06982148614834" calcext:value-type="float">
            <text:p>6,070 </text:p>
          </table:table-cell>
          <table:table-cell table:style-name="ce29" table:formula="of:=STDEV([.C7:.L7])" office:value-type="float" office:value="3.26922991513661" calcext:value-type="float">
            <text:p>3,269 </text:p>
          </table:table-cell>
          <table:table-cell table:style-name="ce36" office:value-type="float" office:value="7.20779661247235" calcext:value-type="float">
            <text:p>7,208 </text:p>
          </table:table-cell>
          <table:table-cell table:style-name="ce29"/>
          <table:table-cell table:style-name="ce29" office:value-type="float" office:value="74.2717431572215" calcext:value-type="float">
            <text:p>74,272 </text:p>
          </table:table-cell>
          <table:table-cell table:style-name="ce29" office:value-type="float" office:value="96.4303339013602" calcext:value-type="float">
            <text:p>96,43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7:.S7])" office:value-type="float" office:value="40.7397698848469" calcext:value-type="float">
            <text:p>40,740 </text:p>
          </table:table-cell>
          <table:table-cell table:style-name="ce29" table:formula="of:=STDEV([.O7:.S7])" office:value-type="float" office:value="48.1458640402069" calcext:value-type="float">
            <text:p>48,146 </text:p>
          </table:table-cell>
          <table:table-cell table:style-name="ce43" office:value-type="float" office:value="203.86114409893" calcext:value-type="float">
            <text:p>203,861 </text:p>
          </table:table-cell>
          <table:table-cell table:style-name="ce29" office:value-type="float" office:value="535.296966301596" calcext:value-type="float">
            <text:p>535,297 </text:p>
          </table:table-cell>
          <table:table-cell table:style-name="ce29" office:value-type="float" office:value="742.615913401633" calcext:value-type="float">
            <text:p>742,616 </text:p>
          </table:table-cell>
          <table:table-cell table:style-name="ce29" office:value-type="float" office:value="217.847346941695" calcext:value-type="float">
            <text:p>217,847 </text:p>
          </table:table-cell>
          <table:table-cell office:value-type="float" office:value="141.202683547793" calcext:value-type="float">
            <text:p>141,2026835478</text:p>
          </table:table-cell>
          <table:table-cell table:style-name="ce29" table:formula="of:=MEDIAN([.V7:.Z7])" office:value-type="float" office:value="217.847346941695" calcext:value-type="float">
            <text:p>217,847 </text:p>
          </table:table-cell>
          <table:table-cell table:style-name="ce29" table:formula="of:=STDEV([.V7:.Z7])" office:value-type="float" office:value="259.446346901071" calcext:value-type="float">
            <text:p>259,446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5 h 0 cm</text:p>
          </table:table-cell>
          <table:table-cell table:style-name="ce46"/>
          <table:table-cell table:style-name="ce37"/>
          <table:table-cell table:style-name="ce31" office:value-type="float" office:value="0.95291877427671" calcext:value-type="float">
            <text:p>0,953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276751881021659" calcext:value-type="float">
            <text:p>0,277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0979422815940376" calcext:value-type="float">
            <text:p>0,098 </text:p>
          </table:table-cell>
          <table:table-cell table:style-name="ce29" office:value-type="float" office:value="0.585808783806385" calcext:value-type="float">
            <text:p>0,586 </text:p>
          </table:table-cell>
          <table:table-cell table:style-name="ce29" table:formula="of:=MEDIAN([.C8:.I8])" office:value-type="float" office:value="0" calcext:value-type="float">
            <text:p>0,000 </text:p>
          </table:table-cell>
          <table:table-cell table:style-name="ce29" table:formula="of:=STDEV([.C8:.L8])" office:value-type="float" office:value="0.354514271437771" calcext:value-type="float">
            <text:p>0,355 </text:p>
          </table:table-cell>
          <table:table-cell table:style-name="ce36" office:value-type="float" office:value="0.803896446679428" calcext:value-type="float">
            <text:p>0,804 </text:p>
          </table:table-cell>
          <table:table-cell table:style-name="ce29"/>
          <table:table-cell table:style-name="ce29" office:value-type="float" office:value="3.75563114183608" calcext:value-type="float">
            <text:p>3,756 </text:p>
          </table:table-cell>
          <table:table-cell table:style-name="ce29" office:value-type="float" office:value="5.42992696155287" calcext:value-type="float">
            <text:p>5,430 </text:p>
          </table:table-cell>
          <table:table-cell table:style-name="ce29" office:value-type="float" office:value="1.18879290225081" calcext:value-type="float">
            <text:p>1,189 </text:p>
          </table:table-cell>
          <table:table-cell table:style-name="ce29" table:formula="of:=MEDIAN([.O8:.S8])" office:value-type="float" office:value="2.47221202204345" calcext:value-type="float">
            <text:p>2,472 </text:p>
          </table:table-cell>
          <table:table-cell table:style-name="ce29" table:formula="of:=STDEV([.O8:.S8])" office:value-type="float" office:value="2.19165433074602" calcext:value-type="float">
            <text:p>2,192 </text:p>
          </table:table-cell>
          <table:table-cell table:style-name="ce43" office:value-type="float" office:value="12.8934862370355" calcext:value-type="float">
            <text:p>12,893 </text:p>
          </table:table-cell>
          <table:table-cell table:style-name="ce29" office:value-type="float" office:value="43.5023535529773" calcext:value-type="float">
            <text:p>43,502 </text:p>
          </table:table-cell>
          <table:table-cell table:style-name="ce29" office:value-type="float" office:value="55.8682250770003" calcext:value-type="float">
            <text:p>55,868 </text:p>
          </table:table-cell>
          <table:table-cell table:style-name="ce29" office:value-type="float" office:value="19.3048135845958" calcext:value-type="float">
            <text:p>19,305 </text:p>
          </table:table-cell>
          <table:table-cell office:value-type="float" office:value="11.7810348814053" calcext:value-type="float">
            <text:p>11,7810348814</text:p>
          </table:table-cell>
          <table:table-cell table:style-name="ce29" table:formula="of:=MEDIAN([.V8:.Z8])" office:value-type="float" office:value="19.3048135845958" calcext:value-type="float">
            <text:p>19,305 </text:p>
          </table:table-cell>
          <table:table-cell table:style-name="ce29" table:formula="of:=STDEV([.V8:.Z8])" office:value-type="float" office:value="19.8845694267161" calcext:value-type="float">
            <text:p>19,88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0 cm</text:p>
          </table:table-cell>
          <table:table-cell table:style-name="ce29" office:value-type="float" office:value="0.0489288202524545" calcext:value-type="float">
            <text:p>0,049 </text:p>
          </table:table-cell>
          <table:table-cell table:style-name="ce29" office:value-type="float" office:value="3.34693376378041" calcext:value-type="float">
            <text:p>3,347 </text:p>
          </table:table-cell>
          <table:table-cell table:style-name="ce31" office:value-type="float" office:value="3.09736550835192" calcext:value-type="float">
            <text:p>3,097 </text:p>
          </table:table-cell>
          <table:table-cell table:style-name="ce31" office:value-type="float" office:value="1.79267688211663" calcext:value-type="float">
            <text:p>1,793 </text:p>
          </table:table-cell>
          <table:table-cell table:style-name="ce31" office:value-type="float" office:value="1.05594508817592" calcext:value-type="float">
            <text:p>1,056 </text:p>
          </table:table-cell>
          <table:table-cell table:style-name="ce31" office:value-type="float" office:value="1.07328720060693" calcext:value-type="float">
            <text:p>1,073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914095710967511" calcext:value-type="float">
            <text:p>0,914 </text:p>
          </table:table-cell>
          <table:table-cell table:style-name="ce29" office:value-type="float" office:value="0.110207755177879" calcext:value-type="float">
            <text:p>0,110 </text:p>
          </table:table-cell>
          <table:table-cell table:style-name="ce29" table:formula="of:=MEDIAN([.C9:.I9])" office:value-type="float" office:value="1.07328720060693" calcext:value-type="float">
            <text:p>1,073 </text:p>
          </table:table-cell>
          <table:table-cell table:style-name="ce29" table:formula="of:=STDEV([.C9:.L9])" office:value-type="float" office:value="1.24901405057104" calcext:value-type="float">
            <text:p>1,249 </text:p>
          </table:table-cell>
          <table:table-cell table:style-name="ce36" office:value-type="float" office:value="2.09816891133983" calcext:value-type="float">
            <text:p>2,098 </text:p>
          </table:table-cell>
          <table:table-cell table:style-name="ce29" office:value-type="float" office:value="9.16599418090739" calcext:value-type="float">
            <text:p>9,166 </text:p>
          </table:table-cell>
          <table:table-cell table:style-name="ce29" office:value-type="float" office:value="28.7836202862046" calcext:value-type="float">
            <text:p>28,784 </text:p>
          </table:table-cell>
          <table:table-cell table:style-name="ce29" office:value-type="float" office:value="26.4318643350695" calcext:value-type="float">
            <text:p>26,432 </text:p>
          </table:table-cell>
          <table:table-cell table:style-name="ce29" office:value-type="float" office:value="31.5441295674089" calcext:value-type="float">
            <text:p>31,544 </text:p>
          </table:table-cell>
          <table:table-cell table:style-name="ce29" table:formula="of:=MEDIAN([.O9:.S9])" office:value-type="float" office:value="26.4318643350695" calcext:value-type="float">
            <text:p>26,432 </text:p>
          </table:table-cell>
          <table:table-cell table:style-name="ce29" table:formula="of:=STDEV([.O9:.S9])" office:value-type="float" office:value="13.1230516534272" calcext:value-type="float">
            <text:p>13,123 </text:p>
          </table:table-cell>
          <table:table-cell table:style-name="ce43" office:value-type="float" office:value="94.9764948833236" calcext:value-type="float">
            <text:p>94,976 </text:p>
          </table:table-cell>
          <table:table-cell table:style-name="ce29" office:value-type="float" office:value="159.779525514549" calcext:value-type="float">
            <text:p>159,780 </text:p>
          </table:table-cell>
          <table:table-cell table:style-name="ce29" office:value-type="float" office:value="218.991682714149" calcext:value-type="float">
            <text:p>218,992 </text:p>
          </table:table-cell>
          <table:table-cell table:style-name="ce29" office:value-type="float" office:value="92.4913153428888" calcext:value-type="float">
            <text:p>92,491 </text:p>
          </table:table-cell>
          <table:table-cell office:value-type="float" office:value="36.6358429105212" calcext:value-type="float">
            <text:p>36,6358429105</text:p>
          </table:table-cell>
          <table:table-cell table:style-name="ce29" table:formula="of:=MEDIAN([.V9:.Z9])" office:value-type="float" office:value="94.9764948833236" calcext:value-type="float">
            <text:p>94,976 </text:p>
          </table:table-cell>
          <table:table-cell table:style-name="ce29" table:formula="of:=STDEV([.V9:.Z9])" office:value-type="float" office:value="70.2007784114524" calcext:value-type="float">
            <text:p>70,201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7 h 0 cm</text:p>
          </table:table-cell>
          <table:table-cell table:style-name="ce46"/>
          <table:table-cell table:style-name="ce37"/>
          <table:table-cell table:style-name="ce31" office:value-type="float" office:value="5.40523571881509" calcext:value-type="float">
            <text:p>5,405 </text:p>
          </table:table-cell>
          <table:table-cell table:style-name="ce31" office:value-type="float" office:value="5.72249094526906" calcext:value-type="float">
            <text:p>5,722 </text:p>
          </table:table-cell>
          <table:table-cell table:style-name="ce31" office:value-type="float" office:value="4.75764291375269" calcext:value-type="float">
            <text:p>4,758 </text:p>
          </table:table-cell>
          <table:table-cell table:style-name="ce31" office:value-type="float" office:value="4.23367841604629" calcext:value-type="float">
            <text:p>4,234 </text:p>
          </table:table-cell>
          <table:table-cell table:style-name="ce29" office:value-type="float" office:value="0.180911668959749" calcext:value-type="float">
            <text:p>0,181 </text:p>
          </table:table-cell>
          <table:table-cell table:style-name="ce29" office:value-type="float" office:value="1.77758237850157" calcext:value-type="float">
            <text:p>1,778 </text:p>
          </table:table-cell>
          <table:table-cell table:style-name="ce29" office:value-type="float" office:value="1.51671690472969" calcext:value-type="float">
            <text:p>1,517 </text:p>
          </table:table-cell>
          <table:table-cell table:style-name="ce29" office:value-type="float" office:value="2.18463139909965" calcext:value-type="float">
            <text:p>2,185 </text:p>
          </table:table-cell>
          <table:table-cell table:style-name="ce29" table:formula="of:=MEDIAN([.C10:.I10])" office:value-type="float" office:value="4.75764291375269" calcext:value-type="float">
            <text:p>4,758 </text:p>
          </table:table-cell>
          <table:table-cell table:style-name="ce29" table:formula="of:=STDEV([.C10:.L10])" office:value-type="float" office:value="2.06049054681876" calcext:value-type="float">
            <text:p>2,060 </text:p>
          </table:table-cell>
          <table:table-cell table:style-name="ce36" office:value-type="float" office:value="6.28995530394043" calcext:value-type="float">
            <text:p>6,290 </text:p>
          </table:table-cell>
          <table:table-cell table:style-name="ce29" office:value-type="float" office:value="17.5775217114122" calcext:value-type="float">
            <text:p>17,578 </text:p>
          </table:table-cell>
          <table:table-cell table:style-name="ce29" office:value-type="float" office:value="25.5808424021678" calcext:value-type="float">
            <text:p>25,581 </text:p>
          </table:table-cell>
          <table:table-cell table:style-name="ce29" office:value-type="float" office:value="27.9637129126189" calcext:value-type="float">
            <text:p>27,964 </text:p>
          </table:table-cell>
          <table:table-cell table:style-name="ce29" office:value-type="float" office:value="28.4067767439457" calcext:value-type="float">
            <text:p>28,407 </text:p>
          </table:table-cell>
          <table:table-cell table:style-name="ce29" table:formula="of:=MEDIAN([.O10:.S10])" office:value-type="float" office:value="25.5808424021678" calcext:value-type="float">
            <text:p>25,581 </text:p>
          </table:table-cell>
          <table:table-cell table:style-name="ce29" table:formula="of:=STDEV([.O10:.S10])" office:value-type="float" office:value="9.38486067176136" calcext:value-type="float">
            <text:p>9,385 </text:p>
          </table:table-cell>
          <table:table-cell table:style-name="ce43" office:value-type="float" office:value="59.2693861913788" calcext:value-type="float">
            <text:p>59,269 </text:p>
          </table:table-cell>
          <table:table-cell table:style-name="ce29" office:value-type="float" office:value="129.943815528105" calcext:value-type="float">
            <text:p>129,944 </text:p>
          </table:table-cell>
          <table:table-cell table:style-name="ce29" office:value-type="float" office:value="148.643009069097" calcext:value-type="float">
            <text:p>148,643 </text:p>
          </table:table-cell>
          <table:table-cell table:style-name="ce29" office:value-type="float" office:value="71.4559904978001" calcext:value-type="float">
            <text:p>71,456 </text:p>
          </table:table-cell>
          <table:table-cell office:value-type="float" office:value="6.82738084031234" calcext:value-type="float">
            <text:p>6,8273808403</text:p>
          </table:table-cell>
          <table:table-cell table:style-name="ce29" table:formula="of:=MEDIAN([.V10:.Z10])" office:value-type="float" office:value="71.4559904978001" calcext:value-type="float">
            <text:p>71,456 </text:p>
          </table:table-cell>
          <table:table-cell table:style-name="ce29" table:formula="of:=STDEV([.V10:.Z10])" office:value-type="float" office:value="57.033193894576" calcext:value-type="float">
            <text:p>57,033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0 cm</text:p>
          </table:table-cell>
          <table:table-cell table:style-name="ce29" office:value-type="float" office:value="0.338025868939794" calcext:value-type="float">
            <text:p>0,338 </text:p>
          </table:table-cell>
          <table:table-cell table:style-name="ce29" office:value-type="float" office:value="0.903368919773344" calcext:value-type="float">
            <text:p>0,903 </text:p>
          </table:table-cell>
          <table:table-cell table:style-name="ce31" office:value-type="float" office:value="0.726489429208351" calcext:value-type="float">
            <text:p>0,726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1.70359155011624" calcext:value-type="float">
            <text:p>1,704 </text:p>
          </table:table-cell>
          <table:table-cell table:number-columns-repeated="3" table:style-name="ce29" office:value-type="float" office:value="0" calcext:value-type="float">
            <text:p>0,000 </text:p>
          </table:table-cell>
          <table:table-cell table:style-name="ce29" office:value-type="float" office:value="1.2901702444853" calcext:value-type="float">
            <text:p>1,290 </text:p>
          </table:table-cell>
          <table:table-cell table:style-name="ce29" table:formula="of:=MEDIAN([.C11:.I11])" office:value-type="float" office:value="0.338025868939794" calcext:value-type="float">
            <text:p>0,338 </text:p>
          </table:table-cell>
          <table:table-cell table:style-name="ce29" table:formula="of:=STDEV([.C11:.L11])" office:value-type="float" office:value="0.629205327559258" calcext:value-type="float">
            <text:p>0,629 </text:p>
          </table:table-cell>
          <table:table-cell table:style-name="ce36" office:value-type="float" office:value="2.10296033721692" calcext:value-type="float">
            <text:p>2,103 </text:p>
          </table:table-cell>
          <table:table-cell table:style-name="ce29" office:value-type="float" office:value="6.48206721170426" calcext:value-type="float">
            <text:p>6,482 </text:p>
          </table:table-cell>
          <table:table-cell table:style-name="ce29" office:value-type="float" office:value="5.56505883022192" calcext:value-type="float">
            <text:p>5,565 </text:p>
          </table:table-cell>
          <table:table-cell table:style-name="ce29" office:value-type="float" office:value="6.79271843834288" calcext:value-type="float">
            <text:p>6,793 </text:p>
          </table:table-cell>
          <table:table-cell table:style-name="ce29" office:value-type="float" office:value="4.58316401955663" calcext:value-type="float">
            <text:p>4,583 </text:p>
          </table:table-cell>
          <table:table-cell table:style-name="ce29" table:formula="of:=MEDIAN([.O11:.S11])" office:value-type="float" office:value="5.56505883022192" calcext:value-type="float">
            <text:p>5,565 </text:p>
          </table:table-cell>
          <table:table-cell table:style-name="ce29" table:formula="of:=STDEV([.O11:.S11])" office:value-type="float" office:value="1.88685694341262" calcext:value-type="float">
            <text:p>1,887 </text:p>
          </table:table-cell>
          <table:table-cell table:style-name="ce43" office:value-type="float" office:value="22.3050052042353" calcext:value-type="float">
            <text:p>22,305 </text:p>
          </table:table-cell>
          <table:table-cell table:style-name="ce29" office:value-type="float" office:value="18.3830589612598" calcext:value-type="float">
            <text:p>18,383 </text:p>
          </table:table-cell>
          <table:table-cell table:style-name="ce29" office:value-type="float" office:value="29.2887201946072" calcext:value-type="float">
            <text:p>29,289 </text:p>
          </table:table-cell>
          <table:table-cell table:style-name="ce29" office:value-type="float" office:value="53.4928810020142" calcext:value-type="float">
            <text:p>53,493 </text:p>
          </table:table-cell>
          <table:table-cell office:value-type="float" office:value="20.4702117555851" calcext:value-type="float">
            <text:p>20,4702117556</text:p>
          </table:table-cell>
          <table:table-cell table:style-name="ce29" table:formula="of:=MEDIAN([.V11:.Z11])" office:value-type="float" office:value="22.3050052042353" calcext:value-type="float">
            <text:p>22,305 </text:p>
          </table:table-cell>
          <table:table-cell table:style-name="ce29" table:formula="of:=STDEV([.V11:.Z11])" office:value-type="float" office:value="14.4053764863544" calcext:value-type="float">
            <text:p>14,405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0 cm</text:p>
          </table:table-cell>
          <table:table-cell table:style-name="ce46"/>
          <table:table-cell table:style-name="ce37"/>
          <table:table-cell table:style-name="ce31" office:value-type="float" office:value="0.749295002824067" calcext:value-type="float">
            <text:p>0,749 </text:p>
          </table:table-cell>
          <table:table-cell table:style-name="ce31" office:value-type="float" office:value="2.03993839557392" calcext:value-type="float">
            <text:p>2,040 </text:p>
          </table:table-cell>
          <table:table-cell table:style-name="ce31" office:value-type="float" office:value="1.38632317987127" calcext:value-type="float">
            <text:p>1,386 </text:p>
          </table:table-cell>
          <table:table-cell table:style-name="ce31" office:value-type="float" office:value="0.11387250671979" calcext:value-type="float">
            <text:p>0,114 </text:p>
          </table:table-cell>
          <table:table-cell table:style-name="ce29" office:value-type="float" office:value="0.515642933213089" calcext:value-type="float">
            <text:p>0,516 </text:p>
          </table:table-cell>
          <table:table-cell table:style-name="ce29" office:value-type="float" office:value="0.18572715289529" calcext:value-type="float">
            <text:p>0,186 </text:p>
          </table:table-cell>
          <table:table-cell table:style-name="ce29" office:value-type="float" office:value="0.716291285375046" calcext:value-type="float">
            <text:p>0,716 </text:p>
          </table:table-cell>
          <table:table-cell table:style-name="ce29" office:value-type="float" office:value="0.32427702344779" calcext:value-type="float">
            <text:p>0,324 </text:p>
          </table:table-cell>
          <table:table-cell table:style-name="ce29" table:formula="of:=MEDIAN([.C12:.I12])" office:value-type="float" office:value="0.749295002824067" calcext:value-type="float">
            <text:p>0,749 </text:p>
          </table:table-cell>
          <table:table-cell table:style-name="ce29" table:formula="of:=STDEV([.C12:.L12])" office:value-type="float" office:value="0.657819706023995" calcext:value-type="float">
            <text:p>0,658 </text:p>
          </table:table-cell>
          <table:table-cell table:style-name="ce36" office:value-type="float" office:value="0.742127028963933" calcext:value-type="float">
            <text:p>0,742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1.10657691450287" calcext:value-type="float">
            <text:p>1,107 </text:p>
          </table:table-cell>
          <table:table-cell table:style-name="ce29" office:value-type="float" office:value="0.674071964082449" calcext:value-type="float">
            <text:p>0,674 </text:p>
          </table:table-cell>
          <table:table-cell table:style-name="ce29" office:value-type="float" office:value="1.47975780251156" calcext:value-type="float">
            <text:p>1,480 </text:p>
          </table:table-cell>
          <table:table-cell table:style-name="ce29" table:formula="of:=MEDIAN([.O12:.S12])" office:value-type="float" office:value="0.742127028963933" calcext:value-type="float">
            <text:p>0,742 </text:p>
          </table:table-cell>
          <table:table-cell table:style-name="ce29" table:formula="of:=STDEV([.O12:.S12])" office:value-type="float" office:value="0.551195505617267" calcext:value-type="float">
            <text:p>0,551 </text:p>
          </table:table-cell>
          <table:table-cell table:style-name="ce43" office:value-type="float" office:value="2.9413039663133" calcext:value-type="float">
            <text:p>2,94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23.9800724721515" calcext:value-type="float">
            <text:p>23,980 </text:p>
          </table:table-cell>
          <table:table-cell table:style-name="ce29" office:value-type="float" office:value="9.47008527815074" calcext:value-type="float">
            <text:p>9,470 </text:p>
          </table:table-cell>
          <table:table-cell office:value-type="float" office:value="7.81839003316194" calcext:value-type="float">
            <text:p>7,8183900332</text:p>
          </table:table-cell>
          <table:table-cell table:style-name="ce29" table:formula="of:=MEDIAN([.V12:.Z12])" office:value-type="float" office:value="7.81839003316194" calcext:value-type="float">
            <text:p>7,818 </text:p>
          </table:table-cell>
          <table:table-cell table:style-name="ce29" table:formula="of:=STDEV([.V12:.Z12])" office:value-type="float" office:value="9.26826149192124" calcext:value-type="float">
            <text:p>9,26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0 h 0 cm</text:p>
          </table:table-cell>
          <table:table-cell table:style-name="ce46"/>
          <table:table-cell table:style-name="ce37"/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1.45176007316152" calcext:value-type="float">
            <text:p>1,452 </text:p>
          </table:table-cell>
          <table:table-cell table:style-name="ce31" office:value-type="float" office:value="0.216917831619696" calcext:value-type="float">
            <text:p>0,217 </text:p>
          </table:table-cell>
          <table:table-cell table:style-name="ce31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2.14309434022779" calcext:value-type="float">
            <text:p>2,14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C13:.I13])" office:value-type="float" office:value="0" calcext:value-type="float">
            <text:p>0,000 </text:p>
          </table:table-cell>
          <table:table-cell table:style-name="ce29" table:formula="of:=STDEV([.C13:.L13])" office:value-type="float" office:value="0.839329073115571" calcext:value-type="float">
            <text:p>0,839 </text:p>
          </table:table-cell>
          <table:table-cell table:style-name="ce36" office:value-type="float" office:value="0.470829249722491" calcext:value-type="float">
            <text:p>0,471 </text:p>
          </table:table-cell>
          <table:table-cell table:style-name="ce29" office:value-type="float" office:value="0.445995140965419" calcext:value-type="float">
            <text:p>0,44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597294403338868" calcext:value-type="float">
            <text:p>0,060 </text:p>
          </table:table-cell>
          <table:table-cell table:style-name="ce29" office:value-type="float" office:value="0.152883219983127" calcext:value-type="float">
            <text:p>0,153 </text:p>
          </table:table-cell>
          <table:table-cell table:style-name="ce29" table:formula="of:=MEDIAN([.O13:.S13])" office:value-type="float" office:value="0.152883219983127" calcext:value-type="float">
            <text:p>0,153 </text:p>
          </table:table-cell>
          <table:table-cell table:style-name="ce29" table:formula="of:=STDEV([.O13:.S13])" office:value-type="float" office:value="0.219321181556568" calcext:value-type="float">
            <text:p>0,219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726158608536887" calcext:value-type="float">
            <text:p>0,726 </text:p>
          </table:table-cell>
          <table:table-cell table:style-name="ce29" office:value-type="float" office:value="0.154384112512706" calcext:value-type="float">
            <text:p>0,154 </text:p>
          </table:table-cell>
          <table:table-cell office:value-type="float" office:value="1.15084168703626" calcext:value-type="float">
            <text:p>1,150841687</text:p>
          </table:table-cell>
          <table:table-cell table:style-name="ce29" table:formula="of:=MEDIAN([.V13:.Z13])" office:value-type="float" office:value="0.154384112512706" calcext:value-type="float">
            <text:p>0,154 </text:p>
          </table:table-cell>
          <table:table-cell table:style-name="ce29" table:formula="of:=STDEV([.V13:.Z13])" office:value-type="float" office:value="0.512414101310201" calcext:value-type="float">
            <text:p>0,51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0 cm</text:p>
          </table:table-cell>
          <table:table-cell table:style-name="ce46"/>
          <table:table-cell table:style-name="ce37"/>
          <table:table-cell table:style-name="ce31" office:value-type="float" office:value="2.04160304402958" calcext:value-type="float">
            <text:p>2,042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036295328077169" calcext:value-type="float">
            <text:p>0,036 </text:p>
          </table:table-cell>
          <table:table-cell table:number-columns-repeated="3" table:style-name="ce29" office:value-type="float" office:value="0" calcext:value-type="float">
            <text:p>0,000 </text:p>
          </table:table-cell>
          <table:table-cell table:style-name="ce29" office:value-type="float" office:value="0.0538531819755443" calcext:value-type="float">
            <text:p>0,054 </text:p>
          </table:table-cell>
          <table:table-cell table:style-name="ce29" table:formula="of:=MEDIAN([.C14:.I14])" office:value-type="float" office:value="0" calcext:value-type="float">
            <text:p>0,000 </text:p>
          </table:table-cell>
          <table:table-cell table:style-name="ce29" table:formula="of:=STDEV([.C14:.L14])" office:value-type="float" office:value="0.717566813155844" calcext:value-type="float">
            <text:p>0,718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304682659375177" calcext:value-type="float">
            <text:p>0,030 </text:p>
          </table:table-cell>
          <table:table-cell table:style-name="ce29" office:value-type="float" office:value="0.521045788596312" calcext:value-type="float">
            <text:p>0,521 </text:p>
          </table:table-cell>
          <table:table-cell table:style-name="ce29" office:value-type="float" office:value="0.176927563155404" calcext:value-type="float">
            <text:p>0,177 </text:p>
          </table:table-cell>
          <table:table-cell table:style-name="ce29" table:formula="of:=MEDIAN([.O14:.S14])" office:value-type="float" office:value="0.0304682659375177" calcext:value-type="float">
            <text:p>0,030 </text:p>
          </table:table-cell>
          <table:table-cell table:style-name="ce29" table:formula="of:=STDEV([.O14:.S14])" office:value-type="float" office:value="0.2222582695711" calcext:value-type="float">
            <text:p>0,222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.203299847714765" calcext:value-type="float">
            <text:p>0,203 </text:p>
          </table:table-cell>
          <table:table-cell table:style-name="ce29" office:value-type="float" office:value="4.09253432798106" calcext:value-type="float">
            <text:p>4,093 </text:p>
          </table:table-cell>
          <table:table-cell table:style-name="ce29" office:value-type="float" office:value="1.45571252875904" calcext:value-type="float">
            <text:p>1,456 </text:p>
          </table:table-cell>
          <table:table-cell office:value-type="float" office:value="0" calcext:value-type="float">
            <text:p>0</text:p>
          </table:table-cell>
          <table:table-cell table:style-name="ce29" table:formula="of:=MEDIAN([.V14:.Z14])" office:value-type="float" office:value="0.203299847714765" calcext:value-type="float">
            <text:p>0,203 </text:p>
          </table:table-cell>
          <table:table-cell table:style-name="ce29" table:formula="of:=STDEV([.V14:.Z14])" office:value-type="float" office:value="1.75308364899291" calcext:value-type="float">
            <text:p>1,753 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Tree-12 h 0 cm</text:p>
          </table:table-cell>
          <table:table-cell table:style-name="ce47"/>
          <table:table-cell table:style-name="ce38"/>
          <table:table-cell table:style-name="ce35" office:value-type="float" office:value="0.368199553636236" calcext:value-type="float">
            <text:p>0,368 </text:p>
          </table:table-cell>
          <table:table-cell table:style-name="ce35" office:value-type="float" office:value="0.13531191720529" calcext:value-type="float">
            <text:p>0,135 </text:p>
          </table:table-cell>
          <table:table-cell table:number-columns-repeated="2" table:style-name="ce35" office:value-type="float" office:value="0" calcext:value-type="float">
            <text:p>0,000 </text:p>
          </table:table-cell>
          <table:table-cell table:number-columns-repeated="3" table:style-name="ce42" office:value-type="float" office:value="0" calcext:value-type="float">
            <text:p>0,000 </text:p>
          </table:table-cell>
          <table:table-cell table:style-name="ce42" office:value-type="float" office:value="0.951914321923289" calcext:value-type="float">
            <text:p>0,952 </text:p>
          </table:table-cell>
          <table:table-cell table:style-name="ce42" table:formula="of:=MEDIAN([.C15:.I15])" office:value-type="float" office:value="0" calcext:value-type="float">
            <text:p>0,000 </text:p>
          </table:table-cell>
          <table:table-cell table:style-name="ce29" table:formula="of:=STDEV([.C15:.L15])" office:value-type="float" office:value="0.337054059406697" calcext:value-type="float">
            <text:p>0,337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 office:value-type="float" office:value="0.932436167572238" calcext:value-type="float">
            <text:p>0,932 </text:p>
          </table:table-cell>
          <table:table-cell table:style-name="ce29" office:value-type="float" office:value="3.0220305908123" calcext:value-type="float">
            <text:p>3,022 </text:p>
          </table:table-cell>
          <table:table-cell table:style-name="ce29" office:value-type="float" office:value="1.3890756850932" calcext:value-type="float">
            <text:p>1,389 </text:p>
          </table:table-cell>
          <table:table-cell table:style-name="ce29" office:value-type="float" office:value="0.687739229243934" calcext:value-type="float">
            <text:p>0,688 </text:p>
          </table:table-cell>
          <table:table-cell table:style-name="ce29" table:formula="of:=MEDIAN([.O15:.S15])" office:value-type="float" office:value="0.932436167572238" calcext:value-type="float">
            <text:p>0,932 </text:p>
          </table:table-cell>
          <table:table-cell table:style-name="ce29" table:formula="of:=STDEV([.O15:.S15])" office:value-type="float" office:value="1.13240351483235" calcext:value-type="float">
            <text:p>1,132 </text:p>
          </table:table-cell>
          <table:table-cell table:style-name="ce43" office:value-type="float" office:value="38.5596426688286" calcext:value-type="float">
            <text:p>38,560 </text:p>
          </table:table-cell>
          <table:table-cell table:style-name="ce29" office:value-type="float" office:value="13.2787877428713" calcext:value-type="float">
            <text:p>13,279 </text:p>
          </table:table-cell>
          <table:table-cell table:style-name="ce29" office:value-type="float" office:value="42.9121064563798" calcext:value-type="float">
            <text:p>42,912 </text:p>
          </table:table-cell>
          <table:table-cell table:style-name="ce29" office:value-type="float" office:value="83.892334402888" calcext:value-type="float">
            <text:p>83,892 </text:p>
          </table:table-cell>
          <table:table-cell office:value-type="float" office:value="50.7727268460087" calcext:value-type="float">
            <text:p>50,772726846</text:p>
          </table:table-cell>
          <table:table-cell table:style-name="ce29" table:formula="of:=MEDIAN([.V15:.Z15])" office:value-type="float" office:value="42.9121064563798" calcext:value-type="float">
            <text:p>42,912 </text:p>
          </table:table-cell>
          <table:table-cell table:style-name="ce29" table:formula="of:=STDEV([.V15:.Z15])" office:value-type="float" office:value="25.4662097604995" calcext:value-type="float">
            <text:p>25,466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80 cm</text:p>
          </table:table-cell>
          <table:table-cell table:style-name="ce29" office:value-type="float" office:value="3.57817020617672" calcext:value-type="float">
            <text:p>3,578 </text:p>
          </table:table-cell>
          <table:table-cell table:style-name="ce29" office:value-type="float" office:value="5.54745069798793" calcext:value-type="float">
            <text:p>5,547 </text:p>
          </table:table-cell>
          <table:table-cell table:style-name="ce31" office:value-type="float" office:value="4.74522178500624" calcext:value-type="float">
            <text:p>4,745 </text:p>
          </table:table-cell>
          <table:table-cell table:style-name="ce31" office:value-type="float" office:value="3.47443425018302" calcext:value-type="float">
            <text:p>3,474 </text:p>
          </table:table-cell>
          <table:table-cell table:style-name="ce31" office:value-type="float" office:value="6.26713970955939" calcext:value-type="float">
            <text:p>6,267 </text:p>
          </table:table-cell>
          <table:table-cell table:style-name="ce31" office:value-type="float" office:value="1.34280454004687" calcext:value-type="float">
            <text:p>1,343 </text:p>
          </table:table-cell>
          <table:table-cell table:style-name="ce29" office:value-type="float" office:value="1.26619005129928" calcext:value-type="float">
            <text:p>1,266 </text:p>
          </table:table-cell>
          <table:table-cell table:style-name="ce29" office:value-type="float" office:value="1.03668205862918" calcext:value-type="float">
            <text:p>1,037 </text:p>
          </table:table-cell>
          <table:table-cell table:style-name="ce29" office:value-type="float" office:value="1.00112723061075" calcext:value-type="float">
            <text:p>1,001 </text:p>
          </table:table-cell>
          <table:table-cell table:style-name="ce29" office:value-type="float" office:value="1.6462231756346" calcext:value-type="float">
            <text:p>1,646 </text:p>
          </table:table-cell>
          <table:table-cell table:style-name="ce29" table:formula="of:=MEDIAN([.C16:.I16])" office:value-type="float" office:value="3.57817020617672" calcext:value-type="float">
            <text:p>3,578 </text:p>
          </table:table-cell>
          <table:table-cell table:style-name="ce29" table:formula="of:=STDEV([.C16:.L16])" office:value-type="float" office:value="2.00563638232892" calcext:value-type="float">
            <text:p>2,006 </text:p>
          </table:table-cell>
          <table:table-cell table:style-name="ce36" office:value-type="float" office:value="4.20897617077902" calcext:value-type="float">
            <text:p>4,209 </text:p>
          </table:table-cell>
          <table:table-cell table:style-name="ce29"/>
          <table:table-cell table:style-name="ce29" office:value-type="float" office:value="15.2095143523884" calcext:value-type="float">
            <text:p>15,210 </text:p>
          </table:table-cell>
          <table:table-cell table:style-name="ce29" office:value-type="float" office:value="17.5114269768582" calcext:value-type="float">
            <text:p>17,51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16:.S16])" office:value-type="float" office:value="9.70924526158373" calcext:value-type="float">
            <text:p>9,709 </text:p>
          </table:table-cell>
          <table:table-cell table:style-name="ce29" table:formula="of:=STDEV([.O16:.S16])" office:value-type="float" office:value="8.46049999247202" calcext:value-type="float">
            <text:p>8,460 </text:p>
          </table:table-cell>
          <table:table-cell table:style-name="ce43" office:value-type="float" office:value="85.5374452582567" calcext:value-type="float">
            <text:p>85,537 </text:p>
          </table:table-cell>
          <table:table-cell table:style-name="ce29" office:value-type="float" office:value="145.778818399871" calcext:value-type="float">
            <text:p>145,779 </text:p>
          </table:table-cell>
          <table:table-cell table:style-name="ce29" office:value-type="float" office:value="324.325897415699" calcext:value-type="float">
            <text:p>324,326 </text:p>
          </table:table-cell>
          <table:table-cell table:style-name="ce29" office:value-type="float" office:value="252.485511444574" calcext:value-type="float">
            <text:p>252,486 </text:p>
          </table:table-cell>
          <table:table-cell office:value-type="float" office:value="149.139044434799" calcext:value-type="float">
            <text:p>149,1390444348</text:p>
          </table:table-cell>
          <table:table-cell table:style-name="ce29" table:formula="of:=MEDIAN([.V16:.Z16])" office:value-type="float" office:value="149.139044434799" calcext:value-type="float">
            <text:p>149,139 </text:p>
          </table:table-cell>
          <table:table-cell table:style-name="ce29" table:formula="of:=STDEV([.V16:.Z16])" office:value-type="float" office:value="95.4919901836694" calcext:value-type="float">
            <text:p>95,49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80 cm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31" office:value-type="float" office:value="0.286461131285557" calcext:value-type="float">
            <text:p>0,286 </text:p>
          </table:table-cell>
          <table:table-cell table:style-name="ce31" office:value-type="float" office:value="0.954270401171247" calcext:value-type="float">
            <text:p>0,954 </text:p>
          </table:table-cell>
          <table:table-cell table:style-name="ce31" office:value-type="float" office:value="5.03515555117501" calcext:value-type="float">
            <text:p>5,035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office:value-type="float" office:value="0.470864928144787" calcext:value-type="float">
            <text:p>0,471 </text:p>
          </table:table-cell>
          <table:table-cell table:style-name="ce29" office:value-type="float" office:value="14.1265904752097" calcext:value-type="float">
            <text:p>14,127 </text:p>
          </table:table-cell>
          <table:table-cell table:style-name="ce29" office:value-type="float" office:value="0.489496454815927" calcext:value-type="float">
            <text:p>0,489 </text:p>
          </table:table-cell>
          <table:table-cell table:style-name="ce29" office:value-type="float" office:value="0.677366153655145" calcext:value-type="float">
            <text:p>0,677 </text:p>
          </table:table-cell>
          <table:table-cell table:style-name="ce29" table:formula="of:=MEDIAN([.C17:.I17])" office:value-type="float" office:value="0.286461131285557" calcext:value-type="float">
            <text:p>0,286 </text:p>
          </table:table-cell>
          <table:table-cell table:style-name="ce29" table:formula="of:=STDEV([.C17:.L17])" office:value-type="float" office:value="4.45033236284503" calcext:value-type="float">
            <text:p>4,450 </text:p>
          </table:table-cell>
          <table:table-cell table:style-name="ce36" office:value-type="float" office:value="0.0501730329376851" calcext:value-type="float">
            <text:p>0,050 </text:p>
          </table:table-cell>
          <table:table-cell table:style-name="ce29"/>
          <table:table-cell table:style-name="ce29" office:value-type="float" office:value="9.67825973005955" calcext:value-type="float">
            <text:p>9,678 </text:p>
          </table:table-cell>
          <table:table-cell table:style-name="ce29" office:value-type="float" office:value="10.488091051174" calcext:value-type="float">
            <text:p>10,488 </text:p>
          </table:table-cell>
          <table:table-cell table:style-name="ce29" office:value-type="float" office:value="12.2499699695038" calcext:value-type="float">
            <text:p>12,250 </text:p>
          </table:table-cell>
          <table:table-cell table:style-name="ce29" table:formula="of:=MEDIAN([.O17:.S17])" office:value-type="float" office:value="10.0831753906168" calcext:value-type="float">
            <text:p>10,083 </text:p>
          </table:table-cell>
          <table:table-cell table:style-name="ce29" table:formula="of:=STDEV([.O17:.S17])" office:value-type="float" office:value="5.48375608003113" calcext:value-type="float">
            <text:p>5,484 </text:p>
          </table:table-cell>
          <table:table-cell table:style-name="ce43" office:value-type="float" office:value="41.0738372929441" calcext:value-type="float">
            <text:p>41,074 </text:p>
          </table:table-cell>
          <table:table-cell table:style-name="ce29" office:value-type="float" office:value="89.9016534391917" calcext:value-type="float">
            <text:p>89,902 </text:p>
          </table:table-cell>
          <table:table-cell table:style-name="ce29" office:value-type="float" office:value="349.880762358877" calcext:value-type="float">
            <text:p>349,881 </text:p>
          </table:table-cell>
          <table:table-cell table:style-name="ce29" office:value-type="float" office:value="40.9916860375507" calcext:value-type="float">
            <text:p>40,992 </text:p>
          </table:table-cell>
          <table:table-cell office:value-type="float" office:value="26.4906353531196" calcext:value-type="float">
            <text:p>26,4906353531</text:p>
          </table:table-cell>
          <table:table-cell table:style-name="ce29" table:formula="of:=MEDIAN([.V17:.Z17])" office:value-type="float" office:value="41.0738372929441" calcext:value-type="float">
            <text:p>41,074 </text:p>
          </table:table-cell>
          <table:table-cell table:style-name="ce29" table:formula="of:=STDEV([.V17:.Z17])" office:value-type="float" office:value="136.412012761513" calcext:value-type="float">
            <text:p>136,41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80 cm</text:p>
          </table:table-cell>
          <table:table-cell table:style-name="ce29" office:value-type="float" office:value="1.84789698974201" calcext:value-type="float">
            <text:p>1,848 </text:p>
          </table:table-cell>
          <table:table-cell table:style-name="ce29" office:value-type="float" office:value="0" calcext:value-type="float">
            <text:p>0,000 </text:p>
          </table:table-cell>
          <table:table-cell table:style-name="ce31" office:value-type="float" office:value="3.30454768283088" calcext:value-type="float">
            <text:p>3,305 </text:p>
          </table:table-cell>
          <table:table-cell table:style-name="ce31" office:value-type="float" office:value="2.86969216732399" calcext:value-type="float">
            <text:p>2,870 </text:p>
          </table:table-cell>
          <table:table-cell table:style-name="ce31" office:value-type="float" office:value="1.67272250394361" calcext:value-type="float">
            <text:p>1,673 </text:p>
          </table:table-cell>
          <table:table-cell table:style-name="ce31" office:value-type="float" office:value="2.0313939557021" calcext:value-type="float">
            <text:p>2,031 </text:p>
          </table:table-cell>
          <table:table-cell table:style-name="ce29" office:value-type="float" office:value="1.62840620007592" calcext:value-type="float">
            <text:p>1,628 </text:p>
          </table:table-cell>
          <table:table-cell table:style-name="ce29" office:value-type="float" office:value="0.744354587382735" calcext:value-type="float">
            <text:p>0,744 </text:p>
          </table:table-cell>
          <table:table-cell table:style-name="ce29" office:value-type="float" office:value="1.57334047003004" calcext:value-type="float">
            <text:p>1,573 </text:p>
          </table:table-cell>
          <table:table-cell table:style-name="ce29" office:value-type="float" office:value="2.78022622195931" calcext:value-type="float">
            <text:p>2,780 </text:p>
          </table:table-cell>
          <table:table-cell table:style-name="ce29" table:formula="of:=MEDIAN([.C18:.I18])" office:value-type="float" office:value="1.84789698974201" calcext:value-type="float">
            <text:p>1,848 </text:p>
          </table:table-cell>
          <table:table-cell table:style-name="ce29" table:formula="of:=STDEV([.C18:.L18])" office:value-type="float" office:value="0.991940221656201" calcext:value-type="float">
            <text:p>0,992 </text:p>
          </table:table-cell>
          <table:table-cell table:style-name="ce36" office:value-type="float" office:value="0.936778257361389" calcext:value-type="float">
            <text:p>0,937 </text:p>
          </table:table-cell>
          <table:table-cell table:style-name="ce29"/>
          <table:table-cell table:style-name="ce29" office:value-type="float" office:value="19.3721087789213" calcext:value-type="float">
            <text:p>19,372 </text:p>
          </table:table-cell>
          <table:table-cell table:style-name="ce29" office:value-type="float" office:value="24.1944515643976" calcext:value-type="float">
            <text:p>24,194 </text:p>
          </table:table-cell>
          <table:table-cell table:style-name="ce29" office:value-type="float" office:value="32.9865088903712" calcext:value-type="float">
            <text:p>32,987 </text:p>
          </table:table-cell>
          <table:table-cell table:style-name="ce29" table:formula="of:=MEDIAN([.O18:.S18])" office:value-type="float" office:value="21.7832801716594" calcext:value-type="float">
            <text:p>21,783 </text:p>
          </table:table-cell>
          <table:table-cell table:style-name="ce29" table:formula="of:=STDEV([.O18:.S18])" office:value-type="float" office:value="13.5211968315893" calcext:value-type="float">
            <text:p>13,521 </text:p>
          </table:table-cell>
          <table:table-cell table:style-name="ce43" office:value-type="float" office:value="82.4730651967064" calcext:value-type="float">
            <text:p>82,473 </text:p>
          </table:table-cell>
          <table:table-cell table:style-name="ce29" office:value-type="float" office:value="222.464610232402" calcext:value-type="float">
            <text:p>222,465 </text:p>
          </table:table-cell>
          <table:table-cell table:style-name="ce29" office:value-type="float" office:value="435.302253546292" calcext:value-type="float">
            <text:p>435,302 </text:p>
          </table:table-cell>
          <table:table-cell table:style-name="ce29" office:value-type="float" office:value="61.70103011226" calcext:value-type="float">
            <text:p>61,701 </text:p>
          </table:table-cell>
          <table:table-cell office:value-type="float" office:value="31.7847536888776" calcext:value-type="float">
            <text:p>31,7847536889</text:p>
          </table:table-cell>
          <table:table-cell table:style-name="ce29" table:formula="of:=MEDIAN([.V18:.Z18])" office:value-type="float" office:value="82.4730651967064" calcext:value-type="float">
            <text:p>82,473 </text:p>
          </table:table-cell>
          <table:table-cell table:style-name="ce29" table:formula="of:=STDEV([.V18:.Z18])" office:value-type="float" office:value="167.016418419195" calcext:value-type="float">
            <text:p>167,016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80 cm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3.45697469441464" calcext:value-type="float">
            <text:p>3,457 </text:p>
          </table:table-cell>
          <table:table-cell table:style-name="ce31" office:value-type="float" office:value="0.820386227004387" calcext:value-type="float">
            <text:p>0,820 </text:p>
          </table:table-cell>
          <table:table-cell table:style-name="ce31" office:value-type="float" office:value="0.212897891020112" calcext:value-type="float">
            <text:p>0,213 </text:p>
          </table:table-cell>
          <table:table-cell table:style-name="ce31" office:value-type="float" office:value="2.96794680790923" calcext:value-type="float">
            <text:p>2,968 </text:p>
          </table:table-cell>
          <table:table-cell table:style-name="ce31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733137963978471" calcext:value-type="float">
            <text:p>0,73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C19:.I19])" office:value-type="float" office:value="0.212897891020112" calcext:value-type="float">
            <text:p>0,213 </text:p>
          </table:table-cell>
          <table:table-cell table:style-name="ce29" table:formula="of:=STDEV([.C19:.L19])" office:value-type="float" office:value="1.30407147334963" calcext:value-type="float">
            <text:p>1,304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6.22095893276136" calcext:value-type="float">
            <text:p>6,22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6.0001515441438" calcext:value-type="float">
            <text:p>6,000 </text:p>
          </table:table-cell>
          <table:table-cell table:style-name="ce29" table:formula="of:=MEDIAN([.O19:.S19])" office:value-type="float" office:value="0" calcext:value-type="float">
            <text:p>0,000 </text:p>
          </table:table-cell>
          <table:table-cell table:style-name="ce29" table:formula="of:=STDEV([.O19:.S19])" office:value-type="float" office:value="3.34779928975926" calcext:value-type="float">
            <text:p>3,348 </text:p>
          </table:table-cell>
          <table:table-cell table:style-name="ce43" office:value-type="float" office:value="24.5233619033434" calcext:value-type="float">
            <text:p>24,523 </text:p>
          </table:table-cell>
          <table:table-cell table:style-name="ce29" office:value-type="float" office:value="39.6087400043094" calcext:value-type="float">
            <text:p>39,609 </text:p>
          </table:table-cell>
          <table:table-cell table:style-name="ce29" office:value-type="float" office:value="41.1548010050267" calcext:value-type="float">
            <text:p>41,155 </text:p>
          </table:table-cell>
          <table:table-cell table:style-name="ce29" office:value-type="float" office:value="20.8504055003271" calcext:value-type="float">
            <text:p>20,850 </text:p>
          </table:table-cell>
          <table:table-cell office:value-type="float" office:value="9.9483499172052" calcext:value-type="float">
            <text:p>9,9483499172</text:p>
          </table:table-cell>
          <table:table-cell table:style-name="ce29" table:formula="of:=MEDIAN([.V19:.Z19])" office:value-type="float" office:value="24.5233619033434" calcext:value-type="float">
            <text:p>24,523 </text:p>
          </table:table-cell>
          <table:table-cell table:style-name="ce29" table:formula="of:=STDEV([.V19:.Z19])" office:value-type="float" office:value="13.1701651897811" calcext:value-type="float">
            <text:p>13,17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80 cm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1.05990761209549" calcext:value-type="float">
            <text:p>1,060 </text:p>
          </table:table-cell>
          <table:table-cell table:number-columns-repeated="3" table:style-name="ce31" office:value-type="float" office:value="0" calcext:value-type="float">
            <text:p>0,000 </text:p>
          </table:table-cell>
          <table:table-cell table:style-name="ce31" office:value-type="float" office:value="0.434971719951373" calcext:value-type="float">
            <text:p>0,435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1.71356550511887" calcext:value-type="float">
            <text:p>1,714 </text:p>
          </table:table-cell>
          <table:table-cell table:style-name="ce29" office:value-type="float" office:value="1.58839334982664" calcext:value-type="float">
            <text:p>1,588 </text:p>
          </table:table-cell>
          <table:table-cell table:style-name="ce29" table:formula="of:=MEDIAN([.C20:.I20])" office:value-type="float" office:value="0" calcext:value-type="float">
            <text:p>0,000 </text:p>
          </table:table-cell>
          <table:table-cell table:style-name="ce29" table:formula="of:=STDEV([.C20:.L20])" office:value-type="float" office:value="0.704819839724496" calcext:value-type="float">
            <text:p>0,705 </text:p>
          </table:table-cell>
          <table:table-cell table:style-name="ce36" office:value-type="float" office:value="0.354767766787323" calcext:value-type="float">
            <text:p>0,355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1.84681152249944" calcext:value-type="float">
            <text:p>1,847 </text:p>
          </table:table-cell>
          <table:table-cell table:style-name="ce29" office:value-type="float" office:value="0.302157460770284" calcext:value-type="float">
            <text:p>0,302 </text:p>
          </table:table-cell>
          <table:table-cell table:style-name="ce29" table:formula="of:=MEDIAN([.O20:.S20])" office:value-type="float" office:value="0.302157460770284" calcext:value-type="float">
            <text:p>0,302 </text:p>
          </table:table-cell>
          <table:table-cell table:style-name="ce29" table:formula="of:=STDEV([.O20:.S20])" office:value-type="float" office:value="0.770411019581409" calcext:value-type="float">
            <text:p>0,770 </text:p>
          </table:table-cell>
          <table:table-cell table:style-name="ce43" office:value-type="float" office:value="1.85122243536498" calcext:value-type="float">
            <text:p>1,851 </text:p>
          </table:table-cell>
          <table:table-cell table:style-name="ce29" office:value-type="float" office:value="3.79218756477445" calcext:value-type="float">
            <text:p>3,792 </text:p>
          </table:table-cell>
          <table:table-cell table:style-name="ce29" office:value-type="float" office:value="13.7040840056392" calcext:value-type="float">
            <text:p>13,704 </text:p>
          </table:table-cell>
          <table:table-cell table:style-name="ce29" office:value-type="float" office:value="1.93715870518694" calcext:value-type="float">
            <text:p>1,937 </text:p>
          </table:table-cell>
          <table:table-cell office:value-type="float" office:value="5.8848066478942" calcext:value-type="float">
            <text:p>5,8848066479</text:p>
          </table:table-cell>
          <table:table-cell table:style-name="ce29" table:formula="of:=MEDIAN([.V20:.Z20])" office:value-type="float" office:value="3.79218756477445" calcext:value-type="float">
            <text:p>3,792 </text:p>
          </table:table-cell>
          <table:table-cell table:style-name="ce29" table:formula="of:=STDEV([.V20:.Z20])" office:value-type="float" office:value="4.90808664926772" calcext:value-type="float">
            <text:p>4,90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80 cm</text:p>
          </table:table-cell>
          <table:table-cell table:style-name="ce46"/>
          <table:table-cell table:style-name="ce37"/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19579848592628" calcext:value-type="float">
            <text:p>0,196 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267310190108807" calcext:value-type="float">
            <text:p>0,267 </text:p>
          </table:table-cell>
          <table:table-cell table:style-name="ce29" office:value-type="float" office:value="0.867904918643453" calcext:value-type="float">
            <text:p>0,868 </text:p>
          </table:table-cell>
          <table:table-cell table:style-name="ce29" office:value-type="float" office:value="1.28153342769825" calcext:value-type="float">
            <text:p>1,282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C21:.I21])" office:value-type="float" office:value="0.19579848592628" calcext:value-type="float">
            <text:p>0,196 </text:p>
          </table:table-cell>
          <table:table-cell table:style-name="ce29" table:formula="of:=STDEV([.C21:.L21])" office:value-type="float" office:value="0.485828220071418" calcext:value-type="float">
            <text:p>0,486 </text:p>
          </table:table-cell>
          <table:table-cell table:style-name="ce36" office:value-type="float" office:value="0.779310591650269" calcext:value-type="float">
            <text:p>0,779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219062199227853" calcext:value-type="float">
            <text:p>0,219 </text:p>
          </table:table-cell>
          <table:table-cell table:style-name="ce29" office:value-type="float" office:value="1.53541204456037" calcext:value-type="float">
            <text:p>1,535 </text:p>
          </table:table-cell>
          <table:table-cell table:style-name="ce29" table:formula="of:=MEDIAN([.O21:.S21])" office:value-type="float" office:value="0.219062199227853" calcext:value-type="float">
            <text:p>0,219 </text:p>
          </table:table-cell>
          <table:table-cell table:style-name="ce29" table:formula="of:=STDEV([.O21:.S21])" office:value-type="float" office:value="0.657417347183331" calcext:value-type="float">
            <text:p>0,657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.111330869207359" calcext:value-type="float">
            <text:p>0,111 </text:p>
          </table:table-cell>
          <table:table-cell table:style-name="ce29" office:value-type="float" office:value="1.25886869532659" calcext:value-type="float">
            <text:p>1,259 </text:p>
          </table:table-cell>
          <table:table-cell table:style-name="ce29" office:value-type="float" office:value="0.132988271640985" calcext:value-type="float">
            <text:p>0,133 </text:p>
          </table:table-cell>
          <table:table-cell office:value-type="float" office:value="0.210554301053719" calcext:value-type="float">
            <text:p>0,2105543011</text:p>
          </table:table-cell>
          <table:table-cell table:style-name="ce29" table:formula="of:=MEDIAN([.V21:.Z21])" office:value-type="float" office:value="0.132988271640985" calcext:value-type="float">
            <text:p>0,133 </text:p>
          </table:table-cell>
          <table:table-cell table:style-name="ce29" table:formula="of:=STDEV([.V21:.Z21])" office:value-type="float" office:value="0.517634409118878" calcext:value-type="float">
            <text:p>0,51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80 cm</text:p>
          </table:table-cell>
          <table:table-cell table:style-name="ce46"/>
          <table:table-cell table:style-name="ce37"/>
          <table:table-cell table:style-name="ce31" office:value-type="float" office:value="2.50687668618133" calcext:value-type="float">
            <text:p>2,507 </text:p>
          </table:table-cell>
          <table:table-cell table:style-name="ce31" office:value-type="float" office:value="0.42019212122419" calcext:value-type="float">
            <text:p>0,420 </text:p>
          </table:table-cell>
          <table:table-cell table:style-name="ce31" office:value-type="float" office:value="0.461983726235568" calcext:value-type="float">
            <text:p>0,462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office:value-type="float" office:value="0.515248253941042" calcext:value-type="float">
            <text:p>0,515 </text:p>
          </table:table-cell>
          <table:table-cell table:style-name="ce29" office:value-type="float" office:value="0.170825601808761" calcext:value-type="float">
            <text:p>0,171 </text:p>
          </table:table-cell>
          <table:table-cell table:style-name="ce29" office:value-type="float" office:value="0.166540286243103" calcext:value-type="float">
            <text:p>0,167 </text:p>
          </table:table-cell>
          <table:table-cell table:style-name="ce29" office:value-type="float" office:value="0.890495168323689" calcext:value-type="float">
            <text:p>0,890 </text:p>
          </table:table-cell>
          <table:table-cell table:style-name="ce29" table:formula="of:=MEDIAN([.C22:.I22])" office:value-type="float" office:value="0.461983726235568" calcext:value-type="float">
            <text:p>0,462 </text:p>
          </table:table-cell>
          <table:table-cell table:style-name="ce29" table:formula="of:=STDEV([.C22:.L22])" office:value-type="float" office:value="0.801553394876417" calcext:value-type="float">
            <text:p>0,802 </text:p>
          </table:table-cell>
          <table:table-cell table:style-name="ce36" office:value-type="float" office:value="0" calcext:value-type="float">
            <text:p>0,000 </text:p>
          </table:table-cell>
          <table:table-cell table:number-columns-repeated="3" table:style-name="ce29" office:value-type="float" office:value="0" calcext:value-type="float">
            <text:p>0,000 </text:p>
          </table:table-cell>
          <table:table-cell table:style-name="ce29" office:value-type="float" office:value="0.0316654866379166" calcext:value-type="float">
            <text:p>0,032 </text:p>
          </table:table-cell>
          <table:table-cell table:style-name="ce29" table:formula="of:=MEDIAN([.O22:.S22])" office:value-type="float" office:value="0" calcext:value-type="float">
            <text:p>0,000 </text:p>
          </table:table-cell>
          <table:table-cell table:style-name="ce29" table:formula="of:=STDEV([.O22:.S22])" office:value-type="float" office:value="0.0141612361325986" calcext:value-type="float">
            <text:p>0,014 </text:p>
          </table:table-cell>
          <table:table-cell table:style-name="ce43" office:value-type="float" office:value="0" calcext:value-type="float">
            <text:p>0,000 </text:p>
          </table:table-cell>
          <table:table-cell table:style-name="ce29" office:value-type="float" office:value="0.54197158004778" calcext:value-type="float">
            <text:p>0,542 </text:p>
          </table:table-cell>
          <table:table-cell table:style-name="ce29" office:value-type="float" office:value="2.26010206286581" calcext:value-type="float">
            <text:p>2,260 </text:p>
          </table:table-cell>
          <table:table-cell table:style-name="ce29" office:value-type="float" office:value="0" calcext:value-type="float">
            <text:p>0,000 </text:p>
          </table:table-cell>
          <table:table-cell office:value-type="float" office:value="0" calcext:value-type="float">
            <text:p>0</text:p>
          </table:table-cell>
          <table:table-cell table:style-name="ce29" table:formula="of:=MEDIAN([.V22:.Z22])" office:value-type="float" office:value="0" calcext:value-type="float">
            <text:p>0,000 </text:p>
          </table:table-cell>
          <table:table-cell table:style-name="ce29" table:formula="of:=STDEV([.V22:.Z22])" office:value-type="float" office:value="0.978707206993947" calcext:value-type="float">
            <text:p>0,979 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Tree-12 h 80 cm</text:p>
          </table:table-cell>
          <table:table-cell table:style-name="ce47"/>
          <table:table-cell table:style-name="ce38"/>
          <table:table-cell table:style-name="ce35" office:value-type="float" office:value="0" calcext:value-type="float">
            <text:p>0,000 </text:p>
          </table:table-cell>
          <table:table-cell table:style-name="ce35" office:value-type="float" office:value="1.18171308726657" calcext:value-type="float">
            <text:p>1,182 </text:p>
          </table:table-cell>
          <table:table-cell table:style-name="ce35" office:value-type="float" office:value="0.314795388516596" calcext:value-type="float">
            <text:p>0,315 </text:p>
          </table:table-cell>
          <table:table-cell table:style-name="ce35" office:value-type="float" office:value="0" calcext:value-type="float">
            <text:p>0,000 </text:p>
          </table:table-cell>
          <table:table-cell table:style-name="ce42" office:value-type="float" office:value="0" calcext:value-type="float">
            <text:p>0,000 </text:p>
          </table:table-cell>
          <table:table-cell table:style-name="ce42" office:value-type="float" office:value="0.0366313062347129" calcext:value-type="float">
            <text:p>0,037 </text:p>
          </table:table-cell>
          <table:table-cell table:style-name="ce42" office:value-type="float" office:value="0" calcext:value-type="float">
            <text:p>0,000 </text:p>
          </table:table-cell>
          <table:table-cell table:style-name="ce42" office:value-type="float" office:value="0.0547803607028496" calcext:value-type="float">
            <text:p>0,055 </text:p>
          </table:table-cell>
          <table:table-cell table:style-name="ce42" table:formula="of:=MEDIAN([.C23:.I23])" office:value-type="float" office:value="0" calcext:value-type="float">
            <text:p>0,000 </text:p>
          </table:table-cell>
          <table:table-cell table:style-name="ce29" table:formula="of:=STDEV([.C23:.L23])" office:value-type="float" office:value="0.411391089615695" calcext:value-type="float">
            <text:p>0,411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 office:value-type="float" office:value="0.102804894479288" calcext:value-type="float">
            <text:p>0,103 </text:p>
          </table:table-cell>
          <table:table-cell table:style-name="ce29" office:value-type="float" office:value="0.162457118580064" calcext:value-type="float">
            <text:p>0,162 </text:p>
          </table:table-cell>
          <table:table-cell table:style-name="ce29" office:value-type="float" office:value="0.990567930560361" calcext:value-type="float">
            <text:p>0,991 </text:p>
          </table:table-cell>
          <table:table-cell table:style-name="ce29" office:value-type="float" office:value="0.861441658409567" calcext:value-type="float">
            <text:p>0,861 </text:p>
          </table:table-cell>
          <table:table-cell table:style-name="ce29" table:formula="of:=MEDIAN([.O23:.S23])" office:value-type="float" office:value="0.162457118580064" calcext:value-type="float">
            <text:p>0,162 </text:p>
          </table:table-cell>
          <table:table-cell table:style-name="ce29" table:formula="of:=STDEV([.O23:.S23])" office:value-type="float" office:value="0.464677283244073" calcext:value-type="float">
            <text:p>0,465 </text:p>
          </table:table-cell>
          <table:table-cell table:style-name="ce43" office:value-type="float" office:value="6.5477196132123" calcext:value-type="float">
            <text:p>6,548 </text:p>
          </table:table-cell>
          <table:table-cell table:style-name="ce29" office:value-type="float" office:value="6.3585254500236" calcext:value-type="float">
            <text:p>6,359 </text:p>
          </table:table-cell>
          <table:table-cell table:style-name="ce29" office:value-type="float" office:value="25.8236017619663" calcext:value-type="float">
            <text:p>25,824 </text:p>
          </table:table-cell>
          <table:table-cell table:style-name="ce29" office:value-type="float" office:value="11.12750729017" calcext:value-type="float">
            <text:p>11,128 </text:p>
          </table:table-cell>
          <table:table-cell office:value-type="float" office:value="5.50483567092355" calcext:value-type="float">
            <text:p>5,5048356709</text:p>
          </table:table-cell>
          <table:table-cell table:style-name="ce29" table:formula="of:=MEDIAN([.V23:.Z23])" office:value-type="float" office:value="6.5477196132123" calcext:value-type="float">
            <text:p>6,548 </text:p>
          </table:table-cell>
          <table:table-cell table:style-name="ce29" table:formula="of:=STDEV([.V23:.Z23])" office:value-type="float" office:value="8.5336409091074" calcext:value-type="float">
            <text:p>8,53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2 h 170 cm</text:p>
          </table:table-cell>
          <table:table-cell table:style-name="ce29" office:value-type="float" office:value="1.34434714495922" calcext:value-type="float">
            <text:p>1,344 </text:p>
          </table:table-cell>
          <table:table-cell table:style-name="ce29" office:value-type="float" office:value="0.611673716340269" calcext:value-type="float">
            <text:p>0,612 </text:p>
          </table:table-cell>
          <table:table-cell table:style-name="ce31" office:value-type="float" office:value="1.96655603246012" calcext:value-type="float">
            <text:p>1,967 </text:p>
          </table:table-cell>
          <table:table-cell table:style-name="ce31" office:value-type="float" office:value="2.5350618152082" calcext:value-type="float">
            <text:p>2,535 </text:p>
          </table:table-cell>
          <table:table-cell table:style-name="ce48" office:value-type="float" office:value="5.64829562419294" calcext:value-type="float">
            <text:p>5,648 </text:p>
          </table:table-cell>
          <table:table-cell table:style-name="ce31" office:value-type="float" office:value="0.853675937676133" calcext:value-type="float">
            <text:p>0,854 </text:p>
          </table:table-cell>
          <table:table-cell table:style-name="ce29" office:value-type="float" office:value="1.45079255988653" calcext:value-type="float">
            <text:p>1,45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808353674551821" calcext:value-type="float">
            <text:p>0,808 </text:p>
          </table:table-cell>
          <table:table-cell table:style-name="ce29" office:value-type="float" office:value="7.13283575594814" calcext:value-type="float">
            <text:p>7,133 </text:p>
          </table:table-cell>
          <table:table-cell table:style-name="ce29" table:formula="of:=MEDIAN([.C24:.I24])" office:value-type="float" office:value="1.45079255988653" calcext:value-type="float">
            <text:p>1,451 </text:p>
          </table:table-cell>
          <table:table-cell table:style-name="ce29" table:formula="of:=STDEV([.C24:.L24])" office:value-type="float" office:value="2.32817320034198" calcext:value-type="float">
            <text:p>2,328 </text:p>
          </table:table-cell>
          <table:table-cell table:style-name="ce36" office:value-type="float" office:value="2.04107283858157" calcext:value-type="float">
            <text:p>2,041 </text:p>
          </table:table-cell>
          <table:table-cell table:style-name="ce29"/>
          <table:table-cell table:style-name="ce29" office:value-type="float" office:value="6.70037152778359" calcext:value-type="float">
            <text:p>6,700 </text:p>
          </table:table-cell>
          <table:table-cell table:style-name="ce29" office:value-type="float" office:value="7.90031710093371" calcext:value-type="float">
            <text:p>7,900 </text:p>
          </table:table-cell>
          <table:table-cell table:style-name="ce29" office:value-type="float" office:value="7.36274023625475" calcext:value-type="float">
            <text:p>7,363 </text:p>
          </table:table-cell>
          <table:table-cell table:style-name="ce29" table:formula="of:=MEDIAN([.O24:.S24])" office:value-type="float" office:value="7.03155588201917" calcext:value-type="float">
            <text:p>7,032 </text:p>
          </table:table-cell>
          <table:table-cell table:style-name="ce29" table:formula="of:=STDEV([.O24:.S24])" office:value-type="float" office:value="2.68526134765448" calcext:value-type="float">
            <text:p>2,685 </text:p>
          </table:table-cell>
          <table:table-cell table:style-name="ce43" office:value-type="float" office:value="25.5550712212608" calcext:value-type="float">
            <text:p>25,555 </text:p>
          </table:table-cell>
          <table:table-cell table:style-name="ce29" office:value-type="float" office:value="53.8169388175933" calcext:value-type="float">
            <text:p>53,817 </text:p>
          </table:table-cell>
          <table:table-cell table:style-name="ce29" office:value-type="float" office:value="83.8642671923627" calcext:value-type="float">
            <text:p>83,864 </text:p>
          </table:table-cell>
          <table:table-cell table:style-name="ce29" office:value-type="float" office:value="22.1987809035765" calcext:value-type="float">
            <text:p>22,199 </text:p>
          </table:table-cell>
          <table:table-cell office:value-type="float" office:value="18.131469173203" calcext:value-type="float">
            <text:p>18,1314691732</text:p>
          </table:table-cell>
          <table:table-cell table:style-name="ce29" table:formula="of:=MEDIAN([.V24:.Z24])" office:value-type="float" office:value="25.5550712212608" calcext:value-type="float">
            <text:p>25,555 </text:p>
          </table:table-cell>
          <table:table-cell table:style-name="ce29" table:formula="of:=STDEV([.V24:.Z24])" office:value-type="float" office:value="27.9115107100487" calcext:value-type="float">
            <text:p>27,912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3 h 170 cm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31" office:value-type="float" office:value="2.67154099842506" calcext:value-type="float">
            <text:p>2,672 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934590143615355" calcext:value-type="float">
            <text:p>0,935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office:value-type="float" office:value="0.206211766289334" calcext:value-type="float">
            <text:p>0,206 </text:p>
          </table:table-cell>
          <table:table-cell table:style-name="ce29" office:value-type="float" office:value="0.491028212060391" calcext:value-type="float">
            <text:p>0,491 </text:p>
          </table:table-cell>
          <table:table-cell table:style-name="ce29" office:value-type="float" office:value="0.131822189711149" calcext:value-type="float">
            <text:p>0,132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C25:.I25])" office:value-type="float" office:value="0" calcext:value-type="float">
            <text:p>0,000 </text:p>
          </table:table-cell>
          <table:table-cell table:style-name="ce29" table:formula="of:=STDEV([.C25:.L25])" office:value-type="float" office:value="0.839610039132445" calcext:value-type="float">
            <text:p>0,840 </text:p>
          </table:table-cell>
          <table:table-cell table:style-name="ce36" office:value-type="float" office:value="0.0193842181773887" calcext:value-type="float">
            <text:p>0,019 </text:p>
          </table:table-cell>
          <table:table-cell table:style-name="ce29"/>
          <table:table-cell table:style-name="ce29" office:value-type="float" office:value="1.94411120317191" calcext:value-type="float">
            <text:p>1,944 </text:p>
          </table:table-cell>
          <table:table-cell table:style-name="ce29" office:value-type="float" office:value="2.97019698519115" calcext:value-type="float">
            <text:p>2,970 </text:p>
          </table:table-cell>
          <table:table-cell table:style-name="ce29" office:value-type="float" office:value="2.04494090235973" calcext:value-type="float">
            <text:p>2,045 </text:p>
          </table:table-cell>
          <table:table-cell table:style-name="ce29" table:formula="of:=MEDIAN([.O25:.S25])" office:value-type="float" office:value="1.99452605276582" calcext:value-type="float">
            <text:p>1,995 </text:p>
          </table:table-cell>
          <table:table-cell table:style-name="ce29" table:formula="of:=STDEV([.O25:.S25])" office:value-type="float" office:value="1.23941744759013" calcext:value-type="float">
            <text:p>1,239 </text:p>
          </table:table-cell>
          <table:table-cell table:style-name="ce43" office:value-type="float" office:value="7.04870517048601" calcext:value-type="float">
            <text:p>7,049 </text:p>
          </table:table-cell>
          <table:table-cell table:style-name="ce29" office:value-type="float" office:value="12.4110120217328" calcext:value-type="float">
            <text:p>12,411 </text:p>
          </table:table-cell>
          <table:table-cell table:style-name="ce29" office:value-type="float" office:value="41.9105668860266" calcext:value-type="float">
            <text:p>41,911 </text:p>
          </table:table-cell>
          <table:table-cell table:style-name="ce29" office:value-type="float" office:value="8.68225703033205" calcext:value-type="float">
            <text:p>8,682 </text:p>
          </table:table-cell>
          <table:table-cell office:value-type="float" office:value="0" calcext:value-type="float">
            <text:p>0</text:p>
          </table:table-cell>
          <table:table-cell table:style-name="ce29" table:formula="of:=MEDIAN([.V25:.Z25])" office:value-type="float" office:value="8.68225703033205" calcext:value-type="float">
            <text:p>8,682 </text:p>
          </table:table-cell>
          <table:table-cell table:style-name="ce29" table:formula="of:=STDEV([.V25:.Z25])" office:value-type="float" office:value="16.2336299443401" calcext:value-type="float">
            <text:p>16,23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4 h 170 cm</text:p>
          </table:table-cell>
          <table:table-cell table:style-name="ce29" office:value-type="float" office:value="0.54905920793628" calcext:value-type="float">
            <text:p>0,549 </text:p>
          </table:table-cell>
          <table:table-cell table:style-name="ce29" office:value-type="float" office:value="1.09622338150218" calcext:value-type="float">
            <text:p>1,096 </text:p>
          </table:table-cell>
          <table:table-cell table:style-name="ce31" office:value-type="float" office:value="0.566633563714539" calcext:value-type="float">
            <text:p>0,567 </text:p>
          </table:table-cell>
          <table:table-cell table:style-name="ce31" office:value-type="float" office:value="1.10674387204412" calcext:value-type="float">
            <text:p>1,107 </text:p>
          </table:table-cell>
          <table:table-cell table:style-name="ce31" office:value-type="float" office:value="1.63936642665878" calcext:value-type="float">
            <text:p>1,639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office:value-type="float" office:value="0.531073621333493" calcext:value-type="float">
            <text:p>0,531 </text:p>
          </table:table-cell>
          <table:table-cell table:style-name="ce29" office:value-type="float" office:value="0.652213997626822" calcext:value-type="float">
            <text:p>0,652 </text:p>
          </table:table-cell>
          <table:table-cell table:style-name="ce29" office:value-type="float" office:value="0.443342292854623" calcext:value-type="float">
            <text:p>0,44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C26:.I26])" office:value-type="float" office:value="0.566633563714539" calcext:value-type="float">
            <text:p>0,567 </text:p>
          </table:table-cell>
          <table:table-cell table:style-name="ce29" table:formula="of:=STDEV([.C26:.L26])" office:value-type="float" office:value="0.506058223100625" calcext:value-type="float">
            <text:p>0,506 </text:p>
          </table:table-cell>
          <table:table-cell table:style-name="ce36" office:value-type="float" office:value="1.01431883989821" calcext:value-type="float">
            <text:p>1,014 </text:p>
          </table:table-cell>
          <table:table-cell table:style-name="ce29"/>
          <table:table-cell table:style-name="ce29" office:value-type="float" office:value="4.24419292774117" calcext:value-type="float">
            <text:p>4,244 </text:p>
          </table:table-cell>
          <table:table-cell table:style-name="ce29" office:value-type="float" office:value="6.11063101142233" calcext:value-type="float">
            <text:p>6,111 </text:p>
          </table:table-cell>
          <table:table-cell table:style-name="ce29" office:value-type="float" office:value="6.00625887295154" calcext:value-type="float">
            <text:p>6,006 </text:p>
          </table:table-cell>
          <table:table-cell table:style-name="ce29" table:formula="of:=MEDIAN([.O26:.S26])" office:value-type="float" office:value="5.12522590034635" calcext:value-type="float">
            <text:p>5,125 </text:p>
          </table:table-cell>
          <table:table-cell table:style-name="ce29" table:formula="of:=STDEV([.O26:.S26])" office:value-type="float" office:value="2.37913343336951" calcext:value-type="float">
            <text:p>2,379 </text:p>
          </table:table-cell>
          <table:table-cell table:style-name="ce43" office:value-type="float" office:value="19.8415733639533" calcext:value-type="float">
            <text:p>19,842 </text:p>
          </table:table-cell>
          <table:table-cell table:style-name="ce29" office:value-type="float" office:value="55.0748566287793" calcext:value-type="float">
            <text:p>55,075 </text:p>
          </table:table-cell>
          <table:table-cell table:style-name="ce29" office:value-type="float" office:value="100.905162304168" calcext:value-type="float">
            <text:p>100,905 </text:p>
          </table:table-cell>
          <table:table-cell table:style-name="ce29" office:value-type="float" office:value="19.9369860543942" calcext:value-type="float">
            <text:p>19,937 </text:p>
          </table:table-cell>
          <table:table-cell office:value-type="float" office:value="0" calcext:value-type="float">
            <text:p>0</text:p>
          </table:table-cell>
          <table:table-cell table:style-name="ce29" table:formula="of:=MEDIAN([.V26:.Z26])" office:value-type="float" office:value="19.9369860543942" calcext:value-type="float">
            <text:p>19,937 </text:p>
          </table:table-cell>
          <table:table-cell table:style-name="ce29" table:formula="of:=STDEV([.V26:.Z26])" office:value-type="float" office:value="39.8182711175953" calcext:value-type="float">
            <text:p>39,81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6 h 170 cm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660999808411357" calcext:value-type="float">
            <text:p>0,661 </text:p>
          </table:table-cell>
          <table:table-cell table:style-name="ce31" office:value-type="float" office:value="0.393513601205969" calcext:value-type="float">
            <text:p>0,394 </text:p>
          </table:table-cell>
          <table:table-cell table:style-name="ce31" office:value-type="float" office:value="1.43451795719967" calcext:value-type="float">
            <text:p>1,435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64358891697498" calcext:value-type="float">
            <text:p>0,164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C27:.I27])" office:value-type="float" office:value="0" calcext:value-type="float">
            <text:p>0,000 </text:p>
          </table:table-cell>
          <table:table-cell table:style-name="ce29" table:formula="of:=STDEV([.C27:.L27])" office:value-type="float" office:value="0.468162048092127" calcext:value-type="float">
            <text:p>0,468 </text:p>
          </table:table-cell>
          <table:table-cell table:style-name="ce36" office:value-type="float" office:value="0.209845728481677" calcext:value-type="float">
            <text:p>0,210 </text:p>
          </table:table-cell>
          <table:table-cell table:style-name="ce29" office:value-type="float" office:value="0.547146902869146" calcext:value-type="float">
            <text:p>0,547 </text:p>
          </table:table-cell>
          <table:table-cell table:style-name="ce29" office:value-type="float" office:value="2.25257460452825" calcext:value-type="float">
            <text:p>2,253 </text:p>
          </table:table-cell>
          <table:table-cell table:style-name="ce29" office:value-type="float" office:value="2.26007540748496" calcext:value-type="float">
            <text:p>2,260 </text:p>
          </table:table-cell>
          <table:table-cell table:style-name="ce29" office:value-type="float" office:value="2.57361146888362" calcext:value-type="float">
            <text:p>2,574 </text:p>
          </table:table-cell>
          <table:table-cell table:style-name="ce29" table:formula="of:=MEDIAN([.O27:.S27])" office:value-type="float" office:value="2.25257460452825" calcext:value-type="float">
            <text:p>2,253 </text:p>
          </table:table-cell>
          <table:table-cell table:style-name="ce29" table:formula="of:=STDEV([.O27:.S27])" office:value-type="float" office:value="1.10063471897771" calcext:value-type="float">
            <text:p>1,101 </text:p>
          </table:table-cell>
          <table:table-cell table:style-name="ce43" office:value-type="float" office:value="7.76204395931288" calcext:value-type="float">
            <text:p>7,762 </text:p>
          </table:table-cell>
          <table:table-cell table:style-name="ce29" office:value-type="float" office:value="8.85516052955896" calcext:value-type="float">
            <text:p>8,855 </text:p>
          </table:table-cell>
          <table:table-cell table:style-name="ce29" office:value-type="float" office:value="19.5861712381167" calcext:value-type="float">
            <text:p>19,586 </text:p>
          </table:table-cell>
          <table:table-cell table:style-name="ce29" office:value-type="float" office:value="8.56597182970017" calcext:value-type="float">
            <text:p>8,566 </text:p>
          </table:table-cell>
          <table:table-cell office:value-type="float" office:value="6.0031079874968" calcext:value-type="float">
            <text:p>6,0031079875</text:p>
          </table:table-cell>
          <table:table-cell table:style-name="ce29" table:formula="of:=MEDIAN([.V27:.Z27])" office:value-type="float" office:value="8.56597182970017" calcext:value-type="float">
            <text:p>8,566 </text:p>
          </table:table-cell>
          <table:table-cell table:style-name="ce29" table:formula="of:=STDEV([.V27:.Z27])" office:value-type="float" office:value="5.38808938072903" calcext:value-type="float">
            <text:p>5,388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8 h 170 cm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0452532966094825" calcext:value-type="float">
            <text:p>0,045 </text:p>
          </table:table-cell>
          <table:table-cell table:number-columns-repeated="3" table:style-name="ce31" office:value-type="float" office:value="0" calcext:value-type="float">
            <text:p>0,000 </text:p>
          </table:table-cell>
          <table:table-cell table:style-name="ce31" office:value-type="float" office:value="0.34881118794855" calcext:value-type="float">
            <text:p>0,34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0053526464713" calcext:value-type="float">
            <text:p>0,101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C28:.I28])" office:value-type="float" office:value="0" calcext:value-type="float">
            <text:p>0,000 </text:p>
          </table:table-cell>
          <table:table-cell table:style-name="ce29" table:formula="of:=STDEV([.C28:.L28])" office:value-type="float" office:value="0.110232861574634" calcext:value-type="float">
            <text:p>0,110 </text:p>
          </table:table-cell>
          <table:table-cell table:style-name="ce36" office:value-type="float" office:value="0" calcext:value-type="float">
            <text:p>0,000 </text:p>
          </table:table-cell>
          <table:table-cell table:style-name="ce29" office:value-type="float" office:value="0.676590782781951" calcext:value-type="float">
            <text:p>0,677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763788188781527" calcext:value-type="float">
            <text:p>0,764 </text:p>
          </table:table-cell>
          <table:table-cell table:style-name="ce29" office:value-type="float" office:value="0.570639003544484" calcext:value-type="float">
            <text:p>0,571 </text:p>
          </table:table-cell>
          <table:table-cell table:style-name="ce29" table:formula="of:=MEDIAN([.O28:.S28])" office:value-type="float" office:value="0.570639003544484" calcext:value-type="float">
            <text:p>0,571 </text:p>
          </table:table-cell>
          <table:table-cell table:style-name="ce29" table:formula="of:=STDEV([.O28:.S28])" office:value-type="float" office:value="0.373476136383717" calcext:value-type="float">
            <text:p>0,373 </text:p>
          </table:table-cell>
          <table:table-cell table:style-name="ce43" office:value-type="float" office:value="0.687804686233974" calcext:value-type="float">
            <text:p>0,688 </text:p>
          </table:table-cell>
          <table:table-cell table:style-name="ce29" office:value-type="float" office:value="0.997661734877986" calcext:value-type="float">
            <text:p>0,998 </text:p>
          </table:table-cell>
          <table:table-cell table:style-name="ce29" office:value-type="float" office:value="3.15666306837036" calcext:value-type="float">
            <text:p>3,157 </text:p>
          </table:table-cell>
          <table:table-cell table:style-name="ce29" office:value-type="float" office:value="1.3249115636089" calcext:value-type="float">
            <text:p>1,325 </text:p>
          </table:table-cell>
          <table:table-cell office:value-type="float" office:value="1.60984690601847" calcext:value-type="float">
            <text:p>1,609846906</text:p>
          </table:table-cell>
          <table:table-cell table:style-name="ce29" table:formula="of:=MEDIAN([.V28:.Z28])" office:value-type="float" office:value="1.3249115636089" calcext:value-type="float">
            <text:p>1,325 </text:p>
          </table:table-cell>
          <table:table-cell table:style-name="ce29" table:formula="of:=STDEV([.V28:.Z28])" office:value-type="float" office:value="0.959677862273494" calcext:value-type="float">
            <text:p>0,960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9 h 170 cm</text:p>
          </table:table-cell>
          <table:table-cell table:style-name="ce46"/>
          <table:table-cell table:style-name="ce37"/>
          <table:table-cell table:style-name="ce31" office:value-type="float" office:value="6.07500243300536" calcext:value-type="float">
            <text:p>6,075 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417151039401718" calcext:value-type="float">
            <text:p>0,417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603653416016407" calcext:value-type="float">
            <text:p>0,604 </text:p>
          </table:table-cell>
          <table:table-cell table:style-name="ce29" office:value-type="float" office:value="0.283401314130176" calcext:value-type="float">
            <text:p>0,283 </text:p>
          </table:table-cell>
          <table:table-cell table:style-name="ce29" office:value-type="float" office:value="0.467729088749884" calcext:value-type="float">
            <text:p>0,468 </text:p>
          </table:table-cell>
          <table:table-cell table:style-name="ce29" table:formula="of:=MEDIAN([.C29:.I29])" office:value-type="float" office:value="0" calcext:value-type="float">
            <text:p>0,000 </text:p>
          </table:table-cell>
          <table:table-cell table:style-name="ce29" table:formula="of:=STDEV([.C29:.L29])" office:value-type="float" office:value="2.07179531173088" calcext:value-type="float">
            <text:p>2,072 </text:p>
          </table:table-cell>
          <table:table-cell table:style-name="ce36" office:value-type="float" office:value="0.182463605971769" calcext:value-type="float">
            <text:p>0,182 </text:p>
          </table:table-cell>
          <table:table-cell table:style-name="ce29" office:value-type="float" office:value="2.6312563104453" calcext:value-type="float">
            <text:p>2,631 </text:p>
          </table:table-cell>
          <table:table-cell table:style-name="ce29" office:value-type="float" office:value="0.987870555265599" calcext:value-type="float">
            <text:p>0,988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table:formula="of:=MEDIAN([.O29:.S29])" office:value-type="float" office:value="0.182463605971769" calcext:value-type="float">
            <text:p>0,182 </text:p>
          </table:table-cell>
          <table:table-cell table:style-name="ce29" table:formula="of:=STDEV([.O29:.S29])" office:value-type="float" office:value="1.12275030058396" calcext:value-type="float">
            <text:p>1,123 </text:p>
          </table:table-cell>
          <table:table-cell table:style-name="ce43" office:value-type="float" office:value="0.411616197594071" calcext:value-type="float">
            <text:p>0,412 </text:p>
          </table:table-cell>
          <table:table-cell table:style-name="ce29" office:value-type="float" office:value="0.740511629119962" calcext:value-type="float">
            <text:p>0,741 </text:p>
          </table:table-cell>
          <table:table-cell table:style-name="ce29" office:value-type="float" office:value="0.295364571201098" calcext:value-type="float">
            <text:p>0,295 </text:p>
          </table:table-cell>
          <table:table-cell table:style-name="ce29" office:value-type="float" office:value="0.757285486696035" calcext:value-type="float">
            <text:p>0,757 </text:p>
          </table:table-cell>
          <table:table-cell office:value-type="float" office:value="0.22388518181042" calcext:value-type="float">
            <text:p>0,2238851818</text:p>
          </table:table-cell>
          <table:table-cell table:style-name="ce29" table:formula="of:=MEDIAN([.V29:.Z29])" office:value-type="float" office:value="0.411616197594071" calcext:value-type="float">
            <text:p>0,412 </text:p>
          </table:table-cell>
          <table:table-cell table:style-name="ce29" table:formula="of:=STDEV([.V29:.Z29])" office:value-type="float" office:value="0.249474759173741" calcext:value-type="float">
            <text:p>0,249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1 h 170 cm</text:p>
          </table:table-cell>
          <table:table-cell table:style-name="ce46"/>
          <table:table-cell table:style-name="ce37"/>
          <table:table-cell table:number-columns-repeated="4" table:style-name="ce31" office:value-type="float" office:value="0" calcext:value-type="float">
            <text:p>0,000 </text:p>
          </table:table-cell>
          <table:table-cell table:style-name="ce29" office:value-type="float" office:value="1.08568446514902" calcext:value-type="float">
            <text:p>1,086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0211334716516182" calcext:value-type="float">
            <text:p>0,021 </text:p>
          </table:table-cell>
          <table:table-cell table:style-name="ce29" table:formula="of:=MEDIAN([.C30:.I30])" office:value-type="float" office:value="0" calcext:value-type="float">
            <text:p>0,000 </text:p>
          </table:table-cell>
          <table:table-cell table:style-name="ce29" table:formula="of:=STDEV([.C30:.L30])" office:value-type="float" office:value="0.382851451673029" calcext:value-type="float">
            <text:p>0,383 </text:p>
          </table:table-cell>
          <table:table-cell table:style-name="ce36" office:value-type="float" office:value="0" calcext:value-type="float">
            <text:p>0,000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207791726300655" calcext:value-type="float">
            <text:p>0,208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O30:.S30])" office:value-type="float" office:value="0" calcext:value-type="float">
            <text:p>0,000 </text:p>
          </table:table-cell>
          <table:table-cell table:style-name="ce29" table:formula="of:=STDEV([.O30:.S30])" office:value-type="float" office:value="0.0929272850340591" calcext:value-type="float">
            <text:p>0,093 </text:p>
          </table:table-cell>
          <table:table-cell table:style-name="ce43" office:value-type="float" office:value="0.247907046371611" calcext:value-type="float">
            <text:p>0,248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119656544938885" calcext:value-type="float">
            <text:p>0,120 </text:p>
          </table:table-cell>
          <table:table-cell table:style-name="ce29" office:value-type="float" office:value="0" calcext:value-type="float">
            <text:p>0,000 </text:p>
          </table:table-cell>
          <table:table-cell office:value-type="float" office:value="0.40569221526026" calcext:value-type="float">
            <text:p>0,4056922153</text:p>
          </table:table-cell>
          <table:table-cell table:style-name="ce29" table:formula="of:=MEDIAN([.V30:.Z30])" office:value-type="float" office:value="0.119656544938885" calcext:value-type="float">
            <text:p>0,120 </text:p>
          </table:table-cell>
          <table:table-cell table:style-name="ce29" table:formula="of:=STDEV([.V30:.Z30])" office:value-type="float" office:value="0.173764824857555" calcext:value-type="float">
            <text:p>0,174 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Tree-12 h 170 cm</text:p>
          </table:table-cell>
          <table:table-cell table:style-name="ce46"/>
          <table:table-cell table:style-name="ce37"/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565482630615424" calcext:value-type="float">
            <text:p>0,565 </text:p>
          </table:table-cell>
          <table:table-cell table:style-name="ce31" office:value-type="float" office:value="0.593722908914582" calcext:value-type="float">
            <text:p>0,594 </text:p>
          </table:table-cell>
          <table:table-cell table:style-name="ce29" office:value-type="float" office:value="0.137206738981012" calcext:value-type="float">
            <text:p>0,137 </text:p>
          </table:table-cell>
          <table:table-cell table:style-name="ce29" office:value-type="float" office:value="0.190788058528302" calcext:value-type="float">
            <text:p>0,191 </text:p>
          </table:table-cell>
          <table:table-cell table:style-name="ce29" office:value-type="float" office:value="0.942143358753565" calcext:value-type="float">
            <text:p>0,942 </text:p>
          </table:table-cell>
          <table:table-cell table:style-name="ce29" office:value-type="float" office:value="0.743716600672173" calcext:value-type="float">
            <text:p>0,744 </text:p>
          </table:table-cell>
          <table:table-cell table:style-name="ce29" table:formula="of:=MEDIAN([.C31:.I31])" office:value-type="float" office:value="0.137206738981012" calcext:value-type="float">
            <text:p>0,137 </text:p>
          </table:table-cell>
          <table:table-cell table:style-name="ce29" table:formula="of:=STDEV([.C31:.L31])" office:value-type="float" office:value="0.360498227760651" calcext:value-type="float">
            <text:p>0,360 </text:p>
          </table:table-cell>
          <table:table-cell table:style-name="ce36" office:value-type="float" office:value="0.136838051069017" calcext:value-type="float">
            <text:p>0,137 </text:p>
          </table:table-cell>
          <table:table-cell table:style-name="ce29" office:value-type="float" office:value="0.115457507050833" calcext:value-type="float">
            <text:p>0,115 </text:p>
          </table:table-cell>
          <table:table-cell table:number-columns-repeated="2" table:style-name="ce29" office:value-type="float" office:value="0" calcext:value-type="float">
            <text:p>0,000 </text:p>
          </table:table-cell>
          <table:table-cell table:style-name="ce29" office:value-type="float" office:value="0.0577832758386655" calcext:value-type="float">
            <text:p>0,058 </text:p>
          </table:table-cell>
          <table:table-cell table:style-name="ce29" table:formula="of:=MEDIAN([.O31:.S31])" office:value-type="float" office:value="0.0577832758386655" calcext:value-type="float">
            <text:p>0,058 </text:p>
          </table:table-cell>
          <table:table-cell table:style-name="ce29" table:formula="of:=STDEV([.O31:.S31])" office:value-type="float" office:value="0.0635692898882645" calcext:value-type="float">
            <text:p>0,064 </text:p>
          </table:table-cell>
          <table:table-cell table:style-name="ce43" office:value-type="float" office:value="0.627928832056212" calcext:value-type="float">
            <text:p>0,628 </text:p>
          </table:table-cell>
          <table:table-cell table:style-name="ce29" office:value-type="float" office:value="2.12892051417509" calcext:value-type="float">
            <text:p>2,129 </text:p>
          </table:table-cell>
          <table:table-cell table:style-name="ce29" office:value-type="float" office:value="5.58284729149619" calcext:value-type="float">
            <text:p>5,583 </text:p>
          </table:table-cell>
          <table:table-cell table:style-name="ce29" office:value-type="float" office:value="0.7828173255084" calcext:value-type="float">
            <text:p>0,783 </text:p>
          </table:table-cell>
          <table:table-cell office:value-type="float" office:value="0" calcext:value-type="float">
            <text:p>0</text:p>
          </table:table-cell>
          <table:table-cell table:style-name="ce29" table:formula="of:=MEDIAN([.V31:.Z31])" office:value-type="float" office:value="0.7828173255084" calcext:value-type="float">
            <text:p>0,783 </text:p>
          </table:table-cell>
          <table:table-cell table:style-name="ce29" table:formula="of:=STDEV([.V31:.Z31])" office:value-type="float" office:value="2.23961669807574" calcext:value-type="float">
            <text:p>2,240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43"/>
          <table:table-cell table:style-name="ce29" table:number-columns-repeated="11"/>
          <table:table-cell table:style-name="ce43"/>
          <table:table-cell table:style-name="ce29" table:number-columns-repeated="6"/>
          <table:table-cell table:style-name="ce43"/>
          <table:table-cell table:style-name="ce29" table:number-columns-repeated="3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EX-SITE</text:p>
          </table:table-cell>
          <table:table-cell table:style-name="ce12"/>
          <table:table-cell table:style-name="ce13" table:number-columns-repeated="11"/>
          <table:table-cell table:style-name="ce12"/>
          <table:table-cell table:style-name="ce13" table:number-columns-repeated="6"/>
          <table:table-cell table:style-name="ce12"/>
          <table:table-cell table:style-name="ce13" table:number-columns-repeated="3"/>
          <table:table-cell/>
          <table:table-cell table:style-name="ce13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4:.M15])" office:value-type="float" office:value="0.650663786460291" calcext:value-type="float">
            <text:p>0,65 </text:p>
          </table:table-cell>
          <table:table-cell table:style-name="ce13" table:number-columns-repeated="6"/>
          <table:table-cell table:style-name="ce24" table:formula="of:=MEDIAN([.T4:.T15])" office:value-type="float" office:value="6.81407053489033" calcext:value-type="float">
            <text:p>6,81 </text:p>
          </table:table-cell>
          <table:table-cell table:style-name="ce13" table:number-columns-repeated="6"/>
          <table:table-cell table:style-name="ce24" table:formula="of:=MEDIAN([.AA4:.AA15])" office:value-type="float" office:value="37.2069340797407" calcext:value-type="float">
            <text:p>37,21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4:.M11];[.M15])" office:value-type="float" office:value="3.43424464706499" calcext:value-type="float">
            <text:p>3,43 </text:p>
          </table:table-cell>
          <table:table-cell table:style-name="ce13" table:number-columns-repeated="6"/>
          <table:table-cell table:style-name="ce13" table:formula="of:=STDEV([.T4:.T11];[.T15])" office:value-type="float" office:value="40.5164519624087" calcext:value-type="float">
            <text:p>40,52 </text:p>
          </table:table-cell>
          <table:table-cell table:style-name="ce13" table:number-columns-repeated="6"/>
          <table:table-cell table:style-name="ce13" table:formula="of:=STDEV([.AA4:.AA11];[.AA15])" office:value-type="float" office:value="144.010706110027" calcext:value-type="float">
            <text:p>144,01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16:.M20];[.M23])" office:value-type="float" office:value="0.249679511152835" calcext:value-type="float">
            <text:p>0,25 </text:p>
          </table:table-cell>
          <table:table-cell table:style-name="ce13" table:number-columns-repeated="6"/>
          <table:table-cell table:style-name="ce24" table:formula="of:=MEDIAN([.T16:.T20];[.T23])" office:value-type="float" office:value="5.00570136117701" calcext:value-type="float">
            <text:p>5,01 </text:p>
          </table:table-cell>
          <table:table-cell table:style-name="ce13" table:number-columns-repeated="6"/>
          <table:table-cell table:style-name="ce24" table:formula="of:=MEDIAN([.AA16:.AA20];[.AA23])" office:value-type="float" office:value="32.7985995981437" calcext:value-type="float">
            <text:p>32,80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16:.M20];[.M23])" office:value-type="float" office:value="1.44869813898799" calcext:value-type="float">
            <text:p>1,45 </text:p>
          </table:table-cell>
          <table:table-cell table:style-name="ce13" table:number-columns-repeated="6"/>
          <table:table-cell table:style-name="ce13" table:formula="of:=STDEV([.T16:.T20];[.T23])" office:value-type="float" office:value="8.67184143602092" calcext:value-type="float">
            <text:p>8,67 </text:p>
          </table:table-cell>
          <table:table-cell table:style-name="ce13" table:number-columns-repeated="6"/>
          <table:table-cell table:style-name="ce13" table:formula="of:=STDEV([.AA16:.AA20];[.AA23])" office:value-type="float" office:value="55.9026828000936" calcext:value-type="float">
            <text:p>55,90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12"/>
          <table:table-cell table:style-name="ce13" table:number-columns-repeated="9"/>
          <table:table-cell table:style-name="ce24" table:formula="of:=MEDIAN([.M24:.M28];[.M31])" office:value-type="float" office:value="0.0686033694905061" calcext:value-type="float">
            <text:p>0,07 </text:p>
          </table:table-cell>
          <table:table-cell table:style-name="ce13" table:number-columns-repeated="6"/>
          <table:table-cell table:style-name="ce24" table:formula="of:=MEDIAN([.T24:.T28];[.T31])" office:value-type="float" office:value="2.12355032864703" calcext:value-type="float">
            <text:p>2,12 </text:p>
          </table:table-cell>
          <table:table-cell table:style-name="ce13" table:number-columns-repeated="6"/>
          <table:table-cell table:style-name="ce24" table:formula="of:=MEDIAN([.AA24:.AA28];[.AA31])" office:value-type="float" office:value="8.62411443001611" calcext:value-type="float">
            <text:p>8,62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12"/>
          <table:table-cell table:style-name="ce13" table:number-columns-repeated="9"/>
          <table:table-cell table:style-name="ce13" table:formula="of:=STDEV([.M24:.M28];[.M31])" office:value-type="float" office:value="0.578093050379488" calcext:value-type="float">
            <text:p>0,58 </text:p>
          </table:table-cell>
          <table:table-cell table:style-name="ce13" table:number-columns-repeated="6"/>
          <table:table-cell table:style-name="ce13" table:formula="of:=STDEV([.T24:.T28];[.T31])" office:value-type="float" office:value="2.71079369489006" calcext:value-type="float">
            <text:p>2,71 </text:p>
          </table:table-cell>
          <table:table-cell table:style-name="ce13" table:number-columns-repeated="6"/>
          <table:table-cell table:style-name="ce13" table:formula="of:=STDEV([.AA24:.AA28];[.AA31])" office:value-type="float" office:value="10.0079290907268" calcext:value-type="float">
            <text:p>10,01 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ONTROL SITE</text:p>
          </table:table-cell>
          <table:table-cell table:style-name="ce13" table:number-columns-repeated="23"/>
          <table:table-cell/>
          <table:table-cell table:style-name="ce13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12:.M14])" office:value-type="float" office:value="0" calcext:value-type="float">
            <text:p>0,00 </text:p>
          </table:table-cell>
          <table:table-cell table:style-name="ce13" table:number-columns-repeated="6"/>
          <table:table-cell table:style-name="ce24" table:formula="of:=MEDIAN([.T12:.T14])" office:value-type="float" office:value="0.152883219983127" calcext:value-type="float">
            <text:p>0,15 </text:p>
          </table:table-cell>
          <table:table-cell table:style-name="ce13" table:number-columns-repeated="6"/>
          <table:table-cell table:style-name="ce24" table:formula="of:=MEDIAN([.AA12:.AA14])" office:value-type="float" office:value="0.203299847714765" calcext:value-type="float">
            <text:p>0,20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11:.M14])" office:value-type="float" office:value="0.355967142578399" calcext:value-type="float">
            <text:p>0,36 </text:p>
          </table:table-cell>
          <table:table-cell table:style-name="ce13" table:number-columns-repeated="6"/>
          <table:table-cell table:style-name="ce13" table:formula="of:=STDEV([.T11:.T14])" office:value-type="float" office:value="2.64658050750246" calcext:value-type="float">
            <text:p>2,65 </text:p>
          </table:table-cell>
          <table:table-cell table:style-name="ce13" table:number-columns-repeated="6"/>
          <table:table-cell table:style-name="ce13" table:formula="of:=STDEV([.AA11:.AA14])" office:value-type="float" office:value="10.4312287210235" calcext:value-type="float">
            <text:p>10,43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24" table:formula="of:=MEDIAN([.M21:.M22])" office:value-type="float" office:value="0.328891106080924" calcext:value-type="float">
            <text:p>0,33 </text:p>
          </table:table-cell>
          <table:table-cell table:style-name="ce13" table:number-columns-repeated="6"/>
          <table:table-cell table:style-name="ce24" table:formula="of:=MEDIAN([.T21:.T22])" office:value-type="float" office:value="0.109531099613927" calcext:value-type="float">
            <text:p>0,11 </text:p>
          </table:table-cell>
          <table:table-cell table:style-name="ce13" table:number-columns-repeated="6"/>
          <table:table-cell table:style-name="ce24" table:formula="of:=MEDIAN([.AA21:.AA22])" office:value-type="float" office:value="0.0664941358204923" calcext:value-type="float">
            <text:p>0,07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12"/>
          <table:table-cell table:style-name="ce17"/>
          <table:table-cell table:style-name="ce13" table:number-columns-repeated="8"/>
          <table:table-cell table:style-name="ce13" table:formula="of:=STDEV([.M21:.M22])" office:value-type="float" office:value="0.188221388474468" calcext:value-type="float">
            <text:p>0,19 </text:p>
          </table:table-cell>
          <table:table-cell table:style-name="ce13" table:number-columns-repeated="6"/>
          <table:table-cell table:style-name="ce13" table:formula="of:=STDEV([.T21:.T22])" office:value-type="float" office:value="0.154900366575653" calcext:value-type="float">
            <text:p>0,15 </text:p>
          </table:table-cell>
          <table:table-cell table:style-name="ce13" table:number-columns-repeated="6"/>
          <table:table-cell table:style-name="ce13" table:formula="of:=STDEV([.AA21:.AA22])" office:value-type="float" office:value="0.0940369086956188" calcext:value-type="float">
            <text:p>0,09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12"/>
          <table:table-cell table:style-name="ce13" table:number-columns-repeated="9"/>
          <table:table-cell table:style-name="ce24" table:formula="of:=MEDIAN([.M29:.M30])" office:value-type="float" office:value="0" calcext:value-type="float">
            <text:p>0,00 </text:p>
          </table:table-cell>
          <table:table-cell table:style-name="ce13" table:number-columns-repeated="6"/>
          <table:table-cell table:style-name="ce24" table:formula="of:=MEDIAN([.T29:.T30])" office:value-type="float" office:value="0.0912318029858846" calcext:value-type="float">
            <text:p>0,09 </text:p>
          </table:table-cell>
          <table:table-cell table:style-name="ce13" table:number-columns-repeated="6"/>
          <table:table-cell table:style-name="ce24" table:formula="of:=MEDIAN([.AA29:.AA30])" office:value-type="float" office:value="0.265636371266478" calcext:value-type="float">
            <text:p>0,27 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12"/>
          <table:table-cell table:style-name="ce13" table:number-columns-repeated="9"/>
          <table:table-cell table:style-name="ce13" table:formula="of:=STDEV([.M31:.M39])" office:value-type="float" office:value="1.1954810942686" calcext:value-type="float">
            <text:p>1,20 </text:p>
          </table:table-cell>
          <table:table-cell table:style-name="ce13" table:number-columns-repeated="6"/>
          <table:table-cell table:style-name="ce13" table:formula="of:=STDEV([.T31:.T39])" office:value-type="float" office:value="14.0221757073258" calcext:value-type="float">
            <text:p>14,02 </text:p>
          </table:table-cell>
          <table:table-cell table:style-name="ce13" table:number-columns-repeated="6"/>
          <table:table-cell table:style-name="ce13" table:formula="of:=STDEV([.AA31:.AA39])" office:value-type="float" office:value="49.2278646968008" calcext:value-type="float">
            <text:p>49,23 </text:p>
          </table:table-cell>
          <table:table-cell table:number-columns-repeated="99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4 NIGHT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number-columns-repeated="1009" table:default-cell-style-name="Default"/>
        <table:table-row table:style-name="ro1">
          <table:table-cell/>
          <table:table-cell table:style-name="ce2" office:value-type="string" calcext:value-type="string">
            <text:p>N2O (myg / m-2 h-1)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EFORE Irrigation</text:p>
          </table:table-cell>
          <table:table-cell table:number-columns-repeated="4"/>
          <table:table-cell office:value-type="string" calcext:value-type="string">
            <text:p>DURING Irrigation</text:p>
          </table:table-cell>
          <table:table-cell table:number-columns-repeated="3"/>
          <table:table-cell office:value-type="string" calcext:value-type="string">
            <text:p>AFTER Irrigation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21.07.</text:p>
          </table:table-cell>
          <table:table-cell table:style-name="ce14" office:value-type="string" calcext:value-type="string">
            <text:p>28.07.</text:p>
          </table:table-cell>
          <table:table-cell table:style-name="ce14" office:value-type="string" calcext:value-type="string">
            <text:p>04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11.08.</text:p>
          </table:table-cell>
          <table:table-cell table:style-name="ce1" office:value-type="string" calcext:value-type="string">
            <text:p>18.08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25.08.</text:p>
          </table:table-cell>
          <table:table-cell table:style-name="ce1" office:value-type="string" calcext:value-type="string">
            <text:p>01.09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1009"/>
        </table:table-row>
        <table:table-row table:style-name="ro1">
          <table:table-cell/>
          <table:table-cell table:style-name="ce3" office:value-type="string" calcext:value-type="string">
            <text:p>Tree-1 h 0 cm</text:p>
          </table:table-cell>
          <table:table-cell table:style-name="ce37" office:value-type="float" office:value="2.81326224654273" calcext:value-type="float">
            <text:p>2,813 </text:p>
          </table:table-cell>
          <table:table-cell table:style-name="ce37" office:value-type="float" office:value="0.888879869638516" calcext:value-type="float">
            <text:p>0,889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4:.E4])" office:value-type="float" office:value="0.888879869638516" calcext:value-type="float">
            <text:p>0,889 </text:p>
          </table:table-cell>
          <table:table-cell table:style-name="ce29" table:formula="of:=STDEV([.C4:.E4])" office:value-type="float" office:value="1.4380426177627" calcext:value-type="float">
            <text:p>1,438 </text:p>
          </table:table-cell>
          <table:table-cell table:style-name="ce34" office:value-type="float" office:value="5.9966960486222" calcext:value-type="float">
            <text:p>5,997 </text:p>
          </table:table-cell>
          <table:table-cell table:style-name="ce29" office:value-type="float" office:value="10.600831263402" calcext:value-type="float">
            <text:p>10,601 </text:p>
          </table:table-cell>
          <table:table-cell table:style-name="ce29" table:formula="of:=MEDIAN([.H4:.I4])" office:value-type="float" office:value="8.29876365601211" calcext:value-type="float">
            <text:p>8,299 </text:p>
          </table:table-cell>
          <table:table-cell table:style-name="ce29" table:formula="of:=STDEV([.H4:.I4])" office:value-type="float" office:value="3.25561523187059" calcext:value-type="float">
            <text:p>3,256 </text:p>
          </table:table-cell>
          <table:table-cell table:style-name="ce29" office:value-type="float" office:value="62.6328813418" calcext:value-type="float">
            <text:p>62,633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4:.M4])" office:value-type="float" office:value="31.3164406709" calcext:value-type="float">
            <text:p>31,316 </text:p>
          </table:table-cell>
          <table:table-cell table:style-name="ce29" table:formula="of:=STDEV([.L4:.M4])" office:value-type="float" office:value="44.2881351220392" calcext:value-type="float">
            <text:p>44,28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0 cm</text:p>
          </table:table-cell>
          <table:table-cell table:style-name="ce31" office:value-type="float" office:value="18.0042689438152" calcext:value-type="float">
            <text:p>18,004 </text:p>
          </table:table-cell>
          <table:table-cell table:style-name="ce31" office:value-type="float" office:value="4.83002471368559" calcext:value-type="float">
            <text:p>4,830 </text:p>
          </table:table-cell>
          <table:table-cell table:style-name="ce31" office:value-type="float" office:value="2.12165683886252" calcext:value-type="float">
            <text:p>2,122 </text:p>
          </table:table-cell>
          <table:table-cell table:style-name="ce29" table:formula="of:=MEDIAN([.C5:.E5])" office:value-type="float" office:value="4.83002471368559" calcext:value-type="float">
            <text:p>4,830 </text:p>
          </table:table-cell>
          <table:table-cell table:style-name="ce29" table:formula="of:=STDEV([.C5:.E5])" office:value-type="float" office:value="8.49660064238306" calcext:value-type="float">
            <text:p>8,497 </text:p>
          </table:table-cell>
          <table:table-cell table:style-name="ce34" office:value-type="float" office:value="76.3183535624496" calcext:value-type="float">
            <text:p>76,318 </text:p>
          </table:table-cell>
          <table:table-cell table:style-name="ce29" office:value-type="float" office:value="166.912475370355" calcext:value-type="float">
            <text:p>166,912 </text:p>
          </table:table-cell>
          <table:table-cell table:style-name="ce29" table:formula="of:=MEDIAN([.H5:.I5])" office:value-type="float" office:value="121.615414466402" calcext:value-type="float">
            <text:p>121,615 </text:p>
          </table:table-cell>
          <table:table-cell table:style-name="ce29" table:formula="of:=STDEV([.H5:.I5])" office:value-type="float" office:value="64.0597178660098" calcext:value-type="float">
            <text:p>64,060 </text:p>
          </table:table-cell>
          <table:table-cell table:style-name="ce29" office:value-type="float" office:value="495.919946049468" calcext:value-type="float">
            <text:p>495,920 </text:p>
          </table:table-cell>
          <table:table-cell table:style-name="ce29" office:value-type="float" office:value="47.1957322197054" calcext:value-type="float">
            <text:p>47,196 </text:p>
          </table:table-cell>
          <table:table-cell table:style-name="ce29" table:formula="of:=MEDIAN([.L5:.M5])" office:value-type="float" office:value="271.557839134587" calcext:value-type="float">
            <text:p>271,558 </text:p>
          </table:table-cell>
          <table:table-cell table:style-name="ce29" table:formula="of:=STDEV([.L5:.M5])" office:value-type="float" office:value="317.295934481628" calcext:value-type="float">
            <text:p>317,296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0 cm</text:p>
          </table:table-cell>
          <table:table-cell table:style-name="ce31" office:value-type="float" office:value="1.86015140155196" calcext:value-type="float">
            <text:p>1,860 </text:p>
          </table:table-cell>
          <table:table-cell table:style-name="ce31" office:value-type="float" office:value="0.328313653232223" calcext:value-type="float">
            <text:p>0,328 </text:p>
          </table:table-cell>
          <table:table-cell table:style-name="ce31" office:value-type="float" office:value="0.517205348018591" calcext:value-type="float">
            <text:p>0,517 </text:p>
          </table:table-cell>
          <table:table-cell table:style-name="ce29" table:formula="of:=MEDIAN([.C6:.E6])" office:value-type="float" office:value="0.517205348018591" calcext:value-type="float">
            <text:p>0,517 </text:p>
          </table:table-cell>
          <table:table-cell table:style-name="ce29" table:formula="of:=STDEV([.C6:.E6])" office:value-type="float" office:value="0.835235601715409" calcext:value-type="float">
            <text:p>0,835 </text:p>
          </table:table-cell>
          <table:table-cell table:style-name="ce34" office:value-type="float" office:value="6.19163674470417" calcext:value-type="float">
            <text:p>6,192 </text:p>
          </table:table-cell>
          <table:table-cell table:style-name="ce29" office:value-type="float" office:value="36.795904845735" calcext:value-type="float">
            <text:p>36,796 </text:p>
          </table:table-cell>
          <table:table-cell table:style-name="ce29" table:formula="of:=MEDIAN([.H6:.I6])" office:value-type="float" office:value="21.4937707952196" calcext:value-type="float">
            <text:p>21,494 </text:p>
          </table:table-cell>
          <table:table-cell table:style-name="ce29" table:formula="of:=STDEV([.H6:.I6])" office:value-type="float" office:value="21.64048550749" calcext:value-type="float">
            <text:p>21,640 </text:p>
          </table:table-cell>
          <table:table-cell table:style-name="ce29" office:value-type="float" office:value="355.728645041715" calcext:value-type="float">
            <text:p>355,729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6:.M6])" office:value-type="float" office:value="177.864322520858" calcext:value-type="float">
            <text:p>177,864 </text:p>
          </table:table-cell>
          <table:table-cell table:style-name="ce29" table:formula="of:=STDEV([.L6:.M6])" office:value-type="float" office:value="251.538137171299" calcext:value-type="float">
            <text:p>251,53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0 cm</text:p>
          </table:table-cell>
          <table:table-cell table:style-name="ce31" office:value-type="float" office:value="9.36906437152425" calcext:value-type="float">
            <text:p>9,369 </text:p>
          </table:table-cell>
          <table:table-cell table:style-name="ce31" office:value-type="float" office:value="6.05976913510038" calcext:value-type="float">
            <text:p>6,060 </text:p>
          </table:table-cell>
          <table:table-cell table:style-name="ce31" office:value-type="float" office:value="4.20683303400328" calcext:value-type="float">
            <text:p>4,207 </text:p>
          </table:table-cell>
          <table:table-cell table:style-name="ce29" table:formula="of:=MEDIAN([.C7:.E7])" office:value-type="float" office:value="6.05976913510038" calcext:value-type="float">
            <text:p>6,060 </text:p>
          </table:table-cell>
          <table:table-cell table:style-name="ce29" table:formula="of:=STDEV([.C7:.E7])" office:value-type="float" office:value="2.61513031984546" calcext:value-type="float">
            <text:p>2,615 </text:p>
          </table:table-cell>
          <table:table-cell table:style-name="ce34" office:value-type="float" office:value="11.7909409842519" calcext:value-type="float">
            <text:p>11,791 </text:p>
          </table:table-cell>
          <table:table-cell table:style-name="ce29" office:value-type="float" office:value="126.477812056425" calcext:value-type="float">
            <text:p>126,478 </text:p>
          </table:table-cell>
          <table:table-cell table:style-name="ce29" table:formula="of:=MEDIAN([.H7:.I7])" office:value-type="float" office:value="69.1343765203385" calcext:value-type="float">
            <text:p>69,134 </text:p>
          </table:table-cell>
          <table:table-cell table:style-name="ce29" table:formula="of:=STDEV([.H7:.I7])" office:value-type="float" office:value="81.0958642482009" calcext:value-type="float">
            <text:p>81,096 </text:p>
          </table:table-cell>
          <table:table-cell table:style-name="ce29" office:value-type="float" office:value="198.239912182431" calcext:value-type="float">
            <text:p>198,240 </text:p>
          </table:table-cell>
          <table:table-cell table:style-name="ce29" office:value-type="float" office:value="34.8449988652339" calcext:value-type="float">
            <text:p>34,845 </text:p>
          </table:table-cell>
          <table:table-cell table:style-name="ce29" table:formula="of:=MEDIAN([.L7:.M7])" office:value-type="float" office:value="116.542455523833" calcext:value-type="float">
            <text:p>116,542 </text:p>
          </table:table-cell>
          <table:table-cell table:style-name="ce29" table:formula="of:=STDEV([.L7:.M7])" office:value-type="float" office:value="115.537651217978" calcext:value-type="float">
            <text:p>115,53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5 h 0 cm</text:p>
          </table:table-cell>
          <table:table-cell table:style-name="ce37" office:value-type="float" office:value="0.726314429744991" calcext:value-type="float">
            <text:p>0,726 </text:p>
          </table:table-cell>
          <table:table-cell table:style-name="ce37" office:value-type="float" office:value="0.730511079028726" calcext:value-type="float">
            <text:p>0,731 </text:p>
          </table:table-cell>
          <table:table-cell table:style-name="ce31" office:value-type="float" office:value="0.397600300560064" calcext:value-type="float">
            <text:p>0,398 </text:p>
          </table:table-cell>
          <table:table-cell table:style-name="ce29" table:formula="of:=MEDIAN([.C8:.E8])" office:value-type="float" office:value="0.726314429744991" calcext:value-type="float">
            <text:p>0,726 </text:p>
          </table:table-cell>
          <table:table-cell table:style-name="ce29" table:formula="of:=STDEV([.C8:.E8])" office:value-type="float" office:value="0.191006185332494" calcext:value-type="float">
            <text:p>0,191 </text:p>
          </table:table-cell>
          <table:table-cell table:style-name="ce34" office:value-type="float" office:value="0.421078506360546" calcext:value-type="float">
            <text:p>0,421 </text:p>
          </table:table-cell>
          <table:table-cell table:style-name="ce29" office:value-type="float" office:value="3.64988891317839" calcext:value-type="float">
            <text:p>3,650 </text:p>
          </table:table-cell>
          <table:table-cell table:style-name="ce29" table:formula="of:=MEDIAN([.H8:.I8])" office:value-type="float" office:value="2.03548370976947" calcext:value-type="float">
            <text:p>2,035 </text:p>
          </table:table-cell>
          <table:table-cell table:style-name="ce29" table:formula="of:=STDEV([.H8:.I8])" office:value-type="float" office:value="2.2831137338266" calcext:value-type="float">
            <text:p>2,283 </text:p>
          </table:table-cell>
          <table:table-cell table:style-name="ce29" office:value-type="float" office:value="8.94612227807804" calcext:value-type="float">
            <text:p>8,946 </text:p>
          </table:table-cell>
          <table:table-cell table:style-name="ce29" office:value-type="float" office:value="10.8333438715622" calcext:value-type="float">
            <text:p>10,833 </text:p>
          </table:table-cell>
          <table:table-cell table:style-name="ce29" table:formula="of:=MEDIAN([.L8:.M8])" office:value-type="float" office:value="9.88973307482013" calcext:value-type="float">
            <text:p>9,890 </text:p>
          </table:table-cell>
          <table:table-cell table:style-name="ce29" table:formula="of:=STDEV([.L8:.M8])" office:value-type="float" office:value="1.33446718635434" calcext:value-type="float">
            <text:p>1,33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0 cm</text:p>
          </table:table-cell>
          <table:table-cell table:style-name="ce32" office:value-type="float" office:value="3.15733838065845" calcext:value-type="float">
            <text:p>3,157 </text:p>
          </table:table-cell>
          <table:table-cell table:style-name="ce31" office:value-type="float" office:value="0.476324904792121" calcext:value-type="float">
            <text:p>0,476 </text:p>
          </table:table-cell>
          <table:table-cell table:style-name="ce31" office:value-type="float" office:value="0.508679533857411" calcext:value-type="float">
            <text:p>0,509 </text:p>
          </table:table-cell>
          <table:table-cell table:style-name="ce29" table:formula="of:=MEDIAN([.C9:.E9])" office:value-type="float" office:value="0.508679533857411" calcext:value-type="float">
            <text:p>0,509 </text:p>
          </table:table-cell>
          <table:table-cell table:style-name="ce29" table:formula="of:=STDEV([.C9:.E9])" office:value-type="float" office:value="1.53862892247916" calcext:value-type="float">
            <text:p>1,539 </text:p>
          </table:table-cell>
          <table:table-cell table:style-name="ce34" office:value-type="float" office:value="7.47183604033582" calcext:value-type="float">
            <text:p>7,472 </text:p>
          </table:table-cell>
          <table:table-cell table:style-name="ce29" office:value-type="float" office:value="36.3189265567363" calcext:value-type="float">
            <text:p>36,319 </text:p>
          </table:table-cell>
          <table:table-cell table:style-name="ce29" table:formula="of:=MEDIAN([.H9:.I9])" office:value-type="float" office:value="21.8953812985361" calcext:value-type="float">
            <text:p>21,895 </text:p>
          </table:table-cell>
          <table:table-cell table:style-name="ce29" table:formula="of:=STDEV([.H9:.I9])" office:value-type="float" office:value="20.397973321649" calcext:value-type="float">
            <text:p>20,398 </text:p>
          </table:table-cell>
          <table:table-cell table:style-name="ce29" office:value-type="float" office:value="153.180524669043" calcext:value-type="float">
            <text:p>153,181 </text:p>
          </table:table-cell>
          <table:table-cell table:style-name="ce29" office:value-type="float" office:value="34.2102690436511" calcext:value-type="float">
            <text:p>34,210 </text:p>
          </table:table-cell>
          <table:table-cell table:style-name="ce29" table:formula="of:=MEDIAN([.L9:.M9])" office:value-type="float" office:value="93.6953968563472" calcext:value-type="float">
            <text:p>93,695 </text:p>
          </table:table-cell>
          <table:table-cell table:style-name="ce29" table:formula="of:=STDEV([.L9:.M9])" office:value-type="float" office:value="84.1246745122119" calcext:value-type="float">
            <text:p>84,125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7 h 0 cm</text:p>
          </table:table-cell>
          <table:table-cell table:style-name="ce37" office:value-type="float" office:value="5.62949347408281" calcext:value-type="float">
            <text:p>5,629 </text:p>
          </table:table-cell>
          <table:table-cell table:style-name="ce37" office:value-type="float" office:value="3.76624460899156" calcext:value-type="float">
            <text:p>3,766 </text:p>
          </table:table-cell>
          <table:table-cell table:style-name="ce31" office:value-type="float" office:value="1.23361960258015" calcext:value-type="float">
            <text:p>1,234 </text:p>
          </table:table-cell>
          <table:table-cell table:style-name="ce29" table:formula="of:=MEDIAN([.C10:.E10])" office:value-type="float" office:value="3.76624460899156" calcext:value-type="float">
            <text:p>3,766 </text:p>
          </table:table-cell>
          <table:table-cell table:style-name="ce29" table:formula="of:=STDEV([.C10:.E10])" office:value-type="float" office:value="2.20641461994053" calcext:value-type="float">
            <text:p>2,206 </text:p>
          </table:table-cell>
          <table:table-cell table:style-name="ce34" office:value-type="float" office:value="17.6287628404674" calcext:value-type="float">
            <text:p>17,629 </text:p>
          </table:table-cell>
          <table:table-cell table:style-name="ce29" office:value-type="float" office:value="32.7469507572347" calcext:value-type="float">
            <text:p>32,747 </text:p>
          </table:table-cell>
          <table:table-cell table:style-name="ce29" table:formula="of:=MEDIAN([.H10:.I10])" office:value-type="float" office:value="25.187856798851" calcext:value-type="float">
            <text:p>25,188 </text:p>
          </table:table-cell>
          <table:table-cell table:style-name="ce29" table:formula="of:=STDEV([.H10:.I10])" office:value-type="float" office:value="10.6901731951987" calcext:value-type="float">
            <text:p>10,690 </text:p>
          </table:table-cell>
          <table:table-cell table:style-name="ce29" office:value-type="float" office:value="139.8860926451" calcext:value-type="float">
            <text:p>139,886 </text:p>
          </table:table-cell>
          <table:table-cell table:style-name="ce29" office:value-type="float" office:value="5.52789891168935" calcext:value-type="float">
            <text:p>5,528 </text:p>
          </table:table-cell>
          <table:table-cell table:style-name="ce29" table:formula="of:=MEDIAN([.L10:.M10])" office:value-type="float" office:value="72.7069957783948" calcext:value-type="float">
            <text:p>72,707 </text:p>
          </table:table-cell>
          <table:table-cell table:style-name="ce29" table:formula="of:=STDEV([.L10:.M10])" office:value-type="float" office:value="95.0055898968707" calcext:value-type="float">
            <text:p>95,006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0 cm</text:p>
          </table:table-cell>
          <table:table-cell table:style-name="ce32" office:value-type="float" office:value="1.35482797369972" calcext:value-type="float">
            <text:p>1,355 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145102783668758" calcext:value-type="float">
            <text:p>0,145 </text:p>
          </table:table-cell>
          <table:table-cell table:style-name="ce29" table:formula="of:=MEDIAN([.C11:.E11])" office:value-type="float" office:value="0.145102783668758" calcext:value-type="float">
            <text:p>0,145 </text:p>
          </table:table-cell>
          <table:table-cell table:style-name="ce29" table:formula="of:=STDEV([.C11:.E11])" office:value-type="float" office:value="0.743869241594602" calcext:value-type="float">
            <text:p>0,744 </text:p>
          </table:table-cell>
          <table:table-cell table:style-name="ce34" office:value-type="float" office:value="4.13138924059047" calcext:value-type="float">
            <text:p>4,131 </text:p>
          </table:table-cell>
          <table:table-cell table:style-name="ce29" office:value-type="float" office:value="4.76692893056084" calcext:value-type="float">
            <text:p>4,767 </text:p>
          </table:table-cell>
          <table:table-cell table:style-name="ce29" table:formula="of:=MEDIAN([.H11:.I11])" office:value-type="float" office:value="4.44915908557566" calcext:value-type="float">
            <text:p>4,449 </text:p>
          </table:table-cell>
          <table:table-cell table:style-name="ce29" table:formula="of:=STDEV([.H11:.I11])" office:value-type="float" office:value="0.449394424491248" calcext:value-type="float">
            <text:p>0,449 </text:p>
          </table:table-cell>
          <table:table-cell table:style-name="ce29" office:value-type="float" office:value="90.270732415338" calcext:value-type="float">
            <text:p>90,271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11:.M11])" office:value-type="float" office:value="45.135366207669" calcext:value-type="float">
            <text:p>45,135 </text:p>
          </table:table-cell>
          <table:table-cell table:style-name="ce29" table:formula="of:=STDEV([.L11:.M11])" office:value-type="float" office:value="63.8310470335618" calcext:value-type="float">
            <text:p>63,83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0 cm</text:p>
          </table:table-cell>
          <table:table-cell table:style-name="ce37" office:value-type="float" office:value="1.63807084253866" calcext:value-type="float">
            <text:p>1,638 </text:p>
          </table:table-cell>
          <table:table-cell table:style-name="ce37" office:value-type="float" office:value="0.350694058881518" calcext:value-type="float">
            <text:p>0,351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12:.E12])" office:value-type="float" office:value="0.350694058881518" calcext:value-type="float">
            <text:p>0,351 </text:p>
          </table:table-cell>
          <table:table-cell table:style-name="ce29" table:formula="of:=STDEV([.C12:.E12])" office:value-type="float" office:value="0.862515834754112" calcext:value-type="float">
            <text:p>0,863 </text:p>
          </table:table-cell>
          <table:table-cell table:style-name="ce34" office:value-type="float" office:value="0.0349935885858649" calcext:value-type="float">
            <text:p>0,035 </text:p>
          </table:table-cell>
          <table:table-cell table:style-name="ce29" office:value-type="float" office:value="0.687967488204474" calcext:value-type="float">
            <text:p>0,688 </text:p>
          </table:table-cell>
          <table:table-cell table:style-name="ce29" table:formula="of:=MEDIAN([.H12:.I12])" office:value-type="float" office:value="0.361480538395169" calcext:value-type="float">
            <text:p>0,361 </text:p>
          </table:table-cell>
          <table:table-cell table:style-name="ce29" table:formula="of:=STDEV([.H12:.I12])" office:value-type="float" office:value="0.461722272358143" calcext:value-type="float">
            <text:p>0,462 </text:p>
          </table:table-cell>
          <table:table-cell table:style-name="ce29" office:value-type="float" office:value="1.16654278186561" calcext:value-type="float">
            <text:p>1,167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12:.M12])" office:value-type="float" office:value="0.583271390932807" calcext:value-type="float">
            <text:p>0,583 </text:p>
          </table:table-cell>
          <table:table-cell table:style-name="ce29" table:formula="of:=STDEV([.L12:.M12])" office:value-type="float" office:value="0.824870311601396" calcext:value-type="float">
            <text:p>0,825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0 h 0 cm</text:p>
          </table:table-cell>
          <table:table-cell table:style-name="ce37" office:value-type="float" office:value="0" calcext:value-type="float">
            <text:p>0,000 </text:p>
          </table:table-cell>
          <table:table-cell table:style-name="ce37" office:value-type="float" office:value="0.856873045039405" calcext:value-type="float">
            <text:p>0,857 </text:p>
          </table:table-cell>
          <table:table-cell table:style-name="ce31" office:value-type="float" office:value="0.506210095507766" calcext:value-type="float">
            <text:p>0,506 </text:p>
          </table:table-cell>
          <table:table-cell table:style-name="ce29" table:formula="of:=MEDIAN([.C13:.E13])" office:value-type="float" office:value="0.506210095507766" calcext:value-type="float">
            <text:p>0,506 </text:p>
          </table:table-cell>
          <table:table-cell table:style-name="ce29" table:formula="of:=STDEV([.C13:.E13])" office:value-type="float" office:value="0.430783120275024" calcext:value-type="float">
            <text:p>0,431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.0391400260327985" calcext:value-type="float">
            <text:p>0,039 </text:p>
          </table:table-cell>
          <table:table-cell table:style-name="ce29" table:formula="of:=MEDIAN([.H13:.I13])" office:value-type="float" office:value="0.0195700130163993" calcext:value-type="float">
            <text:p>0,020 </text:p>
          </table:table-cell>
          <table:table-cell table:style-name="ce29" table:formula="of:=STDEV([.H13:.I13])" office:value-type="float" office:value="0.0276761778236098" calcext:value-type="float">
            <text:p>0,028 </text:p>
          </table:table-cell>
          <table:table-cell table:style-name="ce29" office:value-type="float" office:value="0.530375344388503" calcext:value-type="float">
            <text:p>0,530 </text:p>
          </table:table-cell>
          <table:table-cell table:style-name="ce29" office:value-type="float" office:value="0.615755808334767" calcext:value-type="float">
            <text:p>0,616 </text:p>
          </table:table-cell>
          <table:table-cell table:style-name="ce29" table:formula="of:=MEDIAN([.L13:.M13])" office:value-type="float" office:value="0.573065576361635" calcext:value-type="float">
            <text:p>0,573 </text:p>
          </table:table-cell>
          <table:table-cell table:style-name="ce29" table:formula="of:=STDEV([.L13:.M13])" office:value-type="float" office:value="0.0603731050372571" calcext:value-type="float">
            <text:p>0,06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0 cm</text:p>
          </table:table-cell>
          <table:table-cell table:style-name="ce37" office:value-type="float" office:value="0.109351339239176" calcext:value-type="float">
            <text:p>0,109 </text:p>
          </table:table-cell>
          <table:table-cell table:style-name="ce37" office:value-type="float" office:value="0" calcext:value-type="float">
            <text:p>0,000 </text:p>
          </table:table-cell>
          <table:table-cell table:style-name="ce31" office:value-type="float" office:value="0.711466718105815" calcext:value-type="float">
            <text:p>0,711 </text:p>
          </table:table-cell>
          <table:table-cell table:style-name="ce29" table:formula="of:=MEDIAN([.C14:.E14])" office:value-type="float" office:value="0.109351339239176" calcext:value-type="float">
            <text:p>0,109 </text:p>
          </table:table-cell>
          <table:table-cell table:style-name="ce29" table:formula="of:=STDEV([.C14:.E14])" office:value-type="float" office:value="0.383119984650887" calcext:value-type="float">
            <text:p>0,383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14:.I14])" office:value-type="float" office:value="0" calcext:value-type="float">
            <text:p>0,000 </text:p>
          </table:table-cell>
          <table:table-cell table:style-name="ce29" table:formula="of:=STDEV([.H14:.I14])" office:value-type="float" office:value="0" calcext:value-type="float">
            <text:p>0,000 </text:p>
          </table:table-cell>
          <table:table-cell table:style-name="ce29" office:value-type="float" office:value="2.55497811289081" calcext:value-type="float">
            <text:p>2,555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14:.M14])" office:value-type="float" office:value="1.27748905644541" calcext:value-type="float">
            <text:p>1,277 </text:p>
          </table:table-cell>
          <table:table-cell table:style-name="ce29" table:formula="of:=STDEV([.L14:.M14])" office:value-type="float" office:value="1.8066423494083" calcext:value-type="float">
            <text:p>1,807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ee-12 h 0 cm</text:p>
          </table:table-cell>
          <table:table-cell table:style-name="ce38" office:value-type="float" office:value="0.23139686461641" calcext:value-type="float">
            <text:p>0,231 </text:p>
          </table:table-cell>
          <table:table-cell table:style-name="ce38" office:value-type="float" office:value="0" calcext:value-type="float">
            <text:p>0,000 </text:p>
          </table:table-cell>
          <table:table-cell table:style-name="ce35" office:value-type="float" office:value="1.15545265047243" calcext:value-type="float">
            <text:p>1,155 </text:p>
          </table:table-cell>
          <table:table-cell table:style-name="ce29" table:formula="of:=MEDIAN([.C15:.E15])" office:value-type="float" office:value="0.23139686461641" calcext:value-type="float">
            <text:p>0,231 </text:p>
          </table:table-cell>
          <table:table-cell table:style-name="ce29" table:formula="of:=STDEV([.C15:.E15])" office:value-type="float" office:value="0.611350204030942" calcext:value-type="float">
            <text:p>0,611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3.08015691907226" calcext:value-type="float">
            <text:p>3,080 </text:p>
          </table:table-cell>
          <table:table-cell table:style-name="ce29" table:formula="of:=MEDIAN([.H15:.I15])" office:value-type="float" office:value="1.54007845953613" calcext:value-type="float">
            <text:p>1,540 </text:p>
          </table:table-cell>
          <table:table-cell table:style-name="ce29" table:formula="of:=STDEV([.H15:.I15])" office:value-type="float" office:value="2.17799984459466" calcext:value-type="float">
            <text:p>2,178 </text:p>
          </table:table-cell>
          <table:table-cell table:style-name="ce29" office:value-type="float" office:value="183.363707143908" calcext:value-type="float">
            <text:p>183,364 </text:p>
          </table:table-cell>
          <table:table-cell table:style-name="ce29" office:value-type="float" office:value="11.7341596986987" calcext:value-type="float">
            <text:p>11,734 </text:p>
          </table:table-cell>
          <table:table-cell table:style-name="ce29" table:formula="of:=MEDIAN([.L15:.M15])" office:value-type="float" office:value="97.5489334213035" calcext:value-type="float">
            <text:p>97,549 </text:p>
          </table:table-cell>
          <table:table-cell table:style-name="ce29" table:formula="of:=STDEV([.L15:.M15])" office:value-type="float" office:value="121.360416850486" calcext:value-type="float">
            <text:p>121,360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80 cm</text:p>
          </table:table-cell>
          <table:table-cell table:style-name="ce31" office:value-type="float" office:value="3.71475260208752" calcext:value-type="float">
            <text:p>3,715 </text:p>
          </table:table-cell>
          <table:table-cell table:style-name="ce31" office:value-type="float" office:value="1.79437241745344" calcext:value-type="float">
            <text:p>1,794 </text:p>
          </table:table-cell>
          <table:table-cell table:style-name="ce31" office:value-type="float" office:value="0.0623450100082485" calcext:value-type="float">
            <text:p>0,062 </text:p>
          </table:table-cell>
          <table:table-cell table:style-name="ce29" table:formula="of:=MEDIAN([.C16:.E16])" office:value-type="float" office:value="1.79437241745344" calcext:value-type="float">
            <text:p>1,794 </text:p>
          </table:table-cell>
          <table:table-cell table:style-name="ce29" table:formula="of:=STDEV([.C16:.E16])" office:value-type="float" office:value="1.82701305470408" calcext:value-type="float">
            <text:p>1,827 </text:p>
          </table:table-cell>
          <table:table-cell table:style-name="ce34" office:value-type="float" office:value="8.29967030595389" calcext:value-type="float">
            <text:p>8,300 </text:p>
          </table:table-cell>
          <table:table-cell table:style-name="ce29" office:value-type="float" office:value="21.4928887782486" calcext:value-type="float">
            <text:p>21,493 </text:p>
          </table:table-cell>
          <table:table-cell table:style-name="ce29" table:formula="of:=MEDIAN([.H16:.I16])" office:value-type="float" office:value="14.8962795421013" calcext:value-type="float">
            <text:p>14,896 </text:p>
          </table:table-cell>
          <table:table-cell table:style-name="ce29" table:formula="of:=STDEV([.H16:.I16])" office:value-type="float" office:value="9.32901424743524" calcext:value-type="float">
            <text:p>9,329 </text:p>
          </table:table-cell>
          <table:table-cell table:style-name="ce29" office:value-type="float" office:value="195.317130698049" calcext:value-type="float">
            <text:p>195,317 </text:p>
          </table:table-cell>
          <table:table-cell table:style-name="ce29" office:value-type="float" office:value="27.6568328788338" calcext:value-type="float">
            <text:p>27,657 </text:p>
          </table:table-cell>
          <table:table-cell table:style-name="ce29" table:formula="of:=MEDIAN([.L16:.M16])" office:value-type="float" office:value="111.486981788442" calcext:value-type="float">
            <text:p>111,487 </text:p>
          </table:table-cell>
          <table:table-cell table:style-name="ce29" table:formula="of:=STDEV([.L16:.M16])" office:value-type="float" office:value="118.553733523723" calcext:value-type="float">
            <text:p>118,55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80 cm</text:p>
          </table:table-cell>
          <table:table-cell table:style-name="ce31" office:value-type="float" office:value="0.776737817382392" calcext:value-type="float">
            <text:p>0,777 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077962004806937" calcext:value-type="float">
            <text:p>0,078 </text:p>
          </table:table-cell>
          <table:table-cell table:style-name="ce29" table:formula="of:=MEDIAN([.C17:.E17])" office:value-type="float" office:value="0.077962004806937" calcext:value-type="float">
            <text:p>0,078 </text:p>
          </table:table-cell>
          <table:table-cell table:style-name="ce29" table:formula="of:=STDEV([.C17:.E17])" office:value-type="float" office:value="0.427724083061726" calcext:value-type="float">
            <text:p>0,428 </text:p>
          </table:table-cell>
          <table:table-cell table:style-name="ce34" office:value-type="float" office:value="2.51900517383971" calcext:value-type="float">
            <text:p>2,519 </text:p>
          </table:table-cell>
          <table:table-cell table:style-name="ce29" office:value-type="float" office:value="12.3162244188465" calcext:value-type="float">
            <text:p>12,316 </text:p>
          </table:table-cell>
          <table:table-cell table:style-name="ce29" table:formula="of:=MEDIAN([.H17:.I17])" office:value-type="float" office:value="7.4176147963431" calcext:value-type="float">
            <text:p>7,418 </text:p>
          </table:table-cell>
          <table:table-cell table:style-name="ce29" table:formula="of:=STDEV([.H17:.I17])" office:value-type="float" office:value="6.92768016491564" calcext:value-type="float">
            <text:p>6,928 </text:p>
          </table:table-cell>
          <table:table-cell table:style-name="ce29" office:value-type="float" office:value="12.0358416309503" calcext:value-type="float">
            <text:p>12,036 </text:p>
          </table:table-cell>
          <table:table-cell table:style-name="ce29" office:value-type="float" office:value="29.5308029609073" calcext:value-type="float">
            <text:p>29,531 </text:p>
          </table:table-cell>
          <table:table-cell table:style-name="ce29" table:formula="of:=MEDIAN([.L17:.M17])" office:value-type="float" office:value="20.7833222959288" calcext:value-type="float">
            <text:p>20,783 </text:p>
          </table:table-cell>
          <table:table-cell table:style-name="ce29" table:formula="of:=STDEV([.L17:.M17])" office:value-type="float" office:value="12.370805793009" calcext:value-type="float">
            <text:p>12,37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80 cm</text:p>
          </table:table-cell>
          <table:table-cell table:style-name="ce31" office:value-type="float" office:value="3.13352031155814" calcext:value-type="float">
            <text:p>3,134 </text:p>
          </table:table-cell>
          <table:table-cell table:style-name="ce31" office:value-type="float" office:value="1.90278131870626" calcext:value-type="float">
            <text:p>1,903 </text:p>
          </table:table-cell>
          <table:table-cell table:style-name="ce31" office:value-type="float" office:value="0.32922756000719" calcext:value-type="float">
            <text:p>0,329 </text:p>
          </table:table-cell>
          <table:table-cell table:style-name="ce29" table:formula="of:=MEDIAN([.C18:.E18])" office:value-type="float" office:value="1.90278131870626" calcext:value-type="float">
            <text:p>1,903 </text:p>
          </table:table-cell>
          <table:table-cell table:style-name="ce29" table:formula="of:=STDEV([.C18:.E18])" office:value-type="float" office:value="1.40563436073321" calcext:value-type="float">
            <text:p>1,406 </text:p>
          </table:table-cell>
          <table:table-cell table:style-name="ce34" office:value-type="float" office:value="4.23026263361082" calcext:value-type="float">
            <text:p>4,230 </text:p>
          </table:table-cell>
          <table:table-cell table:style-name="ce29" office:value-type="float" office:value="33.1024318845079" calcext:value-type="float">
            <text:p>33,102 </text:p>
          </table:table-cell>
          <table:table-cell table:style-name="ce29" table:formula="of:=MEDIAN([.H18:.I18])" office:value-type="float" office:value="18.6663472590594" calcext:value-type="float">
            <text:p>18,666 </text:p>
          </table:table-cell>
          <table:table-cell table:style-name="ce29" table:formula="of:=STDEV([.H18:.I18])" office:value-type="float" office:value="20.4157066648751" calcext:value-type="float">
            <text:p>20,416 </text:p>
          </table:table-cell>
          <table:table-cell table:style-name="ce29" office:value-type="float" office:value="52.2825984266602" calcext:value-type="float">
            <text:p>52,283 </text:p>
          </table:table-cell>
          <table:table-cell table:style-name="ce29" office:value-type="float" office:value="17.6967843379613" calcext:value-type="float">
            <text:p>17,697 </text:p>
          </table:table-cell>
          <table:table-cell table:style-name="ce29" table:formula="of:=MEDIAN([.L18:.M18])" office:value-type="float" office:value="34.9896913823108" calcext:value-type="float">
            <text:p>34,990 </text:p>
          </table:table-cell>
          <table:table-cell table:style-name="ce29" table:formula="of:=STDEV([.L18:.M18])" office:value-type="float" office:value="24.4558636749762" calcext:value-type="float">
            <text:p>24,456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80 cm</text:p>
          </table:table-cell>
          <table:table-cell table:style-name="ce31" office:value-type="float" office:value="1.29312408793654" calcext:value-type="float">
            <text:p>1,293 </text:p>
          </table:table-cell>
          <table:table-cell table:style-name="ce31" office:value-type="float" office:value="0.874663641126819" calcext:value-type="float">
            <text:p>0,875 </text:p>
          </table:table-cell>
          <table:table-cell table:style-name="ce31" office:value-type="float" office:value="0.199618801144555" calcext:value-type="float">
            <text:p>0,200 </text:p>
          </table:table-cell>
          <table:table-cell table:style-name="ce29" table:formula="of:=MEDIAN([.C19:.E19])" office:value-type="float" office:value="0.874663641126819" calcext:value-type="float">
            <text:p>0,875 </text:p>
          </table:table-cell>
          <table:table-cell table:style-name="ce29" table:formula="of:=STDEV([.C19:.E19])" office:value-type="float" office:value="0.551746997238907" calcext:value-type="float">
            <text:p>0,552 </text:p>
          </table:table-cell>
          <table:table-cell table:style-name="ce34" office:value-type="float" office:value="0.96545989427229" calcext:value-type="float">
            <text:p>0,965 </text:p>
          </table:table-cell>
          <table:table-cell table:style-name="ce29" office:value-type="float" office:value="7.23421828388032" calcext:value-type="float">
            <text:p>7,234 </text:p>
          </table:table-cell>
          <table:table-cell table:style-name="ce29" table:formula="of:=MEDIAN([.H19:.I19])" office:value-type="float" office:value="4.0998390890763" calcext:value-type="float">
            <text:p>4,100 </text:p>
          </table:table-cell>
          <table:table-cell table:style-name="ce29" table:formula="of:=STDEV([.H19:.I19])" office:value-type="float" office:value="4.4326815669119" calcext:value-type="float">
            <text:p>4,433 </text:p>
          </table:table-cell>
          <table:table-cell table:style-name="ce29" office:value-type="float" office:value="23.3087301102966" calcext:value-type="float">
            <text:p>23,309 </text:p>
          </table:table-cell>
          <table:table-cell table:style-name="ce29" office:value-type="float" office:value="5.19658973557025" calcext:value-type="float">
            <text:p>5,197 </text:p>
          </table:table-cell>
          <table:table-cell table:style-name="ce29" table:formula="of:=MEDIAN([.L19:.M19])" office:value-type="float" office:value="14.2526599229334" calcext:value-type="float">
            <text:p>14,253 </text:p>
          </table:table-cell>
          <table:table-cell table:style-name="ce29" table:formula="of:=STDEV([.L19:.M19])" office:value-type="float" office:value="12.8072172807717" calcext:value-type="float">
            <text:p>12,80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80 cm</text:p>
          </table:table-cell>
          <table:table-cell table:number-columns-repeated="2" table:style-name="ce31" office:value-type="float" office:value="0" calcext:value-type="float">
            <text:p>0,000 </text:p>
          </table:table-cell>
          <table:table-cell table:style-name="ce31" office:value-type="float" office:value="0.188551640050581" calcext:value-type="float">
            <text:p>0,189 </text:p>
          </table:table-cell>
          <table:table-cell table:style-name="ce29" table:formula="of:=MEDIAN([.C20:.E20])" office:value-type="float" office:value="0" calcext:value-type="float">
            <text:p>0,000 </text:p>
          </table:table-cell>
          <table:table-cell table:style-name="ce29" table:formula="of:=STDEV([.C20:.E20])" office:value-type="float" office:value="0.108860340139349" calcext:value-type="float">
            <text:p>0,109 </text:p>
          </table:table-cell>
          <table:table-cell table:style-name="ce34" office:value-type="float" office:value="0.274907000090033" calcext:value-type="float">
            <text:p>0,275 </text:p>
          </table:table-cell>
          <table:table-cell table:style-name="ce29" office:value-type="float" office:value="0.554157527106614" calcext:value-type="float">
            <text:p>0,554 </text:p>
          </table:table-cell>
          <table:table-cell table:style-name="ce29" table:formula="of:=MEDIAN([.H20:.I20])" office:value-type="float" office:value="0.414532263598323" calcext:value-type="float">
            <text:p>0,415 </text:p>
          </table:table-cell>
          <table:table-cell table:style-name="ce29" table:formula="of:=STDEV([.H20:.I20])" office:value-type="float" office:value="0.197459941303342" calcext:value-type="float">
            <text:p>0,197 </text:p>
          </table:table-cell>
          <table:table-cell table:style-name="ce29" office:value-type="float" office:value="9.26717723131735" calcext:value-type="float">
            <text:p>9,267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20:.M20])" office:value-type="float" office:value="4.63358861565868" calcext:value-type="float">
            <text:p>4,634 </text:p>
          </table:table-cell>
          <table:table-cell table:style-name="ce29" table:formula="of:=STDEV([.L20:.M20])" office:value-type="float" office:value="6.55288386272207" calcext:value-type="float">
            <text:p>6,553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80 cm</text:p>
          </table:table-cell>
          <table:table-cell table:style-name="ce37" office:value-type="float" office:value="0.247473630941317" calcext:value-type="float">
            <text:p>0,247 </text:p>
          </table:table-cell>
          <table:table-cell table:style-name="ce37" office:value-type="float" office:value="0.481158423606503" calcext:value-type="float">
            <text:p>0,481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1:.E21])" office:value-type="float" office:value="0.247473630941317" calcext:value-type="float">
            <text:p>0,247 </text:p>
          </table:table-cell>
          <table:table-cell table:style-name="ce29" table:formula="of:=STDEV([.C21:.E21])" office:value-type="float" office:value="0.240612139116652" calcext:value-type="float">
            <text:p>0,241 </text:p>
          </table:table-cell>
          <table:table-cell table:style-name="ce34" office:value-type="float" office:value="0.471918248253096" calcext:value-type="float">
            <text:p>0,472 </text:p>
          </table:table-cell>
          <table:table-cell table:style-name="ce29" office:value-type="float" office:value="0.155092350978636" calcext:value-type="float">
            <text:p>0,155 </text:p>
          </table:table-cell>
          <table:table-cell table:style-name="ce29" table:formula="of:=MEDIAN([.H21:.I21])" office:value-type="float" office:value="0.313505299615866" calcext:value-type="float">
            <text:p>0,314 </text:p>
          </table:table-cell>
          <table:table-cell table:style-name="ce29" table:formula="of:=STDEV([.H21:.I21])" office:value-type="float" office:value="0.224029740418283" calcext:value-type="float">
            <text:p>0,224 </text:p>
          </table:table-cell>
          <table:table-cell table:style-name="ce29" office:value-type="float" office:value="0.305531771730016" calcext:value-type="float">
            <text:p>0,30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21:.M21])" office:value-type="float" office:value="0.152765885865008" calcext:value-type="float">
            <text:p>0,153 </text:p>
          </table:table-cell>
          <table:table-cell table:style-name="ce29" table:formula="of:=STDEV([.L21:.M21])" office:value-type="float" office:value="0.216043587658235" calcext:value-type="float">
            <text:p>0,216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80 cm</text:p>
          </table:table-cell>
          <table:table-cell table:number-columns-repeated="2" table:style-name="ce37" office:value-type="float" office:value="0" calcext:value-type="float">
            <text:p>0,000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2:.E22])" office:value-type="float" office:value="0" calcext:value-type="float">
            <text:p>0,000 </text:p>
          </table:table-cell>
          <table:table-cell table:style-name="ce29" table:formula="of:=STDEV([.C22:.E22])" office:value-type="float" office:value="0" calcext:value-type="float">
            <text:p>0,00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.136460067833209" calcext:value-type="float">
            <text:p>0,136 </text:p>
          </table:table-cell>
          <table:table-cell table:style-name="ce29" table:formula="of:=MEDIAN([.H22:.I22])" office:value-type="float" office:value="0.0682300339166046" calcext:value-type="float">
            <text:p>0,068 </text:p>
          </table:table-cell>
          <table:table-cell table:style-name="ce29" table:formula="of:=STDEV([.H22:.I22])" office:value-type="float" office:value="0.0964918393260385" calcext:value-type="float">
            <text:p>0,096 </text:p>
          </table:table-cell>
          <table:table-cell table:style-name="ce29" office:value-type="float" office:value="0.89609986652108" calcext:value-type="float">
            <text:p>0,89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L22:.M22])" office:value-type="float" office:value="0.44804993326054" calcext:value-type="float">
            <text:p>0,448 </text:p>
          </table:table-cell>
          <table:table-cell table:style-name="ce29" table:formula="of:=STDEV([.L22:.M22])" office:value-type="float" office:value="0.633638292237416" calcext:value-type="float">
            <text:p>0,634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ee-12 h 80 cm</text:p>
          </table:table-cell>
          <table:table-cell table:style-name="ce38" office:value-type="float" office:value="0.170029546230498" calcext:value-type="float">
            <text:p>0,170 </text:p>
          </table:table-cell>
          <table:table-cell table:style-name="ce38" office:value-type="float" office:value="0" calcext:value-type="float">
            <text:p>0,000 </text:p>
          </table:table-cell>
          <table:table-cell table:style-name="ce35" office:value-type="float" office:value="0" calcext:value-type="float">
            <text:p>0,000 </text:p>
          </table:table-cell>
          <table:table-cell table:style-name="ce29" table:formula="of:=MEDIAN([.C23:.E23])" office:value-type="float" office:value="0" calcext:value-type="float">
            <text:p>0,000 </text:p>
          </table:table-cell>
          <table:table-cell table:style-name="ce29" table:formula="of:=STDEV([.C23:.E23])" office:value-type="float" office:value="0.0981666042863679" calcext:value-type="float">
            <text:p>0,098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.568182703343514" calcext:value-type="float">
            <text:p>0,568 </text:p>
          </table:table-cell>
          <table:table-cell table:style-name="ce29" table:formula="of:=MEDIAN([.H23:.I23])" office:value-type="float" office:value="0.284091351671757" calcext:value-type="float">
            <text:p>0,284 </text:p>
          </table:table-cell>
          <table:table-cell table:style-name="ce29" table:formula="of:=STDEV([.H23:.I23])" office:value-type="float" office:value="0.401765842487103" calcext:value-type="float">
            <text:p>0,402 </text:p>
          </table:table-cell>
          <table:table-cell table:style-name="ce29" office:value-type="float" office:value="2.39533998584362" calcext:value-type="float">
            <text:p>2,395 </text:p>
          </table:table-cell>
          <table:table-cell table:style-name="ce29" office:value-type="float" office:value="2.41558820283856" calcext:value-type="float">
            <text:p>2,416 </text:p>
          </table:table-cell>
          <table:table-cell table:style-name="ce29" table:formula="of:=MEDIAN([.L23:.M23])" office:value-type="float" office:value="2.40546409434109" calcext:value-type="float">
            <text:p>2,405 </text:p>
          </table:table-cell>
          <table:table-cell table:style-name="ce29" table:formula="of:=STDEV([.L23:.M23])" office:value-type="float" office:value="0.0143176515440587" calcext:value-type="float">
            <text:p>0,01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2 h 170 cm</text:p>
          </table:table-cell>
          <table:table-cell table:style-name="ce31" office:value-type="float" office:value="2.5588236581586" calcext:value-type="float">
            <text:p>2,559 </text:p>
          </table:table-cell>
          <table:table-cell table:style-name="ce31" office:value-type="float" office:value="1.22137715571876" calcext:value-type="float">
            <text:p>1,221 </text:p>
          </table:table-cell>
          <table:table-cell table:style-name="ce31" office:value-type="float" office:value="0.900866945775217" calcext:value-type="float">
            <text:p>0,901 </text:p>
          </table:table-cell>
          <table:table-cell table:style-name="ce29" table:formula="of:=MEDIAN([.C24:.E24])" office:value-type="float" office:value="1.22137715571876" calcext:value-type="float">
            <text:p>1,221 </text:p>
          </table:table-cell>
          <table:table-cell table:style-name="ce29" table:formula="of:=STDEV([.C24:.E24])" office:value-type="float" office:value="0.879423144425151" calcext:value-type="float">
            <text:p>0,879 </text:p>
          </table:table-cell>
          <table:table-cell table:style-name="ce34" office:value-type="float" office:value="2.5005559800395" calcext:value-type="float">
            <text:p>2,501 </text:p>
          </table:table-cell>
          <table:table-cell table:style-name="ce29" office:value-type="float" office:value="7.83020671276162" calcext:value-type="float">
            <text:p>7,830 </text:p>
          </table:table-cell>
          <table:table-cell table:style-name="ce29" table:formula="of:=MEDIAN([.H24:.I24])" office:value-type="float" office:value="5.16538134640056" calcext:value-type="float">
            <text:p>5,165 </text:p>
          </table:table-cell>
          <table:table-cell table:style-name="ce29" table:formula="of:=STDEV([.H24:.I24])" office:value-type="float" office:value="3.76863217446366" calcext:value-type="float">
            <text:p>3,769 </text:p>
          </table:table-cell>
          <table:table-cell table:style-name="ce29" office:value-type="float" office:value="23.1431221598639" calcext:value-type="float">
            <text:p>23,143 </text:p>
          </table:table-cell>
          <table:table-cell table:style-name="ce29" office:value-type="float" office:value="7.45008097936979" calcext:value-type="float">
            <text:p>7,450 </text:p>
          </table:table-cell>
          <table:table-cell table:style-name="ce29" table:formula="of:=MEDIAN([.L24:.M24])" office:value-type="float" office:value="15.2966015696168" calcext:value-type="float">
            <text:p>15,297 </text:p>
          </table:table-cell>
          <table:table-cell table:style-name="ce29" table:formula="of:=STDEV([.L24:.M24])" office:value-type="float" office:value="11.0966558361671" calcext:value-type="float">
            <text:p>11,09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3 h 170 cm</text:p>
          </table:table-cell>
          <table:table-cell table:style-name="ce31" office:value-type="float" office:value="0.752215364328689" calcext:value-type="float">
            <text:p>0,752 </text:p>
          </table:table-cell>
          <table:table-cell table:style-name="ce31" office:value-type="float" office:value="0.321164921304987" calcext:value-type="float">
            <text:p>0,321 </text:p>
          </table:table-cell>
          <table:table-cell table:style-name="ce31" office:value-type="float" office:value="0.211300806156015" calcext:value-type="float">
            <text:p>0,211 </text:p>
          </table:table-cell>
          <table:table-cell table:style-name="ce29" table:formula="of:=MEDIAN([.C25:.E25])" office:value-type="float" office:value="0.321164921304987" calcext:value-type="float">
            <text:p>0,321 </text:p>
          </table:table-cell>
          <table:table-cell table:style-name="ce29" table:formula="of:=STDEV([.C25:.E25])" office:value-type="float" office:value="0.285908833800664" calcext:value-type="float">
            <text:p>0,286 </text:p>
          </table:table-cell>
          <table:table-cell table:style-name="ce34" office:value-type="float" office:value="0.317913446534155" calcext:value-type="float">
            <text:p>0,318 </text:p>
          </table:table-cell>
          <table:table-cell table:style-name="ce29" office:value-type="float" office:value="2.38297521463259" calcext:value-type="float">
            <text:p>2,383 </text:p>
          </table:table-cell>
          <table:table-cell table:style-name="ce29" table:formula="of:=MEDIAN([.H25:.I25])" office:value-type="float" office:value="1.35044433058337" calcext:value-type="float">
            <text:p>1,350 </text:p>
          </table:table-cell>
          <table:table-cell table:style-name="ce29" table:formula="of:=STDEV([.H25:.I25])" office:value-type="float" office:value="1.46021917979149" calcext:value-type="float">
            <text:p>1,460 </text:p>
          </table:table-cell>
          <table:table-cell table:style-name="ce29" office:value-type="float" office:value="24.0150074813358" calcext:value-type="float">
            <text:p>24,015 </text:p>
          </table:table-cell>
          <table:table-cell table:style-name="ce29" office:value-type="float" office:value="8.20266232531064" calcext:value-type="float">
            <text:p>8,203 </text:p>
          </table:table-cell>
          <table:table-cell table:style-name="ce29" table:formula="of:=MEDIAN([.L25:.M25])" office:value-type="float" office:value="16.1088349033232" calcext:value-type="float">
            <text:p>16,109 </text:p>
          </table:table-cell>
          <table:table-cell table:style-name="ce29" table:formula="of:=STDEV([.L25:.M25])" office:value-type="float" office:value="11.1810164862876" calcext:value-type="float">
            <text:p>11,181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4 h 170 cm</text:p>
          </table:table-cell>
          <table:table-cell table:style-name="ce31" office:value-type="float" office:value="1.35845683684432" calcext:value-type="float">
            <text:p>1,358 </text:p>
          </table:table-cell>
          <table:table-cell table:style-name="ce31" office:value-type="float" office:value="0.233146155571774" calcext:value-type="float">
            <text:p>0,233 </text:p>
          </table:table-cell>
          <table:table-cell table:style-name="ce31" office:value-type="float" office:value="0.839382714833302" calcext:value-type="float">
            <text:p>0,839 </text:p>
          </table:table-cell>
          <table:table-cell table:style-name="ce29" table:formula="of:=MEDIAN([.C26:.E26])" office:value-type="float" office:value="0.839382714833302" calcext:value-type="float">
            <text:p>0,839 </text:p>
          </table:table-cell>
          <table:table-cell table:style-name="ce29" table:formula="of:=STDEV([.C26:.E26])" office:value-type="float" office:value="0.563217666524651" calcext:value-type="float">
            <text:p>0,563 </text:p>
          </table:table-cell>
          <table:table-cell table:style-name="ce34" office:value-type="float" office:value="1.6420576191768" calcext:value-type="float">
            <text:p>1,642 </text:p>
          </table:table-cell>
          <table:table-cell table:style-name="ce29" office:value-type="float" office:value="6.91457474237907" calcext:value-type="float">
            <text:p>6,915 </text:p>
          </table:table-cell>
          <table:table-cell table:style-name="ce29" table:formula="of:=MEDIAN([.H26:.I26])" office:value-type="float" office:value="4.27831618077793" calcext:value-type="float">
            <text:p>4,278 </text:p>
          </table:table-cell>
          <table:table-cell table:style-name="ce29" table:formula="of:=STDEV([.H26:.I26])" office:value-type="float" office:value="3.72823261173851" calcext:value-type="float">
            <text:p>3,728 </text:p>
          </table:table-cell>
          <table:table-cell table:style-name="ce29" office:value-type="float" office:value="61.4528366273252" calcext:value-type="float">
            <text:p>61,453 </text:p>
          </table:table-cell>
          <table:table-cell table:style-name="ce29" office:value-type="float" office:value="2.81445141040918" calcext:value-type="float">
            <text:p>2,814 </text:p>
          </table:table-cell>
          <table:table-cell table:style-name="ce29" table:formula="of:=MEDIAN([.L26:.M26])" office:value-type="float" office:value="32.1336440188672" calcext:value-type="float">
            <text:p>32,134 </text:p>
          </table:table-cell>
          <table:table-cell table:style-name="ce29" table:formula="of:=STDEV([.L26:.M26])" office:value-type="float" office:value="41.4635998247103" calcext:value-type="float">
            <text:p>41,464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6 h 170 cm</text:p>
          </table:table-cell>
          <table:table-cell table:style-name="ce31" office:value-type="float" office:value="0.456458620255944" calcext:value-type="float">
            <text:p>0,456 </text:p>
          </table:table-cell>
          <table:table-cell table:style-name="ce31" office:value-type="float" office:value="4.68684697811891" calcext:value-type="float">
            <text:p>4,687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7:.E27])" office:value-type="float" office:value="0.456458620255944" calcext:value-type="float">
            <text:p>0,456 </text:p>
          </table:table-cell>
          <table:table-cell table:style-name="ce29" table:formula="of:=STDEV([.C27:.E27])" office:value-type="float" office:value="2.58428180631327" calcext:value-type="float">
            <text:p>2,584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1.95072255987094" calcext:value-type="float">
            <text:p>1,951 </text:p>
          </table:table-cell>
          <table:table-cell table:style-name="ce29" table:formula="of:=MEDIAN([.H27:.I27])" office:value-type="float" office:value="0.975361279935469" calcext:value-type="float">
            <text:p>0,975 </text:p>
          </table:table-cell>
          <table:table-cell table:style-name="ce29" table:formula="of:=STDEV([.H27:.I27])" office:value-type="float" office:value="1.37936915029832" calcext:value-type="float">
            <text:p>1,379 </text:p>
          </table:table-cell>
          <table:table-cell table:style-name="ce29" office:value-type="float" office:value="7.57385692777489" calcext:value-type="float">
            <text:p>7,574 </text:p>
          </table:table-cell>
          <table:table-cell table:style-name="ce29" office:value-type="float" office:value="3.43270164653833" calcext:value-type="float">
            <text:p>3,433 </text:p>
          </table:table-cell>
          <table:table-cell table:style-name="ce29" table:formula="of:=MEDIAN([.L27:.M27])" office:value-type="float" office:value="5.50327928715661" calcext:value-type="float">
            <text:p>5,503 </text:p>
          </table:table-cell>
          <table:table-cell table:style-name="ce29" table:formula="of:=STDEV([.L27:.M27])" office:value-type="float" office:value="2.92823898130886" calcext:value-type="float">
            <text:p>2,928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8 h 170 cm</text:p>
          </table:table-cell>
          <table:table-cell table:style-name="ce31" office:value-type="float" office:value="0" calcext:value-type="float">
            <text:p>0,000 </text:p>
          </table:table-cell>
          <table:table-cell table:style-name="ce31" office:value-type="float" office:value="0.32672955941339" calcext:value-type="float">
            <text:p>0,327 </text:p>
          </table:table-cell>
          <table:table-cell table:style-name="ce31" office:value-type="float" office:value="0" calcext:value-type="float">
            <text:p>0,000 </text:p>
          </table:table-cell>
          <table:table-cell table:style-name="ce29" table:formula="of:=MEDIAN([.C28:.E28])" office:value-type="float" office:value="0" calcext:value-type="float">
            <text:p>0,000 </text:p>
          </table:table-cell>
          <table:table-cell table:style-name="ce29" table:formula="of:=STDEV([.C28:.E28])" office:value-type="float" office:value="0.188637399079529" calcext:value-type="float">
            <text:p>0,189 </text:p>
          </table:table-cell>
          <table:table-cell table:style-name="ce34" office:value-type="float" office:value="0.105888616305066" calcext:value-type="float">
            <text:p>0,106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28:.I28])" office:value-type="float" office:value="0.0529443081525328" calcext:value-type="float">
            <text:p>0,053 </text:p>
          </table:table-cell>
          <table:table-cell table:style-name="ce29" table:formula="of:=STDEV([.H28:.I28])" office:value-type="float" office:value="0.0748745586397723" calcext:value-type="float">
            <text:p>0,075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1.63111088540291" calcext:value-type="float">
            <text:p>1,631 </text:p>
          </table:table-cell>
          <table:table-cell table:style-name="ce29" table:formula="of:=MEDIAN([.L28:.M28])" office:value-type="float" office:value="0.815555442701455" calcext:value-type="float">
            <text:p>0,816 </text:p>
          </table:table-cell>
          <table:table-cell table:style-name="ce29" table:formula="of:=STDEV([.L28:.M28])" office:value-type="float" office:value="1.15336956793559" calcext:value-type="float">
            <text:p>1,153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9 h 170 cm</text:p>
          </table:table-cell>
          <table:table-cell table:style-name="ce37" office:value-type="float" office:value="0" calcext:value-type="float">
            <text:p>0,000 </text:p>
          </table:table-cell>
          <table:table-cell table:style-name="ce37" office:value-type="float" office:value="6.3090405547768" calcext:value-type="float">
            <text:p>6,309 </text:p>
          </table:table-cell>
          <table:table-cell table:style-name="ce31" office:value-type="float" office:value="0.469567978179508" calcext:value-type="float">
            <text:p>0,470 </text:p>
          </table:table-cell>
          <table:table-cell table:style-name="ce29" table:formula="of:=MEDIAN([.C29:.E29])" office:value-type="float" office:value="0.469567978179508" calcext:value-type="float">
            <text:p>0,470 </text:p>
          </table:table-cell>
          <table:table-cell table:style-name="ce29" table:formula="of:=STDEV([.C29:.E29])" office:value-type="float" office:value="3.51482400651824" calcext:value-type="float">
            <text:p>3,515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29:.I29])" office:value-type="float" office:value="0" calcext:value-type="float">
            <text:p>0,000 </text:p>
          </table:table-cell>
          <table:table-cell table:style-name="ce29" table:formula="of:=STDEV([.H29:.I29])" office:value-type="float" office:value="0" calcext:value-type="float">
            <text:p>0,000 </text:p>
          </table:table-cell>
          <table:table-cell table:style-name="ce29" office:value-type="float" office:value="0.272787562440419" calcext:value-type="float">
            <text:p>0,273 </text:p>
          </table:table-cell>
          <table:table-cell table:style-name="ce29" office:value-type="float" office:value="0.265186374258491" calcext:value-type="float">
            <text:p>0,265 </text:p>
          </table:table-cell>
          <table:table-cell table:style-name="ce29" table:formula="of:=MEDIAN([.L29:.M29])" office:value-type="float" office:value="0.268986968349455" calcext:value-type="float">
            <text:p>0,269 </text:p>
          </table:table-cell>
          <table:table-cell table:style-name="ce29" table:formula="of:=STDEV([.L29:.M29])" office:value-type="float" office:value="0.00537485170851681" calcext:value-type="float">
            <text:p>0,005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1 h 170 cm</text:p>
          </table:table-cell>
          <table:table-cell table:style-name="ce37" office:value-type="float" office:value="0.760345434027868" calcext:value-type="float">
            <text:p>0,760 </text:p>
          </table:table-cell>
          <table:table-cell table:style-name="ce37" office:value-type="float" office:value="4.97267441609855" calcext:value-type="float">
            <text:p>4,973 </text:p>
          </table:table-cell>
          <table:table-cell table:style-name="ce31" office:value-type="float" office:value="0.946888168968599" calcext:value-type="float">
            <text:p>0,947 </text:p>
          </table:table-cell>
          <table:table-cell table:style-name="ce29" table:formula="of:=MEDIAN([.C30:.E30])" office:value-type="float" office:value="0.946888168968599" calcext:value-type="float">
            <text:p>0,947 </text:p>
          </table:table-cell>
          <table:table-cell table:style-name="ce29" table:formula="of:=STDEV([.C30:.E30])" office:value-type="float" office:value="2.37996738607669" calcext:value-type="float">
            <text:p>2,380 </text:p>
          </table:table-cell>
          <table:table-cell table:style-name="ce34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table:formula="of:=MEDIAN([.H30:.I30])" office:value-type="float" office:value="0" calcext:value-type="float">
            <text:p>0,000 </text:p>
          </table:table-cell>
          <table:table-cell table:style-name="ce29" table:formula="of:=STDEV([.H30:.I30])" office:value-type="float" office:value="0" calcext:value-type="float">
            <text:p>0,000 </text:p>
          </table:table-cell>
          <table:table-cell table:style-name="ce29" office:value-type="float" office:value="0" calcext:value-type="float">
            <text:p>0,000 </text:p>
          </table:table-cell>
          <table:table-cell table:style-name="ce29" office:value-type="float" office:value="0.363205146404834" calcext:value-type="float">
            <text:p>0,363 </text:p>
          </table:table-cell>
          <table:table-cell table:style-name="ce29" table:formula="of:=MEDIAN([.L30:.M30])" office:value-type="float" office:value="0.181602573202417" calcext:value-type="float">
            <text:p>0,182 </text:p>
          </table:table-cell>
          <table:table-cell table:style-name="ce29" table:formula="of:=STDEV([.L30:.M30])" office:value-type="float" office:value="0.256824821984711" calcext:value-type="float">
            <text:p>0,257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Tree-12 h 170 cm</text:p>
          </table:table-cell>
          <table:table-cell table:style-name="ce37" office:value-type="float" office:value="0.068983829504523" calcext:value-type="float">
            <text:p>0,069 </text:p>
          </table:table-cell>
          <table:table-cell table:style-name="ce37" office:value-type="float" office:value="0" calcext:value-type="float">
            <text:p>0,000 </text:p>
          </table:table-cell>
          <table:table-cell table:style-name="ce31" office:value-type="float" office:value="0.127180861711705" calcext:value-type="float">
            <text:p>0,127 </text:p>
          </table:table-cell>
          <table:table-cell table:style-name="ce29" table:formula="of:=MEDIAN([.C31:.E31])" office:value-type="float" office:value="0.068983829504523" calcext:value-type="float">
            <text:p>0,069 </text:p>
          </table:table-cell>
          <table:table-cell table:style-name="ce29" table:formula="of:=STDEV([.C31:.E31])" office:value-type="float" office:value="0.0636666250565721" calcext:value-type="float">
            <text:p>0,064 </text:p>
          </table:table-cell>
          <table:table-cell table:style-name="ce34" office:value-type="float" office:value="0.255218163946527" calcext:value-type="float">
            <text:p>0,255 </text:p>
          </table:table-cell>
          <table:table-cell table:style-name="ce29" office:value-type="float" office:value="0.0351037106063474" calcext:value-type="float">
            <text:p>0,035 </text:p>
          </table:table-cell>
          <table:table-cell table:style-name="ce29" table:formula="of:=MEDIAN([.H31:.I31])" office:value-type="float" office:value="0.145160937276437" calcext:value-type="float">
            <text:p>0,145 </text:p>
          </table:table-cell>
          <table:table-cell table:style-name="ce29" table:formula="of:=STDEV([.H31:.I31])" office:value-type="float" office:value="0.155644422594011" calcext:value-type="float">
            <text:p>0,156 </text:p>
          </table:table-cell>
          <table:table-cell table:style-name="ce29" office:value-type="float" office:value="2.54592292391216" calcext:value-type="float">
            <text:p>2,546 </text:p>
          </table:table-cell>
          <table:table-cell table:style-name="ce29" office:value-type="float" office:value="2.73323936075722" calcext:value-type="float">
            <text:p>2,733 </text:p>
          </table:table-cell>
          <table:table-cell table:style-name="ce29" table:formula="of:=MEDIAN([.L31:.M31])" office:value-type="float" office:value="2.63958114233469" calcext:value-type="float">
            <text:p>2,640 </text:p>
          </table:table-cell>
          <table:table-cell table:style-name="ce29" table:formula="of:=STDEV([.L31:.M31])" office:value-type="float" office:value="0.132452722720846" calcext:value-type="float">
            <text:p>0,132 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9" table:number-columns-repeated="1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 LEVEL 1</text:p>
          </table:table-cell>
          <table:table-cell table:style-name="ce29" table:number-columns-repeated="7"/>
          <table:table-cell table:style-name="ce45" table:formula="of:=MEDIAN([.J4:.J15])" office:value-type="float" office:value="6.37396137079388" calcext:value-type="float">
            <text:p>6,374 </text:p>
          </table:table-cell>
          <table:table-cell table:style-name="ce29" table:number-columns-repeated="5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1</text:p>
          </table:table-cell>
          <table:table-cell table:style-name="ce29" table:number-columns-repeated="7"/>
          <table:table-cell table:style-name="ce29" table:formula="of:=STDEV([.J4:.J15])" office:value-type="float" office:value="36.7937224907888" calcext:value-type="float">
            <text:p>36,794 </text:p>
          </table:table-cell>
          <table:table-cell table:style-name="ce29" table:number-columns-repeated="5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ian Level 2</text:p>
          </table:table-cell>
          <table:table-cell table:style-name="ce29" table:number-columns-repeated="7"/>
          <table:table-cell table:style-name="ce45" table:formula="of:=MEDIAN([.J16:.J23])" office:value-type="float" office:value="2.25718567633731" calcext:value-type="float">
            <text:p>2,257 </text:p>
          </table:table-cell>
          <table:table-cell table:style-name="ce29" table:number-columns-repeated="5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2</text:p>
          </table:table-cell>
          <table:table-cell table:style-name="ce29" table:number-columns-repeated="7"/>
          <table:table-cell table:style-name="ce29" table:formula="of:=STDEV([.J16:.J23])" office:value-type="float" office:value="7.3306457170572" calcext:value-type="float">
            <text:p>7,331 </text:p>
          </table:table-cell>
          <table:table-cell table:style-name="ce29" table:number-columns-repeated="5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edian Level 3</text:p>
          </table:table-cell>
          <table:table-cell table:style-name="ce29" table:number-columns-repeated="7"/>
          <table:table-cell table:style-name="ce45" table:formula="of:=MEDIAN([.J24:.J31])" office:value-type="float" office:value="0.560261108605953" calcext:value-type="float">
            <text:p>0,560 </text:p>
          </table:table-cell>
          <table:table-cell table:style-name="ce29" table:number-columns-repeated="5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tdDev Level 3</text:p>
          </table:table-cell>
          <table:table-cell table:style-name="ce29" table:number-columns-repeated="7"/>
          <table:table-cell table:style-name="ce29" table:formula="of:=STDEV([.J24:.J31])" office:value-type="float" office:value="2.06609022790264" calcext:value-type="float">
            <text:p>2,066 </text:p>
          </table:table-cell>
          <table:table-cell table:style-name="ce29" table:number-columns-repeated="5"/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P0" style:volatile="true">
      <number:number number:decimal-places="3" loext:min-decimal-places="3" number:min-integer-digits="1"/>
      <number:text> </number:text>
    </number:number-style>
    <number:number-style style:name="N112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/>
      <number:text> </number:text>
    </number:number-style>
    <number:number-style style:name="N113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13P0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O2" style:display-name="PageStyle_CO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N20_20_NIGHT" style:display-name="PageStyle_N20 N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O2_20_NIGHT" style:display-name="PageStyle_CO2 N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N2O" style:display-name="PageStyle_N2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H4" style:display-name="PageStyle_CH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H4_20_NIGHT" style:display-name="PageStyle_CH4 N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dc:creator>Oscar</dc:creator>
    <meta:creation-date>2017-08-30T11:58:47</meta:creation-date>
    <dc:date>2017-10-01T23:09:34</dc:date>
    <meta:editing-duration>P0D</meta:editing-duration>
    <meta:generator>LibreOffice/5.1.6.2$Linux_X86_64 LibreOffice_project/10m0$Build-2</meta:generator>
    <meta:document-statistic meta:table-count="6" meta:cell-count="36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